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8.795cm" style:rel-column-width="32767*"/>
    </style:style>
    <style:style style:name="Table29.B" style:family="table-column">
      <style:table-column-properties style:column-width="8.795cm" style:rel-column-width="32768*"/>
    </style:style>
    <style:style style:name="Table2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dddddd" fo:padding="0.097cm" fo:border="0.05pt solid #000000">
        <style:background-image/>
      </style:table-cell-properties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3" style:family="table-cell">
      <style:table-cell-properties fo:padding="0.097cm" fo:border-left="0.05pt solid #000000" fo:border-right="none" fo:border-top="none" fo:border-bottom="0.05pt solid #000000"/>
    </style:style>
    <style:style style:name="Table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5" style:family="table-cell">
      <style:table-cell-properties fo:padding="0.097cm" fo:border-left="0.05pt solid #000000" fo:border-right="none" fo:border-top="none" fo:border-bottom="0.05pt solid #000000"/>
    </style:style>
    <style:style style:name="Table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6" style:family="table-cell">
      <style:table-cell-properties fo:padding="0.097cm" fo:border-left="0.05pt solid #000000" fo:border-right="none" fo:border-top="none" fo:border-bottom="0.05pt solid #000000"/>
    </style:style>
    <style:style style:name="Table2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7" style:family="table-cell">
      <style:table-cell-properties fo:padding="0.097cm" fo:border-left="0.05pt solid #000000" fo:border-right="none" fo:border-top="none" fo:border-bottom="0.05pt solid #000000"/>
    </style:style>
    <style:style style:name="Table2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8" style:family="table-cell">
      <style:table-cell-properties fo:padding="0.097cm" fo:border-left="0.05pt solid #000000" fo:border-right="none" fo:border-top="none" fo:border-bottom="0.05pt solid #000000"/>
    </style:style>
    <style:style style:name="Table2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595cm" fo:margin-left="0cm" table:align="left"/>
    </style:style>
    <style:style style:name="Table20.A" style:family="table-column">
      <style:table-column-properties style:column-width="3.334cm"/>
    </style:style>
    <style:style style:name="Table20.B" style:family="table-column">
      <style:table-column-properties style:column-width="14.261cm"/>
    </style:style>
    <style:style style:name="Table20.A1" style:family="table-cell">
      <style:table-cell-properties fo:background-color="#dddddd" fo:padding="0.097cm" fo:border="0.05pt solid #000000">
        <style:background-image/>
      </style:table-cell-properties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A3" style:family="table-cell">
      <style:table-cell-properties fo:padding="0.097cm" fo:border-left="0.05pt solid #000000" fo:border-right="none" fo:border-top="none" fo:border-bottom="0.05pt solid #000000"/>
    </style:style>
    <style:style style:name="Table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A4" style:family="table-cell">
      <style:table-cell-properties fo:padding="0.097cm" fo:border-left="0.05pt solid #000000" fo:border-right="none" fo:border-top="none" fo:border-bottom="0.05pt solid #000000"/>
    </style:style>
    <style:style style:name="Table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A5" style:family="table-cell">
      <style:table-cell-properties fo:padding="0.097cm" fo:border-left="0.05pt solid #000000" fo:border-right="none" fo:border-top="none" fo:border-bottom="0.05pt solid #000000"/>
    </style:style>
    <style:style style:name="Table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0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7.595cm" fo:margin-left="0cm" table:align="left"/>
    </style:style>
    <style:style style:name="Table9.A" style:family="table-column">
      <style:table-column-properties style:column-width="3.334cm"/>
    </style:style>
    <style:style style:name="Table9.B" style:family="table-column">
      <style:table-column-properties style:column-width="14.261cm"/>
    </style:style>
    <style:style style:name="Table9.A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17.595cm" fo:margin-left="0cm" table:align="left"/>
    </style:style>
    <style:style style:name="Table13.A" style:family="table-column">
      <style:table-column-properties style:column-width="3.334cm"/>
    </style:style>
    <style:style style:name="Table13.B" style:family="table-column">
      <style:table-column-properties style:column-width="14.261cm"/>
    </style:style>
    <style:style style:name="Table13.A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17.595cm" fo:margin-left="0cm" table:align="left"/>
    </style:style>
    <style:style style:name="Table14.A" style:family="table-column">
      <style:table-column-properties style:column-width="3.334cm"/>
    </style:style>
    <style:style style:name="Table14.B" style:family="table-column">
      <style:table-column-properties style:column-width="14.261cm"/>
    </style:style>
    <style:style style:name="Table14.A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17.595cm" fo:margin-left="0cm" table:align="left"/>
    </style:style>
    <style:style style:name="Table12.A" style:family="table-column">
      <style:table-column-properties style:column-width="3.334cm"/>
    </style:style>
    <style:style style:name="Table12.B" style:family="table-column">
      <style:table-column-properties style:column-width="14.261cm"/>
    </style:style>
    <style:style style:name="Table12.A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2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8" style:family="table">
      <style:table-properties style:width="17.595cm" fo:margin-left="0cm" table:align="left"/>
    </style:style>
    <style:style style:name="Table28.A" style:family="table-column">
      <style:table-column-properties style:column-width="3.334cm"/>
    </style:style>
    <style:style style:name="Table28.B" style:family="table-column">
      <style:table-column-properties style:column-width="14.261cm"/>
    </style:style>
    <style:style style:name="Table28.A1" style:family="table-cell">
      <style:table-cell-properties fo:background-color="#dddddd" fo:padding="0.097cm" fo:border="0.05pt solid #000000">
        <style:background-image/>
      </style:table-cell-properties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3" style:family="table-cell">
      <style:table-cell-properties fo:padding="0.097cm" fo:border-left="0.05pt solid #000000" fo:border-right="none" fo:border-top="none" fo:border-bottom="0.05pt solid #000000"/>
    </style:style>
    <style:style style:name="Table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5" style:family="table-cell">
      <style:table-cell-properties fo:padding="0.097cm" fo:border-left="0.05pt solid #000000" fo:border-right="none" fo:border-top="none" fo:border-bottom="0.05pt solid #000000"/>
    </style:style>
    <style:style style:name="Table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8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17.595cm" fo:margin-left="0cm" table:align="left"/>
    </style:style>
    <style:style style:name="Table11.A" style:family="table-column">
      <style:table-column-properties style:column-width="3.334cm"/>
    </style:style>
    <style:style style:name="Table11.B" style:family="table-column">
      <style:table-column-properties style:column-width="14.261cm"/>
    </style:style>
    <style:style style:name="Table11.A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3.334cm"/>
    </style:style>
    <style:style style:name="Table8.B" style:family="table-column">
      <style:table-column-properties style:column-width="14.261cm"/>
    </style:style>
    <style:style style:name="Table8.A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478cm" fo:margin-left="0.116cm" table:align="left"/>
    </style:style>
    <style:style style:name="Table4.A" style:family="table-column">
      <style:table-column-properties style:column-width="3.228cm"/>
    </style:style>
    <style:style style:name="Table4.B" style:family="table-column">
      <style:table-column-properties style:column-width="14.25cm"/>
    </style:style>
    <style:style style:name="Table4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6" style:family="table-cell">
      <style:table-cell-properties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4.A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334cm"/>
    </style:style>
    <style:style style:name="Table5.B" style:family="table-column">
      <style:table-column-properties style:column-width="14.261cm"/>
    </style:style>
    <style:style style:name="Table5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6" style:family="table-cell">
      <style:table-cell-properties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5.A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11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334cm"/>
    </style:style>
    <style:style style:name="Table2.B" style:family="table-column">
      <style:table-column-properties style:column-width="14.261cm"/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" style:family="table">
      <style:table-properties style:width="17.595cm" fo:margin-left="0cm" table:align="left"/>
    </style:style>
    <style:style style:name="Table19.A" style:family="table-column">
      <style:table-column-properties style:column-width="3.334cm"/>
    </style:style>
    <style:style style:name="Table19.B" style:family="table-column">
      <style:table-column-properties style:column-width="14.261cm"/>
    </style:style>
    <style:style style:name="Table19.A1" style:family="table-cell">
      <style:table-cell-properties fo:background-color="#dddddd" fo:padding="0.097cm" fo:border="0.05pt solid #000000">
        <style:background-image/>
      </style:table-cell-properties>
    </style:style>
    <style:style style:name="Table1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2" style:family="table-cell">
      <style:table-cell-properties fo:padding="0.097cm" fo:border="0.05pt solid #000000"/>
    </style:style>
    <style:style style:name="Table19.A3" style:family="table-cell">
      <style:table-cell-properties fo:padding="0.097cm" fo:border-left="0.05pt solid #000000" fo:border-right="none" fo:border-top="none" fo:border-bottom="0.05pt solid #000000"/>
    </style:style>
    <style:style style:name="Table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4" style:family="table-cell">
      <style:table-cell-properties fo:padding="0.097cm" fo:border-left="0.05pt solid #000000" fo:border-right="none" fo:border-top="none" fo:border-bottom="0.05pt solid #000000"/>
    </style:style>
    <style:style style:name="Table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5" style:family="table-cell">
      <style:table-cell-properties fo:padding="0.097cm" fo:border-left="0.05pt solid #000000" fo:border-right="none" fo:border-top="none" fo:border-bottom="0.05pt solid #000000"/>
    </style:style>
    <style:style style:name="Table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14.261cm"/>
    </style:style>
    <style:style style:name="Table3.A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17.595cm" fo:margin-left="0cm" table:align="left"/>
    </style:style>
    <style:style style:name="Table10.A" style:family="table-column">
      <style:table-column-properties style:column-width="3.334cm"/>
    </style:style>
    <style:style style:name="Table10.B" style:family="table-column">
      <style:table-column-properties style:column-width="14.261cm"/>
    </style:style>
    <style:style style:name="Table10.A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3.334cm"/>
    </style:style>
    <style:style style:name="Table6.B" style:family="table-column">
      <style:table-column-properties style:column-width="14.261cm"/>
    </style:style>
    <style:style style:name="Table6.A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1" style:family="table">
      <style:table-properties style:width="17.595cm" fo:margin-left="0cm" table:align="left"/>
    </style:style>
    <style:style style:name="Tabel1.A" style:family="table-column">
      <style:table-column-properties style:column-width="3.334cm"/>
    </style:style>
    <style:style style:name="Tabel1.B" style:family="table-column">
      <style:table-column-properties style:column-width="14.261cm"/>
    </style:style>
    <style:style style:name="Tabel1.A1" style:family="table-cell">
      <style:table-cell-properties fo:background-color="#dddddd" fo:padding="0.097cm" fo:border="0.05pt solid #000000">
        <style:background-image/>
      </style:table-cell-properties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A3" style:family="table-cell">
      <style:table-cell-properties fo:padding="0.097cm" fo:border-left="0.05pt solid #000000" fo:border-right="none" fo:border-top="none" fo:border-bottom="0.05pt solid #000000"/>
    </style:style>
    <style:style style:name="Tabel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A4" style:family="table-cell">
      <style:table-cell-properties fo:padding="0.097cm" fo:border-left="0.05pt solid #000000" fo:border-right="none" fo:border-top="none" fo:border-bottom="0.05pt solid #000000"/>
    </style:style>
    <style:style style:name="Tabel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A5" style:family="table-cell">
      <style:table-cell-properties fo:padding="0.097cm" fo:border-left="0.05pt solid #000000" fo:border-right="none" fo:border-top="none" fo:border-bottom="0.05pt solid #000000"/>
    </style:style>
    <style:style style:name="Tabel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2" style:family="table">
      <style:table-properties style:width="17.595cm" fo:margin-left="0cm" table:align="left"/>
    </style:style>
    <style:style style:name="Tabel2.A" style:family="table-column">
      <style:table-column-properties style:column-width="3.334cm"/>
    </style:style>
    <style:style style:name="Tabel2.B" style:family="table-column">
      <style:table-column-properties style:column-width="14.261cm"/>
    </style:style>
    <style:style style:name="Tabel2.A1" style:family="table-cell">
      <style:table-cell-properties fo:background-color="#dddddd" fo:padding="0.097cm" fo:border="0.05pt solid #000000">
        <style:background-image/>
      </style:table-cell-properties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2.A3" style:family="table-cell">
      <style:table-cell-properties fo:padding="0.097cm" fo:border-left="0.05pt solid #000000" fo:border-right="none" fo:border-top="none" fo:border-bottom="0.05pt solid #000000"/>
    </style:style>
    <style:style style:name="Tabel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2.A4" style:family="table-cell">
      <style:table-cell-properties fo:padding="0.097cm" fo:border-left="0.05pt solid #000000" fo:border-right="none" fo:border-top="none" fo:border-bottom="0.05pt solid #000000"/>
    </style:style>
    <style:style style:name="Tabel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2.A5" style:family="table-cell">
      <style:table-cell-properties fo:padding="0.097cm" fo:border-left="0.05pt solid #000000" fo:border-right="none" fo:border-top="none" fo:border-bottom="0.05pt solid #000000"/>
    </style:style>
    <style:style style:name="Tabel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2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2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3" style:family="table">
      <style:table-properties style:width="17.595cm" fo:margin-left="0cm" table:align="left"/>
    </style:style>
    <style:style style:name="Tabel3.A" style:family="table-column">
      <style:table-column-properties style:column-width="3.334cm"/>
    </style:style>
    <style:style style:name="Tabel3.B" style:family="table-column">
      <style:table-column-properties style:column-width="14.261cm"/>
    </style:style>
    <style:style style:name="Tabel3.A1" style:family="table-cell">
      <style:table-cell-properties fo:background-color="#dddddd" fo:padding="0.097cm" fo:border="0.05pt solid #000000">
        <style:background-image/>
      </style:table-cell-properties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3" style:family="table-cell">
      <style:table-cell-properties fo:padding="0.097cm" fo:border-left="0.05pt solid #000000" fo:border-right="none" fo:border-top="none" fo:border-bottom="0.05pt solid #000000"/>
    </style:style>
    <style:style style:name="Tabel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4" style:family="table-cell">
      <style:table-cell-properties fo:padding="0.097cm" fo:border-left="0.05pt solid #000000" fo:border-right="none" fo:border-top="none" fo:border-bottom="0.05pt solid #000000"/>
    </style:style>
    <style:style style:name="Tabel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5" style:family="table-cell">
      <style:table-cell-properties fo:padding="0.097cm" fo:border-left="0.05pt solid #000000" fo:border-right="none" fo:border-top="none" fo:border-bottom="0.05pt solid #000000"/>
    </style:style>
    <style:style style:name="Tabel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3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3.334cm"/>
    </style:style>
    <style:style style:name="Table7.B" style:family="table-column">
      <style:table-column-properties style:column-width="14.261cm"/>
    </style:style>
    <style:style style:name="Table7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.A6" style:family="table-cell">
      <style:table-cell-properties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7.A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.A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.A11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14.261cm"/>
    </style:style>
    <style:style style:name="Table1.A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7.595cm" fo:margin-left="0cm" table:align="left"/>
    </style:style>
    <style:style style:name="Table16.A" style:family="table-column">
      <style:table-column-properties style:column-width="3.334cm"/>
    </style:style>
    <style:style style:name="Table16.B" style:family="table-column">
      <style:table-column-properties style:column-width="14.261cm"/>
    </style:style>
    <style:style style:name="Table16.A1" style:family="table-cell">
      <style:table-cell-properties fo:background-color="#dddddd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17.595cm" fo:margin-left="0cm" table:align="left"/>
    </style:style>
    <style:style style:name="Table17.A" style:family="table-column">
      <style:table-column-properties style:column-width="3.334cm"/>
    </style:style>
    <style:style style:name="Table17.B" style:family="table-column">
      <style:table-column-properties style:column-width="14.261cm"/>
    </style:style>
    <style:style style:name="Table17.A1" style:family="table-cell">
      <style:table-cell-properties fo:background-color="#dddddd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" style:family="table">
      <style:table-properties style:width="17.595cm" fo:margin-left="0cm" table:align="left"/>
    </style:style>
    <style:style style:name="Table18.A" style:family="table-column">
      <style:table-column-properties style:column-width="3.334cm"/>
    </style:style>
    <style:style style:name="Table18.B" style:family="table-column">
      <style:table-column-properties style:column-width="14.261cm"/>
    </style:style>
    <style:style style:name="Table18.A1" style:family="table-cell">
      <style:table-cell-properties fo:background-color="#dddddd" fo:padding="0.097cm" fo:border="0.05pt solid #000000">
        <style:background-image/>
      </style:table-cell-properties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3" style:family="table-cell">
      <style:table-cell-properties fo:padding="0.097cm" fo:border-left="0.05pt solid #000000" fo:border-right="none" fo:border-top="none" fo:border-bottom="0.05pt solid #000000"/>
    </style:style>
    <style:style style:name="Table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4" style:family="table-cell">
      <style:table-cell-properties fo:padding="0.097cm" fo:border-left="0.05pt solid #000000" fo:border-right="none" fo:border-top="none" fo:border-bottom="0.05pt solid #000000"/>
    </style:style>
    <style:style style:name="Table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5" style:family="table-cell">
      <style:table-cell-properties fo:padding="0.097cm" fo:border-left="0.05pt solid #000000" fo:border-right="none" fo:border-top="none" fo:border-bottom="0.05pt solid #000000"/>
    </style:style>
    <style:style style:name="Table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17.595cm" fo:margin-left="0cm" table:align="left"/>
    </style:style>
    <style:style style:name="Table15.A" style:family="table-column">
      <style:table-column-properties style:column-width="3.334cm"/>
    </style:style>
    <style:style style:name="Table15.B" style:family="table-column">
      <style:table-column-properties style:column-width="14.261cm"/>
    </style:style>
    <style:style style:name="Table15.A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1" style:family="table">
      <style:table-properties style:width="17.595cm" fo:margin-left="0cm" table:align="left"/>
    </style:style>
    <style:style style:name="Table21.A" style:family="table-column">
      <style:table-column-properties style:column-width="3.334cm"/>
    </style:style>
    <style:style style:name="Table21.B" style:family="table-column">
      <style:table-column-properties style:column-width="14.261cm"/>
    </style:style>
    <style:style style:name="Table21.A1" style:family="table-cell">
      <style:table-cell-properties fo:background-color="#dddddd" fo:padding="0.097cm" fo:border="0.05pt solid #000000">
        <style:background-image/>
      </style:table-cell-properties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A3" style:family="table-cell">
      <style:table-cell-properties fo:padding="0.097cm" fo:border-left="0.05pt solid #000000" fo:border-right="none" fo:border-top="none" fo:border-bottom="0.05pt solid #000000"/>
    </style:style>
    <style:style style:name="Table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A4" style:family="table-cell">
      <style:table-cell-properties fo:padding="0.097cm" fo:border-left="0.05pt solid #000000" fo:border-right="none" fo:border-top="none" fo:border-bottom="0.05pt solid #000000"/>
    </style:style>
    <style:style style:name="Table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A5" style:family="table-cell">
      <style:table-cell-properties fo:padding="0.097cm" fo:border-left="0.05pt solid #000000" fo:border-right="none" fo:border-top="none" fo:border-bottom="0.05pt solid #000000"/>
    </style:style>
    <style:style style:name="Table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2" style:family="table">
      <style:table-properties style:width="17.595cm" fo:margin-left="0cm" table:align="left"/>
    </style:style>
    <style:style style:name="Table22.A" style:family="table-column">
      <style:table-column-properties style:column-width="3.334cm"/>
    </style:style>
    <style:style style:name="Table22.B" style:family="table-column">
      <style:table-column-properties style:column-width="14.261cm"/>
    </style:style>
    <style:style style:name="Table22.A1" style:family="table-cell">
      <style:table-cell-properties fo:background-color="#dddddd" fo:padding="0.097cm" fo:border="0.05pt solid #000000">
        <style:background-image/>
      </style:table-cell-properties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3" style:family="table-cell">
      <style:table-cell-properties fo:padding="0.097cm" fo:border-left="0.05pt solid #000000" fo:border-right="none" fo:border-top="none" fo:border-bottom="0.05pt solid #000000"/>
    </style:style>
    <style:style style:name="Table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4" style:family="table-cell">
      <style:table-cell-properties fo:padding="0.097cm" fo:border-left="0.05pt solid #000000" fo:border-right="none" fo:border-top="none" fo:border-bottom="0.05pt solid #000000"/>
    </style:style>
    <style:style style:name="Table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5" style:family="table-cell">
      <style:table-cell-properties fo:padding="0.097cm" fo:border-left="0.05pt solid #000000" fo:border-right="none" fo:border-top="none" fo:border-bottom="0.05pt solid #000000"/>
    </style:style>
    <style:style style:name="Table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2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7.595cm" fo:margin-left="0cm" table:align="left"/>
    </style:style>
    <style:style style:name="Table23.A" style:family="table-column">
      <style:table-column-properties style:column-width="3.334cm"/>
    </style:style>
    <style:style style:name="Table23.B" style:family="table-column">
      <style:table-column-properties style:column-width="14.261cm"/>
    </style:style>
    <style:style style:name="Table23.A1" style:family="table-cell">
      <style:table-cell-properties fo:background-color="#dddddd" fo:padding="0.097cm" fo:border="0.05pt solid #000000">
        <style:background-image/>
      </style:table-cell-properties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4" style:family="table-cell">
      <style:table-cell-properties fo:padding="0.097cm" fo:border-left="0.05pt solid #000000" fo:border-right="none" fo:border-top="none" fo:border-bottom="0.05pt solid #000000"/>
    </style:style>
    <style:style style:name="Table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5" style:family="table-cell">
      <style:table-cell-properties fo:padding="0.097cm" fo:border-left="0.05pt solid #000000" fo:border-right="none" fo:border-top="none" fo:border-bottom="0.05pt solid #000000"/>
    </style:style>
    <style:style style:name="Table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3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4" style:family="table">
      <style:table-properties style:width="17.595cm" fo:margin-left="0cm" table:align="left"/>
    </style:style>
    <style:style style:name="Table24.A" style:family="table-column">
      <style:table-column-properties style:column-width="3.334cm"/>
    </style:style>
    <style:style style:name="Table24.B" style:family="table-column">
      <style:table-column-properties style:column-width="14.261cm"/>
    </style:style>
    <style:style style:name="Table24.A1" style:family="table-cell">
      <style:table-cell-properties fo:background-color="#dddddd" fo:padding="0.097cm" fo:border="0.05pt solid #000000">
        <style:background-image/>
      </style:table-cell-properties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3" style:family="table-cell">
      <style:table-cell-properties fo:padding="0.097cm" fo:border-left="0.05pt solid #000000" fo:border-right="none" fo:border-top="none" fo:border-bottom="0.05pt solid #000000"/>
    </style:style>
    <style:style style:name="Table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5" style:family="table-cell">
      <style:table-cell-properties fo:padding="0.097cm" fo:border-left="0.05pt solid #000000" fo:border-right="none" fo:border-top="none" fo:border-bottom="0.05pt solid #000000"/>
    </style:style>
    <style:style style:name="Table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4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5" style:family="table">
      <style:table-properties style:width="17.595cm" fo:margin-left="0cm" table:align="left"/>
    </style:style>
    <style:style style:name="Table25.A" style:family="table-column">
      <style:table-column-properties style:column-width="3.334cm"/>
    </style:style>
    <style:style style:name="Table25.B" style:family="table-column">
      <style:table-column-properties style:column-width="14.261cm"/>
    </style:style>
    <style:style style:name="Table25.A1" style:family="table-cell">
      <style:table-cell-properties fo:background-color="#dddddd" fo:padding="0.097cm" fo:border="0.05pt solid #000000">
        <style:background-image/>
      </style:table-cell-properties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3" style:family="table-cell">
      <style:table-cell-properties fo:padding="0.097cm" fo:border-left="0.05pt solid #000000" fo:border-right="none" fo:border-top="none" fo:border-bottom="0.05pt solid #000000"/>
    </style:style>
    <style:style style:name="Table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5" style:family="table-cell">
      <style:table-cell-properties fo:padding="0.097cm" fo:border-left="0.05pt solid #000000" fo:border-right="none" fo:border-top="none" fo:border-bottom="0.05pt solid #000000"/>
    </style:style>
    <style:style style:name="Table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6" style:family="table">
      <style:table-properties style:width="17.595cm" fo:margin-left="0cm" table:align="left"/>
    </style:style>
    <style:style style:name="Table26.A" style:family="table-column">
      <style:table-column-properties style:column-width="3.334cm"/>
    </style:style>
    <style:style style:name="Table26.B" style:family="table-column">
      <style:table-column-properties style:column-width="14.261cm"/>
    </style:style>
    <style:style style:name="Table26.A1" style:family="table-cell">
      <style:table-cell-properties fo:background-color="#dddddd" fo:padding="0.097cm" fo:border="0.05pt solid #000000">
        <style:background-image/>
      </style:table-cell-properties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3" style:family="table-cell">
      <style:table-cell-properties fo:padding="0.097cm" fo:border-left="0.05pt solid #000000" fo:border-right="none" fo:border-top="none" fo:border-bottom="0.05pt solid #000000"/>
    </style:style>
    <style:style style:name="Table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4" style:family="table-cell">
      <style:table-cell-properties fo:padding="0.097cm" fo:border-left="0.05pt solid #000000" fo:border-right="none" fo:border-top="none" fo:border-bottom="0.05pt solid #000000"/>
    </style:style>
    <style:style style:name="Table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5" style:family="table-cell">
      <style:table-cell-properties fo:padding="0.097cm" fo:border-left="0.05pt solid #000000" fo:border-right="none" fo:border-top="none" fo:border-bottom="0.05pt solid #000000"/>
    </style:style>
    <style:style style:name="Table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6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7" style:family="table">
      <style:table-properties style:width="17.595cm" fo:margin-left="0cm" table:align="left"/>
    </style:style>
    <style:style style:name="Table27.A" style:family="table-column">
      <style:table-column-properties style:column-width="3.334cm"/>
    </style:style>
    <style:style style:name="Table27.B" style:family="table-column">
      <style:table-column-properties style:column-width="14.261cm"/>
    </style:style>
    <style:style style:name="Table27.A1" style:family="table-cell">
      <style:table-cell-properties fo:background-color="#dddddd" fo:padding="0.097cm" fo:border="0.05pt solid #000000">
        <style:background-image/>
      </style:table-cell-properties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>
      <style:table-cell-properties fo:padding="0.097cm" fo:border-left="0.05pt solid #000000" fo:border-right="none" fo:border-top="none" fo:border-bottom="0.05pt solid #000000"/>
    </style:style>
    <style:style style:name="Table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4" style:family="table-cell">
      <style:table-cell-properties fo:padding="0.097cm" fo:border-left="0.05pt solid #000000" fo:border-right="none" fo:border-top="none" fo:border-bottom="0.05pt solid #000000"/>
    </style:style>
    <style:style style:name="Table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5" style:family="table-cell">
      <style:table-cell-properties fo:padding="0.097cm" fo:border-left="0.05pt solid #000000" fo:border-right="none" fo:border-top="none" fo:border-bottom="0.05pt solid #000000"/>
    </style:style>
    <style:style style:name="Table2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7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weight="bold" officeooo:rsid="001342eb" officeooo:paragraph-rsid="001374df" style:font-weight-asian="bold" style:font-weight-complex="bold"/>
    </style:style>
    <style:style style:name="P2" style:family="paragraph" style:parent-style-name="Table_20_Contents">
      <style:text-properties fo:font-weight="bold" officeooo:rsid="001342eb" officeooo:paragraph-rsid="004b7c42" style:font-weight-asian="bold" style:font-weight-complex="bold"/>
    </style:style>
    <style:style style:name="P3" style:family="paragraph" style:parent-style-name="Table_20_Contents">
      <style:text-properties fo:font-weight="bold" officeooo:rsid="001342eb" officeooo:paragraph-rsid="0058053d" style:font-weight-asian="bold" style:font-weight-complex="bold"/>
    </style:style>
    <style:style style:name="P4" style:family="paragraph" style:parent-style-name="Table_20_Contents">
      <style:text-properties fo:font-weight="bold" officeooo:rsid="001342eb" officeooo:paragraph-rsid="009b25f8" style:font-weight-asian="bold" style:font-weight-complex="bold"/>
    </style:style>
    <style:style style:name="P5" style:family="paragraph" style:parent-style-name="Table_20_Contents">
      <style:text-properties fo:font-weight="bold" officeooo:rsid="001342eb" officeooo:paragraph-rsid="00a40ce9" style:font-weight-asian="bold" style:font-weight-complex="bold"/>
    </style:style>
    <style:style style:name="P6" style:family="paragraph" style:parent-style-name="Table_20_Contents">
      <style:text-properties fo:font-weight="bold" officeooo:rsid="001342eb" officeooo:paragraph-rsid="00c49790" style:font-weight-asian="bold" style:font-weight-complex="bold"/>
    </style:style>
    <style:style style:name="P7" style:family="paragraph" style:parent-style-name="Table_20_Contents">
      <style:text-properties fo:font-weight="bold" officeooo:rsid="001342eb" officeooo:paragraph-rsid="00f9c12a" style:font-weight-asian="bold" style:font-weight-complex="bold"/>
    </style:style>
    <style:style style:name="P8" style:family="paragraph" style:parent-style-name="Table_20_Contents">
      <style:text-properties fo:font-weight="bold" officeooo:rsid="001342eb" officeooo:paragraph-rsid="0111f77a" style:font-weight-asian="bold" style:font-weight-complex="bold"/>
    </style:style>
    <style:style style:name="P9" style:family="paragraph" style:parent-style-name="Table_20_Contents">
      <style:text-properties fo:font-weight="bold" officeooo:rsid="001342eb" officeooo:paragraph-rsid="012868a2" style:font-weight-asian="bold" style:font-weight-complex="bold"/>
    </style:style>
    <style:style style:name="P10" style:family="paragraph" style:parent-style-name="Table_20_Contents">
      <style:text-properties fo:font-weight="bold" officeooo:rsid="001342eb" officeooo:paragraph-rsid="013a9e60" style:font-weight-asian="bold" style:font-weight-complex="bold"/>
    </style:style>
    <style:style style:name="P11" style:family="paragraph" style:parent-style-name="Table_20_Contents">
      <style:text-properties fo:font-weight="bold" officeooo:rsid="001342eb" officeooo:paragraph-rsid="0146cda2" style:font-weight-asian="bold" style:font-weight-complex="bold"/>
    </style:style>
    <style:style style:name="P12" style:family="paragraph" style:parent-style-name="Table_20_Contents">
      <style:text-properties fo:font-weight="bold" officeooo:rsid="001342eb" officeooo:paragraph-rsid="0147cd32" style:font-weight-asian="bold" style:font-weight-complex="bold"/>
    </style:style>
    <style:style style:name="P13" style:family="paragraph" style:parent-style-name="Table_20_Contents">
      <style:text-properties fo:font-weight="bold" officeooo:rsid="001342eb" officeooo:paragraph-rsid="0149530c" style:font-weight-asian="bold" style:font-weight-complex="bold"/>
    </style:style>
    <style:style style:name="P14" style:family="paragraph" style:parent-style-name="Table_20_Contents">
      <style:text-properties fo:font-weight="bold" officeooo:rsid="001342eb" officeooo:paragraph-rsid="014a5900" style:font-weight-asian="bold" style:font-weight-complex="bold"/>
    </style:style>
    <style:style style:name="P15" style:family="paragraph" style:parent-style-name="Table_20_Contents">
      <style:text-properties fo:font-weight="bold" officeooo:rsid="001342eb" officeooo:paragraph-rsid="014d50e5" style:font-weight-asian="bold" style:font-weight-complex="bold"/>
    </style:style>
    <style:style style:name="P16" style:family="paragraph" style:parent-style-name="Table_20_Contents">
      <style:text-properties fo:font-weight="bold" officeooo:rsid="001342eb" officeooo:paragraph-rsid="014ebf92" style:font-weight-asian="bold" style:font-weight-complex="bold"/>
    </style:style>
    <style:style style:name="P17" style:family="paragraph" style:parent-style-name="Table_20_Contents">
      <style:text-properties fo:font-weight="bold" officeooo:rsid="001342eb" officeooo:paragraph-rsid="0152772e" style:font-weight-asian="bold" style:font-weight-complex="bold"/>
    </style:style>
    <style:style style:name="P18" style:family="paragraph" style:parent-style-name="Table_20_Contents">
      <style:text-properties fo:font-weight="bold" officeooo:rsid="001342eb" officeooo:paragraph-rsid="01532319" style:font-weight-asian="bold" style:font-weight-complex="bold"/>
    </style:style>
    <style:style style:name="P19" style:family="paragraph" style:parent-style-name="Table_20_Contents">
      <style:text-properties fo:font-weight="bold" officeooo:rsid="001342eb" officeooo:paragraph-rsid="01ea0de6" style:font-weight-asian="bold" style:font-weight-complex="bold"/>
    </style:style>
    <style:style style:name="P20" style:family="paragraph" style:parent-style-name="Table_20_Contents">
      <style:text-properties fo:font-weight="bold" officeooo:rsid="001342eb" officeooo:paragraph-rsid="021d8ee1" style:font-weight-asian="bold" style:font-weight-complex="bold"/>
    </style:style>
    <style:style style:name="P21" style:family="paragraph" style:parent-style-name="Table_20_Contents">
      <style:text-properties fo:font-weight="bold" officeooo:rsid="001342eb" officeooo:paragraph-rsid="0221b8be" style:font-weight-asian="bold" style:font-weight-complex="bold"/>
    </style:style>
    <style:style style:name="P22" style:family="paragraph" style:parent-style-name="Table_20_Contents">
      <style:text-properties fo:font-weight="bold" officeooo:rsid="001342eb" officeooo:paragraph-rsid="025dd29d" style:font-weight-asian="bold" style:font-weight-complex="bold"/>
    </style:style>
    <style:style style:name="P23" style:family="paragraph" style:parent-style-name="Table_20_Contents">
      <style:text-properties fo:font-weight="bold" officeooo:rsid="001342eb" officeooo:paragraph-rsid="02666c97" style:font-weight-asian="bold" style:font-weight-complex="bold"/>
    </style:style>
    <style:style style:name="P24" style:family="paragraph" style:parent-style-name="Table_20_Contents">
      <style:text-properties fo:font-weight="bold" officeooo:rsid="001342eb" officeooo:paragraph-rsid="02714206" style:font-weight-asian="bold" style:font-weight-complex="bold"/>
    </style:style>
    <style:style style:name="P25" style:family="paragraph" style:parent-style-name="Table_20_Contents">
      <style:text-properties fo:font-weight="bold" officeooo:rsid="001342eb" officeooo:paragraph-rsid="028d41ff" style:font-weight-asian="bold" style:font-weight-complex="bold"/>
    </style:style>
    <style:style style:name="P26" style:family="paragraph" style:parent-style-name="Table_20_Contents">
      <style:text-properties fo:font-weight="bold" officeooo:rsid="001342eb" officeooo:paragraph-rsid="02ca30f9" style:font-weight-asian="bold" style:font-weight-complex="bold"/>
    </style:style>
    <style:style style:name="P27" style:family="paragraph" style:parent-style-name="Table_20_Contents">
      <style:text-properties fo:font-weight="bold" officeooo:rsid="001342eb" officeooo:paragraph-rsid="02d6dfbc" style:font-weight-asian="bold" style:font-weight-complex="bold"/>
    </style:style>
    <style:style style:name="P28" style:family="paragraph" style:parent-style-name="Table_20_Contents">
      <style:text-properties fo:font-weight="bold" officeooo:rsid="001342eb" officeooo:paragraph-rsid="02e7e718" style:font-weight-asian="bold" style:font-weight-complex="bold"/>
    </style:style>
    <style:style style:name="P29" style:family="paragraph" style:parent-style-name="Table_20_Contents">
      <style:text-properties fo:font-weight="bold" officeooo:rsid="001342eb" officeooo:paragraph-rsid="02fac2e5" style:font-weight-asian="bold" style:font-weight-complex="bold"/>
    </style:style>
    <style:style style:name="P30" style:family="paragraph" style:parent-style-name="Table_20_Contents">
      <style:text-properties fo:font-weight="bold" officeooo:rsid="001342eb" officeooo:paragraph-rsid="030643f7" style:font-weight-asian="bold" style:font-weight-complex="bold"/>
    </style:style>
    <style:style style:name="P31" style:family="paragraph" style:parent-style-name="Table_20_Contents">
      <style:text-properties fo:font-weight="bold" officeooo:rsid="001342eb" officeooo:paragraph-rsid="030d2f99" style:font-weight-asian="bold" style:font-weight-complex="bold"/>
    </style:style>
    <style:style style:name="P32" style:family="paragraph" style:parent-style-name="Table_20_Contents">
      <style:text-properties fo:font-weight="bold" officeooo:rsid="001342eb" officeooo:paragraph-rsid="0313d1ba" style:font-weight-asian="bold" style:font-weight-complex="bold"/>
    </style:style>
    <style:style style:name="P33" style:family="paragraph" style:parent-style-name="Table_20_Contents">
      <style:text-properties fo:font-weight="bold" officeooo:rsid="001342eb" officeooo:paragraph-rsid="031fb7c1" style:font-weight-asian="bold" style:font-weight-complex="bold"/>
    </style:style>
    <style:style style:name="P34" style:family="paragraph" style:parent-style-name="Table_20_Contents">
      <style:text-properties fo:font-weight="bold" officeooo:rsid="001342eb" officeooo:paragraph-rsid="03768ef5" style:font-weight-asian="bold" style:font-weight-complex="bold"/>
    </style:style>
    <style:style style:name="P35" style:family="paragraph" style:parent-style-name="Table_20_Contents">
      <style:text-properties fo:font-weight="bold" officeooo:rsid="001342eb" officeooo:paragraph-rsid="0376f540" style:font-weight-asian="bold" style:font-weight-complex="bold"/>
    </style:style>
    <style:style style:name="P36" style:family="paragraph" style:parent-style-name="Table_20_Contents">
      <style:text-properties fo:font-weight="bold" officeooo:rsid="001342eb" officeooo:paragraph-rsid="0377783e" style:font-weight-asian="bold" style:font-weight-complex="bold"/>
    </style:style>
    <style:style style:name="P37" style:family="paragraph" style:parent-style-name="Table_20_Contents">
      <style:text-properties fo:font-weight="bold" officeooo:rsid="006b237c" officeooo:paragraph-rsid="021d8ee1" style:font-weight-asian="bold" style:font-weight-complex="bold"/>
    </style:style>
    <style:style style:name="P38" style:family="paragraph" style:parent-style-name="Table_20_Contents">
      <style:text-properties fo:font-weight="bold" officeooo:rsid="006b237c" officeooo:paragraph-rsid="025dd29d" style:font-weight-asian="bold" style:font-weight-complex="bold"/>
    </style:style>
    <style:style style:name="P39" style:family="paragraph" style:parent-style-name="Table_20_Contents">
      <style:text-properties fo:font-weight="bold" officeooo:rsid="006b237c" officeooo:paragraph-rsid="0377783e" style:font-weight-asian="bold" style:font-weight-complex="bold"/>
    </style:style>
    <style:style style:name="P40" style:family="paragraph" style:parent-style-name="Table_20_Contents">
      <style:text-properties fo:font-weight="bold" officeooo:rsid="03c617b2" officeooo:paragraph-rsid="03c617b2" style:font-weight-asian="bold" style:font-weight-complex="bold"/>
    </style:style>
    <style:style style:name="P41" style:family="paragraph" style:parent-style-name="Table_20_Contents">
      <style:text-properties fo:language="zxx" fo:country="none" fo:font-weight="bold" officeooo:rsid="001342eb" officeooo:paragraph-rsid="001374df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able_20_Contents">
      <style:text-properties fo:language="zxx" fo:country="none" fo:font-weight="bold" officeooo:rsid="001342eb" officeooo:paragraph-rsid="004b7c42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Table_20_Contents">
      <style:text-properties fo:language="zxx" fo:country="none" fo:font-weight="bold" officeooo:rsid="001342eb" officeooo:paragraph-rsid="0058053d" style:language-asian="zxx" style:country-asian="none" style:font-weight-asian="bold" style:language-complex="zxx" style:country-complex="none" style:font-weight-complex="bold"/>
    </style:style>
    <style:style style:name="P44" style:family="paragraph" style:parent-style-name="Table_20_Contents">
      <style:text-properties fo:language="zxx" fo:country="none" fo:font-weight="bold" officeooo:rsid="001342eb" officeooo:paragraph-rsid="009b25f8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Table_20_Contents">
      <style:text-properties fo:language="zxx" fo:country="none" fo:font-weight="bold" officeooo:rsid="001342eb" officeooo:paragraph-rsid="00c49790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Table_20_Contents">
      <style:text-properties fo:language="zxx" fo:country="none" fo:font-weight="bold" officeooo:rsid="001342eb" officeooo:paragraph-rsid="00db29db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Table_20_Contents">
      <style:text-properties fo:language="zxx" fo:country="none" fo:font-weight="bold" officeooo:rsid="001342eb" officeooo:paragraph-rsid="00f9c12a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Table_20_Contents">
      <style:text-properties fo:language="zxx" fo:country="none" fo:font-weight="bold" officeooo:rsid="001342eb" officeooo:paragraph-rsid="011becfa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Table_20_Contents">
      <style:text-properties fo:language="zxx" fo:country="none" fo:font-weight="bold" officeooo:rsid="001342eb" officeooo:paragraph-rsid="01440d37" style:language-asian="zxx" style:country-asian="none" style:font-weight-asian="bold" style:language-complex="zxx" style:country-complex="none" style:font-weight-complex="bold"/>
    </style:style>
    <style:style style:name="P50" style:family="paragraph" style:parent-style-name="Table_20_Contents">
      <style:text-properties fo:language="zxx" fo:country="none" fo:font-weight="bold" officeooo:rsid="001342eb" officeooo:paragraph-rsid="01ea0de6" style:language-asian="zxx" style:country-asian="none" style:font-weight-asian="bold" style:language-complex="zxx" style:country-complex="none" style:font-weight-complex="bold"/>
    </style:style>
    <style:style style:name="P51" style:family="paragraph" style:parent-style-name="Table_20_Contents">
      <style:text-properties fo:language="zxx" fo:country="none" fo:font-weight="bold" officeooo:rsid="001342eb" officeooo:paragraph-rsid="01f77069" style:language-asian="zxx" style:country-asian="none" style:font-weight-asian="bold" style:language-complex="zxx" style:country-complex="none" style:font-weight-complex="bold"/>
    </style:style>
    <style:style style:name="P52" style:family="paragraph" style:parent-style-name="Table_20_Contents">
      <style:text-properties fo:language="zxx" fo:country="none" fo:font-weight="bold" officeooo:rsid="001342eb" officeooo:paragraph-rsid="0203c517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Table_20_Contents">
      <style:text-properties fo:language="zxx" fo:country="none" fo:font-weight="bold" officeooo:rsid="001342eb" officeooo:paragraph-rsid="0221b8be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Table_20_Contents">
      <style:text-properties fo:language="zxx" fo:country="none" fo:font-weight="bold" officeooo:rsid="001342eb" officeooo:paragraph-rsid="02d6dfbc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text-properties fo:language="zxx" fo:country="none" fo:font-weight="bold" officeooo:rsid="001342eb" officeooo:paragraph-rsid="02e7e718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Table_20_Contents">
      <style:text-properties fo:language="zxx" fo:country="none" fo:font-weight="bold" officeooo:rsid="001342eb" officeooo:paragraph-rsid="02fac2e5" style:language-asian="zxx" style:country-asian="none" style:font-weight-asian="bold" style:language-complex="zxx" style:country-complex="none" style:font-weight-complex="bold"/>
    </style:style>
    <style:style style:name="P57" style:family="paragraph" style:parent-style-name="Table_20_Contents">
      <style:text-properties fo:language="zxx" fo:country="none" fo:font-weight="bold" officeooo:rsid="001342eb" officeooo:paragraph-rsid="030d2f99" style:language-asian="zxx" style:country-asian="none" style:font-weight-asian="bold" style:language-complex="zxx" style:country-complex="none" style:font-weight-complex="bold"/>
    </style:style>
    <style:style style:name="P58" style:family="paragraph" style:parent-style-name="Table_20_Contents">
      <style:text-properties fo:language="zxx" fo:country="none" fo:font-weight="bold" officeooo:rsid="001342eb" officeooo:paragraph-rsid="0313d1ba" style:language-asian="zxx" style:country-asian="none" style:font-weight-asian="bold" style:language-complex="zxx" style:country-complex="none" style:font-weight-complex="bold"/>
    </style:style>
    <style:style style:name="P59" style:family="paragraph" style:parent-style-name="Table_20_Contents">
      <style:text-properties fo:language="zxx" fo:country="none" fo:font-weight="bold" officeooo:rsid="001342eb" officeooo:paragraph-rsid="031fb7c1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Table_20_Contents">
      <style:text-properties fo:language="zxx" fo:country="none" fo:font-weight="bold" officeooo:rsid="001342eb" officeooo:paragraph-rsid="03768ef5" style:language-asian="zxx" style:country-asian="none" style:font-weight-asian="bold" style:language-complex="zxx" style:country-complex="none" style:font-weight-complex="bold"/>
    </style:style>
    <style:style style:name="P61" style:family="paragraph" style:parent-style-name="Table_20_Contents">
      <style:text-properties fo:language="zxx" fo:country="none" fo:font-weight="bold" officeooo:rsid="001342eb" officeooo:paragraph-rsid="0376f540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Table_20_Contents">
      <style:text-properties fo:language="zxx" fo:country="none" fo:font-weight="bold" officeooo:rsid="0012f95c" officeooo:paragraph-rsid="00db29db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Table_20_Contents">
      <style:text-properties fo:language="zxx" fo:country="none" fo:font-weight="bold" officeooo:rsid="0012f95c" officeooo:paragraph-rsid="01d94750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Table_20_Contents">
      <style:paragraph-properties>
        <style:tab-stops>
          <style:tab-stop style:position="0.318cm"/>
        </style:tab-stops>
      </style:paragraph-properties>
      <style:text-properties fo:language="zxx" fo:country="none" officeooo:rsid="0012f95c" officeooo:paragraph-rsid="001374df" style:language-asian="zxx" style:country-asian="none" style:language-complex="zxx" style:country-complex="none"/>
    </style:style>
    <style:style style:name="P65" style:family="paragraph" style:parent-style-name="Table_20_Contents">
      <style:text-properties fo:language="zxx" fo:country="none" officeooo:rsid="0012f95c" officeooo:paragraph-rsid="001374df" style:language-asian="zxx" style:country-asian="none" style:language-complex="zxx" style:country-complex="none"/>
    </style:style>
    <style:style style:name="P66" style:family="paragraph" style:parent-style-name="Table_20_Contents">
      <style:text-properties fo:language="zxx" fo:country="none" officeooo:rsid="0012f95c" officeooo:paragraph-rsid="0058053d" style:language-asian="zxx" style:country-asian="none" style:language-complex="zxx" style:country-complex="none"/>
    </style:style>
    <style:style style:name="P67" style:family="paragraph" style:parent-style-name="Table_20_Contents">
      <style:text-properties fo:language="zxx" fo:country="none" officeooo:rsid="0012f95c" officeooo:paragraph-rsid="009b25f8" style:language-asian="zxx" style:country-asian="none" style:language-complex="zxx" style:country-complex="none"/>
    </style:style>
    <style:style style:name="P68" style:family="paragraph" style:parent-style-name="Table_20_Contents">
      <style:text-properties fo:language="zxx" fo:country="none" officeooo:rsid="0012f95c" officeooo:paragraph-rsid="00a32eda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zxx" fo:country="none" officeooo:rsid="0012f95c" officeooo:paragraph-rsid="00d858f9" style:language-asian="zxx" style:country-asian="none" style:language-complex="zxx" style:country-complex="none"/>
    </style:style>
    <style:style style:name="P70" style:family="paragraph" style:parent-style-name="Table_20_Contents">
      <style:text-properties fo:language="zxx" fo:country="none" officeooo:rsid="0012f95c" officeooo:paragraph-rsid="0122b1f4" style:language-asian="zxx" style:country-asian="none" style:language-complex="zxx" style:country-complex="none"/>
    </style:style>
    <style:style style:name="P71" style:family="paragraph" style:parent-style-name="Table_20_Contents">
      <style:text-properties fo:language="zxx" fo:country="none" officeooo:rsid="0012f95c" officeooo:paragraph-rsid="01266c8f" style:language-asian="zxx" style:country-asian="none" style:language-complex="zxx" style:country-complex="none"/>
    </style:style>
    <style:style style:name="P72" style:family="paragraph" style:parent-style-name="Table_20_Contents">
      <style:text-properties fo:language="zxx" fo:country="none" officeooo:rsid="0012f95c" officeooo:paragraph-rsid="01d7eaa3" style:language-asian="zxx" style:country-asian="none" style:language-complex="zxx" style:country-complex="none"/>
    </style:style>
    <style:style style:name="P73" style:family="paragraph" style:parent-style-name="Table_20_Contents">
      <style:text-properties fo:language="zxx" fo:country="none" officeooo:rsid="0012f95c" officeooo:paragraph-rsid="0369afd5" style:language-asian="zxx" style:country-asian="none" style:language-complex="zxx" style:country-complex="none"/>
    </style:style>
    <style:style style:name="P74" style:family="paragraph" style:parent-style-name="Table_20_Contents">
      <style:text-properties fo:language="zxx" fo:country="none" officeooo:rsid="0012f95c" officeooo:paragraph-rsid="03768ef5" style:language-asian="zxx" style:country-asian="none" style:language-complex="zxx" style:country-complex="none"/>
    </style:style>
    <style:style style:name="P75" style:family="paragraph" style:parent-style-name="Table_20_Contents">
      <style:text-properties fo:language="zxx" fo:country="none" officeooo:rsid="0012f95c" officeooo:paragraph-rsid="0376f540" style:language-asian="zxx" style:country-asian="none" style:language-complex="zxx" style:country-complex="none"/>
    </style:style>
    <style:style style:name="P76" style:family="paragraph" style:parent-style-name="Table_20_Contents">
      <style:text-properties fo:language="zxx" fo:country="none" officeooo:rsid="00146cee" officeooo:paragraph-rsid="001374df" style:language-asian="zxx" style:country-asian="none" style:language-complex="zxx" style:country-complex="none"/>
    </style:style>
    <style:style style:name="P77" style:family="paragraph" style:parent-style-name="Table_20_Contents">
      <style:text-properties fo:language="zxx" fo:country="none" officeooo:rsid="00e91b36" officeooo:paragraph-rsid="00e91b36" style:language-asian="zxx" style:country-asian="none" style:language-complex="zxx" style:country-complex="none"/>
    </style:style>
    <style:style style:name="P78" style:family="paragraph" style:parent-style-name="Table_20_Contents">
      <style:text-properties fo:language="zxx" fo:country="none" officeooo:rsid="00e79e0e" officeooo:paragraph-rsid="00e79e0e" style:language-asian="zxx" style:country-asian="none" style:language-complex="zxx" style:country-complex="none"/>
    </style:style>
    <style:style style:name="P79" style:family="paragraph" style:parent-style-name="Table_20_Contents">
      <style:text-properties fo:language="zxx" fo:country="none" fo:font-weight="normal" officeooo:rsid="0012f95c" officeooo:paragraph-rsid="001374df" style:language-asian="zxx" style:country-asian="none" style:font-weight-asian="normal" style:language-complex="zxx" style:country-complex="none" style:font-weight-complex="normal"/>
    </style:style>
    <style:style style:name="P80" style:family="paragraph" style:parent-style-name="Table_20_Contents">
      <style:paragraph-properties>
        <style:tab-stops>
          <style:tab-stop style:position="0.318cm"/>
        </style:tab-stops>
      </style:paragraph-properties>
      <style:text-properties fo:language="zxx" fo:country="none" fo:font-weight="normal" officeooo:rsid="0012f95c" officeooo:paragraph-rsid="001374df" style:language-asian="zxx" style:country-asian="none" style:font-weight-asian="normal" style:language-complex="zxx" style:country-complex="none" style:font-weight-complex="normal"/>
    </style:style>
    <style:style style:name="P81" style:family="paragraph" style:parent-style-name="Table_20_Contents">
      <style:text-properties fo:language="zxx" fo:country="none" fo:font-weight="normal" officeooo:rsid="0012f95c" officeooo:paragraph-rsid="004b7c42" style:language-asian="zxx" style:country-asian="none" style:font-weight-asian="normal" style:language-complex="zxx" style:country-complex="none" style:font-weight-complex="normal"/>
    </style:style>
    <style:style style:name="P82" style:family="paragraph" style:parent-style-name="Table_20_Contents">
      <style:text-properties fo:language="zxx" fo:country="none" fo:font-weight="normal" officeooo:rsid="0012f95c" officeooo:paragraph-rsid="0058053d" style:language-asian="zxx" style:country-asian="none" style:font-weight-asian="normal" style:language-complex="zxx" style:country-complex="none" style:font-weight-complex="normal"/>
    </style:style>
    <style:style style:name="P83" style:family="paragraph" style:parent-style-name="Table_20_Contents">
      <style:text-properties fo:language="zxx" fo:country="none" fo:font-weight="normal" officeooo:rsid="0012f95c" officeooo:paragraph-rsid="00666225" style:language-asian="zxx" style:country-asian="none" style:font-weight-asian="normal" style:language-complex="zxx" style:country-complex="none" style:font-weight-complex="normal"/>
    </style:style>
    <style:style style:name="P84" style:family="paragraph" style:parent-style-name="Table_20_Contents">
      <style:text-properties fo:language="zxx" fo:country="none" fo:font-weight="normal" officeooo:rsid="0012f95c" officeooo:paragraph-rsid="009b25f8" style:language-asian="zxx" style:country-asian="none" style:font-weight-asian="normal" style:language-complex="zxx" style:country-complex="none" style:font-weight-complex="normal"/>
    </style:style>
    <style:style style:name="P85" style:family="paragraph" style:parent-style-name="Table_20_Contents">
      <style:text-properties fo:language="zxx" fo:country="none" fo:font-weight="normal" officeooo:rsid="0012f95c" officeooo:paragraph-rsid="00a20533" style:language-asian="zxx" style:country-asian="none" style:font-weight-asian="normal" style:language-complex="zxx" style:country-complex="none" style:font-weight-complex="normal"/>
    </style:style>
    <style:style style:name="P86" style:family="paragraph" style:parent-style-name="Table_20_Contents">
      <style:text-properties fo:language="zxx" fo:country="none" fo:font-weight="normal" officeooo:rsid="0012f95c" officeooo:paragraph-rsid="00c49790" style:language-asian="zxx" style:country-asian="none" style:font-weight-asian="normal" style:language-complex="zxx" style:country-complex="none" style:font-weight-complex="normal"/>
    </style:style>
    <style:style style:name="P87" style:family="paragraph" style:parent-style-name="Table_20_Contents">
      <style:text-properties fo:language="zxx" fo:country="none" fo:font-weight="normal" officeooo:rsid="0012f95c" officeooo:paragraph-rsid="00db29db" style:language-asian="zxx" style:country-asian="none" style:font-weight-asian="normal" style:language-complex="zxx" style:country-complex="none" style:font-weight-complex="normal"/>
    </style:style>
    <style:style style:name="P88" style:family="paragraph" style:parent-style-name="Table_20_Contents">
      <style:text-properties fo:language="zxx" fo:country="none" fo:font-weight="normal" officeooo:rsid="0012f95c" officeooo:paragraph-rsid="00f9c12a" style:language-asian="zxx" style:country-asian="none" style:font-weight-asian="normal" style:language-complex="zxx" style:country-complex="none" style:font-weight-complex="normal"/>
    </style:style>
    <style:style style:name="P89" style:family="paragraph" style:parent-style-name="Table_20_Contents">
      <style:text-properties fo:language="zxx" fo:country="none" fo:font-weight="normal" officeooo:rsid="0012f95c" officeooo:paragraph-rsid="010e4af2" style:language-asian="zxx" style:country-asian="none" style:font-weight-asian="normal" style:language-complex="zxx" style:country-complex="none" style:font-weight-complex="normal"/>
    </style:style>
    <style:style style:name="P90" style:family="paragraph" style:parent-style-name="Table_20_Contents">
      <style:text-properties fo:language="zxx" fo:country="none" fo:font-weight="normal" officeooo:rsid="0012f95c" officeooo:paragraph-rsid="0111f77a" style:language-asian="zxx" style:country-asian="none" style:font-weight-asian="normal" style:language-complex="zxx" style:country-complex="none" style:font-weight-complex="normal"/>
    </style:style>
    <style:style style:name="P91" style:family="paragraph" style:parent-style-name="Table_20_Contents">
      <style:text-properties fo:language="zxx" fo:country="none" fo:font-weight="normal" officeooo:rsid="0012f95c" officeooo:paragraph-rsid="0120c27c" style:language-asian="zxx" style:country-asian="none" style:font-weight-asian="normal" style:language-complex="zxx" style:country-complex="none" style:font-weight-complex="normal"/>
    </style:style>
    <style:style style:name="P92" style:family="paragraph" style:parent-style-name="Table_20_Contents">
      <style:text-properties fo:language="zxx" fo:country="none" fo:font-weight="normal" officeooo:rsid="0012f95c" officeooo:paragraph-rsid="01dbc329" style:language-asian="zxx" style:country-asian="none" style:font-weight-asian="normal" style:language-complex="zxx" style:country-complex="none" style:font-weight-complex="normal"/>
    </style:style>
    <style:style style:name="P93" style:family="paragraph" style:parent-style-name="Table_20_Contents">
      <style:text-properties fo:language="zxx" fo:country="none" fo:font-weight="normal" officeooo:rsid="0012f95c" officeooo:paragraph-rsid="01de3e65" style:language-asian="zxx" style:country-asian="none" style:font-weight-asian="normal" style:language-complex="zxx" style:country-complex="none" style:font-weight-complex="normal"/>
    </style:style>
    <style:style style:name="P94" style:family="paragraph" style:parent-style-name="Table_20_Contents">
      <style:text-properties fo:language="zxx" fo:country="none" fo:font-weight="normal" officeooo:rsid="0012f95c" officeooo:paragraph-rsid="01e308cf" style:language-asian="zxx" style:country-asian="none" style:font-weight-asian="normal" style:language-complex="zxx" style:country-complex="none" style:font-weight-complex="normal"/>
    </style:style>
    <style:style style:name="P95" style:family="paragraph" style:parent-style-name="Table_20_Contents">
      <style:text-properties fo:language="zxx" fo:country="none" fo:font-weight="normal" officeooo:rsid="0012f95c" officeooo:paragraph-rsid="01e557a1" style:language-asian="zxx" style:country-asian="none" style:font-weight-asian="normal" style:language-complex="zxx" style:country-complex="none" style:font-weight-complex="normal"/>
    </style:style>
    <style:style style:name="P96" style:family="paragraph" style:parent-style-name="Table_20_Contents">
      <style:text-properties fo:language="zxx" fo:country="none" fo:font-weight="normal" officeooo:rsid="0012f95c" officeooo:paragraph-rsid="01ea0de6" style:language-asian="zxx" style:country-asian="none" style:font-weight-asian="normal" style:language-complex="zxx" style:country-complex="none" style:font-weight-complex="normal"/>
    </style:style>
    <style:style style:name="P97" style:family="paragraph" style:parent-style-name="Table_20_Contents">
      <style:text-properties fo:language="zxx" fo:country="none" fo:font-weight="normal" officeooo:rsid="0012f95c" officeooo:paragraph-rsid="01f904f5" style:language-asian="zxx" style:country-asian="none" style:font-weight-asian="normal" style:language-complex="zxx" style:country-complex="none" style:font-weight-complex="normal"/>
    </style:style>
    <style:style style:name="P98" style:family="paragraph" style:parent-style-name="Table_20_Contents">
      <style:text-properties fo:language="zxx" fo:country="none" fo:font-weight="normal" officeooo:rsid="0012f95c" officeooo:paragraph-rsid="020a60e4" style:language-asian="zxx" style:country-asian="none" style:font-weight-asian="normal" style:language-complex="zxx" style:country-complex="none" style:font-weight-complex="normal"/>
    </style:style>
    <style:style style:name="P99" style:family="paragraph" style:parent-style-name="Table_20_Contents">
      <style:text-properties fo:language="zxx" fo:country="none" fo:font-weight="normal" officeooo:rsid="0012f95c" officeooo:paragraph-rsid="0210aebc" style:language-asian="zxx" style:country-asian="none" style:font-weight-asian="normal" style:language-complex="zxx" style:country-complex="none" style:font-weight-complex="normal"/>
    </style:style>
    <style:style style:name="P100" style:family="paragraph" style:parent-style-name="Table_20_Contents">
      <style:text-properties fo:language="zxx" fo:country="none" fo:font-weight="normal" officeooo:rsid="0012f95c" officeooo:paragraph-rsid="02b6f2e8" style:language-asian="zxx" style:country-asian="none" style:font-weight-asian="normal" style:language-complex="zxx" style:country-complex="none" style:font-weight-complex="normal"/>
    </style:style>
    <style:style style:name="P101" style:family="paragraph" style:parent-style-name="Table_20_Contents">
      <style:text-properties fo:language="zxx" fo:country="none" fo:font-weight="normal" officeooo:rsid="0012f95c" officeooo:paragraph-rsid="02b81244" style:language-asian="zxx" style:country-asian="none" style:font-weight-asian="normal" style:language-complex="zxx" style:country-complex="none" style:font-weight-complex="normal"/>
    </style:style>
    <style:style style:name="P102" style:family="paragraph" style:parent-style-name="Table_20_Contents">
      <style:text-properties fo:language="zxx" fo:country="none" fo:font-weight="normal" officeooo:rsid="0012f95c" officeooo:paragraph-rsid="02bf97a2" style:language-asian="zxx" style:country-asian="none" style:font-weight-asian="normal" style:language-complex="zxx" style:country-complex="none" style:font-weight-complex="normal"/>
    </style:style>
    <style:style style:name="P103" style:family="paragraph" style:parent-style-name="Table_20_Contents">
      <style:text-properties fo:language="zxx" fo:country="none" fo:font-weight="normal" officeooo:rsid="0012f95c" officeooo:paragraph-rsid="02d6dfbc" style:language-asian="zxx" style:country-asian="none" style:font-weight-asian="normal" style:language-complex="zxx" style:country-complex="none" style:font-weight-complex="normal"/>
    </style:style>
    <style:style style:name="P104" style:family="paragraph" style:parent-style-name="Table_20_Contents">
      <style:text-properties fo:language="zxx" fo:country="none" fo:font-weight="normal" officeooo:rsid="0012f95c" officeooo:paragraph-rsid="02e56d74" style:language-asian="zxx" style:country-asian="none" style:font-weight-asian="normal" style:language-complex="zxx" style:country-complex="none" style:font-weight-complex="normal"/>
    </style:style>
    <style:style style:name="P105" style:family="paragraph" style:parent-style-name="Table_20_Contents">
      <style:text-properties fo:language="zxx" fo:country="none" fo:font-weight="normal" officeooo:rsid="0012f95c" officeooo:paragraph-rsid="02e7e718" style:language-asian="zxx" style:country-asian="none" style:font-weight-asian="normal" style:language-complex="zxx" style:country-complex="none" style:font-weight-complex="normal"/>
    </style:style>
    <style:style style:name="P106" style:family="paragraph" style:parent-style-name="Table_20_Contents">
      <style:text-properties fo:language="zxx" fo:country="none" fo:font-weight="normal" officeooo:rsid="0012f95c" officeooo:paragraph-rsid="02fa4cf6" style:language-asian="zxx" style:country-asian="none" style:font-weight-asian="normal" style:language-complex="zxx" style:country-complex="none" style:font-weight-complex="normal"/>
    </style:style>
    <style:style style:name="P107" style:family="paragraph" style:parent-style-name="Table_20_Contents">
      <style:text-properties fo:language="zxx" fo:country="none" fo:font-weight="normal" officeooo:rsid="0012f95c" officeooo:paragraph-rsid="02fac2e5" style:language-asian="zxx" style:country-asian="none" style:font-weight-asian="normal" style:language-complex="zxx" style:country-complex="none" style:font-weight-complex="normal"/>
    </style:style>
    <style:style style:name="P108" style:family="paragraph" style:parent-style-name="Table_20_Contents">
      <style:text-properties fo:language="zxx" fo:country="none" fo:font-weight="normal" officeooo:rsid="0012f95c" officeooo:paragraph-rsid="03040ca4" style:language-asian="zxx" style:country-asian="none" style:font-weight-asian="normal" style:language-complex="zxx" style:country-complex="none" style:font-weight-complex="normal"/>
    </style:style>
    <style:style style:name="P109" style:family="paragraph" style:parent-style-name="Table_20_Contents">
      <style:text-properties fo:language="zxx" fo:country="none" fo:font-weight="normal" officeooo:rsid="0012f95c" officeooo:paragraph-rsid="030d2f99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able_20_Contents">
      <style:text-properties fo:language="zxx" fo:country="none" fo:font-weight="normal" officeooo:rsid="0012f95c" officeooo:paragraph-rsid="03104413" style:language-asian="zxx" style:country-asian="none" style:font-weight-asian="normal" style:language-complex="zxx" style:country-complex="none" style:font-weight-complex="normal"/>
    </style:style>
    <style:style style:name="P111" style:family="paragraph" style:parent-style-name="Table_20_Contents">
      <style:text-properties fo:language="zxx" fo:country="none" fo:font-weight="normal" officeooo:rsid="0012f95c" officeooo:paragraph-rsid="0313d1ba" style:language-asian="zxx" style:country-asian="none" style:font-weight-asian="normal" style:language-complex="zxx" style:country-complex="none" style:font-weight-complex="normal"/>
    </style:style>
    <style:style style:name="P112" style:family="paragraph" style:parent-style-name="Table_20_Contents">
      <style:text-properties fo:language="zxx" fo:country="none" fo:font-weight="normal" officeooo:rsid="0012f95c" officeooo:paragraph-rsid="031dea23" style:language-asian="zxx" style:country-asian="none" style:font-weight-asian="normal" style:language-complex="zxx" style:country-complex="none" style:font-weight-complex="normal"/>
    </style:style>
    <style:style style:name="P113" style:family="paragraph" style:parent-style-name="Table_20_Contents">
      <style:text-properties fo:language="zxx" fo:country="none" fo:font-weight="normal" officeooo:rsid="0012f95c" officeooo:paragraph-rsid="031fb7c1" style:language-asian="zxx" style:country-asian="none" style:font-weight-asian="normal" style:language-complex="zxx" style:country-complex="none" style:font-weight-complex="normal"/>
    </style:style>
    <style:style style:name="P114" style:family="paragraph" style:parent-style-name="Table_20_Contents">
      <style:text-properties fo:language="zxx" fo:country="none" fo:font-weight="normal" officeooo:rsid="0012f95c" officeooo:paragraph-rsid="032a41a5" style:language-asian="zxx" style:country-asian="none" style:font-weight-asian="normal" style:language-complex="zxx" style:country-complex="none" style:font-weight-complex="normal"/>
    </style:style>
    <style:style style:name="P115" style:family="paragraph" style:parent-style-name="Table_20_Contents">
      <style:text-properties fo:language="zxx" fo:country="none" fo:font-weight="normal" officeooo:rsid="0012f95c" officeooo:paragraph-rsid="0336ba64" style:language-asian="zxx" style:country-asian="none" style:font-weight-asian="normal" style:language-complex="zxx" style:country-complex="none" style:font-weight-complex="normal"/>
    </style:style>
    <style:style style:name="P116" style:family="paragraph" style:parent-style-name="Table_20_Contents">
      <style:text-properties fo:language="zxx" fo:country="none" fo:font-weight="normal" officeooo:rsid="0012f95c" officeooo:paragraph-rsid="0338997d" style:language-asian="zxx" style:country-asian="none" style:font-weight-asian="normal" style:language-complex="zxx" style:country-complex="none" style:font-weight-complex="normal"/>
    </style:style>
    <style:style style:name="P117" style:family="paragraph" style:parent-style-name="Table_20_Contents">
      <style:text-properties fo:language="zxx" fo:country="none" fo:font-weight="normal" officeooo:rsid="0012f95c" officeooo:paragraph-rsid="033a92f5" style:language-asian="zxx" style:country-asian="none" style:font-weight-asian="normal" style:language-complex="zxx" style:country-complex="none" style:font-weight-complex="normal"/>
    </style:style>
    <style:style style:name="P118" style:family="paragraph" style:parent-style-name="Table_20_Contents">
      <style:text-properties fo:language="zxx" fo:country="none" fo:font-weight="normal" officeooo:rsid="0012f95c" officeooo:paragraph-rsid="034133b6" style:language-asian="zxx" style:country-asian="none" style:font-weight-asian="normal" style:language-complex="zxx" style:country-complex="none" style:font-weight-complex="normal"/>
    </style:style>
    <style:style style:name="P119" style:family="paragraph" style:parent-style-name="Table_20_Contents">
      <style:text-properties fo:language="zxx" fo:country="none" fo:font-weight="normal" officeooo:rsid="0012f95c" officeooo:paragraph-rsid="034af9d4" style:language-asian="zxx" style:country-asian="none" style:font-weight-asian="normal" style:language-complex="zxx" style:country-complex="none" style:font-weight-complex="normal"/>
    </style:style>
    <style:style style:name="P120" style:family="paragraph" style:parent-style-name="Table_20_Contents">
      <style:text-properties fo:language="zxx" fo:country="none" fo:font-weight="normal" officeooo:rsid="0012f95c" officeooo:paragraph-rsid="035394fe" style:language-asian="zxx" style:country-asian="none" style:font-weight-asian="normal" style:language-complex="zxx" style:country-complex="none" style:font-weight-complex="normal"/>
    </style:style>
    <style:style style:name="P121" style:family="paragraph" style:parent-style-name="Table_20_Contents">
      <style:text-properties fo:language="zxx" fo:country="none" fo:font-weight="normal" officeooo:rsid="0012f95c" officeooo:paragraph-rsid="03682287" style:language-asian="zxx" style:country-asian="none" style:font-weight-asian="normal" style:language-complex="zxx" style:country-complex="none" style:font-weight-complex="normal"/>
    </style:style>
    <style:style style:name="P122" style:family="paragraph" style:parent-style-name="Table_20_Contents">
      <style:text-properties fo:language="zxx" fo:country="none" fo:font-weight="normal" officeooo:rsid="0012f95c" officeooo:paragraph-rsid="03768ef5" style:language-asian="zxx" style:country-asian="none" style:font-weight-asian="normal" style:language-complex="zxx" style:country-complex="none" style:font-weight-complex="normal"/>
    </style:style>
    <style:style style:name="P123" style:family="paragraph" style:parent-style-name="Table_20_Contents">
      <style:text-properties fo:language="zxx" fo:country="none" fo:font-weight="normal" officeooo:rsid="0012f95c" officeooo:paragraph-rsid="0376f540" style:language-asian="zxx" style:country-asian="none" style:font-weight-asian="normal" style:language-complex="zxx" style:country-complex="none" style:font-weight-complex="normal"/>
    </style:style>
    <style:style style:name="P124" style:family="paragraph" style:parent-style-name="Table_20_Contents">
      <style:text-properties fo:language="zxx" fo:country="none" fo:font-weight="normal" officeooo:rsid="034272e1" officeooo:paragraph-rsid="034272e1" style:language-asian="zxx" style:country-asian="none" style:font-weight-asian="normal" style:language-complex="zxx" style:country-complex="none" style:font-weight-complex="normal"/>
    </style:style>
    <style:style style:name="P125" style:family="paragraph" style:parent-style-name="Table_20_Contents">
      <style:text-properties fo:language="zxx" fo:country="none" fo:font-weight="normal" officeooo:rsid="034e76c5" officeooo:paragraph-rsid="034e76c5" style:language-asian="zxx" style:country-asian="none" style:font-weight-asian="normal" style:language-complex="zxx" style:country-complex="none" style:font-weight-complex="normal"/>
    </style:style>
    <style:style style:name="P126" style:family="paragraph" style:parent-style-name="Table_20_Contents">
      <style:text-properties officeooo:rsid="00152180" officeooo:paragraph-rsid="001374df"/>
    </style:style>
    <style:style style:name="P127" style:family="paragraph" style:parent-style-name="Table_20_Contents">
      <style:text-properties officeooo:rsid="00152180" officeooo:paragraph-rsid="0269c9d0"/>
    </style:style>
    <style:style style:name="P128" style:family="paragraph" style:parent-style-name="Table_20_Contents">
      <style:text-properties officeooo:rsid="00152180" officeooo:paragraph-rsid="0274b14d"/>
    </style:style>
    <style:style style:name="P129" style:family="paragraph" style:parent-style-name="Table_20_Contents">
      <style:text-properties officeooo:rsid="00152180" officeooo:paragraph-rsid="029233bd"/>
    </style:style>
    <style:style style:name="P130" style:family="paragraph" style:parent-style-name="Table_20_Contents">
      <style:text-properties officeooo:rsid="00152180" officeooo:paragraph-rsid="02b7dae8"/>
    </style:style>
    <style:style style:name="P131" style:family="paragraph" style:parent-style-name="Table_20_Contents">
      <style:text-properties officeooo:rsid="00152180" officeooo:paragraph-rsid="02d6dfbc"/>
    </style:style>
    <style:style style:name="P132" style:family="paragraph" style:parent-style-name="Table_20_Contents">
      <style:text-properties officeooo:rsid="00152180" officeooo:paragraph-rsid="02da18cb"/>
    </style:style>
    <style:style style:name="P133" style:family="paragraph" style:parent-style-name="Table_20_Contents">
      <style:text-properties officeooo:rsid="00152180" officeooo:paragraph-rsid="02ea34e6"/>
    </style:style>
    <style:style style:name="P134" style:family="paragraph" style:parent-style-name="Table_20_Contents">
      <style:text-properties officeooo:rsid="00152180" officeooo:paragraph-rsid="030d2f99"/>
    </style:style>
    <style:style style:name="P135" style:family="paragraph" style:parent-style-name="Table_20_Contents">
      <style:text-properties officeooo:rsid="00152180" officeooo:paragraph-rsid="0313d1ba"/>
    </style:style>
    <style:style style:name="P136" style:family="paragraph" style:parent-style-name="Table_20_Contents">
      <style:text-properties officeooo:rsid="00152180" officeooo:paragraph-rsid="0336ba64"/>
    </style:style>
    <style:style style:name="P137" style:family="paragraph" style:parent-style-name="Table_20_Contents">
      <style:text-properties officeooo:rsid="00152180" officeooo:paragraph-rsid="033852f9"/>
    </style:style>
    <style:style style:name="P138" style:family="paragraph" style:parent-style-name="Table_20_Contents">
      <style:text-properties officeooo:rsid="00152180" officeooo:paragraph-rsid="0338997d"/>
    </style:style>
    <style:style style:name="P139" style:family="paragraph" style:parent-style-name="Table_20_Contents">
      <style:text-properties officeooo:rsid="00152180" officeooo:paragraph-rsid="033d9d63"/>
    </style:style>
    <style:style style:name="P140" style:family="paragraph" style:parent-style-name="Table_20_Contents">
      <style:text-properties officeooo:rsid="00152180" officeooo:paragraph-rsid="034272e1"/>
    </style:style>
    <style:style style:name="P141" style:family="paragraph" style:parent-style-name="Table_20_Contents">
      <style:text-properties officeooo:rsid="00152180" officeooo:paragraph-rsid="0343b956"/>
    </style:style>
    <style:style style:name="P142" style:family="paragraph" style:parent-style-name="Table_20_Contents">
      <style:text-properties officeooo:rsid="00152180" officeooo:paragraph-rsid="03a4c0ab"/>
    </style:style>
    <style:style style:name="P143" style:family="paragraph" style:parent-style-name="Table_20_Contents">
      <style:text-properties officeooo:rsid="00182ab8" officeooo:paragraph-rsid="029233bd"/>
    </style:style>
    <style:style style:name="P144" style:family="paragraph" style:parent-style-name="Table_20_Contents">
      <style:text-properties officeooo:rsid="00182ab8" officeooo:paragraph-rsid="02bd0e6c"/>
    </style:style>
    <style:style style:name="P145" style:family="paragraph" style:parent-style-name="Table_20_Contents">
      <style:text-properties officeooo:rsid="00182ab8" officeooo:paragraph-rsid="02bdb5a9"/>
    </style:style>
    <style:style style:name="P146" style:family="paragraph" style:parent-style-name="Table_20_Contents">
      <style:text-properties officeooo:rsid="00182ab8" officeooo:paragraph-rsid="02fac2e5"/>
    </style:style>
    <style:style style:name="P147" style:family="paragraph" style:parent-style-name="Table_20_Contents">
      <style:text-properties officeooo:rsid="00182ab8" officeooo:paragraph-rsid="0321cb5e"/>
    </style:style>
    <style:style style:name="P148" style:family="paragraph" style:parent-style-name="Table_20_Contents">
      <style:text-properties officeooo:rsid="00182ab8" officeooo:paragraph-rsid="0339d043"/>
    </style:style>
    <style:style style:name="P149" style:family="paragraph" style:parent-style-name="Table_20_Contents">
      <style:text-properties officeooo:rsid="00182ab8" officeooo:paragraph-rsid="033a7c61"/>
    </style:style>
    <style:style style:name="P150" style:family="paragraph" style:parent-style-name="Table_20_Contents">
      <style:text-properties officeooo:rsid="00182ab8" officeooo:paragraph-rsid="034beead"/>
    </style:style>
    <style:style style:name="P151" style:family="paragraph" style:parent-style-name="Table_20_Contents">
      <style:text-properties officeooo:rsid="00182ab8" officeooo:paragraph-rsid="034ca80c"/>
    </style:style>
    <style:style style:name="P152" style:family="paragraph" style:parent-style-name="Table_20_Contents">
      <style:text-properties fo:language="nl" fo:country="BE" fo:font-weight="bold" officeooo:paragraph-rsid="001374df" style:font-weight-asian="bold" style:font-weight-complex="bold"/>
    </style:style>
    <style:style style:name="P153" style:family="paragraph" style:parent-style-name="Table_20_Contents">
      <style:text-properties fo:language="nl" fo:country="BE" fo:font-weight="bold" officeooo:paragraph-rsid="0018cebf" style:font-weight-asian="bold" style:font-weight-complex="bold"/>
    </style:style>
    <style:style style:name="P154" style:family="paragraph" style:parent-style-name="Table_20_Contents">
      <style:text-properties fo:language="nl" fo:country="BE" fo:font-weight="bold" officeooo:rsid="001342eb" officeooo:paragraph-rsid="001eba2b" style:font-weight-asian="bold" style:font-weight-complex="bold"/>
    </style:style>
    <style:style style:name="P155" style:family="paragraph" style:parent-style-name="Table_20_Contents">
      <style:text-properties fo:language="nl" fo:country="BE" fo:font-weight="bold" officeooo:rsid="001342eb" officeooo:paragraph-rsid="001fe9ab" style:font-weight-asian="bold" style:font-weight-complex="bold"/>
    </style:style>
    <style:style style:name="P156" style:family="paragraph" style:parent-style-name="Table_20_Contents">
      <style:text-properties fo:language="nl" fo:country="BE" fo:font-weight="bold" officeooo:rsid="001342eb" officeooo:paragraph-rsid="0020ae9b" style:font-weight-asian="bold" style:font-weight-complex="bold"/>
    </style:style>
    <style:style style:name="P157" style:family="paragraph" style:parent-style-name="Table_20_Contents">
      <style:text-properties fo:language="nl" fo:country="BE" fo:font-weight="bold" officeooo:rsid="001342eb" officeooo:paragraph-rsid="014b8156" style:font-weight-asian="bold" style:font-weight-complex="bold"/>
    </style:style>
    <style:style style:name="P158" style:family="paragraph" style:parent-style-name="Table_20_Contents">
      <style:text-properties fo:language="nl" fo:country="BE" fo:font-weight="bold" officeooo:rsid="001342eb" officeooo:paragraph-rsid="0221b8be" style:font-weight-asian="bold" style:font-weight-complex="bold"/>
    </style:style>
    <style:style style:name="P159" style:family="paragraph" style:parent-style-name="Table_20_Contents">
      <style:text-properties fo:language="nl" fo:country="BE" fo:font-weight="bold" officeooo:paragraph-rsid="001eba2b" style:font-weight-asian="bold" style:font-weight-complex="bold"/>
    </style:style>
    <style:style style:name="P160" style:family="paragraph" style:parent-style-name="Table_20_Contents">
      <style:text-properties fo:language="nl" fo:country="BE" fo:font-weight="bold" officeooo:paragraph-rsid="001fe9ab" style:font-weight-asian="bold" style:font-weight-complex="bold"/>
    </style:style>
    <style:style style:name="P161" style:family="paragraph" style:parent-style-name="Table_20_Contents">
      <style:text-properties fo:language="nl" fo:country="BE" fo:font-weight="bold" officeooo:paragraph-rsid="0020ae9b" style:font-weight-asian="bold" style:font-weight-complex="bold"/>
    </style:style>
    <style:style style:name="P162" style:family="paragraph" style:parent-style-name="Table_20_Contents">
      <style:text-properties fo:language="nl" fo:country="BE" fo:font-weight="bold" officeooo:paragraph-rsid="01d7baea" style:font-weight-asian="bold" style:font-weight-complex="bold"/>
    </style:style>
    <style:style style:name="P163" style:family="paragraph" style:parent-style-name="Table_20_Contents">
      <style:text-properties fo:language="nl" fo:country="BE" fo:font-weight="bold" officeooo:rsid="00312ec3" officeooo:paragraph-rsid="01d94750" style:font-weight-asian="bold" style:font-weight-complex="bold"/>
    </style:style>
    <style:style style:name="P164" style:family="paragraph" style:parent-style-name="Table_20_Contents">
      <style:text-properties fo:language="nl" fo:country="BE" officeooo:paragraph-rsid="001374df"/>
    </style:style>
    <style:style style:name="P165" style:family="paragraph" style:parent-style-name="Table_20_Contents">
      <style:text-properties fo:language="nl" fo:country="BE" officeooo:rsid="001412b2" officeooo:paragraph-rsid="0018cebf"/>
    </style:style>
    <style:style style:name="P166" style:family="paragraph" style:parent-style-name="Table_20_Contents">
      <style:text-properties fo:language="nl" fo:country="BE" officeooo:paragraph-rsid="0018cebf"/>
    </style:style>
    <style:style style:name="P167" style:family="paragraph" style:parent-style-name="Table_20_Contents">
      <style:text-properties fo:language="nl" fo:country="BE" officeooo:rsid="01f304b3" officeooo:paragraph-rsid="01f304b3"/>
    </style:style>
    <style:style style:name="P168" style:family="paragraph" style:parent-style-name="Table_20_Contents">
      <style:text-properties fo:language="nl" fo:country="BE" officeooo:paragraph-rsid="03b3fe47"/>
    </style:style>
    <style:style style:name="P169" style:family="paragraph" style:parent-style-name="Table_20_Contents">
      <style:text-properties fo:language="nl" fo:country="BE" officeooo:paragraph-rsid="03ba41d1"/>
    </style:style>
    <style:style style:name="P170" style:family="paragraph" style:parent-style-name="Table_20_Contents">
      <style:text-properties officeooo:rsid="0023e8ea" officeooo:paragraph-rsid="021d8ee1"/>
    </style:style>
    <style:style style:name="P171" style:family="paragraph" style:parent-style-name="Table_20_Contents">
      <style:text-properties officeooo:rsid="0023e8ea" officeooo:paragraph-rsid="025dd29d"/>
    </style:style>
    <style:style style:name="P172" style:family="paragraph" style:parent-style-name="Table_20_Contents">
      <style:text-properties officeooo:rsid="0023e8ea" officeooo:paragraph-rsid="0377783e"/>
    </style:style>
    <style:style style:name="P173" style:family="paragraph" style:parent-style-name="Table_20_Contents">
      <style:text-properties officeooo:rsid="0026277a" officeooo:paragraph-rsid="021d8ee1"/>
    </style:style>
    <style:style style:name="P174" style:family="paragraph" style:parent-style-name="Table_20_Contents">
      <style:text-properties officeooo:rsid="0035b4e7" officeooo:paragraph-rsid="009b25f8"/>
    </style:style>
    <style:style style:name="P175" style:family="paragraph" style:parent-style-name="Table_20_Contents">
      <style:text-properties officeooo:rsid="0035b4e7" officeooo:paragraph-rsid="00f9c12a"/>
    </style:style>
    <style:style style:name="P176" style:family="paragraph" style:parent-style-name="Table_20_Contents">
      <style:text-properties officeooo:rsid="00592d9a" officeooo:paragraph-rsid="00592d9a"/>
    </style:style>
    <style:style style:name="P177" style:family="paragraph" style:parent-style-name="Table_20_Contents">
      <style:text-properties officeooo:rsid="00596f70" officeooo:paragraph-rsid="00596f70"/>
    </style:style>
    <style:style style:name="P178" style:family="paragraph" style:parent-style-name="Table_20_Contents">
      <style:text-properties officeooo:rsid="005a7897" officeooo:paragraph-rsid="005a7897"/>
    </style:style>
    <style:style style:name="P179" style:family="paragraph" style:parent-style-name="Table_20_Contents">
      <style:text-properties officeooo:rsid="006b237c" officeooo:paragraph-rsid="021d8ee1"/>
    </style:style>
    <style:style style:name="P180" style:family="paragraph" style:parent-style-name="Table_20_Contents">
      <style:text-properties officeooo:rsid="006b237c" officeooo:paragraph-rsid="025dd29d"/>
    </style:style>
    <style:style style:name="P181" style:family="paragraph" style:parent-style-name="Table_20_Contents">
      <style:text-properties officeooo:rsid="006b237c" officeooo:paragraph-rsid="0377783e"/>
    </style:style>
    <style:style style:name="P182" style:family="paragraph" style:parent-style-name="Table_20_Contents">
      <style:text-properties officeooo:rsid="00362756" officeooo:paragraph-rsid="009b25f8"/>
    </style:style>
    <style:style style:name="P183" style:family="paragraph" style:parent-style-name="Table_20_Contents">
      <style:text-properties officeooo:rsid="00362756" officeooo:paragraph-rsid="03640a12"/>
    </style:style>
    <style:style style:name="P184" style:family="paragraph" style:parent-style-name="Table_20_Contents">
      <style:text-properties officeooo:rsid="00362756" officeooo:paragraph-rsid="036b0471"/>
    </style:style>
    <style:style style:name="P185" style:family="paragraph" style:parent-style-name="Table_20_Contents">
      <style:text-properties officeooo:rsid="00362756" officeooo:paragraph-rsid="036f871a"/>
    </style:style>
    <style:style style:name="P186" style:family="paragraph" style:parent-style-name="Table_20_Contents">
      <style:text-properties officeooo:rsid="009b5576" officeooo:paragraph-rsid="009b5576"/>
    </style:style>
    <style:style style:name="P187" style:family="paragraph" style:parent-style-name="Table_20_Contents">
      <style:text-properties officeooo:rsid="009b5576" officeooo:paragraph-rsid="00c49790"/>
    </style:style>
    <style:style style:name="P188" style:family="paragraph" style:parent-style-name="Table_20_Contents">
      <style:text-properties officeooo:rsid="009c3be9" officeooo:paragraph-rsid="009c3be9"/>
    </style:style>
    <style:style style:name="P189" style:family="paragraph" style:parent-style-name="Table_20_Contents">
      <style:text-properties officeooo:rsid="009c53a1" officeooo:paragraph-rsid="009c53a1"/>
    </style:style>
    <style:style style:name="P190" style:family="paragraph" style:parent-style-name="Table_20_Contents">
      <style:text-properties officeooo:rsid="00a823d2" officeooo:paragraph-rsid="00a823d2"/>
    </style:style>
    <style:style style:name="P191" style:family="paragraph" style:parent-style-name="Table_20_Contents">
      <style:text-properties officeooo:rsid="00a9ab61" officeooo:paragraph-rsid="00a9ab61"/>
    </style:style>
    <style:style style:name="P192" style:family="paragraph" style:parent-style-name="Table_20_Contents">
      <style:text-properties officeooo:rsid="00aa8ed3" officeooo:paragraph-rsid="00aa8ed3"/>
    </style:style>
    <style:style style:name="P193" style:family="paragraph" style:parent-style-name="Table_20_Contents">
      <style:text-properties officeooo:rsid="00aa8ed3" officeooo:paragraph-rsid="01f3f4e4"/>
    </style:style>
    <style:style style:name="P194" style:family="paragraph" style:parent-style-name="Table_20_Contents">
      <style:text-properties officeooo:rsid="00aa8ed3" officeooo:paragraph-rsid="028d41ff"/>
    </style:style>
    <style:style style:name="P195" style:family="paragraph" style:parent-style-name="Table_20_Contents">
      <style:text-properties officeooo:rsid="00ac894b" officeooo:paragraph-rsid="00ac894b"/>
    </style:style>
    <style:style style:name="P196" style:family="paragraph" style:parent-style-name="Table_20_Contents">
      <style:text-properties officeooo:rsid="00ac894b" officeooo:paragraph-rsid="00c64908"/>
    </style:style>
    <style:style style:name="P197" style:family="paragraph" style:parent-style-name="Table_20_Contents">
      <style:text-properties officeooo:rsid="00c56181" officeooo:paragraph-rsid="00c56181"/>
    </style:style>
    <style:style style:name="P198" style:family="paragraph" style:parent-style-name="Table_20_Contents">
      <style:text-properties officeooo:rsid="00df7d8b" officeooo:paragraph-rsid="028d41ff"/>
    </style:style>
    <style:style style:name="P199" style:family="paragraph" style:parent-style-name="Table_20_Contents">
      <style:text-properties officeooo:rsid="00df7d8b" officeooo:paragraph-rsid="02ca30f9"/>
    </style:style>
    <style:style style:name="P200" style:family="paragraph" style:parent-style-name="Table_20_Contents">
      <style:text-properties officeooo:rsid="00df7d8b" officeooo:paragraph-rsid="030643f7"/>
    </style:style>
    <style:style style:name="P201" style:family="paragraph" style:parent-style-name="Table_20_Contents">
      <style:text-properties officeooo:rsid="00e0484b" officeooo:paragraph-rsid="028d41ff"/>
    </style:style>
    <style:style style:name="P202" style:family="paragraph" style:parent-style-name="Table_20_Contents">
      <style:text-properties officeooo:rsid="00e0484b" officeooo:paragraph-rsid="033218fc"/>
    </style:style>
    <style:style style:name="P203" style:family="paragraph" style:parent-style-name="Table_20_Contents">
      <style:text-properties officeooo:rsid="00e0484b" officeooo:paragraph-rsid="033b0369"/>
    </style:style>
    <style:style style:name="P204" style:family="paragraph" style:parent-style-name="Table_20_Contents">
      <style:text-properties officeooo:rsid="00e13b12" officeooo:paragraph-rsid="028d41ff"/>
    </style:style>
    <style:style style:name="P205" style:family="paragraph" style:parent-style-name="Table_20_Contents">
      <style:text-properties officeooo:rsid="00e13b12" officeooo:paragraph-rsid="0306feff"/>
    </style:style>
    <style:style style:name="P206" style:family="paragraph" style:parent-style-name="Table_20_Contents">
      <style:text-properties officeooo:rsid="00e13b12" officeooo:paragraph-rsid="033218fc"/>
    </style:style>
    <style:style style:name="P207" style:family="paragraph" style:parent-style-name="Table_20_Contents">
      <style:text-properties officeooo:rsid="012dceee" officeooo:paragraph-rsid="012dceee"/>
    </style:style>
    <style:style style:name="P208" style:family="paragraph" style:parent-style-name="Table_20_Contents">
      <style:text-properties officeooo:rsid="0130ce34" officeooo:paragraph-rsid="0130ce34"/>
    </style:style>
    <style:style style:name="P209" style:family="paragraph" style:parent-style-name="Table_20_Contents">
      <style:text-properties officeooo:rsid="01f304b3" officeooo:paragraph-rsid="01f304b3"/>
    </style:style>
    <style:style style:name="P210" style:family="paragraph" style:parent-style-name="Table_20_Contents">
      <style:text-properties officeooo:rsid="01f304b3" officeooo:paragraph-rsid="021d8ee1"/>
    </style:style>
    <style:style style:name="P211" style:family="paragraph" style:parent-style-name="Table_20_Contents">
      <style:text-properties officeooo:rsid="01f304b3" officeooo:paragraph-rsid="03768ef5"/>
    </style:style>
    <style:style style:name="P212" style:family="paragraph" style:parent-style-name="Table_20_Contents">
      <style:text-properties officeooo:rsid="01f304b3" officeooo:paragraph-rsid="0376f540"/>
    </style:style>
    <style:style style:name="P213" style:family="paragraph" style:parent-style-name="Table_20_Contents">
      <style:text-properties officeooo:rsid="02b1ffca" officeooo:paragraph-rsid="02b1ffca"/>
    </style:style>
    <style:style style:name="P214" style:family="paragraph" style:parent-style-name="Table_20_Contents">
      <style:text-properties officeooo:rsid="02b5a171" officeooo:paragraph-rsid="02b5a171"/>
    </style:style>
    <style:style style:name="P215" style:family="paragraph" style:parent-style-name="Table_20_Contents">
      <style:text-properties officeooo:rsid="02b7dae8" officeooo:paragraph-rsid="02b7dae8"/>
    </style:style>
    <style:style style:name="P216" style:family="paragraph" style:parent-style-name="Table_20_Contents">
      <style:text-properties officeooo:rsid="02bd0e6c" officeooo:paragraph-rsid="02bd0e6c"/>
    </style:style>
    <style:style style:name="P217" style:family="paragraph" style:parent-style-name="Table_20_Contents">
      <style:text-properties officeooo:rsid="033218fc" officeooo:paragraph-rsid="033218fc"/>
    </style:style>
    <style:style style:name="P218" style:family="paragraph" style:parent-style-name="Table_20_Contents">
      <style:text-properties officeooo:rsid="00fccfcd" officeooo:paragraph-rsid="03640a12"/>
    </style:style>
    <style:style style:name="P219" style:family="paragraph" style:parent-style-name="Table_20_Contents">
      <style:text-properties officeooo:rsid="00fccfcd" officeooo:paragraph-rsid="036b0471"/>
    </style:style>
    <style:style style:name="P220" style:family="paragraph" style:parent-style-name="Table_20_Contents">
      <style:text-properties officeooo:rsid="00fccfcd" officeooo:paragraph-rsid="036f871a"/>
    </style:style>
    <style:style style:name="P221" style:family="paragraph" style:parent-style-name="Table_20_Contents">
      <style:text-properties fo:font-weight="normal" officeooo:rsid="00a048f6" officeooo:paragraph-rsid="03cc1b03" style:font-weight-asian="normal" style:font-weight-complex="normal"/>
    </style:style>
    <style:style style:name="P222" style:family="paragraph" style:parent-style-name="Table_20_Contents">
      <style:text-properties fo:font-weight="normal" officeooo:rsid="005de038" officeooo:paragraph-rsid="03d131ca" style:font-weight-asian="normal" style:font-weight-complex="normal"/>
    </style:style>
    <style:style style:name="P223" style:family="paragraph" style:parent-style-name="Table_20_Contents">
      <style:text-properties fo:font-weight="normal" officeooo:rsid="0070984c" officeooo:paragraph-rsid="03d3e193" style:font-weight-asian="normal" style:font-weight-complex="normal"/>
    </style:style>
    <style:style style:name="P224" style:family="paragraph" style:parent-style-name="Table_20_Contents">
      <style:text-properties fo:font-weight="normal" officeooo:rsid="03d2be13" officeooo:paragraph-rsid="03d3e193" style:font-weight-asian="normal" style:font-weight-complex="normal"/>
    </style:style>
    <style:style style:name="P225" style:family="paragraph" style:parent-style-name="Table_20_Contents">
      <style:text-properties officeooo:rsid="033572ca" officeooo:paragraph-rsid="033572ca"/>
    </style:style>
    <style:style style:name="P226" style:family="paragraph" style:parent-style-name="Table_20_Contents">
      <style:text-properties officeooo:rsid="033852f9" officeooo:paragraph-rsid="033852f9"/>
    </style:style>
    <style:style style:name="P227" style:family="paragraph" style:parent-style-name="Table_20_Contents">
      <style:text-properties officeooo:rsid="0339d043" officeooo:paragraph-rsid="0339d043"/>
    </style:style>
    <style:style style:name="P228" style:family="paragraph" style:parent-style-name="Table_20_Contents">
      <style:text-properties officeooo:rsid="033b0369" officeooo:paragraph-rsid="033b0369"/>
    </style:style>
    <style:style style:name="P229" style:family="paragraph" style:parent-style-name="Table_20_Contents">
      <style:text-properties officeooo:rsid="033bba8a" officeooo:paragraph-rsid="033bba8a"/>
    </style:style>
    <style:style style:name="P230" style:family="paragraph" style:parent-style-name="Table_20_Contents">
      <style:text-properties officeooo:rsid="004faaea" officeooo:paragraph-rsid="03768ef5"/>
    </style:style>
    <style:style style:name="P231" style:family="paragraph" style:parent-style-name="Table_20_Contents">
      <style:text-properties officeooo:rsid="004faaea" officeooo:paragraph-rsid="0376f540"/>
    </style:style>
    <style:style style:name="P232" style:family="paragraph" style:parent-style-name="Table_20_Contents">
      <style:text-properties officeooo:rsid="006df2f6" officeooo:paragraph-rsid="03768ef5"/>
    </style:style>
    <style:style style:name="P233" style:family="paragraph" style:parent-style-name="Table_20_Contents">
      <style:text-properties officeooo:rsid="006df2f6" officeooo:paragraph-rsid="03887019"/>
    </style:style>
    <style:style style:name="P234" style:family="paragraph" style:parent-style-name="Table_20_Contents">
      <style:text-properties officeooo:rsid="008878a2" officeooo:paragraph-rsid="0376f540"/>
    </style:style>
    <style:style style:name="P235" style:family="paragraph" style:parent-style-name="Table_20_Contents">
      <style:text-properties officeooo:rsid="0088cca9" officeooo:paragraph-rsid="039364a8"/>
    </style:style>
    <style:style style:name="P236" style:family="paragraph" style:parent-style-name="Table_20_Contents">
      <style:text-properties officeooo:rsid="0088cca9" officeooo:paragraph-rsid="03a7be6b"/>
    </style:style>
    <style:style style:name="P237" style:family="paragraph" style:parent-style-name="Table_20_Contents">
      <style:text-properties officeooo:rsid="037d26e8" officeooo:paragraph-rsid="037d26e8"/>
    </style:style>
    <style:style style:name="P238" style:family="paragraph" style:parent-style-name="Table_20_Contents">
      <style:text-properties officeooo:rsid="03c68d9e" officeooo:paragraph-rsid="03c68d9e"/>
    </style:style>
    <style:style style:name="P239" style:family="paragraph" style:parent-style-name="Table_20_Contents">
      <style:text-properties officeooo:rsid="03c68d9e" officeooo:paragraph-rsid="03d2be13"/>
    </style:style>
    <style:style style:name="P240" style:family="paragraph" style:parent-style-name="Table_20_Contents">
      <style:text-properties officeooo:rsid="03c8809f" officeooo:paragraph-rsid="03c8809f"/>
    </style:style>
    <style:style style:name="P241" style:family="paragraph" style:parent-style-name="Table_20_Contents">
      <style:text-properties officeooo:rsid="03ca37d0" officeooo:paragraph-rsid="03ca37d0"/>
    </style:style>
    <style:style style:name="P242" style:family="paragraph" style:parent-style-name="Table_20_Contents">
      <style:text-properties officeooo:rsid="03d42644" officeooo:paragraph-rsid="03d42644"/>
    </style:style>
    <style:style style:name="P243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44" style:family="paragraph" style:parent-style-name="Standard">
      <style:text-properties fo:language="nl" fo:country="BE" fo:font-weight="normal" officeooo:rsid="001342eb" officeooo:paragraph-rsid="001374df" style:font-weight-asian="normal" style:font-weight-complex="normal"/>
    </style:style>
    <style:style style:name="P245" style:family="paragraph" style:parent-style-name="Standard">
      <style:text-properties fo:language="nl" fo:country="BE" fo:font-weight="normal" officeooo:rsid="001342eb" officeooo:paragraph-rsid="0018cebf" style:font-weight-asian="normal" style:font-weight-complex="normal"/>
    </style:style>
    <style:style style:name="P246" style:family="paragraph" style:parent-style-name="Standard">
      <style:text-properties fo:language="nl" fo:country="BE" officeooo:paragraph-rsid="001374df"/>
    </style:style>
    <style:style style:name="P247" style:family="paragraph" style:parent-style-name="Standard">
      <style:text-properties fo:language="zxx" fo:country="none" officeooo:paragraph-rsid="001374df" style:language-asian="zxx" style:country-asian="none" style:language-complex="zxx" style:country-complex="none"/>
    </style:style>
    <style:style style:name="P248" style:family="paragraph" style:parent-style-name="Standard">
      <style:text-properties fo:language="zxx" fo:country="none" fo:font-weight="normal" officeooo:rsid="0012f95c" officeooo:paragraph-rsid="00db29db" style:language-asian="zxx" style:country-asian="none" style:font-weight-asian="normal" style:language-complex="zxx" style:country-complex="none" style:font-weight-complex="normal"/>
    </style:style>
    <style:style style:name="P249" style:family="paragraph" style:parent-style-name="Standard">
      <style:text-properties fo:language="zxx" fo:country="none" fo:font-weight="normal" officeooo:rsid="0012f95c" officeooo:paragraph-rsid="02b6f2e8" style:language-asian="zxx" style:country-asian="none" style:font-weight-asian="normal" style:language-complex="zxx" style:country-complex="none" style:font-weight-complex="normal"/>
    </style:style>
    <style:style style:name="P250" style:family="paragraph" style:parent-style-name="Standard">
      <style:text-properties fo:language="zxx" fo:country="none" fo:font-weight="normal" officeooo:rsid="0012f95c" officeooo:paragraph-rsid="02b81244" style:language-asian="zxx" style:country-asian="none" style:font-weight-asian="normal" style:language-complex="zxx" style:country-complex="none" style:font-weight-complex="normal"/>
    </style:style>
    <style:style style:name="P251" style:family="paragraph" style:parent-style-name="Standard">
      <style:text-properties fo:language="zxx" fo:country="none" fo:font-weight="normal" officeooo:rsid="0012f95c" officeooo:paragraph-rsid="02bf97a2" style:language-asian="zxx" style:country-asian="none" style:font-weight-asian="normal" style:language-complex="zxx" style:country-complex="none" style:font-weight-complex="normal"/>
    </style:style>
    <style:style style:name="P252" style:family="paragraph" style:parent-style-name="Standard">
      <style:text-properties fo:language="zxx" fo:country="none" fo:font-weight="normal" officeooo:rsid="0012f95c" officeooo:paragraph-rsid="0336ba64" style:language-asian="zxx" style:country-asian="none" style:font-weight-asian="normal" style:language-complex="zxx" style:country-complex="none" style:font-weight-complex="normal"/>
    </style:style>
    <style:style style:name="P253" style:family="paragraph" style:parent-style-name="Standard">
      <style:text-properties fo:language="zxx" fo:country="none" fo:font-weight="normal" officeooo:rsid="0012f95c" officeooo:paragraph-rsid="0338997d" style:language-asian="zxx" style:country-asian="none" style:font-weight-asian="normal" style:language-complex="zxx" style:country-complex="none" style:font-weight-complex="normal"/>
    </style:style>
    <style:style style:name="P254" style:family="paragraph" style:parent-style-name="Standard">
      <style:text-properties fo:language="zxx" fo:country="none" fo:font-weight="normal" officeooo:rsid="0012f95c" officeooo:paragraph-rsid="033a92f5" style:language-asian="zxx" style:country-asian="none" style:font-weight-asian="normal" style:language-complex="zxx" style:country-complex="none" style:font-weight-complex="normal"/>
    </style:style>
    <style:style style:name="P255" style:family="paragraph" style:parent-style-name="Standard">
      <style:text-properties fo:language="zxx" fo:country="none" fo:font-weight="normal" officeooo:rsid="0012f95c" officeooo:paragraph-rsid="034133b6" style:language-asian="zxx" style:country-asian="none" style:font-weight-asian="normal" style:language-complex="zxx" style:country-complex="none" style:font-weight-complex="normal"/>
    </style:style>
    <style:style style:name="P256" style:family="paragraph" style:parent-style-name="Standard">
      <style:text-properties fo:language="zxx" fo:country="none" fo:font-weight="normal" officeooo:rsid="0012f95c" officeooo:paragraph-rsid="034a5b43" style:language-asian="zxx" style:country-asian="none" style:font-weight-asian="normal" style:language-complex="zxx" style:country-complex="none" style:font-weight-complex="normal"/>
    </style:style>
    <style:style style:name="P257" style:family="paragraph" style:parent-style-name="Standard">
      <style:text-properties fo:language="zxx" fo:country="none" fo:font-weight="normal" officeooo:rsid="0012f95c" officeooo:paragraph-rsid="035394fe" style:language-asian="zxx" style:country-asian="none" style:font-weight-asian="normal" style:language-complex="zxx" style:country-complex="none" style:font-weight-complex="normal"/>
    </style:style>
    <style:style style:name="P258" style:family="paragraph" style:parent-style-name="Standard">
      <style:text-properties officeooo:paragraph-rsid="001374df"/>
    </style:style>
    <style:style style:name="P259" style:family="paragraph" style:parent-style-name="Standard">
      <style:text-properties officeooo:paragraph-rsid="0018cebf"/>
    </style:style>
    <style:style style:name="P260" style:family="paragraph" style:parent-style-name="Standard">
      <style:text-properties officeooo:paragraph-rsid="0021e595"/>
    </style:style>
    <style:style style:name="P261" style:family="paragraph" style:parent-style-name="Standard">
      <style:text-properties officeooo:paragraph-rsid="004b7c42"/>
    </style:style>
    <style:style style:name="P262" style:family="paragraph" style:parent-style-name="Standard">
      <style:text-properties officeooo:paragraph-rsid="004faaea"/>
    </style:style>
    <style:style style:name="P263" style:family="paragraph" style:parent-style-name="Standard">
      <style:text-properties officeooo:paragraph-rsid="0058053d"/>
    </style:style>
    <style:style style:name="P264" style:family="paragraph" style:parent-style-name="Standard">
      <style:text-properties officeooo:paragraph-rsid="009b25f8"/>
    </style:style>
    <style:style style:name="P265" style:family="paragraph" style:parent-style-name="Standard">
      <style:text-properties officeooo:paragraph-rsid="00a40ce9"/>
    </style:style>
    <style:style style:name="P266" style:family="paragraph" style:parent-style-name="Standard">
      <style:text-properties officeooo:paragraph-rsid="00c49790"/>
    </style:style>
    <style:style style:name="P267" style:family="paragraph" style:parent-style-name="Standard">
      <style:text-properties officeooo:paragraph-rsid="00dd5f6f"/>
    </style:style>
    <style:style style:name="P268" style:family="paragraph" style:parent-style-name="Standard">
      <style:text-properties officeooo:paragraph-rsid="00f9c12a"/>
    </style:style>
    <style:style style:name="P269" style:family="paragraph" style:parent-style-name="Standard">
      <style:text-properties officeooo:paragraph-rsid="0111f77a"/>
    </style:style>
    <style:style style:name="P270" style:family="paragraph" style:parent-style-name="Standard">
      <style:text-properties officeooo:paragraph-rsid="012868a2"/>
    </style:style>
    <style:style style:name="P271" style:family="paragraph" style:parent-style-name="Standard">
      <style:text-properties officeooo:paragraph-rsid="021d8ee1"/>
    </style:style>
    <style:style style:name="P272" style:family="paragraph" style:parent-style-name="Standard">
      <style:text-properties officeooo:rsid="0138b217" officeooo:paragraph-rsid="0138b217"/>
    </style:style>
    <style:style style:name="P273" style:family="paragraph" style:parent-style-name="Standard">
      <style:text-properties fo:font-size="16pt" fo:font-weight="bold" officeooo:rsid="022b93f2" officeooo:paragraph-rsid="022b93f2" style:font-size-asian="14pt" style:font-weight-asian="bold" style:font-size-complex="16pt" style:font-weight-complex="bold"/>
    </style:style>
    <style:style style:name="P274" style:family="paragraph" style:parent-style-name="Standard">
      <style:text-properties fo:font-size="16pt" fo:font-weight="bold" officeooo:rsid="022f91b6" officeooo:paragraph-rsid="022f91b6" style:font-size-asian="14pt" style:font-weight-asian="bold" style:font-size-complex="16pt" style:font-weight-complex="bold"/>
    </style:style>
    <style:style style:name="P275" style:family="paragraph" style:parent-style-name="Standard">
      <style:text-properties fo:font-size="16pt" fo:font-weight="bold" officeooo:rsid="0232449a" officeooo:paragraph-rsid="0232449a" style:font-size-asian="14pt" style:font-weight-asian="bold" style:font-size-complex="16pt" style:font-weight-complex="bold"/>
    </style:style>
    <style:style style:name="P276" style:family="paragraph" style:parent-style-name="Standard">
      <style:text-properties fo:font-size="16pt" fo:font-weight="bold" officeooo:rsid="0237e322" officeooo:paragraph-rsid="0237e322" style:font-size-asian="14pt" style:font-weight-asian="bold" style:font-size-complex="16pt" style:font-weight-complex="bold"/>
    </style:style>
    <style:style style:name="P277" style:family="paragraph" style:parent-style-name="Standard">
      <style:paragraph-properties fo:text-align="center" style:justify-single-word="false"/>
      <style:text-properties fo:font-size="16pt" fo:font-weight="bold" officeooo:rsid="022b93f2" officeooo:paragraph-rsid="022d5f70" style:font-size-asian="16pt" style:font-weight-asian="bold" style:font-size-complex="16pt" style:font-weight-complex="bold"/>
    </style:style>
    <style:style style:name="P278" style:family="paragraph" style:parent-style-name="Standard">
      <style:paragraph-properties fo:text-align="center" style:justify-single-word="false"/>
      <style:text-properties fo:font-size="18pt" fo:font-weight="bold" officeooo:rsid="0157c428" officeooo:paragraph-rsid="0157c428" style:font-size-asian="18pt" style:font-weight-asian="bold" style:font-size-complex="18pt" style:font-weight-complex="bold"/>
    </style:style>
    <style:style style:name="P279" style:family="paragraph" style:parent-style-name="Standard">
      <style:text-properties style:font-name="Liberation Serif" fo:font-size="16pt" fo:font-weight="bold" officeooo:rsid="023b8752" officeooo:paragraph-rsid="023b8752" style:font-size-asian="14pt" style:font-weight-asian="bold" style:font-size-complex="16pt" style:font-weight-complex="bold"/>
    </style:style>
    <style:style style:name="P280" style:family="paragraph" style:parent-style-name="Standard">
      <style:text-properties style:font-name="Liberation Serif" fo:font-size="16pt" fo:font-weight="bold" officeooo:rsid="0232dd13" officeooo:paragraph-rsid="02333d60" style:font-size-asian="14pt" style:font-weight-asian="bold" style:font-size-complex="16pt" style:font-weight-complex="bold"/>
    </style:style>
    <style:style style:name="P281" style:family="paragraph" style:parent-style-name="Standard">
      <style:text-properties style:font-name="Liberation Serif" fo:font-size="15pt" fo:font-weight="normal" officeooo:rsid="022b93f2" officeooo:paragraph-rsid="022b93f2" style:font-size-asian="15pt" style:font-weight-asian="normal" style:font-size-complex="15pt" style:font-weight-complex="normal"/>
    </style:style>
    <style:style style:name="P282" style:family="paragraph" style:parent-style-name="Standard">
      <style:text-properties style:font-name="Liberation Serif" fo:font-size="15pt" fo:font-weight="normal" officeooo:rsid="023a39ca" officeooo:paragraph-rsid="023a39ca" style:font-size-asian="13.1000003814697pt" style:font-weight-asian="normal" style:font-size-complex="15pt" style:font-weight-complex="normal"/>
    </style:style>
    <style:style style:name="P283" style:family="paragraph" style:parent-style-name="Standard">
      <style:text-properties style:font-name="Liberation Serif" fo:font-size="15pt" fo:font-weight="normal" officeooo:rsid="023a39ca" officeooo:paragraph-rsid="023f99b9" style:font-size-asian="13.1000003814697pt" style:font-weight-asian="normal" style:font-size-complex="15pt" style:font-weight-complex="normal"/>
    </style:style>
    <style:style style:name="P284" style:family="paragraph" style:parent-style-name="Standard">
      <style:text-properties style:font-name="Liberation Serif" fo:font-size="15pt" fo:font-weight="normal" officeooo:rsid="02433ee3" officeooo:paragraph-rsid="02433ee3" style:font-size-asian="13.1000003814697pt" style:font-weight-asian="normal" style:font-size-complex="15pt" style:font-weight-complex="normal"/>
    </style:style>
    <style:style style:name="P285" style:family="paragraph" style:parent-style-name="Standard">
      <style:text-properties style:font-name="Liberation Serif" fo:font-size="15pt" fo:font-weight="normal" officeooo:rsid="02466c57" officeooo:paragraph-rsid="02466c57" style:font-size-asian="13.1000003814697pt" style:font-weight-asian="normal" style:font-size-complex="15pt" style:font-weight-complex="normal"/>
    </style:style>
    <style:style style:name="P286" style:family="paragraph" style:parent-style-name="Standard">
      <style:text-properties style:font-name="Liberation Serif" fo:font-size="15pt" fo:font-weight="normal" officeooo:rsid="02466c57" officeooo:paragraph-rsid="024b3a56" style:font-size-asian="13.1000003814697pt" style:font-weight-asian="normal" style:font-size-complex="15pt" style:font-weight-complex="normal"/>
    </style:style>
    <style:style style:name="P287" style:family="paragraph" style:parent-style-name="Standard">
      <style:text-properties style:font-name="Liberation Serif" fo:font-size="15pt" fo:font-weight="normal" officeooo:rsid="02401daa" officeooo:paragraph-rsid="02401daa" style:font-size-asian="13.1000003814697pt" style:font-weight-asian="normal" style:font-size-complex="15pt" style:font-weight-complex="normal"/>
    </style:style>
    <style:style style:name="P288" style:family="paragraph" style:parent-style-name="Standard">
      <style:text-properties style:font-name="Liberation Serif" fo:font-size="15pt" fo:font-weight="normal" officeooo:paragraph-rsid="02466c57"/>
    </style:style>
    <style:style style:name="P289" style:family="paragraph" style:parent-style-name="Standard">
      <style:text-properties style:font-name="Liberation Serif" fo:font-size="15pt" fo:font-weight="bold" officeooo:rsid="029a4dd3" officeooo:paragraph-rsid="029a4dd3" style:font-size-asian="13.1000003814697pt" style:font-weight-asian="bold" style:font-size-complex="15pt" style:font-weight-complex="bold"/>
    </style:style>
    <style:style style:name="P290" style:family="paragraph" style:parent-style-name="Standard">
      <style:text-properties style:font-name="Liberation Serif" fo:font-size="15pt" fo:font-weight="bold" officeooo:rsid="032c7c9b" officeooo:paragraph-rsid="032c7c9b" style:font-size-asian="13.1000003814697pt" style:font-weight-asian="bold" style:font-size-complex="15pt" style:font-weight-complex="bold"/>
    </style:style>
    <style:style style:name="P291" style:family="paragraph" style:parent-style-name="Standard">
      <style:text-properties style:font-name="Liberation Serif" fo:font-size="15pt" fo:font-weight="bold" officeooo:rsid="0411a7d1" officeooo:paragraph-rsid="0411a7d1" style:font-size-asian="13.1000003814697pt" style:font-weight-asian="bold" style:font-size-complex="15pt" style:font-weight-complex="bold"/>
    </style:style>
    <style:style style:name="P292" style:family="paragraph" style:parent-style-name="Standard">
      <style:paragraph-properties fo:text-align="center" style:justify-single-word="false"/>
      <style:text-properties fo:font-size="20pt" fo:font-weight="bold" officeooo:rsid="0157c428" officeooo:paragraph-rsid="0157c428" style:font-size-asian="20pt" style:font-weight-asian="bold" style:font-size-complex="20pt" style:font-weight-complex="bold"/>
    </style:style>
    <style:style style:name="P293" style:family="paragraph" style:parent-style-name="Standard">
      <style:text-properties officeooo:paragraph-rsid="025dd29d"/>
    </style:style>
    <style:style style:name="P294" style:family="paragraph" style:parent-style-name="Standard">
      <style:text-properties officeooo:paragraph-rsid="028d41ff"/>
    </style:style>
    <style:style style:name="P295" style:family="paragraph" style:parent-style-name="Standard">
      <style:text-properties officeooo:paragraph-rsid="02ca30f9"/>
    </style:style>
    <style:style style:name="P296" style:family="paragraph" style:parent-style-name="Standard">
      <style:text-properties officeooo:paragraph-rsid="02d6dfbc"/>
    </style:style>
    <style:style style:name="P297" style:family="paragraph" style:parent-style-name="Standard">
      <style:text-properties officeooo:paragraph-rsid="02e7e718"/>
    </style:style>
    <style:style style:name="P298" style:family="paragraph" style:parent-style-name="Standard">
      <style:text-properties officeooo:paragraph-rsid="02fac2e5"/>
    </style:style>
    <style:style style:name="P299" style:family="paragraph" style:parent-style-name="Standard">
      <style:text-properties officeooo:paragraph-rsid="030643f7"/>
    </style:style>
    <style:style style:name="P300" style:family="paragraph" style:parent-style-name="Standard">
      <style:text-properties officeooo:paragraph-rsid="030d2f99"/>
    </style:style>
    <style:style style:name="P301" style:family="paragraph" style:parent-style-name="Standard">
      <style:text-properties officeooo:paragraph-rsid="0313d1ba"/>
    </style:style>
    <style:style style:name="P302" style:family="paragraph" style:parent-style-name="Standard">
      <style:text-properties officeooo:paragraph-rsid="031fb7c1"/>
    </style:style>
    <style:style style:name="P303" style:family="paragraph" style:parent-style-name="Standard">
      <style:text-properties officeooo:paragraph-rsid="03768ef5"/>
    </style:style>
    <style:style style:name="P304" style:family="paragraph" style:parent-style-name="Standard">
      <style:text-properties officeooo:paragraph-rsid="0376f540"/>
    </style:style>
    <style:style style:name="P305" style:family="paragraph" style:parent-style-name="Standard">
      <style:text-properties officeooo:paragraph-rsid="0377783e"/>
    </style:style>
    <style:style style:name="P306" style:family="paragraph" style:parent-style-name="Text_20_body">
      <style:text-properties fo:language="nl" fo:country="BE" fo:font-weight="normal" officeooo:rsid="001342eb" officeooo:paragraph-rsid="001374df" style:font-weight-asian="normal" style:font-weight-complex="normal"/>
    </style:style>
    <style:style style:name="P307" style:family="paragraph" style:parent-style-name="Text_20_body">
      <style:text-properties fo:language="nl" fo:country="BE" officeooo:paragraph-rsid="001374df"/>
    </style:style>
    <style:style style:name="P308" style:family="paragraph" style:parent-style-name="Text_20_body">
      <style:text-properties officeooo:paragraph-rsid="03c47d89"/>
    </style:style>
    <style:style style:name="P309" style:family="paragraph" style:parent-style-name="Text_20_body">
      <style:text-properties officeooo:paragraph-rsid="03dc8246"/>
    </style:style>
    <style:style style:name="P310" style:family="paragraph" style:parent-style-name="Text_20_body">
      <style:text-properties style:font-name="Liberation Serif" fo:font-size="16pt" fo:font-weight="bold" officeooo:rsid="03c47d89" officeooo:paragraph-rsid="03dc8246" style:font-size-asian="14pt" style:font-weight-asian="bold" style:font-size-complex="16pt" style:font-weight-complex="bold"/>
    </style:style>
    <style:style style:name="P311" style:family="paragraph" style:parent-style-name="Text_20_body">
      <style:text-properties style:font-name="Liberation Serif" fo:font-size="16pt" fo:font-weight="bold" officeooo:rsid="03c47d89" officeooo:paragraph-rsid="03c47d89" style:font-size-asian="14pt" style:font-weight-asian="bold" style:font-size-complex="16pt" style:font-weight-complex="bold"/>
    </style:style>
    <style:style style:name="P312" style:family="paragraph" style:parent-style-name="Text_20_body">
      <style:text-properties style:font-name="Liberation Serif" fo:font-size="16pt" fo:font-weight="bold" officeooo:rsid="03eff4f7" officeooo:paragraph-rsid="03eff4f7" style:font-size-asian="14pt" style:font-weight-asian="bold" style:font-size-complex="16pt" style:font-weight-complex="bold"/>
    </style:style>
    <style:style style:name="P313" style:family="paragraph" style:parent-style-name="Text_20_body">
      <style:text-properties officeooo:rsid="03eff4f7" officeooo:paragraph-rsid="03eff4f7"/>
    </style:style>
    <style:style style:name="P314" style:family="paragraph" style:parent-style-name="Table_20_Contents">
      <style:paragraph-properties fo:break-before="page"/>
      <style:text-properties fo:language="nl" fo:country="BE" fo:font-weight="bold" officeooo:rsid="001342eb" officeooo:paragraph-rsid="0221b8be" style:font-weight-asian="bold" style:font-weight-complex="bold"/>
    </style:style>
    <style:style style:name="P315" style:family="paragraph" style:parent-style-name="Standard" style:list-style-name="L5">
      <style:text-properties officeooo:paragraph-rsid="00a08238"/>
    </style:style>
    <style:style style:name="P316" style:family="paragraph" style:parent-style-name="Standard" style:list-style-name="L5">
      <style:text-properties officeooo:paragraph-rsid="004b7c42"/>
    </style:style>
    <style:style style:name="P317" style:family="paragraph" style:parent-style-name="Standard" style:list-style-name="L7">
      <style:text-properties officeooo:paragraph-rsid="00c29a53"/>
    </style:style>
    <style:style style:name="P318" style:family="paragraph" style:parent-style-name="Standard" style:list-style-name="L9">
      <style:text-properties officeooo:paragraph-rsid="00cdfde0"/>
    </style:style>
    <style:style style:name="P319" style:family="paragraph" style:parent-style-name="Standard" style:list-style-name="L14">
      <style:text-properties officeooo:paragraph-rsid="03768ef5"/>
    </style:style>
    <style:style style:name="P320" style:family="paragraph" style:parent-style-name="Standard" style:list-style-name="L16">
      <style:text-properties officeooo:paragraph-rsid="0376f540"/>
    </style:style>
    <style:style style:name="P321" style:family="paragraph" style:parent-style-name="Standard" style:list-style-name="L16">
      <style:text-properties fo:language="zxx" fo:country="none" fo:font-weight="normal" officeooo:rsid="0012f95c" officeooo:paragraph-rsid="039d2517" style:language-asian="zxx" style:country-asian="none" style:font-weight-asian="normal" style:language-complex="zxx" style:country-complex="none" style:font-weight-complex="normal"/>
    </style:style>
    <style:style style:name="P322" style:family="paragraph" style:parent-style-name="Standard" style:list-style-name="L21">
      <style:text-properties fo:language="zxx" fo:country="none" fo:font-weight="normal" officeooo:rsid="0012f95c" officeooo:paragraph-rsid="01c3eba9" style:language-asian="zxx" style:country-asian="none" style:font-weight-asian="normal" style:language-complex="zxx" style:country-complex="none" style:font-weight-complex="normal"/>
    </style:style>
    <style:style style:name="P323" style:family="paragraph" style:parent-style-name="Standard" style:list-style-name="L22">
      <style:text-properties fo:language="zxx" fo:country="none" fo:font-weight="normal" officeooo:rsid="0012f95c" officeooo:paragraph-rsid="01d94750" style:language-asian="zxx" style:country-asian="none" style:font-weight-asian="normal" style:language-complex="zxx" style:country-complex="none" style:font-weight-complex="normal"/>
    </style:style>
    <style:style style:name="P324" style:family="paragraph" style:parent-style-name="Standard" style:list-style-name="L22">
      <style:text-properties fo:language="zxx" fo:country="none" fo:font-weight="normal" officeooo:rsid="0012f95c" officeooo:paragraph-rsid="01d2423a" style:language-asian="zxx" style:country-asian="none" style:font-weight-asian="normal" style:language-complex="zxx" style:country-complex="none" style:font-weight-complex="normal"/>
    </style:style>
    <style:style style:name="P325" style:family="paragraph" style:parent-style-name="Standard" style:list-style-name="L31">
      <style:text-properties fo:language="zxx" fo:country="none" fo:font-weight="normal" officeooo:rsid="0012f95c" officeooo:paragraph-rsid="02b6f2e8" style:language-asian="zxx" style:country-asian="none" style:font-weight-asian="normal" style:language-complex="zxx" style:country-complex="none" style:font-weight-complex="normal"/>
    </style:style>
    <style:style style:name="P326" style:family="paragraph" style:parent-style-name="Standard" style:list-style-name="L31">
      <style:text-properties fo:language="zxx" fo:country="none" fo:font-weight="normal" officeooo:rsid="0012f95c" officeooo:paragraph-rsid="01fe63f7" style:language-asian="zxx" style:country-asian="none" style:font-weight-asian="normal" style:language-complex="zxx" style:country-complex="none" style:font-weight-complex="normal"/>
    </style:style>
    <style:style style:name="P327" style:family="paragraph" style:parent-style-name="Standard" style:list-style-name="L31">
      <style:text-properties fo:language="zxx" fo:country="none" fo:font-weight="normal" officeooo:rsid="0012f95c" officeooo:paragraph-rsid="02bdb5a9" style:language-asian="zxx" style:country-asian="none" style:font-weight-asian="normal" style:language-complex="zxx" style:country-complex="none" style:font-weight-complex="normal"/>
    </style:style>
    <style:style style:name="P328" style:family="paragraph" style:parent-style-name="Standard" style:list-style-name="L31">
      <style:text-properties fo:language="zxx" fo:country="none" fo:font-weight="normal" officeooo:rsid="0012f95c" officeooo:paragraph-rsid="020e0771" style:language-asian="zxx" style:country-asian="none" style:font-weight-asian="normal" style:language-complex="zxx" style:country-complex="none" style:font-weight-complex="normal"/>
    </style:style>
    <style:style style:name="P329" style:family="paragraph" style:parent-style-name="Standard" style:list-style-name="L37">
      <style:text-properties fo:language="zxx" fo:country="none" fo:font-weight="normal" officeooo:rsid="0012f95c" officeooo:paragraph-rsid="02b81244" style:language-asian="zxx" style:country-asian="none" style:font-weight-asian="normal" style:language-complex="zxx" style:country-complex="none" style:font-weight-complex="normal"/>
    </style:style>
    <style:style style:name="P330" style:family="paragraph" style:parent-style-name="Standard" style:list-style-name="L37">
      <style:text-properties fo:language="zxx" fo:country="none" fo:font-weight="normal" officeooo:rsid="0012f95c" officeooo:paragraph-rsid="0201a97e" style:language-asian="zxx" style:country-asian="none" style:font-weight-asian="normal" style:language-complex="zxx" style:country-complex="none" style:font-weight-complex="normal"/>
    </style:style>
    <style:style style:name="P331" style:family="paragraph" style:parent-style-name="Standard" style:list-style-name="L50">
      <style:text-properties fo:language="zxx" fo:country="none" fo:font-weight="normal" officeooo:rsid="0012f95c" officeooo:paragraph-rsid="0336ba64" style:language-asian="zxx" style:country-asian="none" style:font-weight-asian="normal" style:language-complex="zxx" style:country-complex="none" style:font-weight-complex="normal"/>
    </style:style>
    <style:style style:name="P332" style:family="paragraph" style:parent-style-name="Standard" style:list-style-name="L50">
      <style:text-properties fo:language="zxx" fo:country="none" fo:font-weight="normal" officeooo:rsid="0012f95c" officeooo:paragraph-rsid="02d6dfbc" style:language-asian="zxx" style:country-asian="none" style:font-weight-asian="normal" style:language-complex="zxx" style:country-complex="none" style:font-weight-complex="normal"/>
    </style:style>
    <style:style style:name="P333" style:family="paragraph" style:parent-style-name="Standard" style:list-style-name="L52">
      <style:text-properties fo:language="zxx" fo:country="none" fo:font-weight="normal" officeooo:rsid="0012f95c" officeooo:paragraph-rsid="0338997d" style:language-asian="zxx" style:country-asian="none" style:font-weight-asian="normal" style:language-complex="zxx" style:country-complex="none" style:font-weight-complex="normal"/>
    </style:style>
    <style:style style:name="P334" style:family="paragraph" style:parent-style-name="Standard" style:list-style-name="L52">
      <style:text-properties fo:language="zxx" fo:country="none" fo:font-weight="normal" officeooo:rsid="0012f95c" officeooo:paragraph-rsid="02e7e718" style:language-asian="zxx" style:country-asian="none" style:font-weight-asian="normal" style:language-complex="zxx" style:country-complex="none" style:font-weight-complex="normal"/>
    </style:style>
    <style:style style:name="P335" style:family="paragraph" style:parent-style-name="Standard" style:list-style-name="L54">
      <style:text-properties fo:language="zxx" fo:country="none" fo:font-weight="normal" officeooo:rsid="0012f95c" officeooo:paragraph-rsid="033a92f5" style:language-asian="zxx" style:country-asian="none" style:font-weight-asian="normal" style:language-complex="zxx" style:country-complex="none" style:font-weight-complex="normal"/>
    </style:style>
    <style:style style:name="P336" style:family="paragraph" style:parent-style-name="Standard" style:list-style-name="L54">
      <style:text-properties fo:language="zxx" fo:country="none" fo:font-weight="normal" officeooo:rsid="0012f95c" officeooo:paragraph-rsid="02fac2e5" style:language-asian="zxx" style:country-asian="none" style:font-weight-asian="normal" style:language-complex="zxx" style:country-complex="none" style:font-weight-complex="normal"/>
    </style:style>
    <style:style style:name="P337" style:family="paragraph" style:parent-style-name="Standard" style:list-style-name="L58">
      <style:text-properties fo:language="zxx" fo:country="none" fo:font-weight="normal" officeooo:rsid="0012f95c" officeooo:paragraph-rsid="0340ca31" style:language-asian="zxx" style:country-asian="none" style:font-weight-asian="normal" style:language-complex="zxx" style:country-complex="none" style:font-weight-complex="normal"/>
    </style:style>
    <style:style style:name="P338" style:family="paragraph" style:parent-style-name="Standard" style:list-style-name="L58">
      <style:text-properties fo:language="zxx" fo:country="none" fo:font-weight="normal" officeooo:rsid="0012f95c" officeooo:paragraph-rsid="030d2f99" style:language-asian="zxx" style:country-asian="none" style:font-weight-asian="normal" style:language-complex="zxx" style:country-complex="none" style:font-weight-complex="normal"/>
    </style:style>
    <style:style style:name="P339" style:family="paragraph" style:parent-style-name="Standard" style:list-style-name="L60">
      <style:text-properties fo:language="zxx" fo:country="none" fo:font-weight="normal" officeooo:rsid="0012f95c" officeooo:paragraph-rsid="0348a21d" style:language-asian="zxx" style:country-asian="none" style:font-weight-asian="normal" style:language-complex="zxx" style:country-complex="none" style:font-weight-complex="normal"/>
    </style:style>
    <style:style style:name="P340" style:family="paragraph" style:parent-style-name="Standard" style:list-style-name="L60">
      <style:text-properties fo:language="zxx" fo:country="none" fo:font-weight="normal" officeooo:rsid="0012f95c" officeooo:paragraph-rsid="0313d1ba" style:language-asian="zxx" style:country-asian="none" style:font-weight-asian="normal" style:language-complex="zxx" style:country-complex="none" style:font-weight-complex="normal"/>
    </style:style>
    <style:style style:name="P341" style:family="paragraph" style:parent-style-name="Standard" style:list-style-name="L62">
      <style:text-properties fo:language="zxx" fo:country="none" fo:font-weight="normal" officeooo:rsid="0012f95c" officeooo:paragraph-rsid="0351b15f" style:language-asian="zxx" style:country-asian="none" style:font-weight-asian="normal" style:language-complex="zxx" style:country-complex="none" style:font-weight-complex="normal"/>
    </style:style>
    <style:style style:name="P342" style:family="paragraph" style:parent-style-name="Standard" style:list-style-name="L62">
      <style:text-properties fo:language="zxx" fo:country="none" fo:font-weight="normal" officeooo:rsid="0012f95c" officeooo:paragraph-rsid="031fb7c1" style:language-asian="zxx" style:country-asian="none" style:font-weight-asian="normal" style:language-complex="zxx" style:country-complex="none" style:font-weight-complex="normal"/>
    </style:style>
    <style:style style:name="P343" style:family="paragraph" style:parent-style-name="Standard" style:list-style-name="L18">
      <style:text-properties officeooo:paragraph-rsid="0376f540"/>
    </style:style>
    <style:style style:name="P344" style:family="paragraph" style:parent-style-name="Standard" style:list-style-name="L31">
      <style:text-properties officeooo:paragraph-rsid="0063a024"/>
    </style:style>
    <style:style style:name="P345" style:family="paragraph" style:parent-style-name="Standard" style:list-style-name="L31">
      <style:text-properties officeooo:paragraph-rsid="0058053d"/>
    </style:style>
    <style:style style:name="P346" style:family="paragraph" style:parent-style-name="Standard" style:list-style-name="L31">
      <style:text-properties officeooo:paragraph-rsid="02b6f2e8"/>
    </style:style>
    <style:style style:name="P347" style:family="paragraph" style:parent-style-name="Standard" style:list-style-name="L31">
      <style:text-properties officeooo:paragraph-rsid="02bdb5a9"/>
    </style:style>
    <style:style style:name="P348" style:family="paragraph" style:parent-style-name="Standard" style:list-style-name="L31">
      <style:text-properties fo:font-weight="normal" officeooo:rsid="00152180" officeooo:paragraph-rsid="01ea0de6" style:font-weight-asian="normal" style:font-weight-complex="normal"/>
    </style:style>
    <style:style style:name="P349" style:family="paragraph" style:parent-style-name="Standard" style:list-style-name="L31">
      <style:text-properties fo:font-weight="normal" officeooo:rsid="00152180" officeooo:paragraph-rsid="0203ee39" style:font-weight-asian="normal" style:font-weight-complex="normal"/>
    </style:style>
    <style:style style:name="P350" style:family="paragraph" style:parent-style-name="Standard" style:list-style-name="L50">
      <style:text-properties fo:font-weight="normal" officeooo:rsid="00152180" officeooo:paragraph-rsid="02d6dfbc" style:font-weight-asian="normal" style:font-weight-complex="normal"/>
    </style:style>
    <style:style style:name="P351" style:family="paragraph" style:parent-style-name="Standard" style:list-style-name="L54">
      <style:text-properties fo:font-weight="normal" officeooo:rsid="00152180" officeooo:paragraph-rsid="02fac2e5" style:font-weight-asian="normal" style:font-weight-complex="normal"/>
    </style:style>
    <style:style style:name="P352" style:family="paragraph" style:parent-style-name="Standard" style:list-style-name="L58">
      <style:text-properties fo:font-weight="normal" officeooo:rsid="00152180" officeooo:paragraph-rsid="030d2f99" style:font-weight-asian="normal" style:font-weight-complex="normal"/>
    </style:style>
    <style:style style:name="P353" style:family="paragraph" style:parent-style-name="Standard" style:list-style-name="L62">
      <style:text-properties fo:font-weight="normal" officeooo:rsid="00152180" officeooo:paragraph-rsid="031fb7c1" style:font-weight-asian="normal" style:font-weight-complex="normal"/>
    </style:style>
    <style:style style:name="P354" style:family="paragraph" style:parent-style-name="Standard" style:list-style-name="L43">
      <style:text-properties officeooo:paragraph-rsid="009b25f8"/>
    </style:style>
    <style:style style:name="P355" style:family="paragraph" style:parent-style-name="Standard" style:list-style-name="L50">
      <style:text-properties officeooo:paragraph-rsid="0336ba64"/>
    </style:style>
    <style:style style:name="P356" style:family="paragraph" style:parent-style-name="Standard" style:list-style-name="L54">
      <style:text-properties officeooo:paragraph-rsid="033a92f5"/>
    </style:style>
    <style:style style:name="P357" style:family="paragraph" style:parent-style-name="Standard" style:list-style-name="L58">
      <style:text-properties officeooo:paragraph-rsid="033ef9d7"/>
    </style:style>
    <style:style style:name="P358" style:family="paragraph" style:parent-style-name="Standard" style:list-style-name="L62">
      <style:text-properties officeooo:paragraph-rsid="0351b15f"/>
    </style:style>
    <style:style style:name="P359" style:family="paragraph" style:parent-style-name="Table_20_Contents" style:list-style-name="L1">
      <style:text-properties fo:font-weight="normal" officeooo:rsid="00af85fb" officeooo:paragraph-rsid="028d41ff" style:font-weight-asian="normal" style:font-weight-complex="normal"/>
    </style:style>
    <style:style style:name="P360" style:family="paragraph" style:parent-style-name="Table_20_Contents" style:list-style-name="L1">
      <style:text-properties fo:font-weight="normal" officeooo:rsid="00af85fb" officeooo:paragraph-rsid="033218fc" style:font-weight-asian="normal" style:font-weight-complex="normal"/>
    </style:style>
    <style:style style:name="P361" style:family="paragraph" style:parent-style-name="Table_20_Contents" style:list-style-name="L1">
      <style:text-properties fo:font-weight="normal" officeooo:rsid="00af85fb" officeooo:paragraph-rsid="033b5f32" style:font-weight-asian="normal" style:font-weight-complex="normal"/>
    </style:style>
    <style:style style:name="P362" style:family="paragraph" style:parent-style-name="Table_20_Contents" style:list-style-name="L1">
      <style:text-properties fo:font-weight="normal" officeooo:rsid="00b0bd77" officeooo:paragraph-rsid="028d41ff" style:font-weight-asian="normal" style:font-weight-complex="normal"/>
    </style:style>
    <style:style style:name="P363" style:family="paragraph" style:parent-style-name="Table_20_Contents" style:list-style-name="L1">
      <style:text-properties fo:font-weight="normal" officeooo:rsid="00b0bd77" officeooo:paragraph-rsid="02ca30f9" style:font-weight-asian="normal" style:font-weight-complex="normal"/>
    </style:style>
    <style:style style:name="P364" style:family="paragraph" style:parent-style-name="Table_20_Contents" style:list-style-name="L1">
      <style:text-properties fo:font-weight="normal" officeooo:rsid="00b0bd77" officeooo:paragraph-rsid="03088d0a" style:font-weight-asian="normal" style:font-weight-complex="normal"/>
    </style:style>
    <style:style style:name="P365" style:family="paragraph" style:parent-style-name="Table_20_Contents" style:list-style-name="L2">
      <style:text-properties fo:font-weight="normal" officeooo:rsid="002879ce" officeooo:paragraph-rsid="028d41ff" style:font-weight-asian="normal" style:font-weight-complex="normal"/>
    </style:style>
    <style:style style:name="P366" style:family="paragraph" style:parent-style-name="Table_20_Contents" style:list-style-name="L11">
      <style:text-properties fo:font-weight="normal" officeooo:rsid="002879ce" officeooo:paragraph-rsid="0377783e" style:font-weight-asian="normal" style:font-weight-complex="normal"/>
    </style:style>
    <style:style style:name="P367" style:family="paragraph" style:parent-style-name="Table_20_Contents" style:list-style-name="L27">
      <style:text-properties fo:font-weight="normal" officeooo:rsid="002879ce" officeooo:paragraph-rsid="0261e130" style:font-weight-asian="normal" style:font-weight-complex="normal"/>
    </style:style>
    <style:style style:name="P368" style:family="paragraph" style:parent-style-name="Table_20_Contents" style:list-style-name="L32">
      <style:text-properties fo:font-weight="normal" officeooo:rsid="002879ce" officeooo:paragraph-rsid="025dd29d" style:font-weight-asian="normal" style:font-weight-complex="normal"/>
    </style:style>
    <style:style style:name="P369" style:family="paragraph" style:parent-style-name="Table_20_Contents" style:list-style-name="L47">
      <style:text-properties fo:font-weight="normal" officeooo:rsid="002879ce" officeooo:paragraph-rsid="033572ca" style:font-weight-asian="normal" style:font-weight-complex="normal"/>
    </style:style>
    <style:style style:name="P370" style:family="paragraph" style:parent-style-name="Table_20_Contents" style:list-style-name="L55">
      <style:text-properties fo:font-weight="normal" officeooo:rsid="002879ce" officeooo:paragraph-rsid="033b5f32" style:font-weight-asian="normal" style:font-weight-complex="normal"/>
    </style:style>
    <style:style style:name="P371" style:family="paragraph" style:parent-style-name="Table_20_Contents" style:list-style-name="L3">
      <style:text-properties fo:font-weight="normal" officeooo:rsid="00312ec3" officeooo:paragraph-rsid="028d41ff" style:font-weight-asian="normal" style:font-weight-complex="normal"/>
    </style:style>
    <style:style style:name="P372" style:family="paragraph" style:parent-style-name="Table_20_Contents" style:list-style-name="L12">
      <style:text-properties fo:font-weight="normal" officeooo:rsid="00312ec3" officeooo:paragraph-rsid="0377783e" style:font-weight-asian="normal" style:font-weight-complex="normal"/>
    </style:style>
    <style:style style:name="P373" style:family="paragraph" style:parent-style-name="Table_20_Contents" style:list-style-name="L21">
      <style:text-properties fo:font-weight="normal" officeooo:rsid="00312ec3" officeooo:paragraph-rsid="01add124" style:font-weight-asian="normal" style:font-weight-complex="normal"/>
    </style:style>
    <style:style style:name="P374" style:family="paragraph" style:parent-style-name="Table_20_Contents" style:list-style-name="L28">
      <style:text-properties fo:font-weight="normal" officeooo:rsid="00312ec3" officeooo:paragraph-rsid="021d8ee1" style:font-weight-asian="normal" style:font-weight-complex="normal"/>
    </style:style>
    <style:style style:name="P375" style:family="paragraph" style:parent-style-name="Table_20_Contents" style:list-style-name="L33">
      <style:text-properties fo:font-weight="normal" officeooo:rsid="00312ec3" officeooo:paragraph-rsid="025dd29d" style:font-weight-asian="normal" style:font-weight-complex="normal"/>
    </style:style>
    <style:style style:name="P376" style:family="paragraph" style:parent-style-name="Table_20_Contents" style:list-style-name="L48">
      <style:text-properties fo:font-weight="normal" officeooo:rsid="00312ec3" officeooo:paragraph-rsid="02ca30f9" style:font-weight-asian="normal" style:font-weight-complex="normal"/>
    </style:style>
    <style:style style:name="P377" style:family="paragraph" style:parent-style-name="Table_20_Contents" style:list-style-name="L56">
      <style:text-properties fo:font-weight="normal" officeooo:rsid="00312ec3" officeooo:paragraph-rsid="030a588b" style:font-weight-asian="normal" style:font-weight-complex="normal"/>
    </style:style>
    <style:style style:name="P378" style:family="paragraph" style:parent-style-name="Table_20_Contents" style:list-style-name="L3">
      <style:text-properties fo:font-weight="normal" officeooo:rsid="00315364" officeooo:paragraph-rsid="028d41ff" style:font-weight-asian="normal" style:font-weight-complex="normal"/>
    </style:style>
    <style:style style:name="P379" style:family="paragraph" style:parent-style-name="Table_20_Contents" style:list-style-name="L12">
      <style:text-properties fo:font-weight="normal" officeooo:rsid="00315364" officeooo:paragraph-rsid="0377783e" style:font-weight-asian="normal" style:font-weight-complex="normal"/>
    </style:style>
    <style:style style:name="P380" style:family="paragraph" style:parent-style-name="Table_20_Contents" style:list-style-name="L21">
      <style:text-properties fo:font-weight="normal" officeooo:rsid="00315364" officeooo:paragraph-rsid="01b00ce1" style:font-weight-asian="normal" style:font-weight-complex="normal"/>
    </style:style>
    <style:style style:name="P381" style:family="paragraph" style:parent-style-name="Table_20_Contents" style:list-style-name="L28">
      <style:text-properties fo:font-weight="normal" officeooo:rsid="00315364" officeooo:paragraph-rsid="021d8ee1" style:font-weight-asian="normal" style:font-weight-complex="normal"/>
    </style:style>
    <style:style style:name="P382" style:family="paragraph" style:parent-style-name="Table_20_Contents" style:list-style-name="L33">
      <style:text-properties fo:font-weight="normal" officeooo:rsid="00315364" officeooo:paragraph-rsid="025dd29d" style:font-weight-asian="normal" style:font-weight-complex="normal"/>
    </style:style>
    <style:style style:name="P383" style:family="paragraph" style:parent-style-name="Table_20_Contents" style:list-style-name="L41">
      <style:text-properties fo:font-weight="normal" officeooo:rsid="00315364" officeooo:paragraph-rsid="0213f6e8" style:font-weight-asian="normal" style:font-weight-complex="normal"/>
    </style:style>
    <style:style style:name="P384" style:family="paragraph" style:parent-style-name="Table_20_Contents" style:list-style-name="L48">
      <style:text-properties fo:font-weight="normal" officeooo:rsid="00315364" officeooo:paragraph-rsid="02ca30f9" style:font-weight-asian="normal" style:font-weight-complex="normal"/>
    </style:style>
    <style:style style:name="P385" style:family="paragraph" style:parent-style-name="Table_20_Contents" style:list-style-name="L56">
      <style:text-properties fo:font-weight="normal" officeooo:rsid="00315364" officeooo:paragraph-rsid="030a75ec" style:font-weight-asian="normal" style:font-weight-complex="normal"/>
    </style:style>
    <style:style style:name="P386" style:family="paragraph" style:parent-style-name="Table_20_Contents" style:list-style-name="L56">
      <style:text-properties fo:font-weight="normal" officeooo:rsid="00315364" officeooo:paragraph-rsid="030643f7" style:font-weight-asian="normal" style:font-weight-complex="normal"/>
    </style:style>
    <style:style style:name="P387" style:family="paragraph" style:parent-style-name="Table_20_Contents" style:list-style-name="L1">
      <style:text-properties fo:font-weight="normal" officeooo:rsid="009dd83d" officeooo:paragraph-rsid="009dd83d" style:font-weight-asian="normal" style:font-weight-complex="normal"/>
    </style:style>
    <style:style style:name="P388" style:family="paragraph" style:parent-style-name="Table_20_Contents" style:list-style-name="L1">
      <style:text-properties fo:font-weight="normal" officeooo:rsid="009f899c" officeooo:paragraph-rsid="009f899c" style:font-weight-asian="normal" style:font-weight-complex="normal"/>
    </style:style>
    <style:style style:name="P389" style:family="paragraph" style:parent-style-name="Table_20_Contents" style:list-style-name="L1">
      <style:text-properties fo:font-weight="normal" officeooo:rsid="00a048f6" officeooo:paragraph-rsid="00a048f6" style:font-weight-asian="normal" style:font-weight-complex="normal"/>
    </style:style>
    <style:style style:name="P390" style:family="paragraph" style:parent-style-name="Table_20_Contents" style:list-style-name="L1">
      <style:text-properties fo:font-weight="normal" officeooo:rsid="003bb104" officeooo:paragraph-rsid="004b7c42" style:font-weight-asian="normal" style:font-weight-complex="normal"/>
    </style:style>
    <style:style style:name="P391" style:family="paragraph" style:parent-style-name="Table_20_Contents" style:list-style-name="L1">
      <style:text-properties fo:font-weight="normal" officeooo:rsid="003bb104" officeooo:paragraph-rsid="00a40ce9" style:font-weight-asian="normal" style:font-weight-complex="normal"/>
    </style:style>
    <style:style style:name="P392" style:family="paragraph" style:parent-style-name="Table_20_Contents" style:list-style-name="L1">
      <style:text-properties fo:font-weight="normal" officeooo:rsid="003bb104" officeooo:paragraph-rsid="00c6c69e" style:font-weight-asian="normal" style:font-weight-complex="normal"/>
    </style:style>
    <style:style style:name="P393" style:family="paragraph" style:parent-style-name="Table_20_Contents" style:list-style-name="L1">
      <style:text-properties fo:font-weight="normal" officeooo:rsid="003bb104" officeooo:paragraph-rsid="03768ef5" style:font-weight-asian="normal" style:font-weight-complex="normal"/>
    </style:style>
    <style:style style:name="P394" style:family="paragraph" style:parent-style-name="Table_20_Contents" style:list-style-name="L1">
      <style:text-properties fo:font-weight="normal" officeooo:rsid="003bb104" officeooo:paragraph-rsid="0376f540" style:font-weight-asian="normal" style:font-weight-complex="normal"/>
    </style:style>
    <style:style style:name="P395" style:family="paragraph" style:parent-style-name="Table_20_Contents" style:list-style-name="L1">
      <style:text-properties fo:font-weight="normal" officeooo:rsid="003bb104" officeooo:paragraph-rsid="0058053d" style:font-weight-asian="normal" style:font-weight-complex="normal"/>
    </style:style>
    <style:style style:name="P396" style:family="paragraph" style:parent-style-name="Table_20_Contents" style:list-style-name="L1">
      <style:text-properties fo:font-weight="normal" officeooo:rsid="003bb104" officeooo:paragraph-rsid="009b25f8" style:font-weight-asian="normal" style:font-weight-complex="normal"/>
    </style:style>
    <style:style style:name="P397" style:family="paragraph" style:parent-style-name="Table_20_Contents" style:list-style-name="L1">
      <style:text-properties fo:font-weight="normal" officeooo:rsid="003bb104" officeooo:paragraph-rsid="00f9c12a" style:font-weight-asian="normal" style:font-weight-complex="normal"/>
    </style:style>
    <style:style style:name="P398" style:family="paragraph" style:parent-style-name="Table_20_Contents" style:list-style-name="L1">
      <style:text-properties fo:font-weight="normal" officeooo:rsid="003bb104" officeooo:paragraph-rsid="0111f77a" style:font-weight-asian="normal" style:font-weight-complex="normal"/>
    </style:style>
    <style:style style:name="P399" style:family="paragraph" style:parent-style-name="Table_20_Contents" style:list-style-name="L1">
      <style:text-properties fo:font-weight="normal" officeooo:rsid="003d4f17" officeooo:paragraph-rsid="004b7c42" style:font-weight-asian="normal" style:font-weight-complex="normal"/>
    </style:style>
    <style:style style:name="P400" style:family="paragraph" style:parent-style-name="Table_20_Contents" style:list-style-name="L1">
      <style:text-properties fo:font-weight="normal" officeooo:rsid="003d4f17" officeooo:paragraph-rsid="00a40ce9" style:font-weight-asian="normal" style:font-weight-complex="normal"/>
    </style:style>
    <style:style style:name="P401" style:family="paragraph" style:parent-style-name="Table_20_Contents" style:list-style-name="L1">
      <style:text-properties fo:font-weight="normal" officeooo:rsid="003d4f17" officeooo:paragraph-rsid="00cf5542" style:font-weight-asian="normal" style:font-weight-complex="normal"/>
    </style:style>
    <style:style style:name="P402" style:family="paragraph" style:parent-style-name="Table_20_Contents" style:list-style-name="L1">
      <style:text-properties fo:font-weight="normal" officeooo:rsid="003d4f17" officeooo:paragraph-rsid="03768ef5" style:font-weight-asian="normal" style:font-weight-complex="normal"/>
    </style:style>
    <style:style style:name="P403" style:family="paragraph" style:parent-style-name="Table_20_Contents" style:list-style-name="L1">
      <style:text-properties fo:font-weight="normal" officeooo:rsid="003d4f17" officeooo:paragraph-rsid="0376f540" style:font-weight-asian="normal" style:font-weight-complex="normal"/>
    </style:style>
    <style:style style:name="P404" style:family="paragraph" style:parent-style-name="Table_20_Contents" style:list-style-name="L1">
      <style:text-properties fo:font-weight="normal" officeooo:rsid="003d4f17" officeooo:paragraph-rsid="0058053d" style:font-weight-asian="normal" style:font-weight-complex="normal"/>
    </style:style>
    <style:style style:name="P405" style:family="paragraph" style:parent-style-name="Table_20_Contents" style:list-style-name="L1">
      <style:text-properties fo:font-weight="normal" officeooo:rsid="003d4f17" officeooo:paragraph-rsid="009b25f8" style:font-weight-asian="normal" style:font-weight-complex="normal"/>
    </style:style>
    <style:style style:name="P406" style:family="paragraph" style:parent-style-name="Table_20_Contents" style:list-style-name="L1">
      <style:text-properties fo:font-weight="normal" officeooo:rsid="003d4f17" officeooo:paragraph-rsid="00f9c12a" style:font-weight-asian="normal" style:font-weight-complex="normal"/>
    </style:style>
    <style:style style:name="P407" style:family="paragraph" style:parent-style-name="Table_20_Contents" style:list-style-name="L1">
      <style:text-properties fo:font-weight="normal" officeooo:rsid="003d4f17" officeooo:paragraph-rsid="011be6e7" style:font-weight-asian="normal" style:font-weight-complex="normal"/>
    </style:style>
    <style:style style:name="P408" style:family="paragraph" style:parent-style-name="Table_20_Contents" style:list-style-name="L4">
      <style:text-properties fo:font-weight="normal" officeooo:rsid="00ae5785" officeooo:paragraph-rsid="00ae5785" style:font-weight-asian="normal" style:font-weight-complex="normal"/>
    </style:style>
    <style:style style:name="P409" style:family="paragraph" style:parent-style-name="Table_20_Contents" style:list-style-name="L1">
      <style:text-properties fo:font-weight="normal" officeooo:rsid="00b38d6c" officeooo:paragraph-rsid="00af85fb" style:font-weight-asian="normal" style:font-weight-complex="normal"/>
    </style:style>
    <style:style style:name="P410" style:family="paragraph" style:parent-style-name="Table_20_Contents" style:list-style-name="L1">
      <style:text-properties fo:font-weight="normal" officeooo:rsid="00b38d6c" officeooo:paragraph-rsid="00b38d6c" style:font-weight-asian="normal" style:font-weight-complex="normal"/>
    </style:style>
    <style:style style:name="P411" style:family="paragraph" style:parent-style-name="Table_20_Contents" style:list-style-name="L1">
      <style:text-properties fo:font-weight="normal" officeooo:rsid="00b38d6c" officeooo:paragraph-rsid="03f5fa55" style:font-weight-asian="normal" style:font-weight-complex="normal"/>
    </style:style>
    <style:style style:name="P412" style:family="paragraph" style:parent-style-name="Table_20_Contents" style:list-style-name="L1">
      <style:text-properties fo:font-weight="normal" officeooo:rsid="00b38d6c" officeooo:paragraph-rsid="00c6c69e" style:font-weight-asian="normal" style:font-weight-complex="normal"/>
    </style:style>
    <style:style style:name="P413" style:family="paragraph" style:parent-style-name="Table_20_Contents" style:list-style-name="L1">
      <style:text-properties fo:font-weight="normal" officeooo:rsid="00b585bf" officeooo:paragraph-rsid="00b585bf" style:font-weight-asian="normal" style:font-weight-complex="normal"/>
    </style:style>
    <style:style style:name="P414" style:family="paragraph" style:parent-style-name="Table_20_Contents" style:list-style-name="L1">
      <style:text-properties fo:font-weight="normal" officeooo:rsid="00b585bf" officeooo:paragraph-rsid="00c6c69e" style:font-weight-asian="normal" style:font-weight-complex="normal"/>
    </style:style>
    <style:style style:name="P415" style:family="paragraph" style:parent-style-name="Table_20_Contents" style:list-style-name="L1">
      <style:text-properties fo:font-weight="normal" officeooo:rsid="00baa73a" officeooo:paragraph-rsid="00baa73a" style:font-weight-asian="normal" style:font-weight-complex="normal"/>
    </style:style>
    <style:style style:name="P416" style:family="paragraph" style:parent-style-name="Table_20_Contents" style:list-style-name="L1">
      <style:text-properties fo:font-weight="normal" officeooo:rsid="00bb4f71" officeooo:paragraph-rsid="00bb4f71" style:font-weight-asian="normal" style:font-weight-complex="normal"/>
    </style:style>
    <style:style style:name="P417" style:family="paragraph" style:parent-style-name="Table_20_Contents" style:list-style-name="L1">
      <style:text-properties fo:font-weight="normal" officeooo:rsid="00bb4f71" officeooo:paragraph-rsid="00c6c69e" style:font-weight-asian="normal" style:font-weight-complex="normal"/>
    </style:style>
    <style:style style:name="P418" style:family="paragraph" style:parent-style-name="Table_20_Contents" style:list-style-name="L1">
      <style:text-properties fo:font-weight="normal" officeooo:rsid="00bb4f71" officeooo:paragraph-rsid="010744c2" style:font-weight-asian="normal" style:font-weight-complex="normal"/>
    </style:style>
    <style:style style:name="P419" style:family="paragraph" style:parent-style-name="Table_20_Contents" style:list-style-name="L1">
      <style:text-properties fo:font-weight="normal" officeooo:rsid="00be9bd3" officeooo:paragraph-rsid="00be9bd3" style:font-weight-asian="normal" style:font-weight-complex="normal"/>
    </style:style>
    <style:style style:name="P420" style:family="paragraph" style:parent-style-name="Table_20_Contents" style:list-style-name="L1">
      <style:text-properties fo:font-weight="normal" officeooo:rsid="00be9bd3" officeooo:paragraph-rsid="00cf5542" style:font-weight-asian="normal" style:font-weight-complex="normal"/>
    </style:style>
    <style:style style:name="P421" style:family="paragraph" style:parent-style-name="Table_20_Contents" style:list-style-name="L1">
      <style:text-properties fo:font-weight="normal" officeooo:rsid="00be9bd3" officeooo:paragraph-rsid="0364ed03" style:font-weight-asian="normal" style:font-weight-complex="normal"/>
    </style:style>
    <style:style style:name="P422" style:family="paragraph" style:parent-style-name="Table_20_Contents" style:list-style-name="L1">
      <style:text-properties fo:font-weight="normal" officeooo:rsid="00be9bd3" officeooo:paragraph-rsid="03645c80" style:font-weight-asian="normal" style:font-weight-complex="normal"/>
    </style:style>
    <style:style style:name="P423" style:family="paragraph" style:parent-style-name="Table_20_Contents" style:list-style-name="L1">
      <style:text-properties fo:font-weight="normal" officeooo:rsid="00be9bd3" officeooo:paragraph-rsid="011be6e7" style:font-weight-asian="normal" style:font-weight-complex="normal"/>
    </style:style>
    <style:style style:name="P424" style:family="paragraph" style:parent-style-name="Table_20_Contents" style:list-style-name="L6">
      <style:text-properties fo:font-weight="normal" officeooo:rsid="0037ab0c" officeooo:paragraph-rsid="00a40ce9" style:font-weight-asian="normal" style:font-weight-complex="normal"/>
    </style:style>
    <style:style style:name="P425" style:family="paragraph" style:parent-style-name="Table_20_Contents" style:list-style-name="L42">
      <style:text-properties fo:font-weight="normal" officeooo:rsid="0037ab0c" officeooo:paragraph-rsid="009b25f8" style:font-weight-asian="normal" style:font-weight-complex="normal"/>
    </style:style>
    <style:style style:name="P426" style:family="paragraph" style:parent-style-name="Table_20_Contents" style:list-style-name="L8">
      <style:text-properties fo:font-weight="normal" officeooo:rsid="00cc35eb" officeooo:paragraph-rsid="00cc35eb" style:font-weight-asian="normal" style:font-weight-complex="normal"/>
    </style:style>
    <style:style style:name="P427" style:family="paragraph" style:parent-style-name="Table_20_Contents" style:list-style-name="L10">
      <style:text-properties fo:font-weight="normal" officeooo:rsid="00152180" officeooo:paragraph-rsid="0377783e" style:font-weight-asian="normal" style:font-weight-complex="normal"/>
    </style:style>
    <style:style style:name="P428" style:family="paragraph" style:parent-style-name="Table_20_Contents" style:list-style-name="L10">
      <style:text-properties fo:font-weight="normal" officeooo:rsid="00152180" officeooo:paragraph-rsid="026cce62" style:font-weight-asian="normal" style:font-weight-complex="normal"/>
    </style:style>
    <style:style style:name="P429" style:family="paragraph" style:parent-style-name="Table_20_Contents" style:list-style-name="L34">
      <style:text-properties fo:font-weight="normal" officeooo:rsid="00152180" officeooo:paragraph-rsid="01e94eaa" style:font-weight-asian="normal" style:font-weight-complex="normal"/>
    </style:style>
    <style:style style:name="P430" style:family="paragraph" style:parent-style-name="Table_20_Contents" style:list-style-name="L34">
      <style:text-properties fo:font-weight="normal" officeooo:rsid="00152180" officeooo:paragraph-rsid="02b6f2e8" style:font-weight-asian="normal" style:font-weight-complex="normal"/>
    </style:style>
    <style:style style:name="P431" style:family="paragraph" style:parent-style-name="Table_20_Contents" style:list-style-name="L34">
      <style:text-properties fo:font-weight="normal" officeooo:rsid="00152180" officeooo:paragraph-rsid="0281a9f1" style:font-weight-asian="normal" style:font-weight-complex="normal"/>
    </style:style>
    <style:style style:name="P432" style:family="paragraph" style:parent-style-name="Table_20_Contents" style:list-style-name="L34">
      <style:text-properties fo:font-weight="normal" officeooo:rsid="00152180" officeooo:paragraph-rsid="02d6dfbc" style:font-weight-asian="normal" style:font-weight-complex="normal"/>
    </style:style>
    <style:style style:name="P433" style:family="paragraph" style:parent-style-name="Table_20_Contents" style:list-style-name="L34">
      <style:text-properties fo:font-weight="normal" officeooo:rsid="00152180" officeooo:paragraph-rsid="0336ba64" style:font-weight-asian="normal" style:font-weight-complex="normal"/>
    </style:style>
    <style:style style:name="P434" style:family="paragraph" style:parent-style-name="Table_20_Contents" style:list-style-name="L34">
      <style:text-properties fo:font-weight="normal" officeooo:rsid="00152180" officeooo:paragraph-rsid="02e01faf" style:font-weight-asian="normal" style:font-weight-complex="normal"/>
    </style:style>
    <style:style style:name="P435" style:family="paragraph" style:parent-style-name="Table_20_Contents" style:list-style-name="L34">
      <style:text-properties fo:font-weight="normal" officeooo:rsid="00152180" officeooo:paragraph-rsid="030d2f99" style:font-weight-asian="normal" style:font-weight-complex="normal"/>
    </style:style>
    <style:style style:name="P436" style:family="paragraph" style:parent-style-name="Table_20_Contents" style:list-style-name="L34">
      <style:text-properties fo:font-weight="normal" officeooo:rsid="00152180" officeooo:paragraph-rsid="033ef425" style:font-weight-asian="normal" style:font-weight-complex="normal"/>
    </style:style>
    <style:style style:name="P437" style:family="paragraph" style:parent-style-name="Table_20_Contents" style:list-style-name="L34">
      <style:text-properties fo:font-weight="normal" officeooo:rsid="00152180" officeooo:paragraph-rsid="030f2ee7" style:font-weight-asian="normal" style:font-weight-complex="normal"/>
    </style:style>
    <style:style style:name="P438" style:family="paragraph" style:parent-style-name="Table_20_Contents" style:list-style-name="L35">
      <style:text-properties fo:font-weight="normal" officeooo:rsid="00152180" officeooo:paragraph-rsid="001374df" style:font-weight-asian="normal" style:font-weight-complex="normal"/>
    </style:style>
    <style:style style:name="P439" style:family="paragraph" style:parent-style-name="Table_20_Contents" style:list-style-name="L1">
      <style:text-properties fo:font-weight="normal" officeooo:rsid="00152180" officeooo:paragraph-rsid="02b7dae8" style:font-weight-asian="normal" style:font-weight-complex="normal"/>
    </style:style>
    <style:style style:name="P440" style:family="paragraph" style:parent-style-name="Table_20_Contents" style:list-style-name="L1">
      <style:text-properties fo:font-weight="normal" officeooo:rsid="00152180" officeooo:paragraph-rsid="001374df" style:font-weight-asian="normal" style:font-weight-complex="normal"/>
    </style:style>
    <style:style style:name="P441" style:family="paragraph" style:parent-style-name="Table_20_Contents" style:list-style-name="L1">
      <style:text-properties fo:font-weight="normal" officeooo:rsid="00152180" officeooo:paragraph-rsid="02bdb5a9" style:font-weight-asian="normal" style:font-weight-complex="normal"/>
    </style:style>
    <style:style style:name="P442" style:family="paragraph" style:parent-style-name="Table_20_Contents" style:list-style-name="L1">
      <style:text-properties fo:font-weight="normal" officeooo:rsid="00152180" officeooo:paragraph-rsid="0338997d" style:font-weight-asian="normal" style:font-weight-complex="normal"/>
    </style:style>
    <style:style style:name="P443" style:family="paragraph" style:parent-style-name="Table_20_Contents" style:list-style-name="L1">
      <style:text-properties fo:font-weight="normal" officeooo:rsid="00152180" officeooo:paragraph-rsid="02f0c875" style:font-weight-asian="normal" style:font-weight-complex="normal"/>
    </style:style>
    <style:style style:name="P444" style:family="paragraph" style:parent-style-name="Table_20_Contents" style:list-style-name="L1">
      <style:text-properties fo:font-weight="normal" officeooo:rsid="00152180" officeooo:paragraph-rsid="033a92f5" style:font-weight-asian="normal" style:font-weight-complex="normal"/>
    </style:style>
    <style:style style:name="P445" style:family="paragraph" style:parent-style-name="Table_20_Contents" style:list-style-name="L1">
      <style:text-properties fo:font-weight="normal" officeooo:rsid="00152180" officeooo:paragraph-rsid="02fee4b8" style:font-weight-asian="normal" style:font-weight-complex="normal"/>
    </style:style>
    <style:style style:name="P446" style:family="paragraph" style:parent-style-name="Table_20_Contents" style:list-style-name="L1">
      <style:text-properties fo:font-weight="normal" officeooo:rsid="00152180" officeooo:paragraph-rsid="034448c8" style:font-weight-asian="normal" style:font-weight-complex="normal"/>
    </style:style>
    <style:style style:name="P447" style:family="paragraph" style:parent-style-name="Table_20_Contents" style:list-style-name="L1">
      <style:text-properties fo:font-weight="normal" officeooo:rsid="00152180" officeooo:paragraph-rsid="0318e2ac" style:font-weight-asian="normal" style:font-weight-complex="normal"/>
    </style:style>
    <style:style style:name="P448" style:family="paragraph" style:parent-style-name="Table_20_Contents" style:list-style-name="L1">
      <style:text-properties fo:font-weight="normal" officeooo:rsid="00152180" officeooo:paragraph-rsid="034fe26b" style:font-weight-asian="normal" style:font-weight-complex="normal"/>
    </style:style>
    <style:style style:name="P449" style:family="paragraph" style:parent-style-name="Table_20_Contents" style:list-style-name="L1">
      <style:text-properties fo:font-weight="normal" officeooo:rsid="00152180" officeooo:paragraph-rsid="032582bc" style:font-weight-asian="normal" style:font-weight-complex="normal"/>
    </style:style>
    <style:style style:name="P450" style:family="paragraph" style:parent-style-name="Table_20_Contents" style:list-style-name="L49">
      <style:text-properties fo:font-weight="normal" officeooo:rsid="00152180" officeooo:paragraph-rsid="02e0e71e" style:font-weight-asian="normal" style:font-weight-complex="normal"/>
    </style:style>
    <style:style style:name="P451" style:family="paragraph" style:parent-style-name="Table_20_Contents" style:list-style-name="L57">
      <style:text-properties fo:font-weight="normal" officeooo:rsid="00152180" officeooo:paragraph-rsid="030fb14e" style:font-weight-asian="normal" style:font-weight-complex="normal"/>
    </style:style>
    <style:style style:name="P452" style:family="paragraph" style:parent-style-name="Table_20_Contents" style:list-style-name="L1">
      <style:text-properties fo:font-weight="normal" officeooo:rsid="006df2f6" officeooo:paragraph-rsid="03768ef5" style:font-weight-asian="normal" style:font-weight-complex="normal"/>
    </style:style>
    <style:style style:name="P453" style:family="paragraph" style:parent-style-name="Table_20_Contents" style:list-style-name="L13">
      <style:text-properties fo:font-weight="normal" officeooo:rsid="006df2f6" officeooo:paragraph-rsid="03768ef5" style:font-weight-asian="normal" style:font-weight-complex="normal"/>
    </style:style>
    <style:style style:name="P454" style:family="paragraph" style:parent-style-name="Table_20_Contents" style:list-style-name="L1">
      <style:text-properties fo:font-weight="normal" officeooo:rsid="006fe13d" officeooo:paragraph-rsid="03768ef5" style:font-weight-asian="normal" style:font-weight-complex="normal"/>
    </style:style>
    <style:style style:name="P455" style:family="paragraph" style:parent-style-name="Table_20_Contents" style:list-style-name="L1">
      <style:text-properties fo:font-weight="normal" officeooo:rsid="0070984c" officeooo:paragraph-rsid="03768ef5" style:font-weight-asian="normal" style:font-weight-complex="normal"/>
    </style:style>
    <style:style style:name="P456" style:family="paragraph" style:parent-style-name="Table_20_Contents" style:list-style-name="L1">
      <style:text-properties fo:font-weight="normal" officeooo:rsid="00775740" officeooo:paragraph-rsid="03768ef5" style:font-weight-asian="normal" style:font-weight-complex="normal"/>
    </style:style>
    <style:style style:name="P457" style:family="paragraph" style:parent-style-name="Table_20_Contents" style:list-style-name="L1">
      <style:text-properties fo:font-weight="normal" officeooo:rsid="00903c5d" officeooo:paragraph-rsid="0376f540" style:font-weight-asian="normal" style:font-weight-complex="normal"/>
    </style:style>
    <style:style style:name="P458" style:family="paragraph" style:parent-style-name="Table_20_Contents" style:list-style-name="L1">
      <style:text-properties fo:font-weight="normal" officeooo:rsid="03969fa6" officeooo:paragraph-rsid="03969fa6" style:font-weight-asian="normal" style:font-weight-complex="normal"/>
    </style:style>
    <style:style style:name="P459" style:family="paragraph" style:parent-style-name="Table_20_Contents" style:list-style-name="L1">
      <style:text-properties fo:font-weight="normal" officeooo:rsid="00165bc9" officeooo:paragraph-rsid="03969fa6" style:font-weight-asian="normal" style:font-weight-complex="normal"/>
    </style:style>
    <style:style style:name="P460" style:family="paragraph" style:parent-style-name="Table_20_Contents" style:list-style-name="L1">
      <style:text-properties fo:font-weight="normal" officeooo:rsid="00165bc9" officeooo:paragraph-rsid="02b7dae8" style:font-weight-asian="normal" style:font-weight-complex="normal"/>
    </style:style>
    <style:style style:name="P461" style:family="paragraph" style:parent-style-name="Table_20_Contents" style:list-style-name="L1">
      <style:text-properties fo:font-weight="normal" officeooo:rsid="00165bc9" officeooo:paragraph-rsid="001374df" style:font-weight-asian="normal" style:font-weight-complex="normal"/>
    </style:style>
    <style:style style:name="P462" style:family="paragraph" style:parent-style-name="Table_20_Contents" style:list-style-name="L1">
      <style:text-properties fo:font-weight="normal" officeooo:rsid="00165bc9" officeooo:paragraph-rsid="02b93da9" style:font-weight-asian="normal" style:font-weight-complex="normal"/>
    </style:style>
    <style:style style:name="P463" style:family="paragraph" style:parent-style-name="Table_20_Contents" style:list-style-name="L1">
      <style:text-properties fo:font-weight="normal" officeooo:rsid="00165bc9" officeooo:paragraph-rsid="02bdb5a9" style:font-weight-asian="normal" style:font-weight-complex="normal"/>
    </style:style>
    <style:style style:name="P464" style:family="paragraph" style:parent-style-name="Table_20_Contents" style:list-style-name="L1">
      <style:text-properties fo:font-weight="normal" officeooo:rsid="00165bc9" officeooo:paragraph-rsid="0338997d" style:font-weight-asian="normal" style:font-weight-complex="normal"/>
    </style:style>
    <style:style style:name="P465" style:family="paragraph" style:parent-style-name="Table_20_Contents" style:list-style-name="L1">
      <style:text-properties fo:font-weight="normal" officeooo:rsid="00165bc9" officeooo:paragraph-rsid="02f391f8" style:font-weight-asian="normal" style:font-weight-complex="normal"/>
    </style:style>
    <style:style style:name="P466" style:family="paragraph" style:parent-style-name="Table_20_Contents" style:list-style-name="L1">
      <style:text-properties fo:font-weight="normal" officeooo:rsid="00165bc9" officeooo:paragraph-rsid="02f5dd16" style:font-weight-asian="normal" style:font-weight-complex="normal"/>
    </style:style>
    <style:style style:name="P467" style:family="paragraph" style:parent-style-name="Table_20_Contents" style:list-style-name="L1">
      <style:text-properties fo:font-weight="normal" officeooo:rsid="00165bc9" officeooo:paragraph-rsid="033a92f5" style:font-weight-asian="normal" style:font-weight-complex="normal"/>
    </style:style>
    <style:style style:name="P468" style:family="paragraph" style:parent-style-name="Table_20_Contents" style:list-style-name="L1">
      <style:text-properties fo:font-weight="normal" officeooo:rsid="00165bc9" officeooo:paragraph-rsid="0300454d" style:font-weight-asian="normal" style:font-weight-complex="normal"/>
    </style:style>
    <style:style style:name="P469" style:family="paragraph" style:parent-style-name="Table_20_Contents" style:list-style-name="L1">
      <style:text-properties fo:font-weight="normal" officeooo:rsid="00165bc9" officeooo:paragraph-rsid="0345a6f5" style:font-weight-asian="normal" style:font-weight-complex="normal"/>
    </style:style>
    <style:style style:name="P470" style:family="paragraph" style:parent-style-name="Table_20_Contents" style:list-style-name="L1">
      <style:text-properties fo:font-weight="normal" officeooo:rsid="00165bc9" officeooo:paragraph-rsid="031abaa7" style:font-weight-asian="normal" style:font-weight-complex="normal"/>
    </style:style>
    <style:style style:name="P471" style:family="paragraph" style:parent-style-name="Table_20_Contents" style:list-style-name="L1">
      <style:text-properties fo:font-weight="normal" officeooo:rsid="00165bc9" officeooo:paragraph-rsid="03474515" style:font-weight-asian="normal" style:font-weight-complex="normal"/>
    </style:style>
    <style:style style:name="P472" style:family="paragraph" style:parent-style-name="Table_20_Contents" style:list-style-name="L1">
      <style:text-properties fo:font-weight="normal" officeooo:rsid="00165bc9" officeooo:paragraph-rsid="031b4326" style:font-weight-asian="normal" style:font-weight-complex="normal"/>
    </style:style>
    <style:style style:name="P473" style:family="paragraph" style:parent-style-name="Table_20_Contents" style:list-style-name="L1">
      <style:text-properties fo:font-weight="normal" officeooo:rsid="00165bc9" officeooo:paragraph-rsid="034fe26b" style:font-weight-asian="normal" style:font-weight-complex="normal"/>
    </style:style>
    <style:style style:name="P474" style:family="paragraph" style:parent-style-name="Table_20_Contents" style:list-style-name="L1">
      <style:text-properties fo:font-weight="normal" officeooo:rsid="00165bc9" officeooo:paragraph-rsid="03276fc7" style:font-weight-asian="normal" style:font-weight-complex="normal"/>
    </style:style>
    <style:style style:name="P475" style:family="paragraph" style:parent-style-name="Table_20_Contents" style:list-style-name="L1">
      <style:text-properties fo:font-weight="normal" officeooo:rsid="00165bc9" officeooo:paragraph-rsid="03286b49" style:font-weight-asian="normal" style:font-weight-complex="normal"/>
    </style:style>
    <style:style style:name="P476" style:family="paragraph" style:parent-style-name="Table_20_Contents" style:list-style-name="L36">
      <style:text-properties fo:font-weight="normal" officeooo:rsid="00165bc9" officeooo:paragraph-rsid="001374df" style:font-weight-asian="normal" style:font-weight-complex="normal"/>
    </style:style>
    <style:style style:name="P477" style:family="paragraph" style:parent-style-name="Table_20_Contents" style:list-style-name="L51">
      <style:text-properties fo:font-weight="normal" officeooo:rsid="00165bc9" officeooo:paragraph-rsid="02f63994" style:font-weight-asian="normal" style:font-weight-complex="normal"/>
    </style:style>
    <style:style style:name="P478" style:family="paragraph" style:parent-style-name="Table_20_Contents" style:list-style-name="L59">
      <style:text-properties fo:font-weight="normal" officeooo:rsid="00165bc9" officeooo:paragraph-rsid="031c6897" style:font-weight-asian="normal" style:font-weight-complex="normal"/>
    </style:style>
    <style:style style:name="P479" style:family="paragraph" style:parent-style-name="Table_20_Contents" style:list-style-name="L1">
      <style:text-properties fo:font-weight="normal" officeooo:rsid="0090846a" officeooo:paragraph-rsid="0376f540" style:font-weight-asian="normal" style:font-weight-complex="normal"/>
    </style:style>
    <style:style style:name="P480" style:family="paragraph" style:parent-style-name="Table_20_Contents" style:list-style-name="L15">
      <style:text-properties fo:font-weight="normal" officeooo:rsid="008d1501" officeooo:paragraph-rsid="0376f540" style:font-weight-asian="normal" style:font-weight-complex="normal"/>
    </style:style>
    <style:style style:name="P481" style:family="paragraph" style:parent-style-name="Table_20_Contents" style:list-style-name="L1">
      <style:text-properties fo:font-weight="normal" officeooo:rsid="00504abf" officeooo:paragraph-rsid="0376f540" style:font-weight-asian="normal" style:font-weight-complex="normal"/>
    </style:style>
    <style:style style:name="P482" style:family="paragraph" style:parent-style-name="Table_20_Contents" style:list-style-name="L1">
      <style:text-properties fo:font-weight="normal" officeooo:rsid="005326db" officeooo:paragraph-rsid="0376f540" style:font-weight-asian="normal" style:font-weight-complex="normal"/>
    </style:style>
    <style:style style:name="P483" style:family="paragraph" style:parent-style-name="Table_20_Contents" style:list-style-name="L1">
      <style:text-properties fo:font-weight="normal" officeooo:rsid="00545530" officeooo:paragraph-rsid="0376f540" style:font-weight-asian="normal" style:font-weight-complex="normal"/>
    </style:style>
    <style:style style:name="P484" style:family="paragraph" style:parent-style-name="Table_20_Contents" style:list-style-name="L17">
      <style:text-properties fo:font-weight="normal" officeooo:rsid="00501c5a" officeooo:paragraph-rsid="0376f540" style:font-weight-asian="normal" style:font-weight-complex="normal"/>
    </style:style>
    <style:style style:name="P485" style:family="paragraph" style:parent-style-name="Table_20_Contents" style:list-style-name="L26">
      <style:text-properties fo:font-weight="normal" officeooo:rsid="002a330c" officeooo:paragraph-rsid="021d8ee1" style:font-weight-asian="normal" style:font-weight-complex="normal"/>
    </style:style>
    <style:style style:name="P486" style:family="paragraph" style:parent-style-name="Table_20_Contents" style:list-style-name="L1">
      <style:text-properties fo:font-weight="normal" officeooo:rsid="005c2a6c" officeooo:paragraph-rsid="005c2a6c" style:font-weight-asian="normal" style:font-weight-complex="normal"/>
    </style:style>
    <style:style style:name="P487" style:family="paragraph" style:parent-style-name="Table_20_Contents" style:list-style-name="L1">
      <style:text-properties fo:font-weight="normal" officeooo:rsid="005de038" officeooo:paragraph-rsid="005de038" style:font-weight-asian="normal" style:font-weight-complex="normal"/>
    </style:style>
    <style:style style:name="P488" style:family="paragraph" style:parent-style-name="Table_20_Contents" style:list-style-name="L1">
      <style:text-properties fo:font-weight="normal" officeooo:rsid="00603c44" officeooo:paragraph-rsid="00603c44" style:font-weight-asian="normal" style:font-weight-complex="normal"/>
    </style:style>
    <style:style style:name="P489" style:family="paragraph" style:parent-style-name="Table_20_Contents" style:list-style-name="L30">
      <style:text-properties fo:font-weight="normal" officeooo:rsid="005c03b5" officeooo:paragraph-rsid="005c03b5" style:font-weight-asian="normal" style:font-weight-complex="normal"/>
    </style:style>
    <style:style style:name="P490" style:family="paragraph" style:parent-style-name="Table_20_Contents" style:list-style-name="L1">
      <style:text-properties fo:font-weight="normal" officeooo:rsid="00182ab8" officeooo:paragraph-rsid="02bdb5a9" style:font-weight-asian="normal" style:font-weight-complex="normal"/>
    </style:style>
    <style:style style:name="P491" style:family="paragraph" style:parent-style-name="Table_20_Contents" style:list-style-name="L1">
      <style:text-properties fo:font-weight="normal" officeooo:rsid="00182ab8" officeooo:paragraph-rsid="033a92f5" style:font-weight-asian="normal" style:font-weight-complex="normal"/>
    </style:style>
    <style:style style:name="P492" style:family="paragraph" style:parent-style-name="Table_20_Contents" style:list-style-name="L1">
      <style:text-properties fo:font-weight="normal" officeooo:rsid="00182ab8" officeooo:paragraph-rsid="034fe26b" style:font-weight-asian="normal" style:font-weight-complex="normal"/>
    </style:style>
    <style:style style:name="P493" style:family="paragraph" style:parent-style-name="Table_20_Contents" style:list-style-name="L38">
      <style:text-properties fo:font-weight="normal" officeooo:rsid="00182ab8" officeooo:paragraph-rsid="001374df" style:font-weight-asian="normal" style:font-weight-complex="normal"/>
    </style:style>
    <style:style style:name="P494" style:family="paragraph" style:parent-style-name="Table_20_Contents" style:list-style-name="L53">
      <style:text-properties fo:font-weight="normal" officeooo:rsid="00182ab8" officeooo:paragraph-rsid="03009d9e" style:font-weight-asian="normal" style:font-weight-complex="normal"/>
    </style:style>
    <style:style style:name="P495" style:family="paragraph" style:parent-style-name="Table_20_Contents" style:list-style-name="L61">
      <style:text-properties fo:font-weight="normal" officeooo:rsid="00182ab8" officeooo:paragraph-rsid="032a1c49" style:font-weight-asian="normal" style:font-weight-complex="normal"/>
    </style:style>
    <style:style style:name="P496" style:family="paragraph" style:parent-style-name="Table_20_Contents" style:list-style-name="L1">
      <style:text-properties fo:font-weight="normal" officeooo:rsid="003825a7" officeooo:paragraph-rsid="009b25f8" style:font-weight-asian="normal" style:font-weight-complex="normal"/>
    </style:style>
    <style:style style:name="P497" style:family="paragraph" style:parent-style-name="Table_20_Contents" style:list-style-name="L1">
      <style:text-properties fo:font-weight="normal" officeooo:rsid="003825a7" officeooo:paragraph-rsid="00f9c12a" style:font-weight-asian="normal" style:font-weight-complex="normal"/>
    </style:style>
    <style:style style:name="P498" style:family="paragraph" style:parent-style-name="Table_20_Contents" style:list-style-name="L1">
      <style:text-properties fo:font-weight="normal" officeooo:rsid="00398cfb" officeooo:paragraph-rsid="009b25f8" style:font-weight-asian="normal" style:font-weight-complex="normal"/>
    </style:style>
    <style:style style:name="P499" style:family="paragraph" style:parent-style-name="Table_20_Contents" style:list-style-name="L44">
      <style:text-properties fo:font-weight="normal" officeooo:rsid="0101b700" officeooo:paragraph-rsid="03665e6d" style:font-weight-asian="normal" style:font-weight-complex="normal"/>
    </style:style>
    <style:style style:name="P500" style:family="paragraph" style:parent-style-name="Table_20_Contents" style:list-style-name="L45">
      <style:text-properties fo:font-weight="normal" officeooo:rsid="0101b700" officeooo:paragraph-rsid="036e600e" style:font-weight-asian="normal" style:font-weight-complex="normal"/>
    </style:style>
    <style:style style:name="P501" style:family="paragraph" style:parent-style-name="Table_20_Contents" style:list-style-name="L46">
      <style:text-properties fo:font-weight="normal" officeooo:rsid="0101b700" officeooo:paragraph-rsid="0371a488" style:font-weight-asian="normal" style:font-weight-complex="normal"/>
    </style:style>
    <style:style style:name="P502" style:family="paragraph" style:parent-style-name="Table_20_Contents" style:list-style-name="L1">
      <style:text-properties fo:font-weight="normal" officeooo:rsid="0117d41b" officeooo:paragraph-rsid="0117d41b" style:font-weight-asian="normal" style:font-weight-complex="normal"/>
    </style:style>
    <style:style style:name="P503" style:family="paragraph" style:parent-style-name="Table_20_Contents" style:list-style-name="L1">
      <style:text-properties fo:font-weight="normal" officeooo:rsid="011aab5a" officeooo:paragraph-rsid="011aab5a" style:font-weight-asian="normal" style:font-weight-complex="normal"/>
    </style:style>
    <style:style style:name="P504" style:family="paragraph" style:parent-style-name="Table_20_Contents" style:list-style-name="L1">
      <style:text-properties fo:font-weight="normal" officeooo:rsid="012cfde8" officeooo:paragraph-rsid="012cfde8" style:font-weight-asian="normal" style:font-weight-complex="normal"/>
    </style:style>
    <style:style style:name="P505" style:family="paragraph" style:parent-style-name="Table_20_Contents" style:list-style-name="L1">
      <style:text-properties fo:font-weight="normal" officeooo:rsid="012d029f" officeooo:paragraph-rsid="012d029f" style:font-weight-asian="normal" style:font-weight-complex="normal"/>
    </style:style>
    <style:style style:name="P506" style:family="paragraph" style:parent-style-name="Table_20_Contents" style:list-style-name="L16">
      <style:text-properties fo:language="zxx" fo:country="none" fo:font-weight="normal" officeooo:rsid="0012f95c" officeooo:paragraph-rsid="039d2517" style:language-asian="zxx" style:country-asian="none" style:font-weight-asian="normal" style:language-complex="zxx" style:country-complex="none" style:font-weight-complex="normal"/>
    </style:style>
    <style:style style:name="P507" style:family="paragraph" style:parent-style-name="Table_20_Contents" style:list-style-name="L21">
      <style:text-properties fo:language="zxx" fo:country="none" fo:font-weight="normal" officeooo:rsid="0012f95c" officeooo:paragraph-rsid="01c3eba9" style:language-asian="zxx" style:country-asian="none" style:font-weight-asian="normal" style:language-complex="zxx" style:country-complex="none" style:font-weight-complex="normal"/>
    </style:style>
    <style:style style:name="P508" style:family="paragraph" style:parent-style-name="Table_20_Contents" style:list-style-name="L22">
      <style:text-properties fo:language="zxx" fo:country="none" fo:font-weight="normal" officeooo:rsid="0012f95c" officeooo:paragraph-rsid="01d94750" style:language-asian="zxx" style:country-asian="none" style:font-weight-asian="normal" style:language-complex="zxx" style:country-complex="none" style:font-weight-complex="normal"/>
    </style:style>
    <style:style style:name="P509" style:family="paragraph" style:parent-style-name="Table_20_Contents" style:list-style-name="L22">
      <style:text-properties fo:language="zxx" fo:country="none" fo:font-weight="normal" officeooo:rsid="0012f95c" officeooo:paragraph-rsid="01d2423a" style:language-asian="zxx" style:country-asian="none" style:font-weight-asian="normal" style:language-complex="zxx" style:country-complex="none" style:font-weight-complex="normal"/>
    </style:style>
    <style:style style:name="P510" style:family="paragraph" style:parent-style-name="Table_20_Contents" style:list-style-name="L24">
      <style:text-properties fo:language="zxx" fo:country="none" fo:font-weight="normal" officeooo:rsid="0012f95c" officeooo:paragraph-rsid="001374df" style:language-asian="zxx" style:country-asian="none" style:font-weight-asian="normal" style:language-complex="zxx" style:country-complex="none" style:font-weight-complex="normal"/>
    </style:style>
    <style:style style:name="P511" style:family="paragraph" style:parent-style-name="Table_20_Contents" style:list-style-name="L25">
      <style:text-properties fo:language="zxx" fo:country="none" fo:font-weight="normal" officeooo:rsid="0012f95c" officeooo:paragraph-rsid="001374df" style:language-asian="zxx" style:country-asian="none" style:font-weight-asian="normal" style:language-complex="zxx" style:country-complex="none" style:font-weight-complex="normal"/>
    </style:style>
    <style:style style:name="P512" style:family="paragraph" style:parent-style-name="Table_20_Contents" style:list-style-name="L31">
      <style:text-properties fo:language="zxx" fo:country="none" fo:font-weight="normal" officeooo:rsid="0012f95c" officeooo:paragraph-rsid="02b6f2e8" style:language-asian="zxx" style:country-asian="none" style:font-weight-asian="normal" style:language-complex="zxx" style:country-complex="none" style:font-weight-complex="normal"/>
    </style:style>
    <style:style style:name="P513" style:family="paragraph" style:parent-style-name="Table_20_Contents" style:list-style-name="L31">
      <style:text-properties fo:language="zxx" fo:country="none" fo:font-weight="normal" officeooo:rsid="0012f95c" officeooo:paragraph-rsid="02bdb5a9" style:language-asian="zxx" style:country-asian="none" style:font-weight-asian="normal" style:language-complex="zxx" style:country-complex="none" style:font-weight-complex="normal"/>
    </style:style>
    <style:style style:name="P514" style:family="paragraph" style:parent-style-name="Table_20_Contents" style:list-style-name="L37">
      <style:text-properties fo:language="zxx" fo:country="none" fo:font-weight="normal" officeooo:rsid="0012f95c" officeooo:paragraph-rsid="02b81244" style:language-asian="zxx" style:country-asian="none" style:font-weight-asian="normal" style:language-complex="zxx" style:country-complex="none" style:font-weight-complex="normal"/>
    </style:style>
    <style:style style:name="P515" style:family="paragraph" style:parent-style-name="Table_20_Contents" style:list-style-name="L50">
      <style:text-properties fo:language="zxx" fo:country="none" fo:font-weight="normal" officeooo:rsid="0012f95c" officeooo:paragraph-rsid="0336ba64" style:language-asian="zxx" style:country-asian="none" style:font-weight-asian="normal" style:language-complex="zxx" style:country-complex="none" style:font-weight-complex="normal"/>
    </style:style>
    <style:style style:name="P516" style:family="paragraph" style:parent-style-name="Table_20_Contents" style:list-style-name="L52">
      <style:text-properties fo:language="zxx" fo:country="none" fo:font-weight="normal" officeooo:rsid="0012f95c" officeooo:paragraph-rsid="0338997d" style:language-asian="zxx" style:country-asian="none" style:font-weight-asian="normal" style:language-complex="zxx" style:country-complex="none" style:font-weight-complex="normal"/>
    </style:style>
    <style:style style:name="P517" style:family="paragraph" style:parent-style-name="Table_20_Contents" style:list-style-name="L54">
      <style:text-properties fo:language="zxx" fo:country="none" fo:font-weight="normal" officeooo:rsid="0012f95c" officeooo:paragraph-rsid="033a92f5" style:language-asian="zxx" style:country-asian="none" style:font-weight-asian="normal" style:language-complex="zxx" style:country-complex="none" style:font-weight-complex="normal"/>
    </style:style>
    <style:style style:name="P518" style:family="paragraph" style:parent-style-name="Table_20_Contents" style:list-style-name="L58">
      <style:text-properties fo:language="zxx" fo:country="none" fo:font-weight="normal" officeooo:rsid="0012f95c" officeooo:paragraph-rsid="0340ca31" style:language-asian="zxx" style:country-asian="none" style:font-weight-asian="normal" style:language-complex="zxx" style:country-complex="none" style:font-weight-complex="normal"/>
    </style:style>
    <style:style style:name="P519" style:family="paragraph" style:parent-style-name="Table_20_Contents" style:list-style-name="L60">
      <style:text-properties fo:language="zxx" fo:country="none" fo:font-weight="normal" officeooo:rsid="0012f95c" officeooo:paragraph-rsid="0348a21d" style:language-asian="zxx" style:country-asian="none" style:font-weight-asian="normal" style:language-complex="zxx" style:country-complex="none" style:font-weight-complex="normal"/>
    </style:style>
    <style:style style:name="P520" style:family="paragraph" style:parent-style-name="Table_20_Contents" style:list-style-name="L62">
      <style:text-properties fo:language="zxx" fo:country="none" fo:font-weight="normal" officeooo:rsid="0012f95c" officeooo:paragraph-rsid="0351b15f" style:language-asian="zxx" style:country-asian="none" style:font-weight-asian="normal" style:language-complex="zxx" style:country-complex="none" style:font-weight-complex="normal"/>
    </style:style>
    <style:style style:name="P521" style:family="paragraph" style:parent-style-name="Table_20_Contents" style:list-style-name="L16">
      <style:text-properties fo:language="zxx" fo:country="none" fo:font-weight="normal" officeooo:rsid="00182ab8" officeooo:paragraph-rsid="039d2517" style:language-asian="zxx" style:country-asian="none" style:font-weight-asian="normal" style:language-complex="zxx" style:country-complex="none" style:font-weight-complex="normal"/>
    </style:style>
    <style:style style:name="P522" style:family="paragraph" style:parent-style-name="Table_20_Contents" style:list-style-name="L31">
      <style:text-properties fo:language="zxx" fo:country="none" fo:font-weight="normal" officeooo:rsid="00182ab8" officeooo:paragraph-rsid="01fe63f7" style:language-asian="zxx" style:country-asian="none" style:font-weight-asian="normal" style:language-complex="zxx" style:country-complex="none" style:font-weight-complex="normal"/>
    </style:style>
    <style:style style:name="P523" style:family="paragraph" style:parent-style-name="Table_20_Contents" style:list-style-name="L31">
      <style:text-properties fo:language="zxx" fo:country="none" fo:font-weight="normal" officeooo:rsid="00182ab8" officeooo:paragraph-rsid="0203ee39" style:language-asian="zxx" style:country-asian="none" style:font-weight-asian="normal" style:language-complex="zxx" style:country-complex="none" style:font-weight-complex="normal"/>
    </style:style>
    <style:style style:name="P524" style:family="paragraph" style:parent-style-name="Table_20_Contents" style:list-style-name="L37">
      <style:text-properties fo:language="zxx" fo:country="none" fo:font-weight="normal" officeooo:rsid="00182ab8" officeooo:paragraph-rsid="0201a97e" style:language-asian="zxx" style:country-asian="none" style:font-weight-asian="normal" style:language-complex="zxx" style:country-complex="none" style:font-weight-complex="normal"/>
    </style:style>
    <style:style style:name="P525" style:family="paragraph" style:parent-style-name="Table_20_Contents" style:list-style-name="L50">
      <style:text-properties fo:language="zxx" fo:country="none" fo:font-weight="normal" officeooo:rsid="00182ab8" officeooo:paragraph-rsid="02d6dfbc" style:language-asian="zxx" style:country-asian="none" style:font-weight-asian="normal" style:language-complex="zxx" style:country-complex="none" style:font-weight-complex="normal"/>
    </style:style>
    <style:style style:name="P526" style:family="paragraph" style:parent-style-name="Table_20_Contents" style:list-style-name="L52">
      <style:text-properties fo:language="zxx" fo:country="none" fo:font-weight="normal" officeooo:rsid="00182ab8" officeooo:paragraph-rsid="02e7e718" style:language-asian="zxx" style:country-asian="none" style:font-weight-asian="normal" style:language-complex="zxx" style:country-complex="none" style:font-weight-complex="normal"/>
    </style:style>
    <style:style style:name="P527" style:family="paragraph" style:parent-style-name="Table_20_Contents" style:list-style-name="L54">
      <style:text-properties fo:language="zxx" fo:country="none" fo:font-weight="normal" officeooo:rsid="00182ab8" officeooo:paragraph-rsid="02fac2e5" style:language-asian="zxx" style:country-asian="none" style:font-weight-asian="normal" style:language-complex="zxx" style:country-complex="none" style:font-weight-complex="normal"/>
    </style:style>
    <style:style style:name="P528" style:family="paragraph" style:parent-style-name="Table_20_Contents" style:list-style-name="L58">
      <style:text-properties fo:language="zxx" fo:country="none" fo:font-weight="normal" officeooo:rsid="00182ab8" officeooo:paragraph-rsid="030d2f99" style:language-asian="zxx" style:country-asian="none" style:font-weight-asian="normal" style:language-complex="zxx" style:country-complex="none" style:font-weight-complex="normal"/>
    </style:style>
    <style:style style:name="P529" style:family="paragraph" style:parent-style-name="Table_20_Contents" style:list-style-name="L60">
      <style:text-properties fo:language="zxx" fo:country="none" fo:font-weight="normal" officeooo:rsid="00182ab8" officeooo:paragraph-rsid="0313d1ba" style:language-asian="zxx" style:country-asian="none" style:font-weight-asian="normal" style:language-complex="zxx" style:country-complex="none" style:font-weight-complex="normal"/>
    </style:style>
    <style:style style:name="P530" style:family="paragraph" style:parent-style-name="Table_20_Contents" style:list-style-name="L62">
      <style:text-properties fo:language="zxx" fo:country="none" fo:font-weight="normal" officeooo:rsid="00182ab8" officeooo:paragraph-rsid="031fb7c1" style:language-asian="zxx" style:country-asian="none" style:font-weight-asian="normal" style:language-complex="zxx" style:country-complex="none" style:font-weight-complex="normal"/>
    </style:style>
    <style:style style:name="P531" style:family="paragraph" style:parent-style-name="Table_20_Contents" style:list-style-name="L24">
      <style:text-properties fo:language="zxx" fo:country="none" fo:font-weight="normal" officeooo:rsid="02228ed7" officeooo:paragraph-rsid="02228ed7" style:language-asian="zxx" style:country-asian="none" style:font-weight-asian="normal" style:language-complex="zxx" style:country-complex="none" style:font-weight-complex="normal"/>
    </style:style>
    <style:style style:name="P532" style:family="paragraph" style:parent-style-name="Table_20_Contents" style:list-style-name="L24">
      <style:text-properties fo:language="zxx" fo:country="none" fo:font-weight="normal" officeooo:rsid="00146cee" officeooo:paragraph-rsid="001374df" style:language-asian="zxx" style:country-asian="none" style:font-weight-asian="normal" style:language-complex="zxx" style:country-complex="none" style:font-weight-complex="normal"/>
    </style:style>
    <style:style style:name="P533" style:family="paragraph" style:parent-style-name="Table_20_Contents" style:list-style-name="L29">
      <style:text-properties fo:language="zxx" fo:country="none" fo:font-weight="normal" officeooo:rsid="00146cee" officeooo:paragraph-rsid="001374df" style:language-asian="zxx" style:country-asian="none" style:font-weight-asian="normal" style:language-complex="zxx" style:country-complex="none" style:font-weight-complex="normal"/>
    </style:style>
    <style:style style:name="P534" style:family="paragraph" style:parent-style-name="Table_20_Contents" style:list-style-name="L21">
      <style:text-properties fo:language="zxx" fo:country="none" officeooo:rsid="0012f95c" officeooo:paragraph-rsid="01c732cf" style:language-asian="zxx" style:country-asian="none" style:language-complex="zxx" style:country-complex="none"/>
    </style:style>
    <style:style style:name="P535" style:family="paragraph" style:parent-style-name="Table_20_Contents" style:list-style-name="L22">
      <style:text-properties fo:language="zxx" fo:country="none" officeooo:rsid="0012f95c" officeooo:paragraph-rsid="01d94750" style:language-asian="zxx" style:country-asian="none" style:language-complex="zxx" style:country-complex="none"/>
    </style:style>
    <style:style style:name="P536" style:family="paragraph" style:parent-style-name="Table_20_Contents" style:list-style-name="L22">
      <style:text-properties fo:language="zxx" fo:country="none" officeooo:rsid="0012f95c" officeooo:paragraph-rsid="01d7eaa3" style:language-asian="zxx" style:country-asian="none" style:language-complex="zxx" style:country-complex="none"/>
    </style:style>
    <style:style style:name="P537" style:family="paragraph" style:parent-style-name="Table_20_Contents" style:list-style-name="L19">
      <style:text-properties fo:language="nl" fo:country="BE" officeooo:paragraph-rsid="001374df"/>
    </style:style>
    <style:style style:name="P538" style:family="paragraph" style:parent-style-name="Table_20_Contents" style:list-style-name="L19">
      <style:text-properties fo:language="nl" fo:country="BE" officeooo:rsid="01c3eba9" officeooo:paragraph-rsid="01c5879a"/>
    </style:style>
    <style:style style:name="P539" style:family="paragraph" style:parent-style-name="Table_20_Contents" style:list-style-name="L20">
      <style:text-properties fo:language="nl" fo:country="BE" officeooo:paragraph-rsid="001374df"/>
    </style:style>
    <style:style style:name="P540" style:family="paragraph" style:parent-style-name="Table_20_Contents" style:list-style-name="L21">
      <style:text-properties fo:language="nl" fo:country="BE" officeooo:paragraph-rsid="01ab0427"/>
    </style:style>
    <style:style style:name="P541" style:family="paragraph" style:parent-style-name="Table_20_Contents" style:list-style-name="L23">
      <style:text-properties fo:language="nl" fo:country="BE" officeooo:paragraph-rsid="001374df"/>
    </style:style>
    <style:style style:name="P542" style:family="paragraph" style:parent-style-name="Table_20_Contents" style:list-style-name="L39">
      <style:text-properties fo:language="nl" fo:country="BE" officeooo:paragraph-rsid="0018cebf"/>
    </style:style>
    <style:style style:name="P543" style:family="paragraph" style:parent-style-name="Table_20_Contents" style:list-style-name="L40">
      <style:text-properties fo:language="nl" fo:country="BE" officeooo:rsid="00154c73" officeooo:paragraph-rsid="0018cebf"/>
    </style:style>
    <style:style style:name="P544" style:family="paragraph" style:parent-style-name="Table_20_Contents" style:list-style-name="L41">
      <style:text-properties fo:language="nl" fo:country="BE" officeooo:paragraph-rsid="0213f6e8"/>
    </style:style>
    <style:style style:name="P545" style:family="paragraph" style:parent-style-name="Table_20_Contents" style:list-style-name="L34">
      <style:text-properties officeooo:paragraph-rsid="02b6f2e8"/>
    </style:style>
    <style:style style:name="P546" style:family="paragraph" style:parent-style-name="Table_20_Contents" style:list-style-name="L34">
      <style:text-properties officeooo:paragraph-rsid="0336ba64"/>
    </style:style>
    <style:style style:name="P547" style:family="paragraph" style:parent-style-name="Table_20_Contents" style:list-style-name="L34">
      <style:text-properties officeooo:paragraph-rsid="033ef425"/>
    </style:style>
    <style:style style:name="P548" style:family="paragraph" style:parent-style-name="Table_20_Contents" style:list-style-name="L41">
      <style:text-properties officeooo:paragraph-rsid="0213f6e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6cee" style:font-weight-asian="normal" style:font-weight-complex="normal"/>
    </style:style>
    <style:style style:name="T3" style:family="text">
      <style:text-properties fo:font-weight="normal" officeooo:rsid="004727dd" style:font-weight-asian="normal" style:font-weight-complex="normal"/>
    </style:style>
    <style:style style:name="T4" style:family="text">
      <style:text-properties fo:font-weight="normal" officeooo:rsid="00666225" style:font-weight-asian="normal" style:font-weight-complex="normal"/>
    </style:style>
    <style:style style:name="T5" style:family="text">
      <style:text-properties fo:font-weight="normal" officeooo:rsid="00838631" style:font-weight-asian="normal" style:font-weight-complex="normal"/>
    </style:style>
    <style:style style:name="T6" style:family="text">
      <style:text-properties fo:font-weight="normal" officeooo:rsid="00840bff" style:font-weight-asian="normal" style:font-weight-complex="normal"/>
    </style:style>
    <style:style style:name="T7" style:family="text">
      <style:text-properties fo:font-weight="normal" officeooo:rsid="0097a4a1" style:font-weight-asian="normal" style:font-weight-complex="normal"/>
    </style:style>
    <style:style style:name="T8" style:family="text">
      <style:text-properties fo:font-weight="normal" officeooo:rsid="00a32eda" style:font-weight-asian="normal" style:font-weight-complex="normal"/>
    </style:style>
    <style:style style:name="T9" style:family="text">
      <style:text-properties fo:font-weight="normal" officeooo:rsid="00cc35eb" style:font-weight-asian="normal" style:font-weight-complex="normal"/>
    </style:style>
    <style:style style:name="T10" style:family="text">
      <style:text-properties fo:font-weight="normal" officeooo:rsid="00d858f9" style:font-weight-asian="normal" style:font-weight-complex="normal"/>
    </style:style>
    <style:style style:name="T11" style:family="text">
      <style:text-properties fo:font-weight="normal" officeooo:rsid="00dc0e87" style:font-weight-asian="normal" style:font-weight-complex="normal"/>
    </style:style>
    <style:style style:name="T12" style:family="text">
      <style:text-properties fo:font-weight="normal" officeooo:rsid="01103922" style:font-weight-asian="normal" style:font-weight-complex="normal"/>
    </style:style>
    <style:style style:name="T13" style:family="text">
      <style:text-properties fo:font-weight="normal" officeooo:rsid="011cf6bc" style:font-weight-asian="normal" style:font-weight-complex="normal"/>
    </style:style>
    <style:style style:name="T14" style:family="text">
      <style:text-properties fo:font-weight="normal" officeooo:rsid="0045ce73" style:font-weight-asian="normal" style:font-weight-complex="normal"/>
    </style:style>
    <style:style style:name="T15" style:family="text">
      <style:text-properties fo:font-weight="normal" officeooo:rsid="0041a0f8" style:font-weight-asian="normal" style:font-weight-complex="normal"/>
    </style:style>
    <style:style style:name="T16" style:family="text">
      <style:text-properties fo:font-weight="normal" officeooo:rsid="00403b79" style:font-weight-asian="normal" style:font-weight-complex="normal"/>
    </style:style>
    <style:style style:name="T17" style:family="text">
      <style:text-properties fo:font-weight="normal" officeooo:rsid="001997da" style:font-weight-asian="normal" style:font-weight-complex="normal"/>
    </style:style>
    <style:style style:name="T18" style:family="text">
      <style:text-properties fo:font-weight="normal" officeooo:rsid="00429920" style:font-weight-asian="normal" style:font-weight-complex="normal"/>
    </style:style>
    <style:style style:name="T19" style:family="text">
      <style:text-properties fo:font-weight="normal" officeooo:rsid="0124fce9" style:font-weight-asian="normal" style:font-weight-complex="normal"/>
    </style:style>
    <style:style style:name="T20" style:family="text">
      <style:text-properties fo:font-weight="normal" officeooo:rsid="01266c8f" style:font-weight-asian="normal" style:font-weight-complex="normal"/>
    </style:style>
    <style:style style:name="T21" style:family="text">
      <style:text-properties fo:font-weight="normal" officeooo:rsid="00182ab8" style:font-weight-asian="normal" style:font-weight-complex="normal"/>
    </style:style>
    <style:style style:name="T22" style:family="text">
      <style:text-properties fo:font-weight="normal" officeooo:rsid="00449911" style:font-weight-asian="normal" style:font-weight-complex="normal"/>
    </style:style>
    <style:style style:name="T23" style:family="text">
      <style:text-properties fo:font-weight="normal" officeooo:rsid="01778fcd" style:font-weight-asian="normal" style:font-weight-complex="normal"/>
    </style:style>
    <style:style style:name="T24" style:family="text">
      <style:text-properties fo:font-weight="normal" officeooo:rsid="01c732cf" style:font-weight-asian="normal" style:font-weight-complex="normal"/>
    </style:style>
    <style:style style:name="T25" style:family="text">
      <style:text-properties fo:font-weight="normal" officeooo:rsid="01c8d395" style:font-weight-asian="normal" style:font-weight-complex="normal"/>
    </style:style>
    <style:style style:name="T26" style:family="text">
      <style:text-properties fo:font-weight="normal" officeooo:rsid="01d74b9d" style:font-weight-asian="normal" style:font-weight-complex="normal"/>
    </style:style>
    <style:style style:name="T27" style:family="text">
      <style:text-properties fo:font-weight="normal" officeooo:rsid="01d8bf96" style:font-weight-asian="normal" style:font-weight-complex="normal"/>
    </style:style>
    <style:style style:name="T28" style:family="text">
      <style:text-properties fo:font-weight="normal" officeooo:rsid="01d8f223" style:font-weight-asian="normal" style:font-weight-complex="normal"/>
    </style:style>
    <style:style style:name="T29" style:family="text">
      <style:text-properties fo:font-weight="normal" officeooo:rsid="01d9a6c0" style:font-weight-asian="normal" style:font-weight-complex="normal"/>
    </style:style>
    <style:style style:name="T30" style:family="text">
      <style:text-properties fo:font-weight="normal" officeooo:rsid="01d9d18a" style:font-weight-asian="normal" style:font-weight-complex="normal"/>
    </style:style>
    <style:style style:name="T31" style:family="text">
      <style:text-properties fo:font-weight="normal" officeooo:rsid="00152180" style:font-weight-asian="normal" style:font-weight-complex="normal"/>
    </style:style>
    <style:style style:name="T32" style:family="text">
      <style:text-properties fo:font-weight="normal" officeooo:rsid="01822777" style:font-weight-asian="normal" style:font-weight-complex="normal"/>
    </style:style>
    <style:style style:name="T33" style:family="text">
      <style:text-properties fo:font-weight="normal" officeooo:rsid="02150d35" style:font-weight-asian="normal" style:font-weight-complex="normal"/>
    </style:style>
    <style:style style:name="T34" style:family="text">
      <style:text-properties fo:font-weight="normal" officeooo:rsid="00312ec3" style:font-weight-asian="normal" style:font-weight-complex="normal"/>
    </style:style>
    <style:style style:name="T35" style:family="text">
      <style:text-properties fo:font-weight="normal" officeooo:rsid="01abfe58" style:font-weight-asian="normal" style:font-weight-complex="normal"/>
    </style:style>
    <style:style style:name="T36" style:family="text">
      <style:text-properties fo:font-weight="normal" officeooo:rsid="0258dfd3" style:font-weight-asian="normal" style:font-weight-complex="normal"/>
    </style:style>
    <style:style style:name="T37" style:family="text">
      <style:text-properties fo:font-weight="normal" officeooo:rsid="025acc7a" style:font-weight-asian="normal" style:font-weight-complex="normal"/>
    </style:style>
    <style:style style:name="T38" style:family="text">
      <style:text-properties fo:font-weight="normal" officeooo:rsid="029c8559" style:font-weight-asian="normal" style:font-weight-complex="normal"/>
    </style:style>
    <style:style style:name="T39" style:family="text">
      <style:text-properties fo:font-weight="normal" officeooo:rsid="029fee15" style:font-weight-asian="normal" style:font-weight-complex="normal"/>
    </style:style>
    <style:style style:name="T40" style:family="text">
      <style:text-properties fo:font-weight="normal" officeooo:rsid="02b6e7d9" style:font-weight-asian="normal" style:font-weight-complex="normal"/>
    </style:style>
    <style:style style:name="T41" style:family="text">
      <style:text-properties fo:font-weight="normal" officeooo:rsid="032c0ca1" style:font-weight-asian="normal" style:font-weight-complex="normal"/>
    </style:style>
    <style:style style:name="T42" style:family="text">
      <style:text-properties fo:font-weight="normal" officeooo:rsid="033218fc" style:font-weight-asian="normal" style:font-weight-complex="normal"/>
    </style:style>
    <style:style style:name="T43" style:family="text">
      <style:text-properties fo:font-weight="normal" officeooo:rsid="0362232f" style:font-weight-asian="normal" style:font-weight-complex="normal"/>
    </style:style>
    <style:style style:name="T44" style:family="text">
      <style:text-properties fo:font-weight="normal" officeooo:rsid="0035b4e7" style:font-weight-asian="normal" style:font-weight-complex="normal"/>
    </style:style>
    <style:style style:name="T45" style:family="text">
      <style:text-properties fo:font-weight="normal" officeooo:rsid="03598419" style:font-weight-asian="normal" style:font-weight-complex="normal"/>
    </style:style>
    <style:style style:name="T46" style:family="text">
      <style:text-properties fo:font-weight="normal" officeooo:rsid="036e600e" style:font-weight-asian="normal" style:font-weight-complex="normal"/>
    </style:style>
    <style:style style:name="T47" style:family="text">
      <style:text-properties fo:font-weight="normal" officeooo:rsid="03978c97" style:font-weight-asian="normal" style:font-weight-complex="normal"/>
    </style:style>
    <style:style style:name="T48" style:family="text">
      <style:text-properties fo:font-weight="normal" officeooo:rsid="039ab064" style:font-weight-asian="normal" style:font-weight-complex="normal"/>
    </style:style>
    <style:style style:name="T49" style:family="text">
      <style:text-properties fo:font-weight="normal" officeooo:rsid="039ff637" style:font-weight-asian="normal" style:font-weight-complex="normal"/>
    </style:style>
    <style:style style:name="T50" style:family="text">
      <style:text-properties fo:font-weight="normal" officeooo:rsid="03b0f75b" style:font-weight-asian="normal" style:font-weight-complex="normal"/>
    </style:style>
    <style:style style:name="T51" style:family="text">
      <style:text-properties fo:font-weight="normal" officeooo:rsid="03c024be" style:font-weight-asian="normal" style:font-weight-complex="normal"/>
    </style:style>
    <style:style style:name="T52" style:family="text">
      <style:text-properties fo:font-weight="normal" officeooo:rsid="03c0fcfa" style:font-weight-asian="normal" style:font-weight-complex="normal"/>
    </style:style>
    <style:style style:name="T53" style:family="text">
      <style:text-properties fo:font-weight="normal" officeooo:rsid="0405e753" style:font-weight-asian="normal" style:font-weight-complex="normal"/>
    </style:style>
    <style:style style:name="T54" style:family="text">
      <style:text-properties fo:font-weight="normal" officeooo:rsid="0407cc1b" style:font-weight-asian="normal" style:font-weight-complex="normal"/>
    </style:style>
    <style:style style:name="T55" style:family="text">
      <style:text-properties fo:font-weight="normal" officeooo:rsid="040b7156" style:font-weight-asian="normal" style:font-weight-complex="normal"/>
    </style:style>
    <style:style style:name="T56" style:family="text">
      <style:text-properties fo:font-weight="normal" officeooo:rsid="0413a3e0" style:font-weight-asian="normal" style:font-weight-complex="normal"/>
    </style:style>
    <style:style style:name="T57" style:family="text">
      <style:text-properties fo:font-weight="normal" officeooo:rsid="04147f27" style:font-weight-asian="normal" style:font-weight-complex="normal"/>
    </style:style>
    <style:style style:name="T58" style:family="text">
      <style:text-properties fo:font-weight="normal" officeooo:rsid="04180939" style:font-weight-asian="normal" style:font-weight-complex="normal"/>
    </style:style>
    <style:style style:name="T59" style:family="text">
      <style:text-properties officeooo:rsid="00146cee"/>
    </style:style>
    <style:style style:name="T60" style:family="text">
      <style:text-properties fo:language="zxx" fo:country="none" style:language-asian="zxx" style:country-asian="none" style:language-complex="zxx" style:country-complex="none"/>
    </style:style>
    <style:style style:name="T61" style:family="text">
      <style:text-properties fo:language="zxx" fo:country="none" officeooo:rsid="00182ab8" style:language-asian="zxx" style:country-asian="none" style:language-complex="zxx" style:country-complex="none"/>
    </style:style>
    <style:style style:name="T62" style:family="text">
      <style:text-properties fo:language="zxx" fo:country="none" officeooo:rsid="001342eb" style:language-asian="zxx" style:country-asian="none" style:language-complex="zxx" style:country-complex="none"/>
    </style:style>
    <style:style style:name="T63" style:family="text">
      <style:text-properties fo:language="zxx" fo:country="none" officeooo:rsid="00403b79" style:language-asian="zxx" style:country-asian="none" style:language-complex="zxx" style:country-complex="none"/>
    </style:style>
    <style:style style:name="T64" style:family="text">
      <style:text-properties fo:language="zxx" fo:country="none" officeooo:rsid="001997da" style:language-asian="zxx" style:country-asian="none" style:language-complex="zxx" style:country-complex="none"/>
    </style:style>
    <style:style style:name="T65" style:family="text">
      <style:text-properties fo:language="zxx" fo:country="none" officeooo:rsid="004b7c42" style:language-asian="zxx" style:country-asian="none" style:language-complex="zxx" style:country-complex="none"/>
    </style:style>
    <style:style style:name="T66" style:family="text">
      <style:text-properties fo:language="zxx" fo:country="none" officeooo:rsid="01f904f5" style:language-asian="zxx" style:country-asian="none" style:language-complex="zxx" style:country-complex="none"/>
    </style:style>
    <style:style style:name="T67" style:family="text">
      <style:text-properties fo:language="zxx" fo:country="none" officeooo:rsid="02827ec4" style:language-asian="zxx" style:country-asian="none" style:language-complex="zxx" style:country-complex="none"/>
    </style:style>
    <style:style style:name="T68" style:family="text">
      <style:text-properties fo:language="zxx" fo:country="none" officeooo:rsid="0288675d" style:language-asian="zxx" style:country-asian="none" style:language-complex="zxx" style:country-complex="none"/>
    </style:style>
    <style:style style:name="T69" style:family="text">
      <style:text-properties fo:language="zxx" fo:country="none" officeooo:rsid="02829d6d" style:language-asian="zxx" style:country-asian="none" style:language-complex="zxx" style:country-complex="none"/>
    </style:style>
    <style:style style:name="T70" style:family="text">
      <style:text-properties fo:language="zxx" fo:country="none" fo:font-weight="normal" officeooo:rsid="001997da" style:language-asian="zxx" style:country-asian="none" style:font-weight-asian="normal" style:language-complex="zxx" style:country-complex="none" style:font-weight-complex="normal"/>
    </style:style>
    <style:style style:name="T71" style:family="text">
      <style:text-properties fo:language="zxx" fo:country="none" fo:font-weight="normal" officeooo:rsid="0012f95c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fo:language="zxx" fo:country="none" fo:font-weight="normal" officeooo:rsid="00182ab8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fo:language="zxx" fo:country="none" fo:font-weight="normal" officeooo:rsid="003ef7b8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fo:language="zxx" fo:country="none" fo:font-weight="normal" officeooo:rsid="00403b79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language="zxx" fo:country="none" fo:font-weight="normal" officeooo:rsid="0041a0f8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fo:language="zxx" fo:country="none" fo:font-weight="normal" officeooo:rsid="00429920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fo:language="zxx" fo:country="none" fo:font-weight="normal" officeooo:rsid="00449911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fo:language="zxx" fo:country="none" fo:font-weight="normal" officeooo:rsid="004b7c42" style:language-asian="zxx" style:country-asian="none" style:font-weight-asian="normal" style:language-complex="zxx" style:country-complex="none" style:font-weight-complex="normal"/>
    </style:style>
    <style:style style:name="T79" style:family="text">
      <style:text-properties fo:language="zxx" fo:country="none" fo:font-weight="normal" officeooo:rsid="005619c2" style:language-asian="zxx" style:country-asian="none" style:font-weight-asian="normal" style:language-complex="zxx" style:country-complex="none" style:font-weight-complex="normal"/>
    </style:style>
    <style:style style:name="T80" style:family="text">
      <style:text-properties fo:language="zxx" fo:country="none" fo:font-weight="normal" officeooo:rsid="0061eff0" style:language-asian="zxx" style:country-asian="none" style:font-weight-asian="normal" style:language-complex="zxx" style:country-complex="none" style:font-weight-complex="normal"/>
    </style:style>
    <style:style style:name="T81" style:family="text">
      <style:text-properties fo:language="zxx" fo:country="none" fo:font-weight="normal" officeooo:rsid="0063a024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fo:language="zxx" fo:country="none" fo:font-weight="normal" officeooo:rsid="00775740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normal" officeooo:rsid="0092556a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zxx" fo:country="none" fo:font-weight="normal" officeooo:rsid="00a08238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zxx" fo:country="none" fo:font-weight="normal" officeooo:rsid="00c0e63f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fo:language="zxx" fo:country="none" fo:font-weight="normal" officeooo:rsid="00c29a53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fo:language="zxx" fo:country="none" fo:font-weight="normal" officeooo:rsid="015bf92a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fo:language="zxx" fo:country="none" fo:font-weight="normal" officeooo:rsid="015c1408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fo:language="zxx" fo:country="none" fo:font-weight="normal" officeooo:rsid="015d764d" style:language-asian="zxx" style:country-asian="none" style:font-weight-asian="normal" style:language-complex="zxx" style:country-complex="none" style:font-weight-complex="normal"/>
    </style:style>
    <style:style style:name="T90" style:family="text">
      <style:text-properties fo:language="zxx" fo:country="none" fo:font-weight="normal" officeooo:rsid="01612eb6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language="zxx" fo:country="none" fo:font-weight="normal" officeooo:rsid="01795023" style:language-asian="zxx" style:country-asian="none" style:font-weight-asian="normal" style:language-complex="zxx" style:country-complex="none" style:font-weight-complex="normal"/>
    </style:style>
    <style:style style:name="T92" style:family="text">
      <style:text-properties fo:language="zxx" fo:country="none" fo:font-weight="normal" officeooo:rsid="017c9f43" style:language-asian="zxx" style:country-asian="none" style:font-weight-asian="normal" style:language-complex="zxx" style:country-complex="none" style:font-weight-complex="normal"/>
    </style:style>
    <style:style style:name="T93" style:family="text">
      <style:text-properties fo:language="zxx" fo:country="none" fo:font-weight="normal" officeooo:rsid="017d838b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fo:language="zxx" fo:country="none" fo:font-weight="normal" officeooo:rsid="0190bbf0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fo:language="zxx" fo:country="none" fo:font-weight="normal" officeooo:rsid="01b21aba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fo:language="zxx" fo:country="none" fo:font-weight="normal" officeooo:rsid="01b344cb" style:language-asian="zxx" style:country-asian="none" style:font-weight-asian="normal" style:language-complex="zxx" style:country-complex="none" style:font-weight-complex="normal"/>
    </style:style>
    <style:style style:name="T97" style:family="text">
      <style:text-properties fo:language="zxx" fo:country="none" fo:font-weight="normal" officeooo:rsid="01b1b8a2" style:language-asian="zxx" style:country-asian="none" style:font-weight-asian="normal" style:language-complex="zxx" style:country-complex="none" style:font-weight-complex="normal"/>
    </style:style>
    <style:style style:name="T98" style:family="text">
      <style:text-properties fo:language="zxx" fo:country="none" fo:font-weight="normal" officeooo:rsid="0213f6e8" style:language-asian="zxx" style:country-asian="none" style:font-weight-asian="normal" style:language-complex="zxx" style:country-complex="none" style:font-weight-complex="normal"/>
    </style:style>
    <style:style style:name="T99" style:family="text">
      <style:text-properties fo:language="zxx" fo:country="none" fo:font-weight="normal" officeooo:rsid="02150d35" style:language-asian="zxx" style:country-asian="none" style:font-weight-asian="normal" style:language-complex="zxx" style:country-complex="none" style:font-weight-complex="normal"/>
    </style:style>
    <style:style style:name="T100" style:family="text">
      <style:text-properties fo:language="zxx" fo:country="none" fo:font-weight="normal" officeooo:rsid="0258dfd3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fo:language="zxx" fo:country="none" fo:font-weight="normal" officeooo:rsid="025acc7a" style:language-asian="zxx" style:country-asian="none" style:font-weight-asian="normal" style:language-complex="zxx" style:country-complex="none" style:font-weight-complex="normal"/>
    </style:style>
    <style:style style:name="T102" style:family="text">
      <style:text-properties fo:language="zxx" fo:country="none" fo:font-weight="normal" officeooo:rsid="02827ec4" style:language-asian="zxx" style:country-asian="none" style:font-weight-asian="normal" style:language-complex="zxx" style:country-complex="none" style:font-weight-complex="normal"/>
    </style:style>
    <style:style style:name="T103" style:family="text">
      <style:text-properties fo:language="zxx" fo:country="none" fo:font-weight="normal" officeooo:rsid="0288675d" style:language-asian="zxx" style:country-asian="none" style:font-weight-asian="normal" style:language-complex="zxx" style:country-complex="none" style:font-weight-complex="normal"/>
    </style:style>
    <style:style style:name="T104" style:family="text">
      <style:text-properties fo:language="zxx" fo:country="none" fo:font-weight="normal" officeooo:rsid="02b6e7d9" style:language-asian="zxx" style:country-asian="none" style:font-weight-asian="normal" style:language-complex="zxx" style:country-complex="none" style:font-weight-complex="normal"/>
    </style:style>
    <style:style style:name="T105" style:family="text">
      <style:text-properties fo:language="zxx" fo:country="none" fo:font-weight="normal" officeooo:rsid="033218fc" style:language-asian="zxx" style:country-asian="none" style:font-weight-asian="normal" style:language-complex="zxx" style:country-complex="none" style:font-weight-complex="normal"/>
    </style:style>
    <style:style style:name="T106" style:family="text">
      <style:text-properties fo:language="zxx" fo:country="none" fo:font-weight="normal" officeooo:rsid="02829d6d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zxx" fo:country="none" fo:font-weight="normal" officeooo:rsid="035d252f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zxx" fo:country="none" fo:font-weight="normal" officeooo:rsid="035f15f9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fo:language="zxx" fo:country="none" fo:font-weight="normal" officeooo:rsid="039c4c63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fo:language="zxx" fo:country="none" fo:font-weight="normal" officeooo:rsid="0402c2d0" style:language-asian="zxx" style:country-asian="none" style:font-weight-asian="normal" style:language-complex="zxx" style:country-complex="none" style:font-weight-complex="normal"/>
    </style:style>
    <style:style style:name="T111" style:family="text">
      <style:text-properties fo:language="zxx" fo:country="none" fo:font-weight="normal" officeooo:rsid="04042651" style:language-asian="zxx" style:country-asian="none" style:font-weight-asian="normal" style:language-complex="zxx" style:country-complex="none" style:font-weight-complex="normal"/>
    </style:style>
    <style:style style:name="T112" style:family="text">
      <style:text-properties fo:language="zxx" fo:country="none" fo:font-weight="normal" officeooo:rsid="0406f800" style:language-asian="zxx" style:country-asian="none" style:font-weight-asian="normal" style:language-complex="zxx" style:country-complex="none" style:font-weight-complex="normal"/>
    </style:style>
    <style:style style:name="T113" style:family="text">
      <style:text-properties fo:language="zxx" fo:country="none" fo:font-weight="normal" officeooo:rsid="04097142" style:language-asian="zxx" style:country-asian="none" style:font-weight-asian="normal" style:language-complex="zxx" style:country-complex="none" style:font-weight-complex="normal"/>
    </style:style>
    <style:style style:name="T114" style:family="text">
      <style:text-properties fo:language="zxx" fo:country="none" fo:font-weight="normal" officeooo:rsid="040b1488" style:language-asian="zxx" style:country-asian="none" style:font-weight-asian="normal" style:language-complex="zxx" style:country-complex="none" style:font-weight-complex="normal"/>
    </style:style>
    <style:style style:name="T115" style:family="text">
      <style:text-properties fo:language="zxx" fo:country="none" fo:font-weight="normal" officeooo:rsid="040ca175" style:language-asian="zxx" style:country-asian="none" style:font-weight-asian="normal" style:language-complex="zxx" style:country-complex="none" style:font-weight-complex="normal"/>
    </style:style>
    <style:style style:name="T116" style:family="text">
      <style:text-properties fo:language="zxx" fo:country="none" fo:font-weight="normal" officeooo:rsid="041b1559" style:language-asian="zxx" style:country-asian="none" style:font-weight-asian="normal" style:language-complex="zxx" style:country-complex="none" style:font-weight-complex="normal"/>
    </style:style>
    <style:style style:name="T117" style:family="text">
      <style:text-properties fo:language="zxx" fo:country="none" fo:font-weight="normal" officeooo:rsid="041b7ba3" style:language-asian="zxx" style:country-asian="none" style:font-weight-asian="normal" style:language-complex="zxx" style:country-complex="none" style:font-weight-complex="normal"/>
    </style:style>
    <style:style style:name="T118" style:family="text">
      <style:text-properties officeooo:rsid="00182ab8"/>
    </style:style>
    <style:style style:name="T119" style:family="text">
      <style:text-properties officeooo:rsid="00165bc9"/>
    </style:style>
    <style:style style:name="T120" style:family="text">
      <style:text-properties officeooo:rsid="001342eb"/>
    </style:style>
    <style:style style:name="T121" style:family="text">
      <style:text-properties fo:language="nl" fo:country="BE"/>
    </style:style>
    <style:style style:name="T122" style:family="text">
      <style:text-properties fo:language="nl" fo:country="BE" officeooo:rsid="01abfe58"/>
    </style:style>
    <style:style style:name="T123" style:family="text">
      <style:text-properties fo:language="nl" fo:country="BE" fo:font-weight="normal" officeooo:rsid="01abfe58" style:font-weight-asian="normal" style:font-weight-complex="normal"/>
    </style:style>
    <style:style style:name="T124" style:family="text">
      <style:text-properties fo:language="nl" fo:country="BE" fo:font-weight="normal" officeooo:rsid="02181862" style:font-weight-asian="normal" style:font-weight-complex="normal"/>
    </style:style>
    <style:style style:name="T125" style:family="text">
      <style:text-properties fo:language="nl" fo:country="BE" officeooo:rsid="0219648c"/>
    </style:style>
    <style:style style:name="T126" style:family="text">
      <style:text-properties fo:language="nl" fo:country="BE" officeooo:rsid="03db651e"/>
    </style:style>
    <style:style style:name="T127" style:family="text">
      <style:text-properties fo:language="nl" fo:country="BE" officeooo:rsid="03e541bb"/>
    </style:style>
    <style:style style:name="T128" style:family="text">
      <style:text-properties officeooo:rsid="00315364"/>
    </style:style>
    <style:style style:name="T129" style:family="text">
      <style:text-properties officeooo:rsid="0034c76e"/>
    </style:style>
    <style:style style:name="T130" style:family="text">
      <style:text-properties officeooo:rsid="0045ce73"/>
    </style:style>
    <style:style style:name="T131" style:family="text">
      <style:text-properties officeooo:rsid="004727dd"/>
    </style:style>
    <style:style style:name="T132" style:family="text">
      <style:text-properties officeooo:rsid="004a6b38"/>
    </style:style>
    <style:style style:name="T133" style:family="text">
      <style:text-properties officeooo:rsid="0052378b"/>
    </style:style>
    <style:style style:name="T134" style:family="text">
      <style:text-properties officeooo:rsid="00575618"/>
    </style:style>
    <style:style style:name="T135" style:family="text">
      <style:text-properties officeooo:rsid="005fbb8b"/>
    </style:style>
    <style:style style:name="T136" style:family="text">
      <style:text-properties officeooo:rsid="00643a04"/>
    </style:style>
    <style:style style:name="T137" style:family="text">
      <style:text-properties officeooo:rsid="00666225"/>
    </style:style>
    <style:style style:name="T138" style:family="text">
      <style:text-properties officeooo:rsid="006ab26a"/>
    </style:style>
    <style:style style:name="T139" style:family="text">
      <style:text-properties officeooo:rsid="0071c68e"/>
    </style:style>
    <style:style style:name="T140" style:family="text">
      <style:text-properties officeooo:rsid="00762a69"/>
    </style:style>
    <style:style style:name="T141" style:family="text">
      <style:text-properties officeooo:rsid="007db955"/>
    </style:style>
    <style:style style:name="T142" style:family="text">
      <style:text-properties officeooo:rsid="0094f6ec"/>
    </style:style>
    <style:style style:name="T143" style:family="text">
      <style:text-properties officeooo:rsid="00a20533"/>
    </style:style>
    <style:style style:name="T144" style:family="text">
      <style:text-properties officeooo:rsid="00a77652"/>
    </style:style>
    <style:style style:name="T145" style:family="text">
      <style:text-properties officeooo:rsid="00b8e749"/>
    </style:style>
    <style:style style:name="T146" style:family="text">
      <style:text-properties officeooo:rsid="00c4ff64"/>
    </style:style>
    <style:style style:name="T147" style:family="text">
      <style:text-properties officeooo:rsid="00c64908"/>
    </style:style>
    <style:style style:name="T148" style:family="text">
      <style:text-properties officeooo:rsid="00c6c69e"/>
    </style:style>
    <style:style style:name="T149" style:family="text">
      <style:text-properties officeooo:rsid="00c94391"/>
    </style:style>
    <style:style style:name="T150" style:family="text">
      <style:text-properties officeooo:rsid="00cab304"/>
    </style:style>
    <style:style style:name="T151" style:family="text">
      <style:text-properties officeooo:rsid="00d83343"/>
    </style:style>
    <style:style style:name="T152" style:family="text">
      <style:text-properties officeooo:rsid="00eefc16"/>
    </style:style>
    <style:style style:name="T153" style:family="text">
      <style:text-properties officeooo:rsid="00eff926"/>
    </style:style>
    <style:style style:name="T154" style:family="text">
      <style:text-properties officeooo:rsid="00fa7797"/>
    </style:style>
    <style:style style:name="T155" style:family="text">
      <style:text-properties officeooo:rsid="00fadd89"/>
    </style:style>
    <style:style style:name="T156" style:family="text">
      <style:text-properties officeooo:rsid="0102b3b0"/>
    </style:style>
    <style:style style:name="T157" style:family="text">
      <style:text-properties officeooo:rsid="0102ba43"/>
    </style:style>
    <style:style style:name="T158" style:family="text">
      <style:text-properties officeooo:rsid="001997da"/>
    </style:style>
    <style:style style:name="T159" style:family="text">
      <style:text-properties officeooo:rsid="010e4af2"/>
    </style:style>
    <style:style style:name="T160" style:family="text">
      <style:text-properties officeooo:rsid="0114b9f2"/>
    </style:style>
    <style:style style:name="T161" style:family="text">
      <style:text-properties officeooo:rsid="01164cd2"/>
    </style:style>
    <style:style style:name="T162" style:family="text">
      <style:text-properties officeooo:rsid="011b9643"/>
    </style:style>
    <style:style style:name="T163" style:family="text">
      <style:text-properties officeooo:rsid="011be6e7"/>
    </style:style>
    <style:style style:name="T164" style:family="text">
      <style:text-properties officeooo:rsid="011cf6bc"/>
    </style:style>
    <style:style style:name="T165" style:family="text">
      <style:text-properties officeooo:rsid="011d82c2"/>
    </style:style>
    <style:style style:name="T166" style:family="text">
      <style:text-properties officeooo:rsid="0124fce9"/>
    </style:style>
    <style:style style:name="T167" style:family="text">
      <style:text-properties officeooo:rsid="012bb049"/>
    </style:style>
    <style:style style:name="T168" style:family="text">
      <style:text-properties officeooo:rsid="0132c9ca"/>
    </style:style>
    <style:style style:name="T169" style:family="text">
      <style:text-properties officeooo:rsid="0138b217"/>
    </style:style>
    <style:style style:name="T170" style:family="text">
      <style:text-properties officeooo:rsid="0159d98a"/>
    </style:style>
    <style:style style:name="T171" style:family="text">
      <style:text-properties officeooo:rsid="015a290d"/>
    </style:style>
    <style:style style:name="T172" style:family="text">
      <style:text-properties officeooo:rsid="015accbe"/>
    </style:style>
    <style:style style:name="T173" style:family="text">
      <style:text-properties officeooo:rsid="0161c040"/>
    </style:style>
    <style:style style:name="T174" style:family="text">
      <style:text-properties officeooo:rsid="01633e36"/>
    </style:style>
    <style:style style:name="T175" style:family="text">
      <style:text-properties officeooo:rsid="0163bfac"/>
    </style:style>
    <style:style style:name="T176" style:family="text">
      <style:text-properties officeooo:rsid="016529af"/>
    </style:style>
    <style:style style:name="T177" style:family="text">
      <style:text-properties officeooo:rsid="0165cf6d"/>
    </style:style>
    <style:style style:name="T178" style:family="text">
      <style:text-properties officeooo:rsid="01668f6a"/>
    </style:style>
    <style:style style:name="T179" style:family="text">
      <style:text-properties officeooo:rsid="0166db74"/>
    </style:style>
    <style:style style:name="T180" style:family="text">
      <style:text-properties officeooo:rsid="0167fd30"/>
    </style:style>
    <style:style style:name="T181" style:family="text">
      <style:text-properties officeooo:rsid="01696db9"/>
    </style:style>
    <style:style style:name="T182" style:family="text">
      <style:text-properties officeooo:rsid="016a31bf"/>
    </style:style>
    <style:style style:name="T183" style:family="text">
      <style:text-properties officeooo:rsid="016adaa5"/>
    </style:style>
    <style:style style:name="T184" style:family="text">
      <style:text-properties officeooo:rsid="016c56c7"/>
    </style:style>
    <style:style style:name="T185" style:family="text">
      <style:text-properties officeooo:rsid="016ceab3"/>
    </style:style>
    <style:style style:name="T186" style:family="text">
      <style:text-properties officeooo:rsid="016e065a"/>
    </style:style>
    <style:style style:name="T187" style:family="text">
      <style:text-properties officeooo:rsid="016f9699"/>
    </style:style>
    <style:style style:name="T188" style:family="text">
      <style:text-properties officeooo:rsid="017128e3"/>
    </style:style>
    <style:style style:name="T189" style:family="text">
      <style:text-properties officeooo:rsid="01731fcf"/>
    </style:style>
    <style:style style:name="T190" style:family="text">
      <style:text-properties officeooo:rsid="0174557d"/>
    </style:style>
    <style:style style:name="T191" style:family="text">
      <style:text-properties officeooo:rsid="017469a8"/>
    </style:style>
    <style:style style:name="T192" style:family="text">
      <style:text-properties officeooo:rsid="0174a1b6"/>
    </style:style>
    <style:style style:name="T193" style:family="text">
      <style:text-properties officeooo:rsid="017dca6f"/>
    </style:style>
    <style:style style:name="T194" style:family="text">
      <style:text-properties officeooo:rsid="017ebffb"/>
    </style:style>
    <style:style style:name="T195" style:family="text">
      <style:text-properties officeooo:rsid="017f8fa3"/>
    </style:style>
    <style:style style:name="T196" style:family="text">
      <style:text-properties officeooo:rsid="017feb8c"/>
    </style:style>
    <style:style style:name="T197" style:family="text">
      <style:text-properties officeooo:rsid="0183c09f"/>
    </style:style>
    <style:style style:name="T198" style:family="text">
      <style:text-properties officeooo:rsid="018517ff"/>
    </style:style>
    <style:style style:name="T199" style:family="text">
      <style:text-properties officeooo:rsid="01859929"/>
    </style:style>
    <style:style style:name="T200" style:family="text">
      <style:text-properties officeooo:rsid="018954a1"/>
    </style:style>
    <style:style style:name="T201" style:family="text">
      <style:text-properties officeooo:rsid="018c9fbc"/>
    </style:style>
    <style:style style:name="T202" style:family="text">
      <style:text-properties officeooo:rsid="01ab0427"/>
    </style:style>
    <style:style style:name="T203" style:family="text">
      <style:text-properties officeooo:rsid="01abfe58"/>
    </style:style>
    <style:style style:name="T204" style:family="text">
      <style:text-properties officeooo:rsid="01af7fd4"/>
    </style:style>
    <style:style style:name="T205" style:family="text">
      <style:text-properties officeooo:rsid="01b21aba"/>
    </style:style>
    <style:style style:name="T206" style:family="text">
      <style:text-properties officeooo:rsid="01b86d15"/>
    </style:style>
    <style:style style:name="T207" style:family="text">
      <style:text-properties officeooo:rsid="01c3eba9"/>
    </style:style>
    <style:style style:name="T208" style:family="text">
      <style:text-properties officeooo:rsid="01c5879a"/>
    </style:style>
    <style:style style:name="T209" style:family="text">
      <style:text-properties officeooo:rsid="01c7111b"/>
    </style:style>
    <style:style style:name="T210" style:family="text">
      <style:text-properties officeooo:rsid="01c732cf"/>
    </style:style>
    <style:style style:name="T211" style:family="text">
      <style:text-properties officeooo:rsid="01cb43ec"/>
    </style:style>
    <style:style style:name="T212" style:family="text">
      <style:text-properties officeooo:rsid="01cc3cd2"/>
    </style:style>
    <style:style style:name="T213" style:family="text">
      <style:text-properties officeooo:rsid="01d5b58f"/>
    </style:style>
    <style:style style:name="T214" style:family="text">
      <style:text-properties officeooo:rsid="01d74b9d"/>
    </style:style>
    <style:style style:name="T215" style:family="text">
      <style:text-properties officeooo:rsid="01d94750"/>
    </style:style>
    <style:style style:name="T216" style:family="text">
      <style:text-properties officeooo:rsid="01d9a6c0"/>
    </style:style>
    <style:style style:name="T217" style:family="text">
      <style:text-properties officeooo:rsid="01dbc329"/>
    </style:style>
    <style:style style:name="T218" style:family="text">
      <style:text-properties officeooo:rsid="01dcfae5"/>
    </style:style>
    <style:style style:name="T219" style:family="text">
      <style:text-properties officeooo:rsid="01e308cf"/>
    </style:style>
    <style:style style:name="T220" style:family="text">
      <style:text-properties officeooo:rsid="01e7ac7b"/>
    </style:style>
    <style:style style:name="T221" style:family="text">
      <style:text-properties officeooo:rsid="01f3f4e4"/>
    </style:style>
    <style:style style:name="T222" style:family="text">
      <style:text-properties officeooo:rsid="02150d35"/>
    </style:style>
    <style:style style:name="T223" style:family="text">
      <style:text-properties officeooo:rsid="02229ab3"/>
    </style:style>
    <style:style style:name="T224" style:family="text">
      <style:text-properties officeooo:rsid="02291def"/>
    </style:style>
    <style:style style:name="T225" style:family="text">
      <style:text-properties officeooo:rsid="022ae7b7"/>
    </style:style>
    <style:style style:name="T226" style:family="text">
      <style:text-properties fo:font-variant="normal" fo:text-transform="none" fo:color="#333333" fo:letter-spacing="normal" fo:font-style="normal"/>
    </style:style>
    <style:style style:name="T22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228" style:family="text">
      <style:text-properties style:font-size-asian="14pt"/>
    </style:style>
    <style:style style:name="T229" style:family="text">
      <style:text-properties officeooo:rsid="023b8752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officeooo:rsid="02410882" style:font-weight-asian="bold" style:font-weight-complex="bold"/>
    </style:style>
    <style:style style:name="T232" style:family="text">
      <style:text-properties fo:font-weight="bold" officeooo:rsid="024b3a56" style:font-size-asian="13.1000003814697pt" style:font-weight-asian="bold" style:font-size-complex="15pt" style:font-weight-complex="bold"/>
    </style:style>
    <style:style style:name="T233" style:family="text">
      <style:text-properties fo:font-weight="bold" officeooo:rsid="02466c57" style:font-size-asian="13.1000003814697pt" style:font-weight-asian="bold" style:font-size-complex="15pt" style:font-weight-complex="bold"/>
    </style:style>
    <style:style style:name="T234" style:family="text">
      <style:text-properties officeooo:rsid="0240cd0f"/>
    </style:style>
    <style:style style:name="T235" style:family="text">
      <style:text-properties officeooo:rsid="02466c57"/>
    </style:style>
    <style:style style:name="T236" style:family="text">
      <style:text-properties officeooo:rsid="0247091a"/>
    </style:style>
    <style:style style:name="T237" style:family="text">
      <style:text-properties officeooo:rsid="024a751c"/>
    </style:style>
    <style:style style:name="T238" style:family="text">
      <style:text-properties officeooo:rsid="024bb6aa"/>
    </style:style>
    <style:style style:name="T239" style:family="text">
      <style:text-properties officeooo:rsid="02568605"/>
    </style:style>
    <style:style style:name="T240" style:family="text">
      <style:text-properties officeooo:rsid="0258dfd3"/>
    </style:style>
    <style:style style:name="T241" style:family="text">
      <style:text-properties officeooo:rsid="025acc7a"/>
    </style:style>
    <style:style style:name="T242" style:family="text">
      <style:text-properties officeooo:rsid="025f0fa7"/>
    </style:style>
    <style:style style:name="T243" style:family="text">
      <style:text-properties officeooo:rsid="0261e130"/>
    </style:style>
    <style:style style:name="T244" style:family="text">
      <style:text-properties officeooo:rsid="02697674"/>
    </style:style>
    <style:style style:name="T245" style:family="text">
      <style:text-properties officeooo:rsid="0269d386"/>
    </style:style>
    <style:style style:name="T246" style:family="text">
      <style:text-properties officeooo:rsid="026fe023"/>
    </style:style>
    <style:style style:name="T247" style:family="text">
      <style:text-properties officeooo:rsid="027199f7"/>
    </style:style>
    <style:style style:name="T248" style:family="text">
      <style:text-properties officeooo:rsid="02827ec4"/>
    </style:style>
    <style:style style:name="T249" style:family="text">
      <style:text-properties officeooo:rsid="02829d6d"/>
    </style:style>
    <style:style style:name="T250" style:family="text">
      <style:text-properties officeooo:rsid="0283cf48"/>
    </style:style>
    <style:style style:name="T251" style:family="text">
      <style:text-properties officeooo:rsid="0285225e"/>
    </style:style>
    <style:style style:name="T252" style:family="text">
      <style:text-properties officeooo:rsid="0288b5e8"/>
    </style:style>
    <style:style style:name="T253" style:family="text">
      <style:text-properties officeooo:rsid="028adac8"/>
    </style:style>
    <style:style style:name="T254" style:family="text">
      <style:text-properties officeooo:rsid="028e51f1"/>
    </style:style>
    <style:style style:name="T255" style:family="text">
      <style:text-properties officeooo:rsid="029132f9"/>
    </style:style>
    <style:style style:name="T256" style:family="text">
      <style:text-properties officeooo:rsid="029144a0"/>
    </style:style>
    <style:style style:name="T257" style:family="text">
      <style:text-properties officeooo:rsid="029233bd"/>
    </style:style>
    <style:style style:name="T258" style:family="text">
      <style:text-properties officeooo:rsid="02956888"/>
    </style:style>
    <style:style style:name="T259" style:family="text">
      <style:text-properties officeooo:rsid="02967089"/>
    </style:style>
    <style:style style:name="T260" style:family="text">
      <style:text-properties officeooo:rsid="0296e6cd"/>
    </style:style>
    <style:style style:name="T261" style:family="text">
      <style:text-properties officeooo:rsid="02466c57" style:font-size-asian="13.1000003814697pt" style:font-weight-asian="normal" style:font-size-complex="15pt" style:font-weight-complex="normal"/>
    </style:style>
    <style:style style:name="T262" style:family="text">
      <style:text-properties officeooo:rsid="02a11c09"/>
    </style:style>
    <style:style style:name="T263" style:family="text">
      <style:text-properties officeooo:rsid="02a2f773"/>
    </style:style>
    <style:style style:name="T264" style:family="text">
      <style:text-properties officeooo:rsid="02a5b84a"/>
    </style:style>
    <style:style style:name="T265" style:family="text">
      <style:text-properties officeooo:rsid="02a88806"/>
    </style:style>
    <style:style style:name="T266" style:family="text">
      <style:text-properties officeooo:rsid="02abf8e1"/>
    </style:style>
    <style:style style:name="T267" style:family="text">
      <style:text-properties officeooo:rsid="02b1ffca"/>
    </style:style>
    <style:style style:name="T268" style:family="text">
      <style:text-properties officeooo:rsid="02b2f249"/>
    </style:style>
    <style:style style:name="T269" style:family="text">
      <style:text-properties officeooo:rsid="02b4bd11"/>
    </style:style>
    <style:style style:name="T270" style:family="text">
      <style:text-properties officeooo:rsid="02b6e7d9"/>
    </style:style>
    <style:style style:name="T271" style:family="text">
      <style:text-properties officeooo:rsid="02b7dae8"/>
    </style:style>
    <style:style style:name="T272" style:family="text">
      <style:text-properties officeooo:rsid="02bb1126"/>
    </style:style>
    <style:style style:name="T273" style:family="text">
      <style:text-properties officeooo:rsid="02c24860"/>
    </style:style>
    <style:style style:name="T274" style:family="text">
      <style:text-properties officeooo:rsid="02c3d7bc"/>
    </style:style>
    <style:style style:name="T275" style:family="text">
      <style:text-properties officeooo:rsid="02c5903e"/>
    </style:style>
    <style:style style:name="T276" style:family="text">
      <style:text-properties officeooo:rsid="02c675be"/>
    </style:style>
    <style:style style:name="T277" style:family="text">
      <style:text-properties officeooo:rsid="02cbbcc5"/>
    </style:style>
    <style:style style:name="T278" style:family="text">
      <style:text-properties officeooo:rsid="02cdaaab"/>
    </style:style>
    <style:style style:name="T279" style:family="text">
      <style:text-properties officeooo:rsid="02cf2c6b"/>
    </style:style>
    <style:style style:name="T280" style:family="text">
      <style:text-properties officeooo:rsid="02d101a9"/>
    </style:style>
    <style:style style:name="T281" style:family="text">
      <style:text-properties officeooo:rsid="02d24d78"/>
    </style:style>
    <style:style style:name="T282" style:family="text">
      <style:text-properties officeooo:rsid="02d2995d"/>
    </style:style>
    <style:style style:name="T283" style:family="text">
      <style:text-properties officeooo:rsid="02d35615"/>
    </style:style>
    <style:style style:name="T284" style:family="text">
      <style:text-properties officeooo:rsid="02d3677d"/>
    </style:style>
    <style:style style:name="T285" style:family="text">
      <style:text-properties officeooo:rsid="02d408fa"/>
    </style:style>
    <style:style style:name="T286" style:family="text">
      <style:text-properties officeooo:rsid="02d9d3e0"/>
    </style:style>
    <style:style style:name="T287" style:family="text">
      <style:text-properties officeooo:rsid="02ea34e6"/>
    </style:style>
    <style:style style:name="T288" style:family="text">
      <style:text-properties officeooo:rsid="02fac2e5"/>
    </style:style>
    <style:style style:name="T289" style:family="text">
      <style:text-properties officeooo:rsid="0306feff"/>
    </style:style>
    <style:style style:name="T290" style:family="text">
      <style:text-properties officeooo:rsid="03076fdc"/>
    </style:style>
    <style:style style:name="T291" style:family="text">
      <style:text-properties officeooo:rsid="030d2f99"/>
    </style:style>
    <style:style style:name="T292" style:family="text">
      <style:text-properties officeooo:rsid="0313d1ba"/>
    </style:style>
    <style:style style:name="T293" style:family="text">
      <style:text-properties officeooo:rsid="0321cb5e"/>
    </style:style>
    <style:style style:name="T294" style:family="text">
      <style:text-properties officeooo:rsid="032e98d4"/>
    </style:style>
    <style:style style:name="T295" style:family="text">
      <style:text-properties officeooo:rsid="033218fc"/>
    </style:style>
    <style:style style:name="T296" style:family="text">
      <style:text-properties officeooo:rsid="03326ddc"/>
    </style:style>
    <style:style style:name="T297" style:family="text">
      <style:text-properties officeooo:rsid="033323f3"/>
    </style:style>
    <style:style style:name="T298" style:family="text">
      <style:text-properties officeooo:rsid="03340f9f"/>
    </style:style>
    <style:style style:name="T299" style:family="text">
      <style:text-properties officeooo:rsid="0354c37d"/>
    </style:style>
    <style:style style:name="T300" style:family="text">
      <style:text-properties officeooo:rsid="035645f5"/>
    </style:style>
    <style:style style:name="T301" style:family="text">
      <style:text-properties officeooo:rsid="035731f1"/>
    </style:style>
    <style:style style:name="T302" style:family="text">
      <style:text-properties officeooo:rsid="0357b90c"/>
    </style:style>
    <style:style style:name="T303" style:family="text">
      <style:text-properties officeooo:rsid="03598419"/>
    </style:style>
    <style:style style:name="T304" style:family="text">
      <style:text-properties officeooo:rsid="0359e9ca"/>
    </style:style>
    <style:style style:name="T305" style:family="text">
      <style:text-properties officeooo:rsid="035ad0fa"/>
    </style:style>
    <style:style style:name="T306" style:family="text">
      <style:text-properties officeooo:rsid="035ad8e9"/>
    </style:style>
    <style:style style:name="T307" style:family="text">
      <style:text-properties officeooo:rsid="035b222c"/>
    </style:style>
    <style:style style:name="T308" style:family="text">
      <style:text-properties officeooo:rsid="035bea49"/>
    </style:style>
    <style:style style:name="T309" style:family="text">
      <style:text-properties officeooo:rsid="035d163e"/>
    </style:style>
    <style:style style:name="T310" style:family="text">
      <style:text-properties officeooo:rsid="0035b4e7"/>
    </style:style>
    <style:style style:name="T311" style:family="text">
      <style:text-properties officeooo:rsid="03645c80"/>
    </style:style>
    <style:style style:name="T312" style:family="text">
      <style:text-properties officeooo:rsid="036b259f"/>
    </style:style>
    <style:style style:name="T313" style:family="text">
      <style:text-properties officeooo:rsid="036d20dd"/>
    </style:style>
    <style:style style:name="T314" style:family="text">
      <style:text-properties officeooo:rsid="036fd50a"/>
    </style:style>
    <style:style style:name="T315" style:family="text">
      <style:text-properties officeooo:rsid="0370b338"/>
    </style:style>
    <style:style style:name="T316" style:family="text">
      <style:text-properties officeooo:rsid="037cb2f4"/>
    </style:style>
    <style:style style:name="T317" style:family="text">
      <style:text-properties officeooo:rsid="037d26e8"/>
    </style:style>
    <style:style style:name="T318" style:family="text">
      <style:text-properties officeooo:rsid="038054e0"/>
    </style:style>
    <style:style style:name="T319" style:family="text">
      <style:text-properties officeooo:rsid="0380e521"/>
    </style:style>
    <style:style style:name="T320" style:family="text">
      <style:text-properties officeooo:rsid="03828c1e"/>
    </style:style>
    <style:style style:name="T321" style:family="text">
      <style:text-properties officeooo:rsid="03834688"/>
    </style:style>
    <style:style style:name="T322" style:family="text">
      <style:text-properties officeooo:rsid="0389b3fa"/>
    </style:style>
    <style:style style:name="T323" style:family="text">
      <style:text-properties officeooo:rsid="038a3b5e"/>
    </style:style>
    <style:style style:name="T324" style:family="text">
      <style:text-properties officeooo:rsid="038bb489"/>
    </style:style>
    <style:style style:name="T325" style:family="text">
      <style:text-properties officeooo:rsid="038d30c5"/>
    </style:style>
    <style:style style:name="T326" style:family="text">
      <style:text-properties officeooo:rsid="038e8e01"/>
    </style:style>
    <style:style style:name="T327" style:family="text">
      <style:text-properties officeooo:rsid="038f4070"/>
    </style:style>
    <style:style style:name="T328" style:family="text">
      <style:text-properties officeooo:rsid="0390ba03"/>
    </style:style>
    <style:style style:name="T329" style:family="text">
      <style:text-properties officeooo:rsid="039109ce"/>
    </style:style>
    <style:style style:name="T330" style:family="text">
      <style:text-properties officeooo:rsid="03918928"/>
    </style:style>
    <style:style style:name="T331" style:family="text">
      <style:text-properties officeooo:rsid="0395f732"/>
    </style:style>
    <style:style style:name="T332" style:family="text">
      <style:text-properties officeooo:rsid="03969fa6"/>
    </style:style>
    <style:style style:name="T333" style:family="text">
      <style:text-properties officeooo:rsid="0398cd1d"/>
    </style:style>
    <style:style style:name="T334" style:family="text">
      <style:text-properties officeooo:rsid="039b6966"/>
    </style:style>
    <style:style style:name="T335" style:family="text">
      <style:text-properties officeooo:rsid="039d2517"/>
    </style:style>
    <style:style style:name="T336" style:family="text">
      <style:text-properties officeooo:rsid="039ff637"/>
    </style:style>
    <style:style style:name="T337" style:family="text">
      <style:text-properties officeooo:rsid="03a14538"/>
    </style:style>
    <style:style style:name="T338" style:family="text">
      <style:text-properties officeooo:rsid="03a2f2ce"/>
    </style:style>
    <style:style style:name="T339" style:family="text">
      <style:text-properties officeooo:rsid="03a4702e"/>
    </style:style>
    <style:style style:name="T340" style:family="text">
      <style:text-properties officeooo:rsid="03ab1d14"/>
    </style:style>
    <style:style style:name="T341" style:family="text">
      <style:text-properties officeooo:rsid="03b07ec3"/>
    </style:style>
    <style:style style:name="T342" style:family="text">
      <style:text-properties officeooo:rsid="03b20c7c"/>
    </style:style>
    <style:style style:name="T343" style:family="text">
      <style:text-properties officeooo:rsid="03b5be74"/>
    </style:style>
    <style:style style:name="T344" style:family="text">
      <style:text-properties officeooo:rsid="03b96fb2"/>
    </style:style>
    <style:style style:name="T345" style:family="text">
      <style:text-properties officeooo:rsid="03ba78e6"/>
    </style:style>
    <style:style style:name="T346" style:family="text">
      <style:text-properties officeooo:rsid="03bc5e1f"/>
    </style:style>
    <style:style style:name="T347" style:family="text">
      <style:text-properties officeooo:rsid="03bcbd43"/>
    </style:style>
    <style:style style:name="T348" style:family="text">
      <style:text-properties officeooo:rsid="03be3a54"/>
    </style:style>
    <style:style style:name="T349" style:family="text">
      <style:text-properties officeooo:rsid="03bec05e"/>
    </style:style>
    <style:style style:name="T350" style:family="text">
      <style:text-properties style:font-name="Liberation Serif" fo:font-size="16pt" fo:font-weight="bold" officeooo:rsid="03c47d89" style:font-size-asian="14pt" style:font-weight-asian="bold" style:font-size-complex="16pt" style:font-weight-complex="bold"/>
    </style:style>
    <style:style style:name="T351" style:family="text">
      <style:text-properties style:font-name="Liberation Serif" fo:font-size="16pt" fo:font-weight="bold" officeooo:rsid="03c617b2" style:font-size-asian="14pt" style:font-weight-asian="bold" style:font-size-complex="16pt" style:font-weight-complex="bold"/>
    </style:style>
    <style:style style:name="T352" style:family="text">
      <style:text-properties style:font-name="Liberation Serif" fo:font-size="15pt" fo:font-weight="normal" officeooo:rsid="03c47d89" style:font-size-asian="13.1000003814697pt" style:font-weight-asian="normal" style:font-size-complex="15pt" style:font-weight-complex="normal"/>
    </style:style>
    <style:style style:name="T353" style:family="text">
      <style:text-properties style:font-name="Liberation Serif" fo:font-size="15pt" fo:font-weight="normal" officeooo:rsid="03dc8246" style:font-size-asian="13.1000003814697pt" style:font-weight-asian="normal" style:font-size-complex="15pt" style:font-weight-complex="normal"/>
    </style:style>
    <style:style style:name="T354" style:family="text">
      <style:text-properties style:font-name="Liberation Serif" fo:font-size="15pt" fo:font-weight="normal" officeooo:rsid="03f1b2b9" style:font-size-asian="13.1000003814697pt" style:font-weight-asian="normal" style:font-size-complex="15pt" style:font-weight-complex="normal"/>
    </style:style>
    <style:style style:name="T355" style:family="text">
      <style:text-properties style:font-name="Liberation Serif" officeooo:rsid="024d05eb" style:font-size-asian="13.1000003814697pt" style:font-weight-asian="normal" style:font-size-complex="15pt" style:font-weight-complex="normal"/>
    </style:style>
    <style:style style:name="T356" style:family="text">
      <style:text-properties officeooo:rsid="03c8450b"/>
    </style:style>
    <style:style style:name="T357" style:family="text">
      <style:text-properties officeooo:rsid="03cc1b03"/>
    </style:style>
    <style:style style:name="T358" style:family="text">
      <style:text-properties officeooo:rsid="03d2be13"/>
    </style:style>
    <style:style style:name="T359" style:family="text">
      <style:text-properties officeooo:rsid="03d42644"/>
    </style:style>
    <style:style style:name="T360" style:family="text">
      <style:text-properties officeooo:rsid="03d4f70e"/>
    </style:style>
    <style:style style:name="T361" style:family="text">
      <style:text-properties officeooo:rsid="03d97be6"/>
    </style:style>
    <style:style style:name="T362" style:family="text">
      <style:text-properties officeooo:rsid="03dec7a4"/>
    </style:style>
    <style:style style:name="T363" style:family="text">
      <style:text-properties officeooo:rsid="03e0a553"/>
    </style:style>
    <style:style style:name="T364" style:family="text">
      <style:text-properties officeooo:rsid="03e0a7cb"/>
    </style:style>
    <style:style style:name="T365" style:family="text">
      <style:text-properties officeooo:rsid="03e13093"/>
    </style:style>
    <style:style style:name="T366" style:family="text">
      <style:text-properties officeooo:rsid="03e29da3"/>
    </style:style>
    <style:style style:name="T367" style:family="text">
      <style:text-properties officeooo:rsid="03ed07df"/>
    </style:style>
    <style:style style:name="T368" style:family="text">
      <style:text-properties officeooo:rsid="03ee9c54"/>
    </style:style>
    <style:style style:name="T369" style:family="text">
      <style:text-properties officeooo:rsid="03f1c2ab"/>
    </style:style>
    <style:style style:name="T370" style:family="text">
      <style:text-properties officeooo:rsid="03f33285"/>
    </style:style>
    <style:style style:name="T371" style:family="text">
      <style:text-properties officeooo:rsid="03f3e66b"/>
    </style:style>
    <style:style style:name="T372" style:family="text">
      <style:text-properties officeooo:rsid="03f5de8f"/>
    </style:style>
    <style:style style:name="T373" style:family="text">
      <style:text-properties officeooo:rsid="03f9a6bc"/>
    </style:style>
    <style:style style:name="T374" style:family="text">
      <style:text-properties officeooo:rsid="03fc151f"/>
    </style:style>
    <style:style style:name="T375" style:family="text">
      <style:text-properties officeooo:rsid="03fd0e22"/>
    </style:style>
    <style:style style:name="T376" style:family="text">
      <style:text-properties officeooo:rsid="03fea93c"/>
    </style:style>
    <style:style style:name="T377" style:family="text">
      <style:text-properties officeooo:rsid="040024a1"/>
    </style:style>
    <style:style style:name="T378" style:family="text">
      <style:text-properties officeooo:rsid="0400cfcf"/>
    </style:style>
    <style:style style:name="T379" style:family="text">
      <style:text-properties officeooo:rsid="040d6269"/>
    </style:style>
    <style:style style:name="T380" style:family="text">
      <style:text-properties officeooo:rsid="04100c90"/>
    </style:style>
    <style:style style:name="T381" style:family="text">
      <style:text-properties officeooo:rsid="04104ecf"/>
    </style:style>
    <style:style style:name="T382" style:family="text">
      <style:text-properties officeooo:rsid="041b1559"/>
    </style:style>
    <style:style style:name="T383" style:family="text">
      <style:text-properties officeooo:rsid="041c851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7">Vakoverschrijdend Project - <text:span text:style-name="T228">Groep 5</text:span></text:p>
      <text:p text:style-name="P278"/>
      <text:p text:style-name="P292">Use Cases</text:p>
      <text:p text:style-name="P272"/>
      <text:p text:style-name="P272"/>
      <text:p text:style-name="P275">Academiejaar 2015-2016</text:p>
      <text:p text:style-name="P275"/>
      <text:p text:style-name="P276">Milestone 1</text:p>
      <text:p text:style-name="P274"/>
      <text:p text:style-name="P274">Groepsleden</text:p>
      <text:p text:style-name="P273"/>
      <text:p text:style-name="P281"><text:span text:style-name="T226">De Raedt, Maarten : API Beheerder</text:span><text:line-break/><text:span text:style-name="T226">Grisar, Lukas : Secretaris</text:span><text:line-break/><text:span text:style-name="T226">Van Geluwe de Berlaere, Thibault : Systeembeheerder</text:span><text:line-break/><text:span text:style-name="T226">Van Moere, Anton : Test beheerder</text:span><text:line-break/><text:span text:style-name="T226">Van Petegem, Evert : Customer Relations Officer</text:span><text:line-break/><text:span text:style-name="T226">Weyns, Michael : Documentatiebeheerder</text:span></text:p>
      <text:p text:style-name="P281"><text:span text:style-name="T226">Wollaert, Lukas : Projectleider</text:span> </text:p>
      <text:p text:style-name="P281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><text:soft-page-break/>Inleiding</text:p>
      <text:p text:style-name="P280"/>
      <text:p text:style-name="P283">Dit document bevat de use cases voor het project “Verkeerscentrum Stad Gent”. <text:span text:style-name="T229">Hierbij werden meer dan enkel de use cases voor Milestone 1 uigewerkt en werd ook reeds aan rollenbeheer en authenticatie gedacht (o.a. door verschillende actoren te gebruiken). Voor de use cases die expliciet de functionaliteit voor milestone 1 omvatten, werd dit voor de duidelijkheid extra vermeld (use cases 1 tot en met 12).</text:span></text:p>
      <text:p text:style-name="P283"/>
      <text:p text:style-name="P287">Verder gaat dit document ook gepaard met een use case diagram (<text:span text:style-name="T230">usecase diagram.p</text:span><text:span text:style-name="T231">ng</text:span>) dat zich in <text:span text:style-name="T380">de “diagrams”</text:span> <text:span text:style-name="T381">sub</text:span>directory bevindt. <text:span text:style-name="T234">Hierop werden eveneens de use cases die tot milestone 1 behoren duidelijk aangeduid (in een andere kleur).</text:span></text:p>
      <text:p text:style-name="P287"/>
      <text:p text:style-name="P291">Opmerking: <text:span text:style-name="T1">Omdat de frontend waarschijnlijk nog sterk zal veranderen komen de use cases nog niet overal overeen met hoe de applicatie voor de eerste Milestone </text:span><text:span text:style-name="T56">gebruikt </text:span><text:span text:style-name="T58">dient te</text:span><text:span text:style-name="T57"> </text:span><text:span text:style-name="T56">word</text:span><text:span text:style-name="T57">en</text:span><text:span text:style-name="T1">.</text:span></text:p>
      <text:p text:style-name="P282"/>
      <text:p text:style-name="P279">Actoren</text:p>
      <text:p text:style-name="P280"/>
      <text:p text:style-name="P284">Hoewel de actoren die we voorzien hebben nog niet relevant zijn voor de huidige milestone, kiezen we <text:span text:style-name="T235">ervoor deze hier kort toe te lichten.</text:span></text:p>
      <text:p text:style-name="P284"/>
      <text:p text:style-name="P285"><text:span text:style-name="T230">Gebruiker: </text:span><text:span text:style-name="T236">Een persoon met normale privileges die op de standaard wijze gebruik maakt van de applicatie. Deze persoon maakt hiervoor een gebruikersaccount aan (nog niet van toepassing in milestone 1).</text:span></text:p>
      <text:p text:style-name="P285"/>
      <text:p text:style-name="P285"><text:span text:style-name="T230">Administrator:</text:span> <text:span text:style-name="T237">Een persoon die instaat voor het beheer van de gebruikers van de applicatie.</text:span></text:p>
      <text:p text:style-name="P285"/>
      <text:p text:style-name="P290">Super<text:span text:style-name="T294">admin</text:span>: <text:span text:style-name="T1">Een speciale administrator die naast gebruikers ook gewone administrators en operatoren kan oplijsten, aanmaken, wijzigen en verwijderen.</text:span></text:p>
      <text:p text:style-name="P285"/>
      <text:p text:style-name="P289">Operator: <text:span text:style-name="T38">Ee</text:span><text:span text:style-name="T39">n persoon die instaat voor het beheer van de events die opgeslagen worden </text:span><text:span text:style-name="T41">d</text:span><text:span text:style-name="T39">oor de applicatie.</text:span></text:p>
      <text:p text:style-name="P285"/>
      <text:p text:style-name="P286"><text:span text:style-name="T230">InternalEventPublisher:</text:span> <text:span text:style-name="T238">Een gegevensbron die op automatische wijze events genereert die naar de gepaste subscribers gestuurd worden.</text:span></text:p>
      <text:p text:style-name="P285"/>
      <text:p text:style-name="P288"><text:soft-page-break/><text:span text:style-name="T232">Ex</text:span><text:span text:style-name="T233">ternalEventPublisher:</text:span><text:span text:style-name="T261"> </text:span><text:span text:style-name="T355">Een versie van de InternalEventPublisher waar events niet automatisch gegenereerd maar eerder manueel aangemaakt worden. </text:span><text:bookmark text:name="docs-internal-guid-4d20b238-1df5-f371-d64e-fda835dd2090"/><text:span text:style-name="T227">Hieronder verstaan we, onder andere, operators uit het verkeerscentrum. Ook bijvoorbeeld de lokale politie of een buurtorganisatie (die bvb. een straat afzet voor een evenement) vallen onder deze definitie.</text:span></text:p>
      <text:p text:style-name="P308"><text:line-break/><text:span text:style-name="T350">Data </text:span><text:span text:style-name="T351">D</text:span><text:span text:style-name="T350">ictionary</text:span></text:p>
      <text:p text:style-name="P309"><text:span text:style-name="T352">D</text:span><text:span text:style-name="T353">e data dictionary legt verschillende </text:span><text:span text:style-name="T354">beg</text:span><text:span text:style-name="T353">rippen waarnaar vaak onder verschillende namen verwezen wordt in de use cases centraal vast.</text:span></text:p>
      <text:p text:style-name="P310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40">Name</text:p>
          </table:table-cell>
          <table:table-cell table:style-name="Table29.B1" office:value-type="string">
            <text:p text:style-name="P40">Value</text:p>
          </table:table-cell>
        </table:table-row>
        <table:table-row>
          <table:table-cell table:style-name="Table29.A8" office:value-type="string">
            <text:p text:style-name="P241">Event types</text:p>
          </table:table-cell>
          <table:table-cell table:style-name="Table29.B8" office:value-type="string">
            <text:p text:style-name="P243"><text:span text:style-name="T362">Accident,</text:span> <text:span text:style-name="T364">chitchat (opmerkingen door gebruikers)</text:span>, <text:span text:style-name="T364">construction</text:span>, <text:span text:style-name="T363">hazard (olie, ijs, dieren...)</text:span>, <text:span text:style-name="T364">jam</text:span>, <text:span text:style-name="T364">misc</text:span>, <text:span text:style-name="T364">other</text:span>, <text:span text:style-name="T364">misc, road closed</text:span>, <text:span text:style-name="T365">weather hazard (sneeuw</text:span>, mist...<text:span text:style-name="T364">)</text:span> </text:p>
          </table:table-cell>
        </table:table-row>
        <table:table-row>
          <table:table-cell table:style-name="Table29.A8" office:value-type="string">
            <text:p text:style-name="P241">Filters</text:p>
          </table:table-cell>
          <table:table-cell table:style-name="Table29.B8" office:value-type="string">
            <text:p text:style-name="P222"><text:span text:style-name="T361">E</text:span>vent types, radius, route, tijdsperiode, thresholds, <text:span text:style-name="T140">alle events of enkel relevante</text:span>...</text:p>
          </table:table-cell>
        </table:table-row>
        <table:table-row>
          <table:table-cell table:style-name="Table29.A8" office:value-type="string">
            <text:p text:style-name="P240">Gegevens Gebruiker</text:p>
          </table:table-cell>
          <table:table-cell table:style-name="Table29.B8" office:value-type="string">
            <text:p text:style-name="P221"><text:span text:style-name="T366">Voornaam, achternaam</text:span>, <text:span text:style-name="T366">email adres</text:span>, <text:span text:style-name="T366">geslacht, primaire reis (met route) en primaire </text:span>locatie <text:span text:style-name="T366">(met</text:span> straal<text:span text:style-name="T366">) zijn </text:span>verplicht op <text:span text:style-name="T360">te </text:span>geven. De andere velden zijn optioneel <text:span text:style-name="T262">(bvb. extra reizen, locaties).</text:span></text:p>
          </table:table-cell>
        </table:table-row>
        <table:table-row>
          <table:table-cell table:style-name="Table29.A8" office:value-type="string">
            <text:p text:style-name="P239"><text:span text:style-name="T356">G</text:span>egevens Travel</text:p>
          </table:table-cell>
          <table:table-cell table:style-name="Table29.B8" office:value-type="string">
            <text:p text:style-name="P223"><text:span text:style-name="T127">Naam, </text:span><text:span text:style-name="T126">route (</text:span><text:span text:style-name="T139">beginpunt, bestemming, punten tussenin, transportatiewijze, event types), tijdsinterval...</text:span></text:p>
          </table:table-cell>
        </table:table-row>
        <table:table-row>
          <table:table-cell table:style-name="Table29.A8" office:value-type="string">
            <text:p text:style-name="P239"><text:span text:style-name="T356">G</text:span>egevens <text:span text:style-name="T358">ExternalEventPublisher</text:span></text:p>
          </table:table-cell>
          <table:table-cell table:style-name="Table29.B8" office:value-type="string">
            <text:p text:style-name="P224">Nog niet <text:span text:style-name="T359">vastgelegd</text:span></text:p>
          </table:table-cell>
        </table:table-row>
        <table:table-row>
          <table:table-cell table:style-name="Table29.A8" office:value-type="string">
            <text:p text:style-name="P238"><text:span text:style-name="T356">G</text:span>egevens Administrator </text:p>
          </table:table-cell>
          <table:table-cell table:style-name="Table29.B8" office:value-type="string">
            <text:p text:style-name="P242">Nog niet vastgelegd</text:p>
          </table:table-cell>
        </table:table-row>
        <table:table-row>
          <table:table-cell table:style-name="Table29.A8" office:value-type="string">
            <text:p text:style-name="P238">Gegevens Operator</text:p>
          </table:table-cell>
          <table:table-cell table:style-name="Table29.B8" office:value-type="string">
            <text:p text:style-name="P242">Nog niet vastgelegd</text:p>
          </table:table-cell>
        </table:table-row>
      </table:table>
      <text:p text:style-name="P311"/>
      <text:p text:style-name="P312"/>
      <text:p text:style-name="P313"/>
      <text:p text:style-name="Text_20_body"/>
      <text:p text:style-name="Text_20_body"/>
      <text:p text:style-name="Text_20_body"/>
      <text:p text:style-name="Text_20_body"/>
      <table:table table:name="Table20" table:style-name="Table20">
        <table:table-column table:style-name="Table20.A"/>
        <table:table-column table:style-name="Table20.B"/>
        <text:soft-page-break/>
        <table:table-row>
          <table:table-cell table:style-name="Table20.A1" table:number-columns-spanned="2" office:value-type="string">
            <text:p text:style-name="P25">Overview <text:span text:style-name="T169">Use Case #1 (Milestone 1)</text:span></text:p>
          </table:table-cell>
          <table:covered-table-cell/>
        </table:table-row>
        <table:table-row>
          <table:table-cell table:style-name="Table20.A2" office:value-type="string">
            <text:p text:style-name="P25">Title</text:p>
          </table:table-cell>
          <table:table-cell table:style-name="Table20.B2" office:value-type="string">
            <text:p text:style-name="P198">Lijst van alle gebruikers weergeven</text:p>
          </table:table-cell>
        </table:table-row>
        <table:table-row>
          <table:table-cell table:style-name="Table20.A5" office:value-type="string">
            <text:p text:style-name="P25">Description</text:p>
          </table:table-cell>
          <table:table-cell table:style-name="Table20.B5" office:value-type="string">
            <text:p text:style-name="P201">Een administrator bekijkt alle gebruikers.</text:p>
          </table:table-cell>
        </table:table-row>
        <table:table-row>
          <table:table-cell table:style-name="Table20.A5" office:value-type="string">
            <text:p text:style-name="P25">Actors</text:p>
          </table:table-cell>
          <table:table-cell table:style-name="Table20.B5" office:value-type="string">
            <text:p text:style-name="P194"><text:span text:style-name="T221">A</text:span>dministrator</text:p>
          </table:table-cell>
        </table:table-row>
        <table:table-row>
          <table:table-cell table:style-name="Table20.A5" office:value-type="string">
            <text:p text:style-name="P25">Preconditions</text:p>
          </table:table-cell>
          <table:table-cell table:style-name="Table20.B5" office:value-type="string">
            <text:p text:style-name="P204">De administrator is <text:span text:style-name="T176">aangemeld</text:span>.</text:p>
          </table:table-cell>
        </table:table-row>
        <table:table-row>
          <table:table-cell table:style-name="Table20.A6" table:number-columns-spanned="2" office:value-type="string">
            <text:p text:style-name="P25">Main Success Scenario</text:p>
          </table:table-cell>
          <table:covered-table-cell/>
        </table:table-row>
        <table:table-row>
          <table:table-cell table:style-name="Table20.A7" table:number-columns-spanned="2" office:value-type="string">
            <text:list xml:id="list8840071301066085518" text:style-name="L1">
              <text:list-item text:start-value="1">
                <text:p text:style-name="P359"><text:span text:style-name="T297">De a</text:span>dministrator selecteert "Gebruikers".</text:p>
              </text:list-item>
              <text:list-item>
                <text:p text:style-name="P362">Het systeem toont alle gebruikers.</text:p>
              </text:list-item>
            </text:list>
          </table:table-cell>
          <table:covered-table-cell/>
        </table:table-row>
        <table:table-row>
          <table:table-cell table:style-name="Table20.A6" table:number-columns-spanned="2" office:value-type="string">
            <text:p text:style-name="P25">Post Conditions</text:p>
          </table:table-cell>
          <table:covered-table-cell/>
        </table:table-row>
        <table:table-row>
          <table:table-cell table:style-name="Table20.A9" table:number-columns-spanned="2" office:value-type="string">
            <text:list xml:id="list3647762567967102037" text:style-name="L2">
              <text:list-item>
                <text:p text:style-name="P365">De <text:span text:style-name="T152">administrator</text:span> ziet de lijst van alle <text:span text:style-name="T153">gebruikers</text:span> die hij/<text:span text:style-name="T174">zij</text:span> wou zien.</text:p>
              </text:list-item>
            </text:list>
          </table:table-cell>
          <table:covered-table-cell/>
        </table:table-row>
        <table:table-row>
          <table:table-cell table:style-name="Table20.A6" table:number-columns-spanned="2" office:value-type="string">
            <text:p text:style-name="P25"><text:span text:style-name="T60">Exceptional</text:span> Flows</text:p>
          </table:table-cell>
          <table:covered-table-cell/>
        </table:table-row>
        <table:table-row>
          <table:table-cell table:style-name="Table20.A11" table:number-columns-spanned="2" office:value-type="string">
            <text:list xml:id="list100052454639966393" text:style-name="L3">
              <text:list-header>
                <text:p text:style-name="P371"><text:span text:style-name="T128">2. </text:span>[<text:span text:style-name="T202">&lt;</text:span>Er zijn geen <text:span text:style-name="T282">gebruikers</text:span>&gt;]</text:p>
                <text:list>
                  <text:list-header>
                    <text:p text:style-name="P378">2.1 Het systeem geeft aan dat er geen <text:span text:style-name="T283">gebruikers</text:span> zijn.</text:p>
                    <text:p text:style-name="P378">2.2 Het systeem geeft een lege lijst weer.</text:p>
                  </text:list-header>
                </text:list>
              </text:list-header>
            </text:list>
          </table:table-cell>
          <table:covered-table-cell/>
        </table:table-row>
      </table:table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table:number-columns-spanned="2" office:value-type="string">
            <text:p text:style-name="P10">Overview <text:span text:style-name="T169">Use Case #2 (Milestone 1)</text:span></text:p>
          </table:table-cell>
          <table:covered-table-cell/>
        </table:table-row>
        <table:table-row>
          <table:table-cell table:style-name="Table9.A2" office:value-type="string">
            <text:p text:style-name="P2">Title</text:p>
          </table:table-cell>
          <table:table-cell table:style-name="Table9.B2" office:value-type="string">
            <text:p text:style-name="P186"><text:span text:style-name="T144">G</text:span>ebruiker <text:span text:style-name="T144">aanmaken</text:span></text:p>
          </table:table-cell>
        </table:table-row>
        <table:table-row>
          <table:table-cell table:style-name="Table9.A5" office:value-type="string">
            <text:p text:style-name="P2">Description</text:p>
          </table:table-cell>
          <table:table-cell table:style-name="Table9.B5" office:value-type="string">
            <text:p text:style-name="P188">Een gebruiker maakt een gebruikersaccount aan.</text:p>
          </table:table-cell>
        </table:table-row>
        <table:table-row>
          <table:table-cell table:style-name="Table9.A5" office:value-type="string">
            <text:p text:style-name="P2">Actors</text:p>
          </table:table-cell>
          <table:table-cell table:style-name="Table9.B5" office:value-type="string">
            <text:p text:style-name="P209">Gebruiker</text:p>
          </table:table-cell>
        </table:table-row>
        <table:table-row>
          <table:table-cell table:style-name="Table9.A5" office:value-type="string">
            <text:p text:style-name="P2">Preconditions</text:p>
          </table:table-cell>
          <table:table-cell table:style-name="Table9.B5" office:value-type="string">
            <text:p text:style-name="P189">geen</text:p>
          </table:table-cell>
        </table:table-row>
        <table:table-row>
          <table:table-cell table:style-name="Table9.A6" table:number-columns-spanned="2" office:value-type="string">
            <text:p text:style-name="P2">Main Success Scenario</text:p>
          </table:table-cell>
          <table:covered-table-cell/>
        </table:table-row>
        <table:table-row>
          <table:table-cell table:style-name="Table9.A7" table:number-columns-spanned="2" office:value-type="string">
            <text:list xml:id="list124804597453882" text:continue-list="list8840071301066085518" text:style-name="L1">
              <text:list-item text:start-value="1">
                <text:p text:style-name="P387">De <text:span text:style-name="T170">gebruiker</text:span> die zich wil registreren selecteert "<text:span text:style-name="T369">Registreer nu!</text:span>".</text:p>
              </text:list-item>
              <text:list-item>
                <text:p text:style-name="P388">Het systeem geeft een aantal in te vullen velden weer. </text:p>
              </text:list-item>
              <text:list-item>
                <text:p text:style-name="P389">De <text:span text:style-name="T171">gebruiker</text:span> <text:span text:style-name="T357">verschaft zijn/haar gebruikersgegevens</text:span>.</text:p>
              </text:list-item>
              <text:list-item>
                <text:p text:style-name="P390">De <text:span text:style-name="T172">gebruiker</text:span> selecteert "<text:span text:style-name="T370">Registreren</text:span>".</text:p>
              </text:list-item>
              <text:list-item>
                <text:p text:style-name="P399">Het systeem geeft een succesboodschap weer.</text:p>
              </text:list-item>
            </text:list>
          </table:table-cell>
          <table:covered-table-cell/>
        </table:table-row>
        <table:table-row>
          <table:table-cell table:style-name="Table9.A6" table:number-columns-spanned="2" office:value-type="string">
            <text:p text:style-name="P2">Post Conditions</text:p>
          </table:table-cell>
          <table:covered-table-cell/>
        </table:table-row>
        <table:table-row>
          <table:table-cell table:style-name="Table9.A9" table:number-columns-spanned="2" office:value-type="string">
            <text:list xml:id="list5117074449810135630" text:style-name="L4">
              <text:list-item>
                <text:p text:style-name="P408">Het gebruikersaccount is aangemaakt.</text:p>
              </text:list-item>
            </text:list>
          </table:table-cell>
          <table:covered-table-cell/>
        </table:table-row>
        <table:table-row>
          <table:table-cell table:style-name="Table9.A6" table:number-columns-spanned="2" office:value-type="string">
            <text:p text:style-name="P2">Alternative Flows</text:p>
          </table:table-cell>
          <table:covered-table-cell/>
        </table:table-row>
        <table:table-row>
          <table:table-cell table:style-name="Table9.A11" table:number-columns-spanned="2" office:value-type="string">
            <text:list xml:id="list3416835730534619008" text:style-name="L5">
              <text:list-header>
                <text:p text:style-name="P315"><text:span text:style-name="T73">4</text:span><text:span text:style-name="T70">. </text:span><text:span text:style-name="T71">[</text:span><text:span text:style-name="T70">&lt;</text:span><text:span text:style-name="T84">De </text:span><text:span text:style-name="T87">gebruiker</text:span><text:span text:style-name="T84"> is vergeten een verplicht veld in te vullen of heeft een veld foutief ingevuld</text:span><text:span text:style-name="T70">&gt;]<text:line-break/> <text:s text:c="3"/></text:span><text:span text:style-name="T73">4</text:span><text:span text:style-name="T70">.1. </text:span><text:span text:style-name="T81">De gebruiker krijgt een passende foutmelding te zien.</text:span></text:p>
                <text:p text:style-name="P316"><text:span text:style-name="T74"><text:s text:c="4"/></text:span><text:span text:style-name="T73">4</text:span><text:span text:style-name="T70">.</text:span><text:span text:style-name="T75">2</text:span><text:span text:style-name="T70">. </text:span><text:span text:style-name="T75">De </text:span><text:span text:style-name="T88">gebruiker</text:span><text:span text:style-name="T75"> selecteert "Opnieuw </text:span><text:span text:style-name="T116">P</text:span><text:span text:style-name="T75">roberen"</text:span><text:span text:style-name="T74">.</text:span></text:p>
                <text:p text:style-name="P316"><text:span text:style-name="T74"><text:s text:c="4"/></text:span><text:span text:style-name="T73">4</text:span><text:span text:style-name="T70">.</text:span><text:span text:style-name="T76">3</text:span><text:span text:style-name="T70">. </text:span><text:span text:style-name="T76">De </text:span><text:span text:style-name="T89">gebruiker</text:span><text:span text:style-name="T76"> kan zijn/</text:span><text:span text:style-name="T90">haar</text:span><text:span text:style-name="T76"> aanpassingen corrigeren.</text:span></text:p>
                <text:p text:style-name="P316"><text:span text:style-name="T74"><text:s text:c="4"/></text:span><text:span text:style-name="T73">4</text:span><text:span text:style-name="T70">.</text:span><text:span text:style-name="T78">4</text:span><text:span text:style-name="T70">. </text:span><text:span text:style-name="T72">Ga naar punt </text:span><text:span text:style-name="T77">4</text:span><text:span text:style-name="T72"> van Main Success Scenario.</text:span></text:p>
              </text:list-header>
            </text:list>
          </table:table-cell>
          <table:covered-table-cell/>
        </table:table-row>
        <table:table-row>
          <table:table-cell table:style-name="Table9.A6" table:number-columns-spanned="2" office:value-type="string">
            <text:p text:style-name="P42">Exceptional Flows</text:p>
          </table:table-cell>
          <table:covered-table-cell/>
        </table:table-row>
        <table:table-row>
          <table:table-cell table:style-name="Table9.A11" table:number-columns-spanned="2" office:value-type="string">
            <text:p text:style-name="P81"><text:tab/><text:span text:style-name="T130">4</text:span>. [&lt;<text:span text:style-name="T130">De gebruiker selecteert "Annuleren"</text:span>&gt;]</text:p>
            <text:p text:style-name="P85"><text:tab/> <text:s text:c="3"/><text:span text:style-name="T130">4</text:span>.1. <text:span text:style-name="T143">Het systeem geeft aan dat het registreren mislukt is.</text:span></text:p>
            <text:p text:style-name="P81"><text:s text:c="16"/><text:span text:style-name="T130">4.2 De gebruiker bevestigt dit.</text:span></text:p>
            <text:p text:style-name="P81"><text:s text:c="16"/><text:span text:style-name="T131">4.3 Het systeem geeft de startpagina weer.</text:span></text:p>
            <text:p text:style-name="P68"><text:span text:style-name="T1"><text:s text:c="16"/></text:span><text:span text:style-name="T3">4.4 </text:span><text:span text:style-name="T8">Het gebruikersaccount is niet aangemaakt.</text:span></text:p>
          </table:table-cell>
          <table:covered-table-cell/>
        </table:table-row>
      </table:table>
      <text:p text:style-name="P261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table:number-columns-spanned="2" office:value-type="string">
            <text:p text:style-name="P21">Overview <text:span text:style-name="T169">Use Case #3 (Milestone 1)</text:span></text:p>
          </table:table-cell>
          <table:covered-table-cell/>
        </table:table-row>
        <table:table-row>
          <table:table-cell table:style-name="Table13.A2" office:value-type="string">
            <text:p text:style-name="P5">Title</text:p>
          </table:table-cell>
          <table:table-cell table:style-name="Table13.B2" office:value-type="string">
            <text:p text:style-name="P190">Gebruiker wijzigen</text:p>
          </table:table-cell>
        </table:table-row>
        <table:table-row>
          <table:table-cell table:style-name="Table13.A5" office:value-type="string">
            <text:p text:style-name="P5">Description</text:p>
          </table:table-cell>
          <table:table-cell table:style-name="Table13.B5" office:value-type="string">
            <text:p text:style-name="P191">Een administrator past een gebruiker aan.</text:p>
          </table:table-cell>
        </table:table-row>
        <table:table-row>
          <table:table-cell table:style-name="Table13.A5" office:value-type="string">
            <text:p text:style-name="P5">Actors</text:p>
          </table:table-cell>
          <table:table-cell table:style-name="Table13.B5" office:value-type="string">
            <text:p text:style-name="P192"><text:span text:style-name="T221">A</text:span>dministrator</text:p>
          </table:table-cell>
        </table:table-row>
        <table:table-row>
          <table:table-cell table:style-name="Table13.A5" office:value-type="string">
            <text:p text:style-name="P5">Preconditions</text:p>
          </table:table-cell>
          <table:table-cell table:style-name="Table13.B5" office:value-type="string">
            <text:p text:style-name="P195">De administrator is <text:span text:style-name="T177">aangemeld</text:span> en de aan te passen gebruiker is geen administrator. <text:span text:style-name="T239">Bovendien wordt reeds een lijst van alle gebruikers weergegeven.</text:span></text:p>
          </table:table-cell>
        </table:table-row>
        <table:table-row>
          <table:table-cell table:style-name="Table13.A6" table:number-columns-spanned="2" office:value-type="string">
            <text:p text:style-name="P5">Main Success Scenario</text:p>
          </table:table-cell>
          <table:covered-table-cell/>
        </table:table-row>
        <table:table-row>
          <table:table-cell table:style-name="Table13.A7" table:number-columns-spanned="2" office:value-type="string">
            <text:list xml:id="list124802813601165" text:continue-list="list124804597453882" text:style-name="L1">
              <text:list-item text:start-value="1">
                <text:p text:style-name="P409">De administrator selecteert "<text:span text:style-name="T371">Aanpassen</text:span>" bij de juiste gebruiker.</text:p>
              </text:list-item>
              <text:list-item>
                <text:p text:style-name="P410">Het systeem toont de pagina om de gebruiker aan te passen <text:span text:style-name="T263">(hierbij worden enkel noodzakelijke gegevens, zoals email adres en paswoord, zichtbaar gemaakt)</text:span>.</text:p>
              </text:list-item>
              <text:list-item>
                <text:p text:style-name="P413">De administrator vult de relevante velden in/past ze aan.</text:p>
              </text:list-item>
              <text:list-item>
                <text:p text:style-name="P415">De administrator selecteert "<text:span text:style-name="T372">O</text:span>pslaan".</text:p>
              </text:list-item>
              <text:list-item>
                <text:p text:style-name="P416">Het systeem vraagt om bevestiging om de gebruiker te wijzigen.</text:p>
              </text:list-item>
              <text:list-item>
                <text:p text:style-name="P391">De <text:span text:style-name="T145">administrator</text:span> selecteert "Bevestigen".</text:p>
              </text:list-item>
              <text:list-item>
                <text:p text:style-name="P419">Het systeem verandert de relevante velden van de gebruiker.</text:p>
              </text:list-item>
              <text:list-item>
                <text:p text:style-name="P400">Het systeem geeft een succesboodschap weer.</text:p>
              </text:list-item>
            </text:list>
          </table:table-cell>
          <table:covered-table-cell/>
        </table:table-row>
        <table:table-row>
          <table:table-cell table:style-name="Table13.A6" table:number-columns-spanned="2" office:value-type="string">
            <text:p text:style-name="P5">Post Conditions</text:p>
          </table:table-cell>
          <table:covered-table-cell/>
        </table:table-row>
        <table:table-row>
          <table:table-cell table:style-name="Table13.A9" table:number-columns-spanned="2" office:value-type="string">
            <text:list xml:id="list2979986371498827950" text:style-name="L6">
              <text:list-item>
                <text:p text:style-name="P424">De gebruiker is aangepast.</text:p>
              </text:list-item>
            </text:list>
          </table:table-cell>
          <table:covered-table-cell/>
        </table:table-row>
        <table:table-row>
          <table:table-cell table:style-name="Table13.A6" table:number-columns-spanned="2" office:value-type="string">
            <text:p text:style-name="P5">Alternative Flows</text:p>
          </table:table-cell>
          <table:covered-table-cell/>
        </table:table-row>
        <table:table-row>
          <table:table-cell table:style-name="Table13.A11" table:number-columns-spanned="2" office:value-type="string">
            <text:list xml:id="list5112901999431175063" text:style-name="L7">
              <text:list-header>
                <text:p text:style-name="P317"><text:span text:style-name="T100">6</text:span><text:span text:style-name="T70">. </text:span><text:span text:style-name="T71">[</text:span><text:span text:style-name="T70">&lt;</text:span><text:span text:style-name="T84">De </text:span><text:span text:style-name="T85">administrator selecteert "Nee"</text:span><text:span text:style-name="T70">&gt;]<text:line-break/> <text:s text:c="3"/></text:span><text:span text:style-name="T100">6</text:span><text:span text:style-name="T70">.1. </text:span><text:span text:style-name="T72">Ga naar punt </text:span><text:span text:style-name="T86">2</text:span><text:span text:style-name="T72"> van Main Success Scenario.</text:span></text:p>
              </text:list-header>
            </text:list>
          </table:table-cell>
          <table:covered-table-cell/>
        </table:table-row>
        <table:table-row>
          <table:table-cell table:style-name="Table13.A6" table:number-columns-spanned="2" office:value-type="string">
            <text:p text:style-name="P46">Exceptional Flows</text:p>
          </table:table-cell>
          <table:covered-table-cell/>
        </table:table-row>
        <table:table-row>
          <table:table-cell table:style-name="Table13.A11" table:number-columns-spanned="2" office:value-type="string">
            <text:p text:style-name="P248"><text:span text:style-name="T151"><text:s text:c="12"/>1</text:span>. [&lt;<text:span text:style-name="T130">De administrator selecteert "Annuleren"</text:span>&gt;]</text:p>
            <text:p text:style-name="P87"><text:tab/> <text:s text:c="3"/><text:span text:style-name="T240">1</text:span>.1. <text:span text:style-name="T143">Het systeem geeft aan dat het wijzigen mislukt is.</text:span></text:p>
            <text:p text:style-name="P87"><text:s text:c="16"/><text:span text:style-name="T240">1.2 De administrator bevestigt dit.</text:span></text:p>
            <text:p text:style-name="P87"><text:s text:c="16"/><text:span text:style-name="T240">1.3 Het systeem geeft de startpagina weer.</text:span></text:p>
            <text:p text:style-name="P62"><text:span text:style-name="T1"><text:s text:c="16"/></text:span><text:span text:style-name="T36">1</text:span><text:span text:style-name="T3">.4 </text:span><text:span text:style-name="T9">De gebruiker is </text:span><text:span text:style-name="T10">niet </text:span><text:span text:style-name="T11">aangepast</text:span><text:span text:style-name="T9">.</text:span></text:p>
          </table:table-cell>
          <table:covered-table-cell/>
        </table:table-row>
      </table:table>
      <text:p text:style-name="P265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table:number-columns-spanned="2" office:value-type="string">
            <text:p text:style-name="P21">Overview <text:span text:style-name="T169">Use Case #4 (Milestone 1)</text:span></text:p>
          </table:table-cell>
          <table:covered-table-cell/>
        </table:table-row>
        <table:table-row>
          <table:table-cell table:style-name="Table14.A2" office:value-type="string">
            <text:p text:style-name="P6">Title</text:p>
          </table:table-cell>
          <table:table-cell table:style-name="Table14.B2" office:value-type="string">
            <text:p text:style-name="P187"><text:span text:style-name="T144">G</text:span>ebruiker <text:span text:style-name="T146">verwijderen</text:span></text:p>
          </table:table-cell>
        </table:table-row>
        <table:table-row>
          <table:table-cell table:style-name="Table14.A5" office:value-type="string">
            <text:p text:style-name="P6">Description</text:p>
          </table:table-cell>
          <table:table-cell table:style-name="Table14.B5" office:value-type="string">
            <text:p text:style-name="P197">Een administrator verwijdert een gebruiker.</text:p>
          </table:table-cell>
        </table:table-row>
        <table:table-row>
          <table:table-cell table:style-name="Table14.A5" office:value-type="string">
            <text:p text:style-name="P6">Actors</text:p>
          </table:table-cell>
          <table:table-cell table:style-name="Table14.B5" office:value-type="string">
            <text:p text:style-name="P193"><text:span text:style-name="T221">A</text:span>dministrator</text:p>
          </table:table-cell>
        </table:table-row>
        <table:table-row>
          <table:table-cell table:style-name="Table14.A5" office:value-type="string">
            <text:p text:style-name="P6">Preconditions</text:p>
          </table:table-cell>
          <table:table-cell table:style-name="Table14.B5" office:value-type="string">
            <text:p text:style-name="P196">De administrator is <text:span text:style-name="T173">aangemeld</text:span> en de <text:span text:style-name="T147">te verwijderen</text:span> gebruiker is geen administrator. <text:span text:style-name="T240">Bovendien wordt reeds een lijst van alle gebruikers weergegeven.</text:span></text:p>
          </table:table-cell>
        </table:table-row>
        <table:table-row>
          <table:table-cell table:style-name="Table14.A6" table:number-columns-spanned="2" office:value-type="string">
            <text:p text:style-name="P6">Main Success Scenario</text:p>
          </table:table-cell>
          <table:covered-table-cell/>
        </table:table-row>
        <table:table-row>
          <table:table-cell table:style-name="Table14.A7" table:number-columns-spanned="2" office:value-type="string">
            <text:list xml:id="list124803759083933" text:continue-list="list124802813601165" text:style-name="L1">
              <text:list-item text:start-value="1">
                <text:p text:style-name="P411">De administrator selecteert "<text:span text:style-name="T371">Aanpassen</text:span>" bij de juiste gebruiker.</text:p>
              </text:list-item>
              <text:list-item>
                <text:p text:style-name="P412">Het systeem toont de pagina om de gebruiker aan te passen.</text:p>
              </text:list-item>
              <text:list-item>
                <text:p text:style-name="P414">De administrator <text:span text:style-name="T148">selecteert "Verwijderen" bij de juiste gebruiker</text:span>.</text:p>
              </text:list-item>
              <text:list-item>
                <text:p text:style-name="P417">Het systeem vraagt om bevestiging om de gebruiker te <text:span text:style-name="T149">verwijderen</text:span>.</text:p>
              </text:list-item>
              <text:list-item>
                <text:p text:style-name="P392">De <text:span text:style-name="T145">administrator</text:span> selecteert "Bevestigen".</text:p>
              </text:list-item>
              <text:list-item>
                <text:p text:style-name="P420">Het systeem v<text:span text:style-name="T150">erwijdert </text:span>de gebruiker.</text:p>
              </text:list-item>
              <text:list-item>
                <text:p text:style-name="P401">Het systeem geeft een succesboodschap weer.</text:p>
              </text:list-item>
            </text:list>
          </table:table-cell>
          <table:covered-table-cell/>
        </table:table-row>
        <table:table-row>
          <table:table-cell table:style-name="Table14.A6" table:number-columns-spanned="2" office:value-type="string">
            <text:p text:style-name="P6">Post Conditions</text:p>
          </table:table-cell>
          <table:covered-table-cell/>
        </table:table-row>
        <table:table-row>
          <table:table-cell table:style-name="Table14.A9" table:number-columns-spanned="2" office:value-type="string">
            <text:list xml:id="list8231476982164059042" text:style-name="L8">
              <text:list-item>
                <text:p text:style-name="P426">De gebruiker is verwijderd.</text:p>
              </text:list-item>
            </text:list>
          </table:table-cell>
          <table:covered-table-cell/>
        </table:table-row>
        <table:table-row>
          <table:table-cell table:style-name="Table14.A6" table:number-columns-spanned="2" office:value-type="string">
            <text:p text:style-name="P6">Alternative Flows</text:p>
          </table:table-cell>
          <table:covered-table-cell/>
        </table:table-row>
        <table:table-row>
          <table:table-cell table:style-name="Table14.A11" table:number-columns-spanned="2" office:value-type="string">
            <text:list xml:id="list1137376702898851726" text:style-name="L9">
              <text:list-header>
                <text:p text:style-name="P318"><text:span text:style-name="T101">5</text:span><text:span text:style-name="T70">. </text:span><text:span text:style-name="T71">[</text:span><text:span text:style-name="T70">&lt;</text:span><text:span text:style-name="T84">De </text:span><text:span text:style-name="T85">administrator selecteert "Nee"</text:span><text:span text:style-name="T70">&gt;]<text:line-break/> <text:s text:c="3"/></text:span><text:span text:style-name="T101">5</text:span><text:span text:style-name="T70">.1. </text:span><text:span text:style-name="T72">Ga naar punt </text:span><text:span text:style-name="T86">2</text:span><text:span text:style-name="T72"> van Main Success Scenario.</text:span></text:p>
              </text:list-header>
            </text:list>
          </table:table-cell>
          <table:covered-table-cell/>
        </table:table-row>
        <table:table-row>
          <table:table-cell table:style-name="Table14.A6" table:number-columns-spanned="2" office:value-type="string">
            <text:p text:style-name="P45">Exceptional Flows</text:p>
          </table:table-cell>
          <table:covered-table-cell/>
        </table:table-row>
        <table:table-row>
          <table:table-cell table:style-name="Table14.A11" table:number-columns-spanned="2" office:value-type="string">
            <text:p text:style-name="P86"><text:tab/><text:span text:style-name="T241">1</text:span>. [&lt;<text:span text:style-name="T130">De administrator selecteert "Annuleren"</text:span>&gt;]</text:p>
            <text:p text:style-name="P86"><text:tab/> <text:s text:c="3"/><text:span text:style-name="T241">1</text:span>.1. <text:span text:style-name="T143">Het systeem geeft aan dat het wijzigen mislukt is.</text:span></text:p>
            <text:p text:style-name="P86"><text:s text:c="16"/><text:span text:style-name="T241">1.2 De administrator bevestigt dit.</text:span></text:p>
            <text:p text:style-name="P86"><text:s text:c="16"/><text:span text:style-name="T241">1.3 Het systeem geeft de startpagina weer.</text:span></text:p>
            <text:p text:style-name="P69"><text:span text:style-name="T1"><text:s text:c="16"/></text:span><text:span text:style-name="T37">1</text:span><text:span text:style-name="T3">.4 </text:span><text:span text:style-name="T9">De gebruiker is </text:span><text:span text:style-name="T10">niet </text:span><text:span text:style-name="T9">verwijderd.</text:span></text:p>
          </table:table-cell>
          <table:covered-table-cell/>
        </table:table-row>
      </table:table>
      <text:p text:style-name="P266"/>
      <text:p text:style-name="Standard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table:number-columns-spanned="2" office:value-type="string">
            <text:p text:style-name="P36">Overview <text:span text:style-name="T169">Use Case #5 (Milestone 1)</text:span></text:p>
          </table:table-cell>
          <table:covered-table-cell/>
        </table:table-row>
        <table:table-row>
          <table:table-cell table:style-name="Table12.A2" office:value-type="string">
            <text:p text:style-name="P39">Title</text:p>
          </table:table-cell>
          <table:table-cell table:style-name="Table12.B2" office:value-type="string">
            <text:p text:style-name="P181"><text:span text:style-name="T256">L</text:span>ijst van alle <text:span text:style-name="T318">travels</text:span> <text:span text:style-name="T242">opvragen</text:span></text:p>
          </table:table-cell>
        </table:table-row>
        <table:table-row>
          <table:table-cell table:style-name="Table12.A3" office:value-type="string">
            <text:p text:style-name="P36">Descriptio<text:span text:style-name="T136">n</text:span></text:p>
          </table:table-cell>
          <table:table-cell table:style-name="Table12.B3" office:value-type="string">
            <text:p text:style-name="P172"><text:span text:style-name="T129">Ee</text:span>n <text:span text:style-name="T316">gebruiker</text:span> wil een lijst van <text:span text:style-name="T244">al zijn of haar travels</text:span> te zien krijgen.</text:p>
          </table:table-cell>
        </table:table-row>
        <table:table-row>
          <table:table-cell table:style-name="Table12.A5" office:value-type="string">
            <text:p text:style-name="P36">Actors</text:p>
          </table:table-cell>
          <table:table-cell table:style-name="Table12.B5" office:value-type="string">
            <text:p text:style-name="P237">Gebruiker</text:p>
          </table:table-cell>
        </table:table-row>
        <table:table-row>
          <table:table-cell table:style-name="Table12.A5" office:value-type="string">
            <text:p text:style-name="P36">Preconditions</text:p>
          </table:table-cell>
          <table:table-cell table:style-name="Table12.B5" office:value-type="string">
            <text:p text:style-name="P142">De <text:span text:style-name="T317">gebruiker</text:span> <text:span text:style-name="T183">is aangemeld. Bovendien is de gebruiker bezig met zijn/haar gegevens aan te passen.</text:span></text:p>
          </table:table-cell>
        </table:table-row>
        <table:table-row>
          <table:table-cell table:style-name="Table12.A6" table:number-columns-spanned="2" office:value-type="string">
            <text:p text:style-name="P36">Main Success Scenario</text:p>
          </table:table-cell>
          <table:covered-table-cell/>
        </table:table-row>
        <table:table-row>
          <table:table-cell table:style-name="Table12.A7" table:number-columns-spanned="2" office:value-type="string">
            <text:list xml:id="list8543070512088425874" text:style-name="L10">
              <text:list-item>
                <text:p text:style-name="P427">De <text:span text:style-name="T268">operator</text:span> selecteert "<text:span text:style-name="T373">Routes</text:span>".</text:p>
              </text:list-item>
              <text:list-item>
                <text:p text:style-name="P427">Het systeem toont een lijst van alle <text:span text:style-name="T318">travels</text:span>.</text:p>
              </text:list-item>
            </text:list>
          </table:table-cell>
          <table:covered-table-cell/>
        </table:table-row>
        <table:table-row>
          <table:table-cell table:style-name="Table12.A6" table:number-columns-spanned="2" office:value-type="string">
            <text:p text:style-name="P36">Post Conditions</text:p>
          </table:table-cell>
          <table:covered-table-cell/>
        </table:table-row>
        <table:table-row>
          <table:table-cell table:style-name="Table12.A9" table:number-columns-spanned="2" office:value-type="string">
            <text:list xml:id="list8498856281399685401" text:style-name="L11">
              <text:list-item>
                <text:p text:style-name="P366">De <text:span text:style-name="T319">gebruiker</text:span> ziet de lijst van alle <text:span text:style-name="T319">travels</text:span> die hij/<text:span text:style-name="T182">zij</text:span> wou zien.</text:p>
              </text:list-item>
            </text:list>
          </table:table-cell>
          <table:covered-table-cell/>
        </table:table-row>
        <table:table-row>
          <table:table-cell table:style-name="Table12.A6" table:number-columns-spanned="2" office:value-type="string">
            <text:p text:style-name="P36"><text:span text:style-name="T60">Exceptional</text:span> Flows</text:p>
          </table:table-cell>
          <table:covered-table-cell/>
        </table:table-row>
        <table:table-row>
          <table:table-cell table:style-name="Table12.A11" table:number-columns-spanned="2" office:value-type="string">
            <text:list xml:id="list7783426147190606337" text:style-name="L12">
              <text:list-header>
                <text:p text:style-name="P372"><text:span text:style-name="T128">2. </text:span>[<text:span text:style-name="T206">&lt;</text:span>Er zijn geen <text:span text:style-name="T320">travels</text:span>&gt;]</text:p>
                <text:list>
                  <text:list-header>
                    <text:p text:style-name="P379">2.1 Het systeem geeft aan dat er geen <text:span text:style-name="T321">travels</text:span> zijn.</text:p>
                    <text:p text:style-name="P379">2.2 Het systeem geeft een lege lijst weer.</text:p>
                  </text:list-header>
                </text:list>
              </text:list-header>
            </text:list>
          </table:table-cell>
          <table:covered-table-cell/>
        </table:table-row>
      </table:table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able:table table:name="Table28" table:style-name="Table28">
        <table:table-column table:style-name="Table28.A"/>
        <table:table-column table:style-name="Table28.B"/>
        <text:soft-page-break/>
        <table:table-row>
          <table:table-cell table:style-name="Table28.A1" table:number-columns-spanned="2" office:value-type="string">
            <text:p text:style-name="P34">Overview <text:span text:style-name="T169">Use Case #6 (Milestone 1)</text:span></text:p>
          </table:table-cell>
          <table:covered-table-cell/>
        </table:table-row>
        <table:table-row>
          <table:table-cell table:style-name="Table28.A2" office:value-type="string">
            <text:p text:style-name="P34">Title</text:p>
          </table:table-cell>
          <table:table-cell table:style-name="Table28.B2" office:value-type="string">
            <text:p text:style-name="P230"><text:span text:style-name="T322">Travel</text:span> <text:span text:style-name="T138">toevoegen</text:span></text:p>
          </table:table-cell>
        </table:table-row>
        <table:table-row>
          <table:table-cell table:style-name="Table28.A5" office:value-type="string">
            <text:p text:style-name="P34">Description</text:p>
          </table:table-cell>
          <table:table-cell table:style-name="Table28.B5" office:value-type="string">
            <text:p text:style-name="P232">De gebruiker maakt een nieuwe <text:span text:style-name="T323">travel</text:span> aan die dan toegevoegd wordt aan zijn/haar bestaande <text:span text:style-name="T323">travels</text:span>.</text:p>
          </table:table-cell>
        </table:table-row>
        <table:table-row>
          <table:table-cell table:style-name="Table28.A5" office:value-type="string">
            <text:p text:style-name="P34">Actors</text:p>
          </table:table-cell>
          <table:table-cell table:style-name="Table28.B5" office:value-type="string">
            <text:p text:style-name="P211">Gebruiker</text:p>
          </table:table-cell>
        </table:table-row>
        <table:table-row>
          <table:table-cell table:style-name="Table28.A5" office:value-type="string">
            <text:p text:style-name="P34">Preconditions</text:p>
          </table:table-cell>
          <table:table-cell table:style-name="Table28.B5" office:value-type="string">
            <text:p text:style-name="P233">De gebruiker moet reeds aangemeld zijn. <text:span text:style-name="T183">Bovendien wordt reeds een lijst van alle travels weergegeven.</text:span></text:p>
          </table:table-cell>
        </table:table-row>
        <table:table-row>
          <table:table-cell table:style-name="Table28.A6" table:number-columns-spanned="2" office:value-type="string">
            <text:p text:style-name="P34">Main Success Scenario</text:p>
          </table:table-cell>
          <table:covered-table-cell/>
        </table:table-row>
        <table:table-row>
          <table:table-cell table:style-name="Table28.A7" table:number-columns-spanned="2" office:value-type="string">
            <text:list xml:id="list124803019108299" text:continue-list="list124803759083933" text:style-name="L1">
              <text:list-item text:start-value="1">
                <text:p text:style-name="P452">De gebruiker <text:span text:style-name="T367">geeft aan dat</text:span> hij/zij een nieuwe <text:span text:style-name="T324">travel wilt</text:span> aanmaken.</text:p>
              </text:list-item>
              <text:list-item>
                <text:p text:style-name="P454">De gebruiker krijgt een menu te zien waar hij/zij alle informatie voor een nieuwe <text:span text:style-name="T324">travel</text:span> kan ingeven.</text:p>
              </text:list-item>
              <text:list-item>
                <text:p text:style-name="P455">De gebruiker vult de velden in.</text:p>
              </text:list-item>
              <text:list-item>
                <text:p text:style-name="P393">De gebruiker selecteert "Bevestigen".</text:p>
              </text:list-item>
              <text:list-item>
                <text:p text:style-name="P402">Het systeem geeft een succesboodschap weer.</text:p>
              </text:list-item>
              <text:list-item>
                <text:p text:style-name="P456">De gebruiker keert terug naar de <text:span text:style-name="T325">lijst van alle travels</text:span>.</text:p>
              </text:list-item>
            </text:list>
          </table:table-cell>
          <table:covered-table-cell/>
        </table:table-row>
        <table:table-row>
          <table:table-cell table:style-name="Table28.A6" table:number-columns-spanned="2" office:value-type="string">
            <text:p text:style-name="P34">Post Conditions</text:p>
          </table:table-cell>
          <table:covered-table-cell/>
        </table:table-row>
        <table:table-row>
          <table:table-cell table:style-name="Table28.A9" table:number-columns-spanned="2" office:value-type="string">
            <text:list xml:id="list1237956769233577685" text:style-name="L13">
              <text:list-item>
                <text:p text:style-name="P453">De gebruiker heeft een nieuwe <text:span text:style-name="T326">travel</text:span> aan zijn/haar bestaande <text:span text:style-name="T327">travels</text:span> toegevoegd.</text:p>
              </text:list-item>
            </text:list>
          </table:table-cell>
          <table:covered-table-cell/>
        </table:table-row>
        <table:table-row>
          <table:table-cell table:style-name="Table28.A6" table:number-columns-spanned="2" office:value-type="string">
            <text:p text:style-name="P34">Alternative Flows</text:p>
          </table:table-cell>
          <table:covered-table-cell/>
        </table:table-row>
        <table:table-row>
          <table:table-cell table:style-name="Table28.A11" table:number-columns-spanned="2" office:value-type="string">
            <text:list xml:id="list5266201566938398256" text:style-name="L14">
              <text:list-header>
                <text:p text:style-name="P319"><text:span text:style-name="T73">4</text:span><text:span text:style-name="T70">. </text:span><text:span text:style-name="T71">[</text:span><text:span text:style-name="T70">&lt;</text:span><text:span text:style-name="T82">Een ongeldige waarde werd ingevuld bij één van de opties</text:span><text:span text:style-name="T70">&gt;]<text:line-break/> <text:s text:c="3"/></text:span><text:span text:style-name="T73">4</text:span><text:span text:style-name="T70">.1. </text:span><text:span text:style-name="T81">De gebruiker krijgt een passende foutmelding te zien.</text:span></text:p>
                <text:p text:style-name="P319"><text:span text:style-name="T74"><text:s text:c="4"/></text:span><text:span text:style-name="T73">4</text:span><text:span text:style-name="T70">.</text:span><text:span text:style-name="T75">2</text:span><text:span text:style-name="T70">. </text:span><text:span text:style-name="T75">De gebruiker selecteert "Opnieuw </text:span><text:span text:style-name="T116">P</text:span><text:span text:style-name="T75">roberen"</text:span><text:span text:style-name="T74">.</text:span></text:p>
                <text:p text:style-name="P319"><text:span text:style-name="T74"><text:s text:c="4"/></text:span><text:span text:style-name="T73">4</text:span><text:span text:style-name="T70">.</text:span><text:span text:style-name="T76">3</text:span><text:span text:style-name="T70">. </text:span><text:span text:style-name="T76">De gebruiker kan zijn/</text:span><text:span text:style-name="T91">haar</text:span><text:span text:style-name="T76"> aanpassingen corrigeren.</text:span></text:p>
                <text:p text:style-name="P319"><text:span text:style-name="T74"><text:s text:c="4"/></text:span><text:span text:style-name="T73">4</text:span><text:span text:style-name="T70">.</text:span><text:span text:style-name="T78">4</text:span><text:span text:style-name="T70">. </text:span><text:span text:style-name="T72">Ga naar punt </text:span><text:span text:style-name="T77">4</text:span><text:span text:style-name="T72"> van Main Success Scenario.</text:span></text:p>
              </text:list-header>
            </text:list>
          </table:table-cell>
          <table:covered-table-cell/>
        </table:table-row>
        <table:table-row>
          <table:table-cell table:style-name="Table28.A6" table:number-columns-spanned="2" office:value-type="string">
            <text:p text:style-name="P60">Exceptional Flows</text:p>
          </table:table-cell>
          <table:covered-table-cell/>
        </table:table-row>
        <table:table-row>
          <table:table-cell table:style-name="Table28.A11" table:number-columns-spanned="2" office:value-type="string">
            <text:p text:style-name="P122"><text:tab/><text:span text:style-name="T130">4</text:span>. [&lt;<text:span text:style-name="T130">De gebruiker selecteert "Annuleren"</text:span>&gt;]</text:p>
            <text:p text:style-name="P122"><text:tab/> <text:s text:c="3"/><text:span text:style-name="T130">4</text:span>.1. <text:span text:style-name="T141">Het systeem geeft aan dat de travel niet gemaakt wordt.</text:span></text:p>
            <text:p text:style-name="P122"><text:s text:c="16"/><text:span text:style-name="T130">4.2 De gebruiker bevestigt dit.</text:span></text:p>
            <text:p text:style-name="P122"><text:s text:c="16"/><text:span text:style-name="T131">4.3 Het systeem geeft de startpagina weer.</text:span></text:p>
            <text:p text:style-name="P74"><text:span text:style-name="T1"><text:s text:c="16"/></text:span><text:span text:style-name="T3">4.4 De </text:span><text:span text:style-name="T47">travel</text:span><text:span text:style-name="T3"> is niet </text:span><text:span text:style-name="T5">aangemaakt</text:span><text:span text:style-name="T3">.</text:span></text:p>
          </table:table-cell>
          <table:covered-table-cell/>
        </table:table-row>
      </table:table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table:number-columns-spanned="2" office:value-type="string">
            <text:p text:style-name="P35">Overview <text:span text:style-name="T169">Use Case #7 (Milestone 1)</text:span></text:p>
          </table:table-cell>
          <table:covered-table-cell/>
        </table:table-row>
        <table:table-row>
          <table:table-cell table:style-name="Table11.A2" office:value-type="string">
            <text:p text:style-name="P35">Title</text:p>
          </table:table-cell>
          <table:table-cell table:style-name="Table11.B2" office:value-type="string">
            <text:p text:style-name="P231"><text:span text:style-name="T328">Travel</text:span> <text:span text:style-name="T258">verwijderen</text:span></text:p>
          </table:table-cell>
        </table:table-row>
        <table:table-row>
          <table:table-cell table:style-name="Table11.A5" office:value-type="string">
            <text:p text:style-name="P35">Description</text:p>
          </table:table-cell>
          <table:table-cell table:style-name="Table11.B5" office:value-type="string">
            <text:p text:style-name="P234">De gebruiker verwijdert één of meerdere bestaande <text:span text:style-name="T329">travels</text:span> uit zijn/haar lijst van bestaande routes.</text:p>
          </table:table-cell>
        </table:table-row>
        <table:table-row>
          <table:table-cell table:style-name="Table11.A5" office:value-type="string">
            <text:p text:style-name="P35">Actors</text:p>
          </table:table-cell>
          <table:table-cell table:style-name="Table11.B5" office:value-type="string">
            <text:p text:style-name="P212">Gebruiker</text:p>
          </table:table-cell>
        </table:table-row>
        <table:table-row>
          <table:table-cell table:style-name="Table11.A5" office:value-type="string">
            <text:p text:style-name="P35">Preconditions</text:p>
          </table:table-cell>
          <table:table-cell table:style-name="Table11.B5" office:value-type="string">
            <text:p text:style-name="P235">De gebruiker moet reeds aangemeld zijn. <text:span text:style-name="T183">Bovendien wordt reeds een lijst van alle travels weergegeven en</text:span> moet de gebruiker reeds <text:span text:style-name="T330">travels</text:span> hebben aangemaakt (minstens één).</text:p>
          </table:table-cell>
        </table:table-row>
        <table:table-row>
          <table:table-cell table:style-name="Table11.A6" table:number-columns-spanned="2" office:value-type="string">
            <text:p text:style-name="P35">Main Success Scenario</text:p>
          </table:table-cell>
          <table:covered-table-cell/>
        </table:table-row>
        <table:table-row>
          <table:table-cell table:style-name="Table11.A7" table:number-columns-spanned="2" office:value-type="string">
            <text:list xml:id="list124804371172371" text:continue-list="list124803019108299" text:style-name="L1">
              <text:list-item text:start-value="1">
                <text:p text:style-name="P457">De gebruiker selecteert één of meerdere travels.</text:p>
              </text:list-item>
              <text:list-item>
                <text:p text:style-name="P458">De gebruiker selecteert “Verwijder<text:span text:style-name="T334">en</text:span>”.</text:p>
              </text:list-item>
              <text:list-item>
                <text:p text:style-name="P459"><text:span text:style-name="T271">Het s</text:span>ysteem vraagt om bevestiging om de <text:span text:style-name="T332">travel</text:span> te verwijderen.</text:p>
              </text:list-item>
              <text:list-item>
                <text:p text:style-name="P394">De gebruiker selecteert "Bevestigen".</text:p>
              </text:list-item>
              <text:list-item>
                <text:p text:style-name="P403">Het systeem geeft een succesboodschap weer.</text:p>
              </text:list-item>
              <text:list-item>
                <text:p text:style-name="P479">De gebruiker keert terug naar de <text:span text:style-name="T331">lijst van alle travels</text:span>.</text:p>
              </text:list-item>
            </text:list>
          </table:table-cell>
          <table:covered-table-cell/>
        </table:table-row>
        <table:table-row>
          <table:table-cell table:style-name="Table11.A6" table:number-columns-spanned="2" office:value-type="string">
            <text:p text:style-name="P35">Post Conditions</text:p>
          </table:table-cell>
          <table:covered-table-cell/>
        </table:table-row>
        <table:table-row>
          <table:table-cell table:style-name="Table11.A9" table:number-columns-spanned="2" office:value-type="string">
            <text:list xml:id="list8566143398596279743" text:style-name="L15">
              <text:list-item>
                <text:p text:style-name="P480">De gebruiker heeft één of meerdere <text:span text:style-name="T333">travels</text:span> uit zijn/haar lijst van bestaande <text:span text:style-name="T333">travels</text:span> verwijderd.</text:p>
              </text:list-item>
            </text:list>
          </table:table-cell>
          <table:covered-table-cell/>
        </table:table-row>
        <table:table-row>
          <table:table-cell table:style-name="Table11.A6" table:number-columns-spanned="2" office:value-type="string">
            <text:p text:style-name="P35">Alternative Flows</text:p>
          </table:table-cell>
          <table:covered-table-cell/>
        </table:table-row>
        <table:table-row>
          <table:table-cell table:style-name="Table11.A11" table:number-columns-spanned="2" office:value-type="string">
            <text:list xml:id="list1138501659981049126" text:style-name="L16">
              <text:list-header>
                <text:p text:style-name="P320"><text:span text:style-name="T109">2</text:span><text:span text:style-name="T70">. </text:span><text:span text:style-name="T71">[</text:span><text:span text:style-name="T70">&lt;</text:span><text:span text:style-name="T83">De gebruiker heeft niets aangeduid</text:span><text:span text:style-name="T70">&gt;]<text:line-break/> <text:s text:c="3"/></text:span><text:span text:style-name="T109">2</text:span><text:span text:style-name="T70">.1. </text:span><text:span text:style-name="T81">De gebruiker krijgt een passende foutmelding te zien.</text:span></text:p>
                <text:p text:style-name="P320"><text:span text:style-name="T74"><text:s text:c="4"/></text:span><text:span text:style-name="T109">2</text:span><text:span text:style-name="T70">.</text:span><text:span text:style-name="T75">2</text:span><text:span text:style-name="T70">. </text:span><text:span text:style-name="T75">De gebruiker selecteert "Opnieuw </text:span><text:span text:style-name="T116">P</text:span><text:span text:style-name="T75">roberen"</text:span><text:span text:style-name="T74">.</text:span></text:p>
                <text:p text:style-name="P320"><text:span text:style-name="T74"><text:s text:c="4"/></text:span><text:span text:style-name="T109">2</text:span><text:span text:style-name="T70">.</text:span><text:span text:style-name="T76">3</text:span><text:span text:style-name="T70">. </text:span><text:span text:style-name="T76">De gebruiker kan zijn/</text:span><text:span text:style-name="T92">haar</text:span><text:span text:style-name="T76"> aanpassingen corrigeren.</text:span><text:span text:style-name="T74">.</text:span></text:p>
                <text:p text:style-name="P320"><text:span text:style-name="T74"><text:s text:c="4"/></text:span><text:span text:style-name="T109">2</text:span><text:span text:style-name="T70">.</text:span><text:span text:style-name="T78">4</text:span><text:span text:style-name="T70">. </text:span><text:span text:style-name="T72">Ga naar punt </text:span><text:span text:style-name="T109">1</text:span><text:span text:style-name="T72"> van Main Success Scenario.</text:span></text:p>
                <text:p text:style-name="P321"><text:span text:style-name="T335">4.</text:span> [&lt;<text:span text:style-name="T130">De gebruiker selecteert "Nee"</text:span>&gt;]</text:p>
                <text:p text:style-name="P321"><text:span text:style-name="T130"><text:s text:c="6"/>4</text:span>.1. <text:span text:style-name="T137">Het systeem geeft aan dat de keuzes niet worden toegepast.</text:span></text:p>
                <text:p text:style-name="P506"><text:s text:c="6"/><text:span text:style-name="T335">4.2 De gebruiker bevestigt dit.</text:span></text:p>
                <text:p text:style-name="P521"><text:s text:c="6"/><text:span text:style-name="T335">4</text:span>.3 Ga naar punt <text:span text:style-name="T337">1</text:span> van Main Success Scenario.</text:p>
              </text:list-header>
            </text:list>
          </table:table-cell>
          <table:covered-table-cell/>
        </table:table-row>
        <table:table-row>
          <table:table-cell table:style-name="Table11.A6" table:number-columns-spanned="2" office:value-type="string">
            <text:p text:style-name="P61">Exceptional Flows</text:p>
          </table:table-cell>
          <table:covered-table-cell/>
        </table:table-row>
        <table:table-row>
          <table:table-cell table:style-name="Table11.A11" table:number-columns-spanned="2" office:value-type="string">
            <text:p text:style-name="P123"><text:tab/><text:span text:style-name="T336">2</text:span>. [&lt;<text:span text:style-name="T130">De gebruiker selecteert "Annuleren"</text:span>&gt;]</text:p>
            <text:p text:style-name="P123"><text:tab/> <text:s text:c="3"/><text:span text:style-name="T336">2</text:span>.1. <text:span text:style-name="T142">Het systeem geeft aan dat de aangeduide travels niet verwijderd worden.</text:span></text:p>
            <text:p text:style-name="P123"><text:s text:c="16"/><text:span text:style-name="T336">2.2 De gebruiker bevestigt dit.</text:span></text:p>
            <text:p text:style-name="P123"><text:s text:c="16"/><text:span text:style-name="T336">2.3 Het systeem geeft de startpagina weer.</text:span></text:p>
            <text:p text:style-name="P75"><text:span text:style-name="T1"><text:s text:c="16"/></text:span><text:span text:style-name="T49">2</text:span><text:span text:style-name="T3">.4 De </text:span><text:span text:style-name="T48">travel</text:span><text:span text:style-name="T3"> is niet </text:span><text:span text:style-name="T7">verwijderd</text:span><text:span text:style-name="T3">.</text:span></text:p>
          </table:table-cell>
          <table:covered-table-cell/>
        </table:table-row>
      </table:table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table:number-columns-spanned="2" office:value-type="string">
            <text:p text:style-name="P35">Overview <text:span text:style-name="T169">Use Case #8 (Milestone 1)</text:span></text:p>
          </table:table-cell>
          <table:covered-table-cell/>
        </table:table-row>
        <table:table-row>
          <table:table-cell table:style-name="Table8.A2" office:value-type="string">
            <text:p text:style-name="P35">Title</text:p>
          </table:table-cell>
          <table:table-cell table:style-name="Table8.B2" office:value-type="string">
            <text:p text:style-name="P231"><text:span text:style-name="T338">Travel</text:span> <text:span text:style-name="T259">wijzigen</text:span></text:p>
          </table:table-cell>
        </table:table-row>
        <table:table-row>
          <table:table-cell table:style-name="Table8.A5" office:value-type="string">
            <text:p text:style-name="P35">Description</text:p>
          </table:table-cell>
          <table:table-cell table:style-name="Table8.B5" office:value-type="string">
            <text:p text:style-name="P231">Een gebruiker past een <text:span text:style-name="T339">travel</text:span> aan.</text:p>
          </table:table-cell>
        </table:table-row>
        <table:table-row>
          <table:table-cell table:style-name="Table8.A5" office:value-type="string">
            <text:p text:style-name="P35">Actors</text:p>
          </table:table-cell>
          <table:table-cell table:style-name="Table8.B5" office:value-type="string">
            <text:p text:style-name="P212">Gebruiker</text:p>
          </table:table-cell>
        </table:table-row>
        <table:table-row>
          <table:table-cell table:style-name="Table8.A5" office:value-type="string">
            <text:p text:style-name="P35">Preconditions</text:p>
          </table:table-cell>
          <table:table-cell table:style-name="Table8.B5" office:value-type="string">
            <text:p text:style-name="P236">De gebruiker moet reeds aangemeld zijn. <text:span text:style-name="T183">Bovendien wordt reeds een lijst van alle travels weergegeven.</text:span></text:p>
          </table:table-cell>
        </table:table-row>
        <table:table-row>
          <table:table-cell table:style-name="Table8.A6" table:number-columns-spanned="2" office:value-type="string">
            <text:p text:style-name="P35">Main Success Scenario</text:p>
          </table:table-cell>
          <table:covered-table-cell/>
        </table:table-row>
        <table:table-row>
          <table:table-cell table:style-name="Table8.A7" table:number-columns-spanned="2" office:value-type="string">
            <text:list xml:id="list124804027766591" text:continue-list="list124804371172371" text:style-name="L1">
              <text:list-item text:start-value="1">
                <text:p text:style-name="P481">De gebruiker selecteert "<text:span text:style-name="T133">W</text:span>ijzig<text:span text:style-name="T342">en</text:span>".</text:p>
              </text:list-item>
              <text:list-item>
                <text:p text:style-name="P482">Het systeem geeft de <text:span text:style-name="T340">travel</text:span>, samen met de velden weer, en laat toe die te wijzigen.</text:p>
              </text:list-item>
              <text:list-item>
                <text:p text:style-name="P483">De gebruiker wijzigt de <text:span text:style-name="T368">gewenste velden</text:span>.</text:p>
              </text:list-item>
              <text:list-item>
                <text:p text:style-name="P394">De gebruiker selecteert "<text:span text:style-name="T382">Opslaan</text:span>".</text:p>
              </text:list-item>
              <text:list-item>
                <text:p text:style-name="P403">Het systeem geeft een succesboodschap weer.</text:p>
              </text:list-item>
            </text:list>
          </table:table-cell>
          <table:covered-table-cell/>
        </table:table-row>
        <table:table-row>
          <table:table-cell table:style-name="Table8.A6" table:number-columns-spanned="2" office:value-type="string">
            <text:p text:style-name="P35">Post Conditions</text:p>
          </table:table-cell>
          <table:covered-table-cell/>
        </table:table-row>
        <table:table-row>
          <table:table-cell table:style-name="Table8.A9" table:number-columns-spanned="2" office:value-type="string">
            <text:list xml:id="list1712615259380957027" text:style-name="L17">
              <text:list-item>
                <text:p text:style-name="P484">De gebruiker heeft een <text:span text:style-name="T341">travel</text:span> aangepast.</text:p>
              </text:list-item>
            </text:list>
          </table:table-cell>
          <table:covered-table-cell/>
        </table:table-row>
        <table:table-row>
          <table:table-cell table:style-name="Table8.A6" table:number-columns-spanned="2" office:value-type="string">
            <text:p text:style-name="P35">Alternative Flows</text:p>
          </table:table-cell>
          <table:covered-table-cell/>
        </table:table-row>
        <table:table-row>
          <table:table-cell table:style-name="Table8.A11" table:number-columns-spanned="2" office:value-type="string">
            <text:list xml:id="list910991323254186550" text:style-name="L18">
              <text:list-header>
                <text:p text:style-name="P343"><text:span text:style-name="T73">4</text:span><text:span text:style-name="T70">. </text:span><text:span text:style-name="T71">[</text:span><text:span text:style-name="T70">&lt;</text:span><text:span text:style-name="T79">De gebruiker heeft een veld verkeerd ingevuld</text:span><text:span text:style-name="T70">&gt;]<text:line-break/> <text:s text:c="3"/></text:span><text:span text:style-name="T73">4</text:span><text:span text:style-name="T70">.1. </text:span><text:span text:style-name="T81">De gebruiker krijgt een passende foutmelding te zien.</text:span></text:p>
                <text:p text:style-name="P343"><text:span text:style-name="T74"><text:s text:c="4"/></text:span><text:span text:style-name="T73">4</text:span><text:span text:style-name="T70">.</text:span><text:span text:style-name="T75">2</text:span><text:span text:style-name="T70">. </text:span><text:span text:style-name="T75">De gebruiker selecteert "Opnieuw </text:span><text:span text:style-name="T117">P</text:span><text:span text:style-name="T75">roberen"</text:span><text:span text:style-name="T74">.</text:span></text:p>
                <text:p text:style-name="P343"><text:span text:style-name="T74"><text:s text:c="4"/></text:span><text:span text:style-name="T73">4</text:span><text:span text:style-name="T70">.</text:span><text:span text:style-name="T76">3</text:span><text:span text:style-name="T70">. </text:span><text:span text:style-name="T76">De gebruiker kan zijn/</text:span><text:span text:style-name="T93">haar</text:span><text:span text:style-name="T76"> aanpassingen corrigeren.</text:span><text:span text:style-name="T74">.</text:span></text:p>
                <text:p text:style-name="P343"><text:span text:style-name="T74"><text:s text:c="4"/></text:span><text:span text:style-name="T73">4</text:span><text:span text:style-name="T70">.</text:span><text:span text:style-name="T78">4</text:span><text:span text:style-name="T70">. </text:span><text:span text:style-name="T72">Ga naar punt </text:span><text:span text:style-name="T77">4</text:span><text:span text:style-name="T72"> van Main Success Scenario.</text:span></text:p>
              </text:list-header>
            </text:list>
          </table:table-cell>
          <table:covered-table-cell/>
        </table:table-row>
        <table:table-row>
          <table:table-cell table:style-name="Table8.A6" table:number-columns-spanned="2" office:value-type="string">
            <text:p text:style-name="P61">Exceptional Flows</text:p>
          </table:table-cell>
          <table:covered-table-cell/>
        </table:table-row>
        <table:table-row>
          <table:table-cell table:style-name="Table8.A11" table:number-columns-spanned="2" office:value-type="string">
            <text:p text:style-name="P123"><text:tab/><text:span text:style-name="T130">4</text:span>. [&lt;<text:span text:style-name="T130">De gebruiker selecteert "Annuleren"</text:span>&gt;]</text:p>
            <text:p text:style-name="P123"><text:tab/> <text:s text:c="3"/><text:span text:style-name="T130">4</text:span>.1. <text:span text:style-name="T134">Het systeem geeft aan dat het de travel niet aangepast is.</text:span></text:p>
            <text:p text:style-name="P123"><text:s text:c="16"/><text:span text:style-name="T130">4.2 De gebruiker bevestigt dit.</text:span></text:p>
            <text:p text:style-name="P123"><text:s text:c="16"/><text:span text:style-name="T131">4.3 Het systeem geeft de startpagina weer.</text:span></text:p>
            <text:p text:style-name="P75"><text:span text:style-name="T1"><text:s text:c="16"/></text:span><text:span text:style-name="T3">4.4 De </text:span><text:span text:style-name="T50">travel</text:span><text:span text:style-name="T3"> is niet aangepast.</text:span></text:p>
          </table:table-cell>
          <table:covered-table-cell/>
        </table:table-row>
      </table:table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314">Overview <text:span text:style-name="T169">Use Case #9 (Milestone 1)</text:span></text:p>
          </table:table-cell>
          <table:covered-table-cell/>
        </table:table-row>
        <table:table-row>
          <table:table-cell table:style-name="Table4.A2" office:value-type="string">
            <text:p text:style-name="P154">Title</text:p>
          </table:table-cell>
          <table:table-cell table:style-name="Table4.B2" office:value-type="string">
            <text:p text:style-name="P164">Abonneren op type event <text:span text:style-name="T344">(bij travels)</text:span></text:p>
          </table:table-cell>
        </table:table-row>
        <table:table-row>
          <table:table-cell table:style-name="Table4.A3" office:value-type="string">
            <text:p text:style-name="P154">Description</text:p>
          </table:table-cell>
          <table:table-cell table:style-name="Table4.B3" office:value-type="string">
            <text:p text:style-name="P164">Een gebruiker abonneert zich op een type van event.</text:p>
          </table:table-cell>
        </table:table-row>
        <table:table-row>
          <table:table-cell table:style-name="Table4.A4" office:value-type="string">
            <text:p text:style-name="P152">Actors</text:p>
          </table:table-cell>
          <table:table-cell table:style-name="Table4.B4" office:value-type="string">
            <text:p text:style-name="P167">Gebruiker</text:p>
          </table:table-cell>
        </table:table-row>
        <table:table-row>
          <table:table-cell table:style-name="Table4.A5" office:value-type="string">
            <text:p text:style-name="P159"><text:span text:style-name="T120">Preconditions</text:span> </text:p>
          </table:table-cell>
          <table:table-cell table:style-name="Table4.B5" office:value-type="string">
            <text:p text:style-name="P168">De gebruiker is <text:span text:style-name="T175">aangemeld. Bovendien is de gebruiker een travel aan het wijzigen <text:s/>of creëren.</text:span></text:p>
          </table:table-cell>
        </table:table-row>
        <table:table-row>
          <table:table-cell table:style-name="Table4.A6" table:number-columns-spanned="2" office:value-type="string">
            <text:p text:style-name="P152">Main Success Scenario</text:p>
          </table:table-cell>
          <table:covered-table-cell/>
        </table:table-row>
        <table:table-row>
          <table:table-cell table:style-name="Table4.A7" table:number-columns-spanned="2" office:value-type="string">
            <text:list xml:id="list8407301111447930852" text:style-name="L19">
              <text:list-item>
                <text:p text:style-name="P537">De gebruiker selecteert "Abonnementen" <text:span text:style-name="T343">bij de route van de travel</text:span>.</text:p>
              </text:list-item>
              <text:list-item>
                <text:p text:style-name="P537">Het systeem geeft alle types van events weer waarop de gebruiker geabonneerd is <text:span text:style-name="T346">voor de gegeven route</text:span>.</text:p>
              </text:list-item>
              <text:list-item>
                <text:p text:style-name="P537">De gebruiker selecteert "Abonnement <text:span text:style-name="T383">T</text:span>oevoegen".</text:p>
              </text:list-item>
              <text:list-item>
                <text:p text:style-name="P537">Het systeem toont alle mogelijke types van events.</text:p>
              </text:list-item>
              <text:list-item>
                <text:p text:style-name="P537">De gebruiker selecteert de knop "Abonneren" die naast het gewilde type event staat.</text:p>
              </text:list-item>
              <text:list-item>
                <text:p text:style-name="P538">De gebruiker selecteert<text:span text:style-name="T208"> "Bevestigen".</text:span></text:p>
              </text:list-item>
              <text:list-item>
                <text:p text:style-name="P537">Het systeem geeft een succesboodschap weer.</text:p>
              </text:list-item>
            </text:list>
          </table:table-cell>
          <table:covered-table-cell/>
        </table:table-row>
        <table:table-row>
          <table:table-cell table:style-name="Table4.A6" table:number-columns-spanned="2" office:value-type="string">
            <text:p text:style-name="P152">Post Conditions</text:p>
          </table:table-cell>
          <table:covered-table-cell/>
        </table:table-row>
        <table:table-row>
          <table:table-cell table:style-name="Table4.A9" table:number-columns-spanned="2" office:value-type="string">
            <text:list xml:id="list8040874431335465475" text:style-name="L20">
              <text:list-item>
                <text:p text:style-name="P539">De gebruiker is geabonneerd op een nieuw type event <text:span text:style-name="T348">voor de gegeven route</text:span>.</text:p>
              </text:list-item>
            </text:list>
          </table:table-cell>
          <table:covered-table-cell/>
        </table:table-row>
        <table:table-row>
          <table:table-cell table:style-name="Table4.A6" table:number-columns-spanned="2" office:value-type="string">
            <text:p text:style-name="P152">Alternative Flows</text:p>
          </table:table-cell>
          <table:covered-table-cell/>
        </table:table-row>
        <table:table-row>
          <table:table-cell table:style-name="Table4.A11" table:number-columns-spanned="2" office:value-type="string">
            <text:list xml:id="list7851032585213127715" text:style-name="L21">
              <text:list-header>
                <text:p text:style-name="P373"><text:span text:style-name="T204">4. </text:span>[<text:span text:style-name="T203">&lt;</text:span><text:span text:style-name="T122">De gebruiker filtert het type events</text:span>&gt;]</text:p>
                <text:list>
                  <text:list-header>
                    <text:p text:style-name="P380"><text:span text:style-name="T205">4</text:span>.1 <text:span text:style-name="T121">Het systeem toont enkel de gefilterde types.</text:span></text:p>
                    <text:p text:style-name="P540"><text:span text:style-name="T95">4</text:span><text:span text:style-name="T72">.</text:span><text:span text:style-name="T96">2</text:span><text:span text:style-name="T72"> Ga naar punt </text:span><text:span text:style-name="T97">5</text:span><text:span text:style-name="T72"> van Main Success Scenario.</text:span></text:p>
                  </text:list-header>
                </text:list>
                <text:p text:style-name="P322"><text:span text:style-name="T209">6.</text:span> [&lt;<text:span text:style-name="T130">De gebruiker selecteert "Nee"</text:span>&gt;]</text:p>
                <text:p text:style-name="P322"><text:span text:style-name="T130"><text:s text:c="6"/>6</text:span>.1. <text:span text:style-name="T137">Het systeem geeft aan dat de keuzes niet worden toegepast.</text:span></text:p>
                <text:p text:style-name="P507"><text:s text:c="6"/><text:span text:style-name="T210">6.2 De gebruiker bevestigt dit.</text:span></text:p>
                <text:p text:style-name="P534"><text:span text:style-name="T1"><text:s text:c="6"/></text:span><text:span text:style-name="T24">6.3 </text:span><text:span text:style-name="T21">Ga naar punt </text:span><text:span text:style-name="T25">2</text:span><text:span text:style-name="T21"> van Main Success Scenario.</text:span></text:p>
              </text:list-header>
            </text:list>
          </table:table-cell>
          <table:covered-table-cell/>
        </table:table-row>
        <table:table-row>
          <table:table-cell table:style-name="Table4.A6" table:number-columns-spanned="2" office:value-type="string">
            <text:p text:style-name="P163"><text:span text:style-name="T62">Exceptional</text:span> Flows</text:p>
          </table:table-cell>
          <table:covered-table-cell/>
        </table:table-row>
        <table:table-row>
          <table:table-cell table:style-name="Table4.A11" table:number-columns-spanned="2" office:value-type="string">
            <text:list xml:id="list5131833818163488246" text:style-name="L22">
              <text:list-header>
                <text:p text:style-name="P323"><text:span text:style-name="T215">3.</text:span> [&lt;<text:span text:style-name="T130">De gebruiker selecteert "Annuleren"</text:span>&gt;]</text:p>
                <text:p text:style-name="P323"><text:span text:style-name="T130"><text:s text:c="6"/>3</text:span>.1. <text:span text:style-name="T137">Het systeem geeft aan dat de keuzes niet worden toegepast.</text:span></text:p>
                <text:p text:style-name="P508"><text:s text:c="6"/><text:span text:style-name="T216">3.2 De gebruiker bevestigt dit.</text:span></text:p>
                <text:p text:style-name="P535"><text:span text:style-name="T21"><text:s text:c="6"/></text:span><text:span text:style-name="T29">3</text:span><text:span text:style-name="T24">.3 </text:span><text:span text:style-name="T3">De gebruiker krijgt </text:span><text:span text:style-name="T27">de </text:span><text:span text:style-name="T51">travel pagina</text:span><text:span text:style-name="T27"> te zien</text:span><text:span text:style-name="T3">.</text:span></text:p>
              </text:list-header>
            </text:list>
            <text:p text:style-name="P63"><text:span text:style-name="T21"><text:s text:c="18"/></text:span><text:span text:style-name="T29">3</text:span><text:span text:style-name="T3">.4 </text:span><text:span text:style-name="T28">De gebruiker heeft zich voor geen events </text:span><text:span text:style-name="T30">in</text:span><text:span text:style-name="T28">geschreven</text:span><text:span text:style-name="T3">.</text:span></text:p>
          </table:table-cell>
          <table:covered-table-cell/>
        </table:table-row>
      </table:table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table:number-columns-spanned="2" office:value-type="string">
            <text:p text:style-name="P158">Overview <text:span text:style-name="T169">Use Case #10 (Milestone 1)</text:span></text:p>
          </table:table-cell>
          <table:covered-table-cell/>
        </table:table-row>
        <table:table-row>
          <table:table-cell table:style-name="Table5.A2" office:value-type="string">
            <text:p text:style-name="P155">Title</text:p>
          </table:table-cell>
          <table:table-cell table:style-name="Table5.B2" office:value-type="string">
            <text:p text:style-name="P169">Uitschrijven op type event <text:span text:style-name="T344">(bij travels)</text:span></text:p>
          </table:table-cell>
        </table:table-row>
        <table:table-row>
          <table:table-cell table:style-name="Table5.A3" office:value-type="string">
            <text:p text:style-name="P155">Description</text:p>
          </table:table-cell>
          <table:table-cell table:style-name="Table5.B3" office:value-type="string">
            <text:p text:style-name="P164">Een gebruiker schrijft zich uit voor een bepaald type van event.</text:p>
          </table:table-cell>
        </table:table-row>
        <table:table-row>
          <table:table-cell table:style-name="Table5.A4" office:value-type="string">
            <text:p text:style-name="P160">Actors</text:p>
          </table:table-cell>
          <table:table-cell table:style-name="Table5.B4" office:value-type="string">
            <text:p text:style-name="P167">Gebruiker</text:p>
          </table:table-cell>
        </table:table-row>
        <table:table-row>
          <table:table-cell table:style-name="Table5.A5" office:value-type="string">
            <text:p text:style-name="P160"><text:span text:style-name="T120">Preconditions</text:span> </text:p>
          </table:table-cell>
          <table:table-cell table:style-name="Table5.B5" office:value-type="string">
            <text:p text:style-name="P169">De gebruiker is <text:span text:style-name="T178">aangemeld</text:span>. <text:span text:style-name="T175">Bovendien is de gebruiker een travel aan het wijzigen <text:s/>of creëren.</text:span></text:p>
          </table:table-cell>
        </table:table-row>
        <table:table-row>
          <table:table-cell table:style-name="Table5.A6" table:number-columns-spanned="2" office:value-type="string">
            <text:p text:style-name="P152">Main Success Scenario</text:p>
          </table:table-cell>
          <table:covered-table-cell/>
        </table:table-row>
        <table:table-row>
          <table:table-cell table:style-name="Table5.A7" table:number-columns-spanned="2" office:value-type="string">
            <text:list xml:id="list39193936077191624" text:style-name="L23">
              <text:list-item>
                <text:p text:style-name="P541">De gebruiker selecteert "Abonnementen" <text:span text:style-name="T347">bij de route van de travel</text:span>.</text:p>
              </text:list-item>
              <text:list-item>
                <text:p text:style-name="P541">Het systeem geeft alle types van events weer waarop de gebruiker geabonneerd is <text:span text:style-name="T345">voor de gegeven route</text:span>.</text:p>
              </text:list-item>
              <text:list-item>
                <text:p text:style-name="P541">De gebruiker selecteert <text:span text:style-name="T212">de</text:span> gewilde type<text:span text:style-name="T213">s</text:span>.</text:p>
              </text:list-item>
              <text:list-item>
                <text:p text:style-name="P541">De gebruiker selecteert "Uitschrijven".</text:p>
              </text:list-item>
              <text:list-item>
                <text:p text:style-name="P541">Het systeem geeft een succesboodschap weer.</text:p>
              </text:list-item>
              <text:list-item>
                <text:p text:style-name="P541">Het systeem herlaad de pagina "<text:span text:style-name="T207">A</text:span>bonnementen".</text:p>
              </text:list-item>
            </text:list>
          </table:table-cell>
          <table:covered-table-cell/>
        </table:table-row>
        <table:table-row>
          <table:table-cell table:style-name="Table5.A6" table:number-columns-spanned="2" office:value-type="string">
            <text:p text:style-name="P152">Post Conditions</text:p>
          </table:table-cell>
          <table:covered-table-cell/>
        </table:table-row>
        <table:table-row>
          <table:table-cell table:style-name="Table5.A9" table:number-columns-spanned="2" office:value-type="string">
            <text:list xml:id="list124803560358091" text:continue-list="list8040874431335465475" text:style-name="L20">
              <text:list-item>
                <text:p text:style-name="P539">De gebruiker is uitgeschreven voor een type event <text:span text:style-name="T349">voor de gegeven route</text:span>.</text:p>
              </text:list-item>
            </text:list>
          </table:table-cell>
          <table:covered-table-cell/>
        </table:table-row>
        <table:table-row>
          <table:table-cell table:style-name="Table5.A6" table:number-columns-spanned="2" office:value-type="string">
            <text:p text:style-name="P162"><text:span text:style-name="T62">Exceptional</text:span> Flows</text:p>
          </table:table-cell>
          <table:covered-table-cell/>
        </table:table-row>
        <table:table-row>
          <table:table-cell table:style-name="Table5.A11" table:number-columns-spanned="2" office:value-type="string">
            <text:list xml:id="list124802774517681" text:continue-list="list5131833818163488246" text:style-name="L22">
              <text:list-header>
                <text:p text:style-name="P324"><text:span text:style-name="T213">4.</text:span> [&lt;<text:span text:style-name="T130">De gebruiker selecteert "Annuleren"</text:span>&gt;]</text:p>
                <text:p text:style-name="P324"><text:span text:style-name="T130"><text:s text:c="6"/>4</text:span>.1. <text:span text:style-name="T137">Het systeem geeft aan dat de keuzes niet worden toegepast.</text:span></text:p>
                <text:p text:style-name="P509"><text:s text:c="6"/><text:span text:style-name="T214">4.2 De gebruiker bevestigt dit.</text:span></text:p>
                <text:p text:style-name="P536"><text:span text:style-name="T21"><text:s text:c="6"/></text:span><text:span text:style-name="T26">4</text:span><text:span text:style-name="T24">.3 </text:span><text:span text:style-name="T3">De gebruiker krijgt </text:span><text:span text:style-name="T27">de </text:span><text:span text:style-name="T52">travel pagina</text:span><text:span text:style-name="T27"> te zien</text:span><text:span text:style-name="T3">.</text:span></text:p>
              </text:list-header>
            </text:list>
            <text:p text:style-name="P72"><text:span text:style-name="T21"><text:s text:c="18"/></text:span><text:span text:style-name="T3">4.4 </text:span><text:span text:style-name="T28">De gebruiker heeft zich voor geen events uitgeschreven</text:span><text:span text:style-name="T3">.</text:span></text:p>
          </table:table-cell>
          <table:covered-table-cell/>
        </table:table-row>
      </table:table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6"/>
      <text:p text:style-name="P247"/>
      <text:p text:style-name="P247"/>
      <text:p text:style-name="P247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columns-spanned="2" office:value-type="string">
            <text:p text:style-name="P53">Overview <text:span text:style-name="T169">Use Case #11 (Milestone 1)</text:span></text:p>
          </table:table-cell>
          <table:covered-table-cell/>
        </table:table-row>
        <table:table-row>
          <table:table-cell table:style-name="Table2.A2" office:value-type="string">
            <text:p text:style-name="P41">Title</text:p>
          </table:table-cell>
          <table:table-cell table:style-name="Table2.B2" office:value-type="string">
            <text:p text:style-name="P65">Nieuw event maken</text:p>
          </table:table-cell>
        </table:table-row>
        <table:table-row>
          <table:table-cell table:style-name="Table2.A5" office:value-type="string">
            <text:p text:style-name="P41">Description</text:p>
          </table:table-cell>
          <table:table-cell table:style-name="Table2.B5" office:value-type="string">
            <text:p text:style-name="P65">Een EventPublisher genereert een nieuw event. Deze wordt dan verwerkt en opgeslagen in de databank. <text:span text:style-name="T224">Bovendien wordt dit event naar subscribers verstuurd.</text:span></text:p>
          </table:table-cell>
        </table:table-row>
        <table:table-row>
          <table:table-cell table:style-name="Table2.A5" office:value-type="string">
            <text:p text:style-name="P41">Actors</text:p>
          </table:table-cell>
          <table:table-cell table:style-name="Table2.B5" office:value-type="string">
            <text:p text:style-name="P65">InternalEventPublisher <text:span text:style-name="T59">of</text:span> ExternalEventPublisher</text:p>
          </table:table-cell>
        </table:table-row>
        <table:table-row>
          <table:table-cell table:style-name="Table2.A5" office:value-type="string">
            <text:p text:style-name="P41">Preconditions</text:p>
          </table:table-cell>
          <table:table-cell table:style-name="Table2.B5" office:value-type="string">
            <text:p text:style-name="P77">geen</text:p>
          </table:table-cell>
        </table:table-row>
        <table:table-row>
          <table:table-cell table:style-name="Table2.A6" table:number-columns-spanned="2" office:value-type="string">
            <text:p text:style-name="P41">Main Success Scenario</text:p>
          </table:table-cell>
          <table:covered-table-cell/>
        </table:table-row>
        <table:table-row>
          <table:table-cell table:style-name="Table2.A7" table:number-columns-spanned="2" office:value-type="string">
            <text:list xml:id="list3306698606862693285" text:style-name="L24">
              <text:list-item>
                <text:p text:style-name="P510">De EventPublisher maakt een nieuw event aan op de event endpoint.</text:p>
              </text:list-item>
              <text:list-item>
                <text:p text:style-name="P510">Het systeem ontvangt de parameters en verwerkt deze in een nieuw event.</text:p>
              </text:list-item>
              <text:list-item>
                <text:p text:style-name="P510">Het systeem verwerkt dit event <text:span text:style-name="T264">(het event toevoegen in de database, gebruikers op de hoogte brengen...)</text:span>.</text:p>
              </text:list-item>
              <text:list-item>
                <text:p text:style-name="P510">Het systeem slaat het event op in de databank.</text:p>
              </text:list-item>
              <text:list-item>
                <text:p text:style-name="P531">Het event wordt naar de subscribers gestuurd en aan client-zijde weergegeven.</text:p>
              </text:list-item>
            </text:list>
          </table:table-cell>
          <table:covered-table-cell/>
        </table:table-row>
        <table:table-row>
          <table:table-cell table:style-name="Table2.A6" table:number-columns-spanned="2" office:value-type="string">
            <text:p text:style-name="P41">Post Conditions</text:p>
          </table:table-cell>
          <table:covered-table-cell/>
        </table:table-row>
        <table:table-row>
          <table:table-cell table:style-name="Table2.A9" table:number-columns-spanned="2" office:value-type="string">
            <text:list xml:id="list3923755839455367238" text:style-name="L25">
              <text:list-item>
                <text:p text:style-name="P511"><text:span text:style-name="T225">Het</text:span> event is gecreëerd, opgeslagen in de databank <text:span text:style-name="T223">en verstuurd</text:span>.</text:p>
              </text:list-item>
            </text:list>
          </table:table-cell>
          <table:covered-table-cell/>
        </table:table-row>
        <table:table-row>
          <table:table-cell table:style-name="Table2.A6" table:number-columns-spanned="2" office:value-type="string">
            <text:p text:style-name="P41">Alternative Flows</text:p>
          </table:table-cell>
          <table:covered-table-cell/>
        </table:table-row>
        <table:table-row>
          <table:table-cell table:style-name="Table2.A11" table:number-columns-spanned="2" office:value-type="string">
            <text:p text:style-name="P92"><text:tab/>1. [&lt;<text:span text:style-name="T217">D</text:span>e ExternalEventPublisher <text:span text:style-name="T217">dient zich aan te melden</text:span> door zijn API token mee te geven<text:span text:style-name="T217">&gt;]</text:span></text:p>
            <text:p text:style-name="P93"><text:tab/> <text:s text:c="4"/><text:span text:style-name="T218">1.1 Ga naar punt 1 van Main Success Scenario.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41">Exceptional Flows</text:p>
          </table:table-cell>
          <table:covered-table-cell/>
        </table:table-row>
        <table:table-row>
          <table:table-cell table:style-name="Table2.A11" table:number-columns-spanned="2" office:value-type="string">
            <text:p text:style-name="P79"><text:tab/>1. [&lt;De API token is niet geldig&gt;]</text:p>
            <text:p text:style-name="P79"><text:tab/> <text:s text:c="5"/>1.1. Het systeem geeft "<text:span text:style-name="T193">Ongeldig</text:span> API token" terug.</text:p>
            <text:p text:style-name="P80"><text:tab/><text:tab/>3. [&lt;De ontvangen parameters zijn niet geldig&gt;]</text:p>
            <text:p text:style-name="P80"><text:tab/><text:tab/> <text:s text:c="5"/>3.1. Het systeem geeft "<text:span text:style-name="T194">Ongeldige</text:span> parameter: &lt;parameter&gt;" terug.</text:p>
          </table:table-cell>
          <table:covered-table-cell/>
        </table:table-row>
      </table:table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table:number-columns-spanned="2" office:value-type="string">
            <text:p text:style-name="P21">Overview <text:span text:style-name="T169">Use Case #12 (Milestone 1)</text:span></text:p>
          </table:table-cell>
          <table:covered-table-cell/>
        </table:table-row>
        <table:table-row>
          <table:table-cell table:style-name="Table19.A2" office:value-type="string">
            <text:p text:style-name="P37">Title</text:p>
          </table:table-cell>
          <table:table-cell table:style-name="Table19.B2" office:value-type="string">
            <text:p text:style-name="P179"><text:span text:style-name="T254">L</text:span>ijst van alle events weergeven</text:p>
          </table:table-cell>
        </table:table-row>
        <table:table-row>
          <table:table-cell table:style-name="Table19.A3" office:value-type="string">
            <text:p text:style-name="P20">Descriptio<text:span text:style-name="T136">n</text:span></text:p>
          </table:table-cell>
          <table:table-cell table:style-name="Table19.B3" office:value-type="string">
            <text:p text:style-name="P170"><text:span text:style-name="T129">Ee</text:span>n gebruiker <text:span text:style-name="T265">of operator</text:span> wil een lijst van events te zien krijgen.</text:p>
          </table:table-cell>
        </table:table-row>
        <table:table-row>
          <table:table-cell table:style-name="Table19.A5" office:value-type="string">
            <text:p text:style-name="P20">Actors</text:p>
          </table:table-cell>
          <table:table-cell table:style-name="Table19.B5" office:value-type="string">
            <text:p text:style-name="P210">Gebruiker, <text:span text:style-name="T265">Operator</text:span></text:p>
          </table:table-cell>
        </table:table-row>
        <table:table-row>
          <table:table-cell table:style-name="Table19.A5" office:value-type="string">
            <text:p text:style-name="P20">Preconditions</text:p>
          </table:table-cell>
          <table:table-cell table:style-name="Table19.B5" office:value-type="string">
            <text:p text:style-name="P173">De gebruiker <text:span text:style-name="T265">of operator </text:span>heeft reeds een account en is <text:span text:style-name="T180">aangemeld</text:span>.</text:p>
          </table:table-cell>
        </table:table-row>
        <table:table-row>
          <table:table-cell table:style-name="Table19.A6" table:number-columns-spanned="2" office:value-type="string">
            <text:p text:style-name="P20">Main Success Scenario</text:p>
          </table:table-cell>
          <table:covered-table-cell/>
        </table:table-row>
        <table:table-row>
          <table:table-cell table:style-name="Table19.A7" table:number-columns-spanned="2" office:value-type="string">
            <text:list xml:id="list5478246742215520566" text:style-name="L26">
              <text:list-item>
                <text:p text:style-name="P485">De gebruiker <text:span text:style-name="T299">of operator </text:span>die de events wil zien selecteert "<text:span text:style-name="T379">Gebeurtenissen</text:span>".</text:p>
              </text:list-item>
              <text:list-item>
                <text:p text:style-name="P485">Het systeem geeft alle events weer die relevant zijn voor de gebruiker (op basis van zijn/<text:span text:style-name="T181">haar</text:span> gegevens) <text:span text:style-name="T299">of operator</text:span>.</text:p>
              </text:list-item>
            </text:list>
          </table:table-cell>
          <table:covered-table-cell/>
        </table:table-row>
        <table:table-row>
          <table:table-cell table:style-name="Table19.A6" table:number-columns-spanned="2" office:value-type="string">
            <text:p text:style-name="P20">Post Conditions</text:p>
          </table:table-cell>
          <table:covered-table-cell/>
        </table:table-row>
        <table:table-row>
          <table:table-cell table:style-name="Table19.A9" table:number-columns-spanned="2" office:value-type="string">
            <text:list xml:id="list839797013199463746" text:style-name="L27">
              <text:list-item>
                <text:p text:style-name="P367">De gebruiker <text:span text:style-name="T300">of operator</text:span> ziet de lijst van alle events die hij/<text:span text:style-name="T182">zij</text:span> wou zien <text:span text:style-name="T243">en kan ze aanklikken</text:span>.</text:p>
              </text:list-item>
            </text:list>
          </table:table-cell>
          <table:covered-table-cell/>
        </table:table-row>
        <table:table-row>
          <table:table-cell table:style-name="Table19.A6" table:number-columns-spanned="2" office:value-type="string">
            <text:p text:style-name="P23"><text:span text:style-name="T60">Exceptional</text:span> Flows</text:p>
          </table:table-cell>
          <table:covered-table-cell/>
        </table:table-row>
        <table:table-row>
          <table:table-cell table:style-name="Table19.A11" table:number-columns-spanned="2" office:value-type="string">
            <text:list xml:id="list7772306809588696208" text:style-name="L28">
              <text:list-header>
                <text:p text:style-name="P374"><text:span text:style-name="T128">2. </text:span>[<text:span text:style-name="T206">&lt;</text:span>Er zijn geen events&gt;]</text:p>
                <text:list>
                  <text:list-header>
                    <text:p text:style-name="P381">2.1 Het systeem geeft aan dat er geen events zijn.</text:p>
                    <text:p text:style-name="P381">2.2 Het systeem geeft een lege lijst weer.</text:p>
                  </text:list-header>
                </text:list>
              </text:list-header>
            </text:list>
          </table:table-cell>
          <table:covered-table-cell/>
        </table:table-row>
      </table:table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table:number-columns-spanned="2" office:value-type="string">
            <text:p text:style-name="P49">Overview <text:span text:style-name="T169">Use Case #13</text:span></text:p>
          </table:table-cell>
          <table:covered-table-cell/>
        </table:table-row>
        <table:table-row>
          <table:table-cell table:style-name="Table3.A2" office:value-type="string">
            <text:p text:style-name="P41">Title</text:p>
          </table:table-cell>
          <table:table-cell table:style-name="Table3.B2" office:value-type="string">
            <text:p text:style-name="P76">Event aanpassen</text:p>
          </table:table-cell>
        </table:table-row>
        <table:table-row>
          <table:table-cell table:style-name="Table3.A5" office:value-type="string">
            <text:p text:style-name="P41">Description</text:p>
          </table:table-cell>
          <table:table-cell table:style-name="Table3.B5" office:value-type="string">
            <text:p text:style-name="P76">EventPublishers kunnen hun events aanpassen; zoals status updates, op inactief zetten, etc.</text:p>
          </table:table-cell>
        </table:table-row>
        <table:table-row>
          <table:table-cell table:style-name="Table3.A5" office:value-type="string">
            <text:p text:style-name="P41">Actors</text:p>
          </table:table-cell>
          <table:table-cell table:style-name="Table3.B5" office:value-type="string">
            <text:p text:style-name="P65">InternalEventPublisher <text:span text:style-name="T59">of</text:span> ExternalEventPublisher,<text:span text:style-name="T266"> Operator</text:span></text:p>
          </table:table-cell>
        </table:table-row>
        <table:table-row>
          <table:table-cell table:style-name="Table3.A5" office:value-type="string">
            <text:p text:style-name="P41">Preconditions</text:p>
          </table:table-cell>
          <table:table-cell table:style-name="Table3.B5" office:value-type="string">
            <text:p text:style-name="P78">Het event dat de EventPublisher wilt aanpassen moet door deze EventPublisher aangemaakt zijn. <text:span text:style-name="T302">Voor de operator geldt dit niet.</text:span></text:p>
          </table:table-cell>
        </table:table-row>
        <table:table-row>
          <table:table-cell table:style-name="Table3.A6" table:number-columns-spanned="2" office:value-type="string">
            <text:p text:style-name="P41">Main Success Scenario</text:p>
          </table:table-cell>
          <table:covered-table-cell/>
        </table:table-row>
        <table:table-row>
          <table:table-cell table:style-name="Table3.A7" table:number-columns-spanned="2" office:value-type="string">
            <text:list xml:id="list124804581780591" text:continue-list="list3306698606862693285" text:style-name="L24">
              <text:list-item text:start-value="1">
                <text:p text:style-name="P532">De EventPublisher <text:span text:style-name="T301">of operator </text:span>stuurt een request naar de endpoint van het event dat hij/<text:span text:style-name="T179">zij</text:span> wilt aanpassen, met de nieuwe parameters voor dat event.</text:p>
              </text:list-item>
              <text:list-item>
                <text:p text:style-name="P510">Het systeem ontvangt de parameters en <text:span text:style-name="T59">past het bestaande event aan</text:span>.</text:p>
              </text:list-item>
              <text:list-item>
                <text:p text:style-name="P510">Het systeem verwerkt dit event <text:span text:style-name="T59">opnieuw</text:span>.</text:p>
              </text:list-item>
              <text:list-item>
                <text:p text:style-name="P510">Het systeem slaat het <text:span text:style-name="T59">aangepaste </text:span>event op in de databank.</text:p>
              </text:list-item>
            </text:list>
          </table:table-cell>
          <table:covered-table-cell/>
        </table:table-row>
        <table:table-row>
          <table:table-cell table:style-name="Table3.A6" table:number-columns-spanned="2" office:value-type="string">
            <text:p text:style-name="P41">Post Conditions</text:p>
          </table:table-cell>
          <table:covered-table-cell/>
        </table:table-row>
        <table:table-row>
          <table:table-cell table:style-name="Table3.A9" table:number-columns-spanned="2" office:value-type="string">
            <text:list xml:id="list933257687326899810" text:style-name="L29">
              <text:list-item>
                <text:p text:style-name="P533"><text:span text:style-name="T260">Het</text:span> event is aangepast in de databank en de aanpassingen zijn verwerkt door het systeem.</text:p>
              </text:list-item>
            </text:list>
          </table:table-cell>
          <table:covered-table-cell/>
        </table:table-row>
        <table:table-row>
          <table:table-cell table:style-name="Table3.A6" table:number-columns-spanned="2" office:value-type="string">
            <text:p text:style-name="P41">Alternative Flows</text:p>
          </table:table-cell>
          <table:covered-table-cell/>
        </table:table-row>
        <table:table-row>
          <table:table-cell table:style-name="Table3.A11" table:number-columns-spanned="2" office:value-type="string">
            <text:p text:style-name="P94"><text:tab/>1. <text:s/><text:span text:style-name="T219">[&lt;D</text:span>e ExternalEventPublisher <text:span text:style-name="T217">dient zich aan te melden</text:span> door zijn API token mee te geven<text:span text:style-name="T219">&gt;]</text:span></text:p>
            <text:p text:style-name="P95"><text:tab/> <text:s text:c="5"/><text:span text:style-name="T220">1.1 Ga naar punt 1 van Main Success Scenario.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41">Exceptional Flows</text:p>
          </table:table-cell>
          <table:covered-table-cell/>
        </table:table-row>
        <table:table-row>
          <table:table-cell table:style-name="Table3.A11" table:number-columns-spanned="2" office:value-type="string">
            <text:p text:style-name="P79"><text:tab/>1. [&lt;De API token is niet geldig&gt;]</text:p>
            <text:p text:style-name="P79"><text:tab/> <text:s text:c="5"/>1.1. Het systeem geeft "<text:span text:style-name="T195">Ongeldig</text:span> API token" terug.</text:p>
            <text:p text:style-name="P64"><text:span text:style-name="T1"><text:tab/><text:tab/></text:span><text:span text:style-name="T2">2</text:span><text:span text:style-name="T1">. [&lt;De ontvangen parameters zijn niet geldig&gt;]</text:span></text:p>
            <text:p text:style-name="P80"><text:tab/> <text:s text:c="14"/><text:span text:style-name="T59">2</text:span>.1. Het systeem geeft "<text:span text:style-name="T196">Ongeldige</text:span> parameter: &lt;parameter&gt;" terug.</text:p>
          </table:table-cell>
          <table:covered-table-cell/>
        </table:table-row>
      </table:table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60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table:number-columns-spanned="2" office:value-type="string">
            <text:p text:style-name="P11">Overview <text:span text:style-name="T169">Use Case #14</text:span></text:p>
          </table:table-cell>
          <table:covered-table-cell/>
        </table:table-row>
        <table:table-row>
          <table:table-cell table:style-name="Table10.A2" office:value-type="string">
            <text:p text:style-name="P3">Title</text:p>
          </table:table-cell>
          <table:table-cell table:style-name="Table10.B2" office:value-type="string">
            <text:p text:style-name="P176"><text:span text:style-name="T255">E</text:span>vents <text:span text:style-name="T255">filteren</text:span></text:p>
          </table:table-cell>
        </table:table-row>
        <table:table-row>
          <table:table-cell table:style-name="Table10.A5" office:value-type="string">
            <text:p text:style-name="P3">Description</text:p>
          </table:table-cell>
          <table:table-cell table:style-name="Table10.B5" office:value-type="string">
            <text:p text:style-name="P177">Een gebruiker kiest verschillende verschillende filters die de bestaande lijst van relevante events uitdunt. Op die manier kan hij/zij gemakkelijk meer specifieke events in zijn/haar geschiedenis te zien krijgen.</text:p>
          </table:table-cell>
        </table:table-row>
        <table:table-row>
          <table:table-cell table:style-name="Table10.A5" office:value-type="string">
            <text:p text:style-name="P3">Actors</text:p>
          </table:table-cell>
          <table:table-cell table:style-name="Table10.B5" office:value-type="string">
            <text:p text:style-name="P209">Gebruiker</text:p>
          </table:table-cell>
        </table:table-row>
        <table:table-row>
          <table:table-cell table:style-name="Table10.A5" office:value-type="string">
            <text:p text:style-name="P3">Preconditions</text:p>
          </table:table-cell>
          <table:table-cell table:style-name="Table10.B5" office:value-type="string">
            <text:p text:style-name="P178">De gebruiker heeft de lijst van alle relevante events (actieve events en geschiedenis) weergegeven.</text:p>
          </table:table-cell>
        </table:table-row>
        <table:table-row>
          <table:table-cell table:style-name="Table10.A6" table:number-columns-spanned="2" office:value-type="string">
            <text:p text:style-name="P3">Main Success Scenario</text:p>
          </table:table-cell>
          <table:covered-table-cell/>
        </table:table-row>
        <table:table-row>
          <table:table-cell table:style-name="Table10.A7" table:number-columns-spanned="2" office:value-type="string">
            <text:list xml:id="list124804560570481" text:continue-list="list124804027766591" text:style-name="L1">
              <text:list-item text:start-value="1">
                <text:p text:style-name="P486">De gebruiker drukt op een knop die een menu tevoorschijn brengt waar hij/zij filters kan aanpassen.</text:p>
              </text:list-item>
              <text:list-item>
                <text:p text:style-name="P487">De gebruiker krijgt het menu met mogelijke filters te zien. </text:p>
              </text:list-item>
              <text:list-item>
                <text:p text:style-name="P487">De gebruiker past de filters aan volgens de opties die hij/zij te zien krijgt.</text:p>
              </text:list-item>
              <text:list-item>
                <text:p text:style-name="P395">De <text:span text:style-name="T135">gebruiker</text:span> selecteert "Bevestigen".</text:p>
              </text:list-item>
              <text:list-item>
                <text:p text:style-name="P404">Het systeem geeft een succesboodschap weer.</text:p>
              </text:list-item>
              <text:list-item>
                <text:p text:style-name="P488">De gebruiker keert terug naar de lijst.</text:p>
              </text:list-item>
            </text:list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3">Post Conditions</text:p>
          </table:table-cell>
          <table:covered-table-cell/>
        </table:table-row>
        <table:table-row>
          <table:table-cell table:style-name="Table10.A9" table:number-columns-spanned="2" office:value-type="string">
            <text:list xml:id="list4507050598767745390" text:style-name="L30">
              <text:list-item>
                <text:p text:style-name="P489">De gefilterde lijst van events wordt weergegeven.</text:p>
              </text:list-item>
            </text:list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3">Alternative Flows</text:p>
          </table:table-cell>
          <table:covered-table-cell/>
        </table:table-row>
        <table:table-row>
          <table:table-cell table:style-name="Table10.A11" table:number-columns-spanned="2" office:value-type="string">
            <text:list xml:id="list4812348579808647044" text:style-name="L31">
              <text:list-header>
                <text:p text:style-name="P344"><text:span text:style-name="T73">4</text:span><text:span text:style-name="T70">. </text:span><text:span text:style-name="T71">[</text:span><text:span text:style-name="T70">&lt;</text:span><text:span text:style-name="T80">Een ongeldige waarde werd ingevuld bij één van de opties</text:span><text:span text:style-name="T70">&gt;]<text:line-break/> <text:s text:c="3"/></text:span><text:span text:style-name="T73">4</text:span><text:span text:style-name="T70">.1. </text:span><text:span text:style-name="T81">De gebruiker krijgt een passende foutmelding te zien.</text:span></text:p>
                <text:p text:style-name="P345"><text:span text:style-name="T74"><text:s text:c="4"/></text:span><text:span text:style-name="T73">4</text:span><text:span text:style-name="T70">.</text:span><text:span text:style-name="T75">2</text:span><text:span text:style-name="T70">. </text:span><text:span text:style-name="T75">De gebruiker selecteert "Opnieuw </text:span><text:span text:style-name="T115">P</text:span><text:span text:style-name="T75">roberen"</text:span><text:span text:style-name="T74">.</text:span></text:p>
                <text:p text:style-name="P345"><text:span text:style-name="T74"><text:s text:c="4"/></text:span><text:span text:style-name="T73">4</text:span><text:span text:style-name="T70">.</text:span><text:span text:style-name="T76">3</text:span><text:span text:style-name="T70">. </text:span><text:span text:style-name="T76">De gebruiker kan zijn/</text:span><text:span text:style-name="T94">haar</text:span><text:span text:style-name="T76"> aanpassingen corrigeren.</text:span><text:span text:style-name="T74">.</text:span></text:p>
                <text:p text:style-name="P345"><text:span text:style-name="T74"><text:s text:c="4"/></text:span><text:span text:style-name="T73">4</text:span><text:span text:style-name="T70">.</text:span><text:span text:style-name="T78">4</text:span><text:span text:style-name="T70">. </text:span><text:span text:style-name="T72">Ga naar punt </text:span><text:span text:style-name="T77">4</text:span><text:span text:style-name="T72"> van Main Success Scenario.</text:span></text:p>
              </text:list-header>
            </text:list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43">Exceptional Flows</text:p>
          </table:table-cell>
          <table:covered-table-cell/>
        </table:table-row>
        <table:table-row>
          <table:table-cell table:style-name="Table10.A11" table:number-columns-spanned="2" office:value-type="string">
            <text:p text:style-name="P82"><text:tab/><text:span text:style-name="T130">4</text:span>. [&lt;<text:span text:style-name="T130">De gebruiker selecteert "Annuleren"</text:span>&gt;]</text:p>
            <text:p text:style-name="P83"><text:tab/> <text:s text:c="3"/><text:span text:style-name="T130">4</text:span>.1. <text:span text:style-name="T137">Het systeem geeft aan dat de keuzes niet worden toegepast.</text:span></text:p>
            <text:p text:style-name="P82"><text:s text:c="16"/><text:span text:style-name="T130">4.2 De gebruiker bevestigt dit.</text:span></text:p>
            <text:p text:style-name="P83"><text:s text:c="16"/><text:span text:style-name="T131">4.3 De gebruiker krijgt de lijst te zien.</text:span></text:p>
            <text:p text:style-name="P66"><text:span text:style-name="T1"><text:s text:c="16"/></text:span><text:span text:style-name="T3">4.4 </text:span><text:span text:style-name="T4">Er </text:span><text:span text:style-name="T6">zijn</text:span><text:span text:style-name="T4"> geen filters toegepast</text:span><text:span text:style-name="T3">.</text:span></text:p>
          </table:table-cell>
          <table:covered-table-cell/>
        </table:table-row>
      </table:table>
      <text:p text:style-name="P263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22">Overview <text:span text:style-name="T169">Use Case #15</text:span></text:p>
          </table:table-cell>
          <table:covered-table-cell/>
        </table:table-row>
        <table:table-row>
          <table:table-cell table:style-name="Table6.A2" office:value-type="string">
            <text:p text:style-name="P38">Title</text:p>
          </table:table-cell>
          <table:table-cell table:style-name="Table6.B2" office:value-type="string">
            <text:p text:style-name="P180"><text:span text:style-name="T256">L</text:span>ijst van alle <text:span text:style-name="T245">ExternalEventPublishers</text:span> <text:span text:style-name="T242">opvragen</text:span></text:p>
          </table:table-cell>
        </table:table-row>
        <table:table-row>
          <table:table-cell table:style-name="Table6.A3" office:value-type="string">
            <text:p text:style-name="P22">Descriptio<text:span text:style-name="T136">n</text:span></text:p>
          </table:table-cell>
          <table:table-cell table:style-name="Table6.B3" office:value-type="string">
            <text:p text:style-name="P171"><text:span text:style-name="T129">Ee</text:span>n <text:span text:style-name="T267">operator</text:span> wil een lijst van <text:span text:style-name="T244">alle ExternalEventPublishers</text:span> te zien krijgen.</text:p>
          </table:table-cell>
        </table:table-row>
        <table:table-row>
          <table:table-cell table:style-name="Table6.A5" office:value-type="string">
            <text:p text:style-name="P22">Actors</text:p>
          </table:table-cell>
          <table:table-cell table:style-name="Table6.B5" office:value-type="string">
            <text:p text:style-name="P213">Operator</text:p>
          </table:table-cell>
        </table:table-row>
        <table:table-row>
          <table:table-cell table:style-name="Table6.A5" office:value-type="string">
            <text:p text:style-name="P22">Preconditions</text:p>
          </table:table-cell>
          <table:table-cell table:style-name="Table6.B5" office:value-type="string">
            <text:p text:style-name="P127">De <text:span text:style-name="T267">operator</text:span> <text:span text:style-name="T183">is aangemeld.</text:span></text:p>
          </table:table-cell>
        </table:table-row>
        <table:table-row>
          <table:table-cell table:style-name="Table6.A6" table:number-columns-spanned="2" office:value-type="string">
            <text:p text:style-name="P22">Main Success Scenario</text:p>
          </table:table-cell>
          <table:covered-table-cell/>
        </table:table-row>
        <table:table-row>
          <table:table-cell table:style-name="Table6.A7" table:number-columns-spanned="2" office:value-type="string">
            <text:list xml:id="list124803430613587" text:continue-list="list8543070512088425874" text:style-name="L10">
              <text:list-item>
                <text:p text:style-name="P428">De <text:span text:style-name="T268">operator</text:span> selecteert "External Event Publishers".</text:p>
              </text:list-item>
              <text:list-item>
                <text:p text:style-name="P428">Het systeem toont een lijst van alle ExternalEventPublishers.</text:p>
              </text:list-item>
            </text:list>
          </table:table-cell>
          <table:covered-table-cell/>
        </table:table-row>
        <table:table-row>
          <table:table-cell table:style-name="Table6.A6" table:number-columns-spanned="2" office:value-type="string">
            <text:p text:style-name="P22">Post Conditions</text:p>
          </table:table-cell>
          <table:covered-table-cell/>
        </table:table-row>
        <table:table-row>
          <table:table-cell table:style-name="Table6.A9" table:number-columns-spanned="2" office:value-type="string">
            <text:list xml:id="list7175079056039727495" text:style-name="L32">
              <text:list-item>
                <text:p text:style-name="P368">De <text:span text:style-name="T269">operator</text:span> ziet de lijst van alle <text:span text:style-name="T269">ExternalEventPublishers</text:span> die hij/<text:span text:style-name="T182">zij</text:span> wou zien.</text:p>
              </text:list-item>
            </text:list>
          </table:table-cell>
          <table:covered-table-cell/>
        </table:table-row>
        <table:table-row>
          <table:table-cell table:style-name="Table6.A6" table:number-columns-spanned="2" office:value-type="string">
            <text:p text:style-name="P24"><text:span text:style-name="T60">Exceptional</text:span> Flows</text:p>
          </table:table-cell>
          <table:covered-table-cell/>
        </table:table-row>
        <table:table-row>
          <table:table-cell table:style-name="Table6.A11" table:number-columns-spanned="2" office:value-type="string">
            <text:list xml:id="list6943406880883111674" text:style-name="L33">
              <text:list-header>
                <text:p text:style-name="P375"><text:span text:style-name="T128">2. </text:span>[<text:span text:style-name="T206">&lt;</text:span>Er zijn geen <text:span text:style-name="T247">ExternalEventPublishers</text:span>&gt;]</text:p>
                <text:list>
                  <text:list-header>
                    <text:p text:style-name="P382">2.1 Het systeem geeft aan dat er geen <text:span text:style-name="T246">ExternalEventPublishers</text:span> zijn.</text:p>
                    <text:p text:style-name="P382">2.2 Het systeem geeft een lege lijst weer.</text:p>
                  </text:list-header>
                </text:list>
              </text:list-header>
            </text:list>
          </table:table-cell>
          <table:covered-table-cell/>
        </table:table-row>
      </table:table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able:table table:name="Tabel1" table:style-name="Tabel1">
        <table:table-column table:style-name="Tabel1.A"/>
        <table:table-column table:style-name="Tabel1.B"/>
        <text:soft-page-break/>
        <table:table-row>
          <table:table-cell table:style-name="Tabel1.A1" table:number-columns-spanned="2" office:value-type="string">
            <text:p text:style-name="P12">Overview <text:span text:style-name="T169">Use Case #16</text:span></text:p>
          </table:table-cell>
          <table:covered-table-cell/>
        </table:table-row>
        <table:table-row>
          <table:table-cell table:style-name="Tabel1.A2" office:value-type="string">
            <text:p text:style-name="P1">Title</text:p>
          </table:table-cell>
          <table:table-cell table:style-name="Tabel1.B2" office:value-type="string">
            <text:p text:style-name="P126">Nieuwe ExternalEventPublisher maken</text:p>
          </table:table-cell>
        </table:table-row>
        <table:table-row>
          <table:table-cell table:style-name="Tabel1.A5" office:value-type="string">
            <text:p text:style-name="P1">Description</text:p>
          </table:table-cell>
          <table:table-cell table:style-name="Tabel1.B5" office:value-type="string">
            <text:p text:style-name="P126">Maakt een nieuwe ExternalEventPublisher. ExternalEventPublishers kunnen nieuwe events pushen naar de applicatie.</text:p>
          </table:table-cell>
        </table:table-row>
        <table:table-row>
          <table:table-cell table:style-name="Tabel1.A5" office:value-type="string">
            <text:p text:style-name="P1">Actors</text:p>
          </table:table-cell>
          <table:table-cell table:style-name="Tabel1.B5" office:value-type="string">
            <text:p text:style-name="P214">Operator</text:p>
          </table:table-cell>
        </table:table-row>
        <table:table-row>
          <table:table-cell table:style-name="Tabel1.A5" office:value-type="string">
            <text:p text:style-name="P1">Preconditions</text:p>
          </table:table-cell>
          <table:table-cell table:style-name="Tabel1.B5" office:value-type="string">
            <text:p text:style-name="P128">De <text:span text:style-name="T270">operator</text:span> <text:span text:style-name="T183">is aangemeld. Bovendien wordt reeds een lijst van alle ExternalEventPublishers weergegeven.</text:span></text:p>
          </table:table-cell>
        </table:table-row>
        <table:table-row>
          <table:table-cell table:style-name="Tabel1.A6" table:number-columns-spanned="2" office:value-type="string">
            <text:p text:style-name="P1">Main Success Scenario</text:p>
          </table:table-cell>
          <table:covered-table-cell/>
        </table:table-row>
        <table:table-row>
          <table:table-cell table:style-name="Tabel1.A7" table:number-columns-spanned="2" office:value-type="string">
            <text:list xml:id="list1543530580439143999" text:style-name="L34">
              <text:list-item>
                <text:p text:style-name="P545"><text:span text:style-name="T31">De </text:span><text:span text:style-name="T40">operator</text:span><text:span text:style-name="T31"> selecteert "</text:span><text:span text:style-name="T55">Toevoegen</text:span><text:span text:style-name="T31">".</text:span></text:p>
              </text:list-item>
              <text:list-item>
                <text:p text:style-name="P429">Het systeem toont een creatie scherm.</text:p>
              </text:list-item>
              <text:list-item>
                <text:p text:style-name="P430">De <text:span text:style-name="T270">operator</text:span> vult alle velden in.</text:p>
              </text:list-item>
              <text:list-item>
                <text:p text:style-name="P545"><text:span text:style-name="T31">De </text:span><text:span text:style-name="T40">operator</text:span><text:span text:style-name="T31"> selecteert "</text:span><text:span text:style-name="T32">Bevestigen</text:span><text:span text:style-name="T31">".</text:span></text:p>
              </text:list-item>
              <text:list-item>
                <text:p text:style-name="P431">Het systeem maakt de ExternalEventPublisher aan en toont de lijst van alle ExternalEventPublishers.</text:p>
              </text:list-item>
            </text:list>
          </table:table-cell>
          <table:covered-table-cell/>
        </table:table-row>
        <table:table-row>
          <table:table-cell table:style-name="Tabel1.A6" table:number-columns-spanned="2" office:value-type="string">
            <text:p text:style-name="P1">Post Conditions</text:p>
          </table:table-cell>
          <table:covered-table-cell/>
        </table:table-row>
        <table:table-row>
          <table:table-cell table:style-name="Tabel1.A9" table:number-columns-spanned="2" office:value-type="string">
            <text:list xml:id="list1302863639115991127" text:style-name="L35">
              <text:list-item>
                <text:p text:style-name="P438">De ExternalEventPublisher is aangemaakt.</text:p>
              </text:list-item>
            </text:list>
          </table:table-cell>
          <table:covered-table-cell/>
        </table:table-row>
        <table:table-row>
          <table:table-cell table:style-name="Tabel1.A6" table:number-columns-spanned="2" office:value-type="string">
            <text:p text:style-name="P19">Alternative Flows</text:p>
          </table:table-cell>
          <table:covered-table-cell/>
        </table:table-row>
        <table:table-row>
          <table:table-cell table:style-name="Tabel1.A9" table:number-columns-spanned="2" office:value-type="string">
            <text:list xml:id="list124803747859249" text:continue-list="list4812348579808647044" text:style-name="L31">
              <text:list-header>
                <text:p text:style-name="P346"><text:span text:style-name="T102">4</text:span><text:span text:style-name="T70">. </text:span><text:span text:style-name="T71">[</text:span><text:span text:style-name="T70">&lt;</text:span><text:span text:style-name="T80">Een ongeldige waarde werd ingevuld bij één van de opties</text:span><text:span text:style-name="T70">&gt;]<text:line-break/> <text:s text:c="3"/></text:span><text:span text:style-name="T102">4</text:span><text:span text:style-name="T70">.1. </text:span><text:span text:style-name="T81">De </text:span><text:span text:style-name="T104">operator</text:span><text:span text:style-name="T81"> krijgt een passende foutmelding te zien.</text:span></text:p>
                <text:p text:style-name="P346"><text:span text:style-name="T74"><text:s text:c="4"/></text:span><text:span text:style-name="T102">4</text:span><text:span text:style-name="T70">.</text:span><text:span text:style-name="T75">2</text:span><text:span text:style-name="T70">. </text:span><text:span text:style-name="T75">De </text:span><text:span text:style-name="T104">operator</text:span><text:span text:style-name="T75"> selecteert "Opnieuw </text:span><text:span text:style-name="T114">P</text:span><text:span text:style-name="T75">roberen"</text:span><text:span text:style-name="T74">.</text:span></text:p>
                <text:p text:style-name="P346"><text:span text:style-name="T74"><text:s text:c="4"/></text:span><text:span text:style-name="T102">4</text:span><text:span text:style-name="T70">.</text:span><text:span text:style-name="T76">3</text:span><text:span text:style-name="T70">. </text:span><text:span text:style-name="T76">De </text:span><text:span text:style-name="T104">operator</text:span><text:span text:style-name="T76"> kan zijn/</text:span><text:span text:style-name="T94">haar</text:span><text:span text:style-name="T76"> aanpassingen corrigeren.</text:span><text:span text:style-name="T74">.</text:span></text:p>
                <text:p text:style-name="P348"><text:span text:style-name="T63"><text:s text:c="4"/></text:span><text:span text:style-name="T67">4</text:span><text:span text:style-name="T64">.</text:span><text:span text:style-name="T65">4</text:span><text:span text:style-name="T64">. </text:span><text:span text:style-name="T61">Ga naar punt </text:span><text:span text:style-name="T66">6</text:span><text:span text:style-name="T61"> van Main Success Scenario.</text:span></text:p>
                <text:p text:style-name="P325"><text:span text:style-name="T248">4.</text:span> [&lt;<text:span text:style-name="T130">De operator selecteert "Nee"</text:span>&gt;]</text:p>
                <text:p text:style-name="P326"><text:span text:style-name="T130"><text:s text:c="6"/>4</text:span>.1. <text:span text:style-name="T137">Het systeem geeft aan dat de keuzes niet worden toegepast.</text:span></text:p>
                <text:p text:style-name="P512"><text:s text:c="6"/><text:span text:style-name="T248">4.2 De operator bevestigt dit.</text:span></text:p>
                <text:p text:style-name="P522"><text:s text:c="6"/><text:span text:style-name="T248">4</text:span>.3 Ga naar punt 2 van Main Success Scenario.</text:p>
              </text:list-header>
            </text:list>
          </table:table-cell>
          <table:covered-table-cell/>
        </table:table-row>
        <table:table-row>
          <table:table-cell table:style-name="Tabel1.A6" table:number-columns-spanned="2" office:value-type="string">
            <text:p text:style-name="P50">Exceptional Flows</text:p>
          </table:table-cell>
          <table:covered-table-cell/>
        </table:table-row>
        <table:table-row>
          <table:table-cell table:style-name="Tabel1.A9" table:number-columns-spanned="2" office:value-type="string">
            <text:p text:style-name="P249"><text:span text:style-name="T130"><text:s text:c="11"/>1</text:span>. [&lt;<text:span text:style-name="T130">De operator selecteert "Annuleren"</text:span>&gt;]</text:p>
            <text:p text:style-name="P96"><text:tab/> <text:s text:c="3"/><text:span text:style-name="T249">1</text:span>.1. <text:span text:style-name="T137">Het systeem geeft aan dat de keuzes niet worden toegepast.</text:span></text:p>
            <text:p text:style-name="P100"><text:s text:c="16"/><text:span text:style-name="T249">1.2 De operator bevestigt dit.</text:span></text:p>
            <text:p text:style-name="P100"><text:s text:c="16"/><text:span text:style-name="T249">1.3 De operator keert terug naar de startpagina.</text:span></text:p>
            <text:p text:style-name="P96"><text:s text:c="16"/><text:span text:style-name="T249">1.4 Er zijn geen ExternalEventPublishers aangemaakt.</text:span></text:p>
          </table:table-cell>
          <table:covered-table-cell/>
        </table:table-row>
      </table:table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able:table table:name="Tabel2" table:style-name="Tabel2">
        <table:table-column table:style-name="Tabel2.A"/>
        <table:table-column table:style-name="Tabel2.B"/>
        <text:soft-page-break/>
        <table:table-row>
          <table:table-cell table:style-name="Tabel2.A1" table:number-columns-spanned="2" office:value-type="string">
            <text:p text:style-name="P13">Overview <text:span text:style-name="T169">Use Case #17</text:span></text:p>
          </table:table-cell>
          <table:covered-table-cell/>
        </table:table-row>
        <table:table-row>
          <table:table-cell table:style-name="Tabel2.A2" office:value-type="string">
            <text:p text:style-name="P1">Title</text:p>
          </table:table-cell>
          <table:table-cell table:style-name="Tabel2.B2" office:value-type="string">
            <text:p text:style-name="P129">ExternalEventPublisher <text:span text:style-name="T257">v</text:span>erwijder<text:span text:style-name="T257">en</text:span></text:p>
          </table:table-cell>
        </table:table-row>
        <table:table-row>
          <table:table-cell table:style-name="Tabel2.A5" office:value-type="string">
            <text:p text:style-name="P1">Description</text:p>
          </table:table-cell>
          <table:table-cell table:style-name="Tabel2.B5" office:value-type="string">
            <text:p text:style-name="P130">Een <text:span text:style-name="T270">operator</text:span> verwijdert <text:span text:style-name="T118">een</text:span> ExternalEventPublisher.</text:p>
          </table:table-cell>
        </table:table-row>
        <table:table-row>
          <table:table-cell table:style-name="Tabel2.A5" office:value-type="string">
            <text:p text:style-name="P1">Actors</text:p>
          </table:table-cell>
          <table:table-cell table:style-name="Tabel2.B5" office:value-type="string">
            <text:p text:style-name="P215">Operator</text:p>
          </table:table-cell>
        </table:table-row>
        <table:table-row>
          <table:table-cell table:style-name="Tabel2.A5" office:value-type="string">
            <text:p text:style-name="P1">Preconditions</text:p>
          </table:table-cell>
          <table:table-cell table:style-name="Tabel2.B5" office:value-type="string">
            <text:p text:style-name="P130">De <text:span text:style-name="T270">operator</text:span> is <text:span text:style-name="T184">aangemeld. Bovendien wordt reeds een lijst van alle ExternalEventPublishers weergegeven.</text:span></text:p>
          </table:table-cell>
        </table:table-row>
        <table:table-row>
          <table:table-cell table:style-name="Tabel2.A6" table:number-columns-spanned="2" office:value-type="string">
            <text:p text:style-name="P1">Main Success Scenario</text:p>
          </table:table-cell>
          <table:covered-table-cell/>
        </table:table-row>
        <table:table-row>
          <table:table-cell table:style-name="Tabel2.A7" table:number-columns-spanned="2" office:value-type="string">
            <text:list xml:id="list124803387430090" text:continue-list="list124804560570481" text:style-name="L1">
              <text:list-item text:start-value="1">
                <text:p text:style-name="P439">De <text:span text:style-name="T270">operator</text:span> selecteert "<text:span text:style-name="T197">Wijzigen</text:span>" bij de juiste ExternalEventPublisher.</text:p>
              </text:list-item>
              <text:list-item>
                <text:p text:style-name="P440">Het systeem toont <text:span text:style-name="T119">de pagina om een ExternalEventPublisher aan te passen.</text:span></text:p>
              </text:list-item>
              <text:list-item>
                <text:p text:style-name="P460">De <text:span text:style-name="T270">operator</text:span> selecteert "<text:span text:style-name="T198">Verwijderen</text:span>".</text:p>
              </text:list-item>
              <text:list-item>
                <text:p text:style-name="P461"><text:span text:style-name="T271">Het s</text:span>ysteem vraagt om bevestiging om de ExternalEventPublisher te verwijderen.</text:p>
              </text:list-item>
              <text:list-item>
                <text:p text:style-name="P462">De <text:span text:style-name="T270">operator</text:span> selecteert "<text:span text:style-name="T199">Bevestigen</text:span>".</text:p>
              </text:list-item>
              <text:list-item>
                <text:p text:style-name="P461"><text:span text:style-name="T271">Het s</text:span>ysteem verwijdert de ExternalEventPublisher en toont de lijst van ExternalEventPublishers.</text:p>
              </text:list-item>
            </text:list>
          </table:table-cell>
          <table:covered-table-cell/>
        </table:table-row>
        <table:table-row>
          <table:table-cell table:style-name="Tabel2.A6" table:number-columns-spanned="2" office:value-type="string">
            <text:p text:style-name="P1">Post Conditions</text:p>
          </table:table-cell>
          <table:covered-table-cell/>
        </table:table-row>
        <table:table-row>
          <table:table-cell table:style-name="Tabel2.A9" table:number-columns-spanned="2" office:value-type="string">
            <text:list xml:id="list1560429934320803693" text:style-name="L36">
              <text:list-item>
                <text:p text:style-name="P476">De ExternalEventPublisher is verwijderd.</text:p>
              </text:list-item>
            </text:list>
          </table:table-cell>
          <table:covered-table-cell/>
        </table:table-row>
        <table:table-row>
          <table:table-cell table:style-name="Tabel2.A6" table:number-columns-spanned="2" office:value-type="string">
            <text:p text:style-name="P1">Alternative Flows</text:p>
          </table:table-cell>
          <table:covered-table-cell/>
        </table:table-row>
        <table:table-row>
          <table:table-cell table:style-name="Tabel2.A11" table:number-columns-spanned="2" office:value-type="string">
            <text:list xml:id="list7874588104801334885" text:style-name="L37">
              <text:list-header>
                <text:p text:style-name="P329"><text:span text:style-name="T250">5.</text:span> [&lt;<text:span text:style-name="T130">De operator selecteert "Nee"</text:span>&gt;]</text:p>
                <text:p text:style-name="P330"><text:span text:style-name="T130"><text:s text:c="6"/>5</text:span>.1. <text:span text:style-name="T137">Het systeem geeft aan dat de keuzes niet worden toegepast.</text:span></text:p>
                <text:p text:style-name="P514"><text:s text:c="6"/><text:span text:style-name="T250">5.2 De operator bevestigt dit.</text:span></text:p>
                <text:p text:style-name="P524"><text:s text:c="6"/><text:span text:style-name="T250">5</text:span>.3 Ga naar punt 2 van Main Success Scenario.</text:p>
              </text:list-header>
            </text:list>
          </table:table-cell>
          <table:covered-table-cell/>
        </table:table-row>
        <table:table-row>
          <table:table-cell table:style-name="Tabel2.A6" table:number-columns-spanned="2" office:value-type="string">
            <text:p text:style-name="P51">Exceptional Flows</text:p>
          </table:table-cell>
          <table:covered-table-cell/>
        </table:table-row>
        <table:table-row>
          <table:table-cell table:style-name="Tabel2.A11" table:number-columns-spanned="2" office:value-type="string">
            <text:p text:style-name="P250"><text:span text:style-name="T130"><text:s text:c="10"/>1</text:span>. [&lt;<text:span text:style-name="T130">De operator selecteert "Annuleren"</text:span>&gt;]</text:p>
            <text:p text:style-name="P97"><text:tab/> <text:s text:c="3"/><text:span text:style-name="T251">1</text:span>.1. <text:span text:style-name="T137">Het systeem geeft aan dat de keuzes niet worden toegepast.</text:span></text:p>
            <text:p text:style-name="P101"><text:s text:c="16"/><text:span text:style-name="T251">1.2 De operator bevestigt dit.</text:span></text:p>
            <text:p text:style-name="P101"><text:s text:c="16"/><text:span text:style-name="T251">1.3 De operator keert terug naar de startpagina.</text:span></text:p>
            <text:p text:style-name="P98"><text:s text:c="16"/><text:span text:style-name="T251">1.4 <text:s/>Er zijn geen ExternalEventPublishers verwijderd.</text:span></text:p>
          </table:table-cell>
          <table:covered-table-cell/>
        </table:table-row>
      </table:table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able:table table:name="Tabel3" table:style-name="Tabel3">
        <table:table-column table:style-name="Tabel3.A"/>
        <table:table-column table:style-name="Tabel3.B"/>
        <text:soft-page-break/>
        <table:table-row>
          <table:table-cell table:style-name="Tabel3.A1" table:number-columns-spanned="2" office:value-type="string">
            <text:p text:style-name="P14">Overview <text:span text:style-name="T169">Use Case #18</text:span></text:p>
          </table:table-cell>
          <table:covered-table-cell/>
        </table:table-row>
        <table:table-row>
          <table:table-cell table:style-name="Tabel3.A2" office:value-type="string">
            <text:p text:style-name="P1">Title</text:p>
          </table:table-cell>
          <table:table-cell table:style-name="Tabel3.B2" office:value-type="string">
            <text:p text:style-name="P143">ExternalEventPublisher <text:span text:style-name="T257">w</text:span>ijzig<text:span text:style-name="T257">en</text:span></text:p>
          </table:table-cell>
        </table:table-row>
        <table:table-row>
          <table:table-cell table:style-name="Tabel3.A5" office:value-type="string">
            <text:p text:style-name="P1">Description</text:p>
          </table:table-cell>
          <table:table-cell table:style-name="Tabel3.B5" office:value-type="string">
            <text:p text:style-name="P144">Een <text:span text:style-name="T270">operator</text:span> wijzigt een ExternalEventPublisher.</text:p>
          </table:table-cell>
        </table:table-row>
        <table:table-row>
          <table:table-cell table:style-name="Tabel3.A5" office:value-type="string">
            <text:p text:style-name="P1">Actors</text:p>
          </table:table-cell>
          <table:table-cell table:style-name="Tabel3.B5" office:value-type="string">
            <text:p text:style-name="P216">Operator</text:p>
          </table:table-cell>
        </table:table-row>
        <table:table-row>
          <table:table-cell table:style-name="Tabel3.A5" office:value-type="string">
            <text:p text:style-name="P1">Preconditions</text:p>
          </table:table-cell>
          <table:table-cell table:style-name="Tabel3.B5" office:value-type="string">
            <text:p text:style-name="P145">De <text:span text:style-name="T270">operator</text:span> is <text:span text:style-name="T185">aangemeld. Bovendien wordt reeds een lijst van alle ExternalEventPublishers weergegeven.</text:span></text:p>
          </table:table-cell>
        </table:table-row>
        <table:table-row>
          <table:table-cell table:style-name="Tabel3.A6" table:number-columns-spanned="2" office:value-type="string">
            <text:p text:style-name="P1">Main Success Scenario</text:p>
          </table:table-cell>
          <table:covered-table-cell/>
        </table:table-row>
        <table:table-row>
          <table:table-cell table:style-name="Tabel3.A7" table:number-columns-spanned="2" office:value-type="string">
            <text:list xml:id="list124802871674818" text:continue-list="list124803387430090" text:style-name="L1">
              <text:list-item text:start-value="1">
                <text:p text:style-name="P441">De <text:span text:style-name="T270">operator</text:span> selecteert "<text:span text:style-name="T200">Wijzigen</text:span>" bij de juiste ExternalEventPublisher.</text:p>
              </text:list-item>
              <text:list-item>
                <text:p text:style-name="P440">Het systeem toont <text:span text:style-name="T119">de pagina om een ExternalEventPublisher aan te passen.</text:span></text:p>
              </text:list-item>
              <text:list-item>
                <text:p text:style-name="P490">De <text:span text:style-name="T270">operator</text:span> vult de relevante velden in.</text:p>
              </text:list-item>
              <text:list-item>
                <text:p text:style-name="P463">De <text:span text:style-name="T270">operator</text:span> selecteert "<text:span text:style-name="T378">Opslaan".</text:span></text:p>
              </text:list-item>
              <text:list-item>
                <text:p text:style-name="P461"><text:span text:style-name="T272">Het s</text:span>ysteem vraagt om bevestiging om de ExternalEventPublisher te <text:span text:style-name="T118">wijzigen.</text:span></text:p>
              </text:list-item>
              <text:list-item>
                <text:p text:style-name="P463">De <text:span text:style-name="T270">operator</text:span> selecteert "<text:span text:style-name="T201">Bevestigen</text:span>".</text:p>
              </text:list-item>
              <text:list-item>
                <text:p text:style-name="P461"><text:span text:style-name="T272">Het s</text:span>ysteem <text:span text:style-name="T118">wijzigt</text:span> de ExternalEventPublisher en toont de lijst van ExternalEventPublishers.</text:p>
              </text:list-item>
            </text:list>
          </table:table-cell>
          <table:covered-table-cell/>
        </table:table-row>
        <table:table-row>
          <table:table-cell table:style-name="Tabel3.A6" table:number-columns-spanned="2" office:value-type="string">
            <text:p text:style-name="P1">Post Conditions</text:p>
          </table:table-cell>
          <table:covered-table-cell/>
        </table:table-row>
        <table:table-row>
          <table:table-cell table:style-name="Tabel3.A9" table:number-columns-spanned="2" office:value-type="string">
            <text:list xml:id="list5144247843254112578" text:style-name="L38">
              <text:list-item>
                <text:p text:style-name="P493">De ExternalEventPublisher is gewijzigd.</text:p>
              </text:list-item>
            </text:list>
          </table:table-cell>
          <table:covered-table-cell/>
        </table:table-row>
        <table:table-row>
          <table:table-cell table:style-name="Tabel3.A6" table:number-columns-spanned="2" office:value-type="string">
            <text:p text:style-name="P1">Alternative Flows</text:p>
          </table:table-cell>
          <table:covered-table-cell/>
        </table:table-row>
        <table:table-row>
          <table:table-cell table:style-name="Tabel3.A11" table:number-columns-spanned="2" office:value-type="string">
            <text:list xml:id="list124804028228503" text:continue-list="list124803747859249" text:style-name="L31">
              <text:list-header>
                <text:p text:style-name="P347"><text:span text:style-name="T103">4</text:span><text:span text:style-name="T70">. </text:span><text:span text:style-name="T71">[</text:span><text:span text:style-name="T70">&lt;</text:span><text:span text:style-name="T80">Een ongeldige waarde werd ingevuld bij één van de opties</text:span><text:span text:style-name="T70">&gt;]<text:line-break/> <text:s text:c="3"/></text:span><text:span text:style-name="T103">4</text:span><text:span text:style-name="T70">.1. </text:span><text:span text:style-name="T81">De </text:span><text:span text:style-name="T104">operator</text:span><text:span text:style-name="T81"> krijgt een passende foutmelding te zien.</text:span></text:p>
                <text:p text:style-name="P347"><text:span text:style-name="T74"><text:s text:c="4"/></text:span><text:span text:style-name="T103">4</text:span><text:span text:style-name="T70">.</text:span><text:span text:style-name="T75">2</text:span><text:span text:style-name="T70">. </text:span><text:span text:style-name="T75">De </text:span><text:span text:style-name="T104">operator</text:span><text:span text:style-name="T75"> selecteert "Opnieuw </text:span><text:span text:style-name="T113">P</text:span><text:span text:style-name="T75">roberen"</text:span><text:span text:style-name="T74">.</text:span></text:p>
                <text:p text:style-name="P347"><text:span text:style-name="T74"><text:s text:c="4"/></text:span><text:span text:style-name="T103">4</text:span><text:span text:style-name="T70">.</text:span><text:span text:style-name="T76">3</text:span><text:span text:style-name="T70">. </text:span><text:span text:style-name="T76">De </text:span><text:span text:style-name="T104">operator</text:span><text:span text:style-name="T76"> kan zijn/</text:span><text:span text:style-name="T94">haar</text:span><text:span text:style-name="T76"> aanpassingen corrigeren.</text:span><text:span text:style-name="T74">.</text:span></text:p>
                <text:p text:style-name="P349"><text:span text:style-name="T63"><text:s text:c="4"/></text:span><text:span text:style-name="T68">4</text:span><text:span text:style-name="T64">.</text:span><text:span text:style-name="T65">4</text:span><text:span text:style-name="T64">. </text:span><text:span text:style-name="T61">Ga naar punt </text:span><text:span text:style-name="T66">6</text:span><text:span text:style-name="T61"> van Main Success Scenario.</text:span></text:p>
                <text:p text:style-name="P327"><text:span text:style-name="T252">6.</text:span> [&lt;<text:span text:style-name="T130">De operator selecteert "Nee"</text:span>&gt;]</text:p>
                <text:p text:style-name="P328"><text:span text:style-name="T130"><text:s text:c="6"/>6</text:span>.1. <text:span text:style-name="T137">Het systeem geeft aan dat de keuzes niet worden toegepast.</text:span></text:p>
                <text:p text:style-name="P513"><text:s text:c="6"/><text:span text:style-name="T252">6.2 De operator bevestigt dit.</text:span></text:p>
                <text:p text:style-name="P523"><text:s text:c="6"/><text:span text:style-name="T252">6</text:span>.3 Ga naar punt 2 van Main Success Scenario.</text:p>
              </text:list-header>
            </text:list>
          </table:table-cell>
          <table:covered-table-cell/>
        </table:table-row>
        <table:table-row>
          <table:table-cell table:style-name="Tabel3.A6" table:number-columns-spanned="2" office:value-type="string">
            <text:p text:style-name="P52">Exceptional Flows</text:p>
          </table:table-cell>
          <table:covered-table-cell/>
        </table:table-row>
        <table:table-row>
          <table:table-cell table:style-name="Tabel3.A11" table:number-columns-spanned="2" office:value-type="string">
            <text:p text:style-name="P251"><text:span text:style-name="T130"><text:s text:c="12"/>1</text:span>. [&lt;<text:span text:style-name="T130">De operator selecteert "Annuleren"</text:span>&gt;]</text:p>
            <text:p text:style-name="P99"><text:tab/> <text:s text:c="3"/><text:span text:style-name="T253">1</text:span>.1. <text:span text:style-name="T137">Het systeem geeft aan dat de keuzes niet worden toegepast.</text:span></text:p>
            <text:p text:style-name="P102"><text:s text:c="16"/><text:span text:style-name="T253">1.2 De operator bevestigt dit.</text:span></text:p>
            <text:p text:style-name="P102"><text:s text:c="16"/><text:span text:style-name="T253">1.3 De operator keert terug naar de startpagina.</text:span></text:p>
            <text:p text:style-name="P99"><text:s text:c="16"/><text:span text:style-name="T253">1.4 Er zijn geen ExternalEventPublishers gewijzigd.</text:span></text:p>
          </table:table-cell>
          <table:covered-table-cell/>
        </table:table-row>
      </table:table>
      <text:p text:style-name="P244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157">Overview <text:span text:style-name="T169">Use Case #19</text:span></text:p>
          </table:table-cell>
          <table:covered-table-cell/>
        </table:table-row>
        <table:table-row>
          <table:table-cell table:style-name="Table7.A2" office:value-type="string">
            <text:p text:style-name="P156">Title</text:p>
          </table:table-cell>
          <table:table-cell table:style-name="Table7.B2" office:value-type="string">
            <text:p text:style-name="P166">Parking info weergeven</text:p>
          </table:table-cell>
        </table:table-row>
        <table:table-row>
          <table:table-cell table:style-name="Table7.A3" office:value-type="string">
            <text:p text:style-name="P156">Description</text:p>
          </table:table-cell>
          <table:table-cell table:style-name="Table7.B3" office:value-type="string">
            <text:p text:style-name="P166">Een gebruiker wil de status van een bepaalde parking weergeven.</text:p>
          </table:table-cell>
        </table:table-row>
        <table:table-row>
          <table:table-cell table:style-name="Table7.A4" office:value-type="string">
            <text:p text:style-name="P156">Actors</text:p>
          </table:table-cell>
          <table:table-cell table:style-name="Table7.B4" office:value-type="string">
            <text:p text:style-name="P167">Gebruiker</text:p>
          </table:table-cell>
        </table:table-row>
        <table:table-row>
          <table:table-cell table:style-name="Table7.A5" office:value-type="string">
            <text:p text:style-name="P161"><text:span text:style-name="T120">Preconditions</text:span> </text:p>
          </table:table-cell>
          <table:table-cell table:style-name="Table7.B5" office:value-type="string">
            <text:p text:style-name="P165">De gebruiker is <text:span text:style-name="T186">aangemeld</text:span>.</text:p>
          </table:table-cell>
        </table:table-row>
        <table:table-row>
          <table:table-cell table:style-name="Table7.A6" table:number-columns-spanned="2" office:value-type="string">
            <text:p text:style-name="P153">Main Success Scenario</text:p>
          </table:table-cell>
          <table:covered-table-cell/>
        </table:table-row>
        <table:table-row>
          <table:table-cell table:style-name="Table7.A7" table:number-columns-spanned="2" office:value-type="string">
            <text:list xml:id="list9097490144175769013" text:style-name="L39">
              <text:list-item>
                <text:p text:style-name="P542">De gebruiker opent de menu.</text:p>
              </text:list-item>
              <text:list-item>
                <text:p text:style-name="P542">De gebruiker <text:span text:style-name="T211">druk op</text:span> de knop "Parking <text:span text:style-name="T377">S</text:span>tatus".</text:p>
              </text:list-item>
              <text:list-item>
                <text:p text:style-name="P542">Het systeem geeft een lijst van alle parkings weer.</text:p>
              </text:list-item>
              <text:list-item>
                <text:p text:style-name="P542">De gebruiker selecteert de gewilde parking.</text:p>
              </text:list-item>
              <text:list-item>
                <text:p text:style-name="P542">Het systeem geeft alle informatie voor die parking weer.</text:p>
              </text:list-item>
            </text:list>
          </table:table-cell>
          <table:covered-table-cell/>
        </table:table-row>
        <table:table-row>
          <table:table-cell table:style-name="Table7.A6" table:number-columns-spanned="2" office:value-type="string">
            <text:p text:style-name="P153">Post Conditions</text:p>
          </table:table-cell>
          <table:covered-table-cell/>
        </table:table-row>
        <table:table-row>
          <table:table-cell table:style-name="Table7.A9" table:number-columns-spanned="2" office:value-type="string">
            <text:list xml:id="list7915422884273467601" text:style-name="L40">
              <text:list-item>
                <text:p text:style-name="P543">De gebruiker ziet alle informatie voor de opgevraagde parking.</text:p>
              </text:list-item>
            </text:list>
          </table:table-cell>
          <table:covered-table-cell/>
        </table:table-row>
        <table:table-row>
          <table:table-cell table:style-name="Table7.A6" table:number-columns-spanned="2" office:value-type="string">
            <text:p text:style-name="P153">Alternative Flows</text:p>
          </table:table-cell>
          <table:covered-table-cell/>
        </table:table-row>
        <table:table-row>
          <table:table-cell table:style-name="Table7.A11" table:number-columns-spanned="2" office:value-type="string">
            <text:list xml:id="list8629240315009272843" text:style-name="L41">
              <text:list-header>
                <text:p text:style-name="P548"><text:span text:style-name="T33">3. </text:span><text:span text:style-name="T34">[</text:span><text:span text:style-name="T35">&lt;</text:span><text:span text:style-name="T123">De gebruiker filtert </text:span><text:span text:style-name="T124">de parkings</text:span><text:span text:style-name="T34">&gt;]</text:span></text:p>
                <text:list>
                  <text:list-header>
                    <text:p text:style-name="P383"><text:span text:style-name="T222">3</text:span>.1 <text:span text:style-name="T121">Het systeem toont enkel de gefilterde </text:span><text:span text:style-name="T125">parkings</text:span><text:span text:style-name="T121">.</text:span></text:p>
                    <text:p text:style-name="P544"><text:span text:style-name="T99">3</text:span><text:span text:style-name="T72">.</text:span><text:span text:style-name="T96">2</text:span><text:span text:style-name="T72"> Ga naar punt </text:span><text:span text:style-name="T98">4</text:span><text:span text:style-name="T72"> van Main Success Scenario.</text:span></text:p>
                  </text:list-header>
                </text:list>
              </text:list-header>
            </text:list>
          </table:table-cell>
          <table:covered-table-cell/>
        </table:table-row>
      </table:table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4"/>
      <text:p text:style-name="P264"/>
      <text:p text:style-name="P264"/>
      <text:p text:style-name="P264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15">Overview <text:span text:style-name="T169">Use Case #20</text:span></text:p>
          </table:table-cell>
          <table:covered-table-cell/>
        </table:table-row>
        <table:table-row>
          <table:table-cell table:style-name="Table1.A2" office:value-type="string">
            <text:p text:style-name="P4">Title</text:p>
          </table:table-cell>
          <table:table-cell table:style-name="Table1.B2" office:value-type="string">
            <text:p text:style-name="P174">Eigen <text:span text:style-name="T132">gegevens</text:span> aanpassen</text:p>
          </table:table-cell>
        </table:table-row>
        <table:table-row>
          <table:table-cell table:style-name="Table1.A5" office:value-type="string">
            <text:p text:style-name="P4">Description</text:p>
          </table:table-cell>
          <table:table-cell table:style-name="Table1.B5" office:value-type="string">
            <text:p text:style-name="P174">Een gebruiker, <text:span text:style-name="T303">administrator of operator</text:span> past zijn/<text:span text:style-name="T187">haar</text:span> eigen <text:span text:style-name="T132">gegevens</text:span> aan.</text:p>
          </table:table-cell>
        </table:table-row>
        <table:table-row>
          <table:table-cell table:style-name="Table1.A5" office:value-type="string">
            <text:p text:style-name="P4">Actors</text:p>
          </table:table-cell>
          <table:table-cell table:style-name="Table1.B5" office:value-type="string">
            <text:p text:style-name="P209">Gebruiker, <text:span text:style-name="T273">Administrator, Operator</text:span></text:p>
          </table:table-cell>
        </table:table-row>
        <table:table-row>
          <table:table-cell table:style-name="Table1.A5" office:value-type="string">
            <text:p text:style-name="P4">Preconditions</text:p>
          </table:table-cell>
          <table:table-cell table:style-name="Table1.B5" office:value-type="string">
            <text:p text:style-name="P182">De gebruiker, <text:span text:style-name="T304">administrator of operator</text:span> heeft reeds een account en is <text:span text:style-name="T188">aangemeld</text:span>.</text:p>
          </table:table-cell>
        </table:table-row>
        <table:table-row>
          <table:table-cell table:style-name="Table1.A6" table:number-columns-spanned="2" office:value-type="string">
            <text:p text:style-name="P4">Main Success Scenario</text:p>
          </table:table-cell>
          <table:covered-table-cell/>
        </table:table-row>
        <table:table-row>
          <table:table-cell table:style-name="Table1.A7" table:number-columns-spanned="2" office:value-type="string">
            <text:list xml:id="list124803092762446" text:continue-list="list124802871674818" text:style-name="L1">
              <text:list-item text:start-value="1">
                <text:p text:style-name="P496">De <text:span text:style-name="T305">actor</text:span> selecteert "<text:span text:style-name="T157">Wijzigen</text:span>".</text:p>
              </text:list-item>
              <text:list-item>
                <text:p text:style-name="P496">Het systeem geeft alle velden die al dan niet ingevuld zijn door de <text:span text:style-name="T306">actor</text:span>.</text:p>
              </text:list-item>
              <text:list-item>
                <text:p text:style-name="P498">De <text:span text:style-name="T307">actor</text:span> wijzigt de velden die hij/<text:span text:style-name="T189">zij</text:span> wil aanpassen.</text:p>
              </text:list-item>
              <text:list-item>
                <text:p text:style-name="P396">De <text:span text:style-name="T308">actor</text:span> selecteert "Bevestigen".</text:p>
              </text:list-item>
              <text:list-item>
                <text:p text:style-name="P421">Het systeem verandert de relevante velden van de <text:span text:style-name="T310">gebruiker, administrator of operator</text:span>.</text:p>
              </text:list-item>
              <text:list-item>
                <text:p text:style-name="P405">Het systeem geeft een succesboodschap weer.</text:p>
              </text:list-item>
            </text:list>
          </table:table-cell>
          <table:covered-table-cell/>
        </table:table-row>
        <table:table-row>
          <table:table-cell table:style-name="Table1.A6" table:number-columns-spanned="2" office:value-type="string">
            <text:p text:style-name="P4">Post Conditions</text:p>
          </table:table-cell>
          <table:covered-table-cell/>
        </table:table-row>
        <table:table-row>
          <table:table-cell table:style-name="Table1.A9" table:number-columns-spanned="2" office:value-type="string">
            <text:list xml:id="list8389429241158804490" text:style-name="L42">
              <text:list-item>
                <text:p text:style-name="P425">De gebruiker, <text:span text:style-name="T309">administrator of operator</text:span> is aangepast.</text:p>
              </text:list-item>
            </text:list>
          </table:table-cell>
          <table:covered-table-cell/>
        </table:table-row>
        <table:table-row>
          <table:table-cell table:style-name="Table1.A6" table:number-columns-spanned="2" office:value-type="string">
            <text:p text:style-name="P4">Alternative Flows</text:p>
          </table:table-cell>
          <table:covered-table-cell/>
        </table:table-row>
        <table:table-row>
          <table:table-cell table:style-name="Table1.A11" table:number-columns-spanned="2" office:value-type="string">
            <text:list xml:id="list5404448870446217049" text:style-name="L43">
              <text:list-header>
                <text:p text:style-name="P354"><text:span text:style-name="T73">4</text:span><text:span text:style-name="T70">. </text:span><text:span text:style-name="T71">[</text:span><text:span text:style-name="T70">&lt;</text:span><text:span text:style-name="T73">De </text:span><text:span text:style-name="T107">actor</text:span><text:span text:style-name="T73"> heeft een verplicht veld verwijderd of een veld verkeerd ingevuld</text:span><text:span text:style-name="T70">&gt;]<text:line-break/> <text:s text:c="3"/></text:span><text:span text:style-name="T73">4</text:span><text:span text:style-name="T70">.1. </text:span><text:span text:style-name="T81">De </text:span><text:span text:style-name="T108">actor</text:span><text:span text:style-name="T81"> krijgt een passende foutmelding te zien.</text:span></text:p>
                <text:p text:style-name="P354"><text:span text:style-name="T74"><text:s text:c="4"/></text:span><text:span text:style-name="T73">4</text:span><text:span text:style-name="T70">.</text:span><text:span text:style-name="T75">2</text:span><text:span text:style-name="T70">. </text:span><text:span text:style-name="T75">De </text:span><text:span text:style-name="T108">actor</text:span><text:span text:style-name="T75"> selecteert "Opnieuw proberen"</text:span><text:span text:style-name="T74">.</text:span></text:p>
                <text:p text:style-name="P354"><text:span text:style-name="T74"><text:s text:c="4"/></text:span><text:span text:style-name="T73">4</text:span><text:span text:style-name="T70">.</text:span><text:span text:style-name="T76">3</text:span><text:span text:style-name="T70">. </text:span><text:span text:style-name="T76">De </text:span><text:span text:style-name="T108">actor</text:span><text:span text:style-name="T76"> kan zijn/</text:span><text:span text:style-name="T94">haar</text:span><text:span text:style-name="T76"> aanpassingen corrigeren.</text:span><text:span text:style-name="T74">.</text:span></text:p>
                <text:p text:style-name="P354"><text:span text:style-name="T74"><text:s text:c="4"/></text:span><text:span text:style-name="T73">4</text:span><text:span text:style-name="T70">.</text:span><text:span text:style-name="T78">4</text:span><text:span text:style-name="T70">. </text:span><text:span text:style-name="T72">Ga naar punt </text:span><text:span text:style-name="T77">4</text:span><text:span text:style-name="T72"> van Main Success Scenario.</text:span></text:p>
              </text:list-header>
            </text:list>
          </table:table-cell>
          <table:covered-table-cell/>
        </table:table-row>
        <table:table-row>
          <table:table-cell table:style-name="Table1.A6" table:number-columns-spanned="2" office:value-type="string">
            <text:p text:style-name="P44">Exceptional Flows</text:p>
          </table:table-cell>
          <table:covered-table-cell/>
        </table:table-row>
        <table:table-row>
          <table:table-cell table:style-name="Table1.A11" table:number-columns-spanned="2" office:value-type="string">
            <text:p text:style-name="P84"><text:tab/><text:span text:style-name="T130">4</text:span>. [&lt;<text:span text:style-name="T130">De actor selecteert "Annuleren"</text:span>&gt;]</text:p>
            <text:p text:style-name="P84"><text:tab/> <text:s text:c="3"/><text:span text:style-name="T130">4</text:span>.1. <text:span text:style-name="T130">Het systeem geeft aan dat de gegevens niet aangepast zijn.</text:span></text:p>
            <text:p text:style-name="P84"><text:s text:c="16"/><text:span text:style-name="T130">4.2 De actor bevestigt dit.</text:span></text:p>
            <text:p text:style-name="P84"><text:s text:c="16"/><text:span text:style-name="T131">4.3 Het systeem geeft de startpagina weer.</text:span></text:p>
            <text:p text:style-name="P67"><text:span text:style-name="T1"><text:s text:c="16"/></text:span><text:span text:style-name="T3">4.4 De </text:span><text:span text:style-name="T43">gebruiker, administrator of operator</text:span><text:span text:style-name="T3"> is niet aangepast.</text:span></text:p>
          </table:table-cell>
          <table:covered-table-cell/>
        </table:table-row>
      </table:table>
      <text:p text:style-name="P264"/>
      <text:p text:style-name="P264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table:number-columns-spanned="2" office:value-type="string">
            <text:p text:style-name="P16">Overview <text:span text:style-name="T169">Use Case #21</text:span></text:p>
          </table:table-cell>
          <table:covered-table-cell/>
        </table:table-row>
        <table:table-row>
          <table:table-cell table:style-name="Table16.A2" office:value-type="string">
            <text:p text:style-name="P7">Title</text:p>
          </table:table-cell>
          <table:table-cell table:style-name="Table16.B2" office:value-type="string">
            <text:p text:style-name="P175">Eigen <text:span text:style-name="T154">gebruikersaccount</text:span> <text:span text:style-name="T155">verwijderen</text:span></text:p>
          </table:table-cell>
        </table:table-row>
        <table:table-row>
          <table:table-cell table:style-name="Table16.A5" office:value-type="string">
            <text:p text:style-name="P7">Description</text:p>
          </table:table-cell>
          <table:table-cell table:style-name="Table16.B5" office:value-type="string">
            <text:p text:style-name="P218">De <text:span text:style-name="T310">gebruiker, administrator of operator</text:span> verwijdert zijn/<text:span text:style-name="T190">haar</text:span> gebruikersaccount.</text:p>
          </table:table-cell>
        </table:table-row>
        <table:table-row>
          <table:table-cell table:style-name="Table16.A5" office:value-type="string">
            <text:p text:style-name="P7">Actors</text:p>
          </table:table-cell>
          <table:table-cell table:style-name="Table16.B5" office:value-type="string">
            <text:p text:style-name="P209">Gebruiker, <text:span text:style-name="T274">Administrator, Operator</text:span></text:p>
          </table:table-cell>
        </table:table-row>
        <table:table-row>
          <table:table-cell table:style-name="Table16.A5" office:value-type="string">
            <text:p text:style-name="P7">Preconditions</text:p>
          </table:table-cell>
          <table:table-cell table:style-name="Table16.B5" office:value-type="string">
            <text:p text:style-name="P183">De <text:span text:style-name="T310">gebruiker, administrator of operator</text:span> heeft reeds een account en is <text:span text:style-name="T191">aangemeld</text:span>.</text:p>
          </table:table-cell>
        </table:table-row>
        <table:table-row>
          <table:table-cell table:style-name="Table16.A6" table:number-columns-spanned="2" office:value-type="string">
            <text:p text:style-name="P7">Main Success Scenario</text:p>
          </table:table-cell>
          <table:covered-table-cell/>
        </table:table-row>
        <table:table-row>
          <table:table-cell table:style-name="Table16.A7" table:number-columns-spanned="2" office:value-type="string">
            <text:list xml:id="list124804415138226" text:continue-list="list124803092762446" text:style-name="L1">
              <text:list-item text:start-value="1">
                <text:p text:style-name="P497">De <text:span text:style-name="T311">actor</text:span> selecteert "<text:span text:style-name="T156">Verwijderen</text:span>".</text:p>
              </text:list-item>
              <text:list-item>
                <text:p text:style-name="P418">Het systeem vraagt om bevestiging om de gebruiker te <text:span text:style-name="T149">verwijderen</text:span>.</text:p>
              </text:list-item>
              <text:list-item>
                <text:p text:style-name="P397">De <text:span text:style-name="T311">actor</text:span> selecteert "Bevestigen".</text:p>
              </text:list-item>
              <text:list-item>
                <text:p text:style-name="P422">Het systeem v<text:span text:style-name="T150">erwijdert </text:span>de <text:span text:style-name="T310">gebruiker, administrator of operator</text:span>.</text:p>
              </text:list-item>
              <text:list-item>
                <text:p text:style-name="P406">Het systeem geeft een succesboodschap weer.</text:p>
              </text:list-item>
            </text:list>
          </table:table-cell>
          <table:covered-table-cell/>
        </table:table-row>
        <table:table-row>
          <table:table-cell table:style-name="Table16.A6" table:number-columns-spanned="2" office:value-type="string">
            <text:p text:style-name="P7">Post Conditions</text:p>
          </table:table-cell>
          <table:covered-table-cell/>
        </table:table-row>
        <table:table-row>
          <table:table-cell table:style-name="Table16.A9" table:number-columns-spanned="2" office:value-type="string">
            <text:list xml:id="list8387099758292254287" text:style-name="L44">
              <text:list-item>
                <text:p text:style-name="P499">De <text:span text:style-name="T310">gebruiker, administrator of operator</text:span> is verwijderd.</text:p>
              </text:list-item>
            </text:list>
          </table:table-cell>
          <table:covered-table-cell/>
        </table:table-row>
        <table:table-row>
          <table:table-cell table:style-name="Table16.A6" table:number-columns-spanned="2" office:value-type="string">
            <text:p text:style-name="P47">Exceptional Flows</text:p>
          </table:table-cell>
          <table:covered-table-cell/>
        </table:table-row>
        <table:table-row>
          <table:table-cell table:style-name="Table16.A11" table:number-columns-spanned="2" office:value-type="string">
            <text:p text:style-name="P89"><text:tab/><text:span text:style-name="T159">3</text:span>. [<text:span text:style-name="T158">&lt;De actor selecteert "Nee"&gt;]</text:span></text:p>
            <text:p text:style-name="P121"><text:tab/> <text:s text:c="3"/><text:span text:style-name="T164">3</text:span>.1. <text:span text:style-name="T130">Het systeem geeft aan dat de gebruiker, administrator of operator niet verwijderd is.</text:span></text:p>
            <text:p text:style-name="P88"><text:s text:c="16"/><text:span text:style-name="T164">3.2 De actor bevestigt dit.</text:span></text:p>
            <text:p text:style-name="P88"><text:s text:c="16"/><text:span text:style-name="T164">3.3 Het systeem geeft de startpagina weer.</text:span></text:p>
            <text:p text:style-name="P73"><text:span text:style-name="T1"><text:s text:c="16"/></text:span><text:span text:style-name="T13">3</text:span><text:span text:style-name="T3">.4 De </text:span><text:span text:style-name="T44">gebruiker, </text:span><text:span text:style-name="T45">administrator of operator</text:span><text:span text:style-name="T3"> is niet </text:span><text:span text:style-name="T12">verwijderd</text:span><text:span text:style-name="T3">.</text:span></text:p>
          </table:table-cell>
          <table:covered-table-cell/>
        </table:table-row>
      </table:table>
      <text:p text:style-name="P268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table:number-columns-spanned="2" office:value-type="string">
            <text:p text:style-name="P17">Overview <text:span text:style-name="T169">Use Case #22</text:span></text:p>
          </table:table-cell>
          <table:covered-table-cell/>
        </table:table-row>
        <table:table-row>
          <table:table-cell table:style-name="Table17.A2" office:value-type="string">
            <text:p text:style-name="P8">Title</text:p>
          </table:table-cell>
          <table:table-cell table:style-name="Table17.B2" office:value-type="string">
            <text:p text:style-name="P207">Aanmelden</text:p>
          </table:table-cell>
        </table:table-row>
        <table:table-row>
          <table:table-cell table:style-name="Table17.A5" office:value-type="string">
            <text:p text:style-name="P8">Description</text:p>
          </table:table-cell>
          <table:table-cell table:style-name="Table17.B5" office:value-type="string">
            <text:p text:style-name="P219">De <text:span text:style-name="T310">gebruiker, administrator of operator</text:span> <text:span text:style-name="T160">wil toegang krijgen tot zijn/haar account.</text:span></text:p>
          </table:table-cell>
        </table:table-row>
        <table:table-row>
          <table:table-cell table:style-name="Table17.A5" office:value-type="string">
            <text:p text:style-name="P8">Actors</text:p>
          </table:table-cell>
          <table:table-cell table:style-name="Table17.B5" office:value-type="string">
            <text:p text:style-name="P209">Gebruiker, <text:span text:style-name="T275">Administrator, Operator</text:span></text:p>
          </table:table-cell>
        </table:table-row>
        <table:table-row>
          <table:table-cell table:style-name="Table17.A5" office:value-type="string">
            <text:p text:style-name="P8">Preconditions</text:p>
          </table:table-cell>
          <table:table-cell table:style-name="Table17.B5" office:value-type="string">
            <text:p text:style-name="P184">De <text:span text:style-name="T310">gebruiker, administrator of operator</text:span> heeft reeds een account.</text:p>
          </table:table-cell>
        </table:table-row>
        <table:table-row>
          <table:table-cell table:style-name="Table17.A6" table:number-columns-spanned="2" office:value-type="string">
            <text:p text:style-name="P8">Main Success Scenario</text:p>
          </table:table-cell>
          <table:covered-table-cell/>
        </table:table-row>
        <table:table-row>
          <table:table-cell table:style-name="Table17.A7" table:number-columns-spanned="2" office:value-type="string">
            <text:list xml:id="list124804571133770" text:continue-list="list124804415138226" text:style-name="L1">
              <text:list-item text:start-value="1">
                <text:p text:style-name="P502">Het systeem vraagt de <text:span text:style-name="T312">actor</text:span> om zijn/<text:span text:style-name="T192">haar</text:span> login gegevens.</text:p>
              </text:list-item>
              <text:list-item>
                <text:p text:style-name="P503">De <text:span text:style-name="T312">actor</text:span> vult de benodigde gegevens <text:span text:style-name="T162">in op de gepaste plaatsen</text:span>.</text:p>
              </text:list-item>
              <text:list-item>
                <text:p text:style-name="P398">De <text:span text:style-name="T313">actor</text:span> selecteert "<text:span text:style-name="T376">Bevestigen</text:span>".</text:p>
              </text:list-item>
              <text:list-item>
                <text:p text:style-name="P423"><text:span text:style-name="T163">Het systeem controleert de ingevoerde gegevens</text:span>.</text:p>
              </text:list-item>
              <text:list-item>
                <text:p text:style-name="P407">Het systeem <text:span text:style-name="T163">geeft de actor toegang tot zijn/haar account</text:span>.</text:p>
              </text:list-item>
            </text:list>
          </table:table-cell>
          <table:covered-table-cell/>
        </table:table-row>
        <table:table-row>
          <table:table-cell table:style-name="Table17.A6" table:number-columns-spanned="2" office:value-type="string">
            <text:p text:style-name="P8">Post Conditions</text:p>
          </table:table-cell>
          <table:covered-table-cell/>
        </table:table-row>
        <table:table-row>
          <table:table-cell table:style-name="Table17.A9" table:number-columns-spanned="2" office:value-type="string">
            <text:list xml:id="list4243088602380200691" text:style-name="L45">
              <text:list-item>
                <text:p text:style-name="P500">De <text:span text:style-name="T310">gebruiker, administrator of operator</text:span> <text:span text:style-name="T161">is aangemeld</text:span>.</text:p>
              </text:list-item>
            </text:list>
          </table:table-cell>
          <table:covered-table-cell/>
        </table:table-row>
        <table:table-row>
          <table:table-cell table:style-name="Table17.A6" table:number-columns-spanned="2" office:value-type="string">
            <text:p text:style-name="P48">Alternative Flows</text:p>
          </table:table-cell>
          <table:covered-table-cell/>
        </table:table-row>
        <table:table-row>
          <table:table-cell table:style-name="Table17.A11" table:number-columns-spanned="2" office:value-type="string">
            <text:p text:style-name="P90"><text:tab/><text:span text:style-name="T165">5</text:span>. [<text:span text:style-name="T158">&lt;De ingevoerde gegevens zijn verkeerd&gt;]</text:span></text:p>
            <text:p text:style-name="P91"><text:tab/> <text:s text:c="3"/><text:span text:style-name="T166">5</text:span>.1. <text:span text:style-name="T158">Het systeem geeft aan dat de ingevoerde gegevens verkeerd zijn.</text:span></text:p>
            <text:p text:style-name="P70"><text:span text:style-name="T1"><text:s text:c="16"/></text:span><text:span text:style-name="T19">5</text:span><text:span text:style-name="T14">.2 </text:span><text:span text:style-name="T15">De </text:span><text:span text:style-name="T46">actor</text:span><text:span text:style-name="T15"> selecteert "Opnieuw proberen"</text:span><text:span text:style-name="T16">.</text:span></text:p>
            <text:p text:style-name="P70"><text:span text:style-name="T16"><text:s text:c="16"/></text:span><text:span text:style-name="T19">5</text:span><text:span text:style-name="T17">.</text:span><text:span text:style-name="T18">3</text:span><text:span text:style-name="T17">. </text:span><text:span text:style-name="T18">De </text:span><text:span text:style-name="T46">actor</text:span><text:span text:style-name="T18"> kan zijn/</text:span><text:span text:style-name="T23">haar</text:span><text:span text:style-name="T18"> aanpassingen corrigeren.</text:span></text:p>
            <text:p text:style-name="P71"><text:span text:style-name="T18"><text:s text:c="16"/></text:span><text:span text:style-name="T20">5.4 </text:span><text:span text:style-name="T21">Ga naar punt </text:span><text:span text:style-name="T22">4</text:span><text:span text:style-name="T21"> van Main Success Scenario.</text:span></text:p>
          </table:table-cell>
          <table:covered-table-cell/>
        </table:table-row>
      </table:table>
      <text:p text:style-name="P269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table:number-columns-spanned="2" office:value-type="string">
            <text:p text:style-name="P18">Overview <text:span text:style-name="T169">Use Case #23</text:span></text:p>
          </table:table-cell>
          <table:covered-table-cell/>
        </table:table-row>
        <table:table-row>
          <table:table-cell table:style-name="Table18.A2" office:value-type="string">
            <text:p text:style-name="P9">Title</text:p>
          </table:table-cell>
          <table:table-cell table:style-name="Table18.B2" office:value-type="string">
            <text:p text:style-name="P208">Afmelden</text:p>
          </table:table-cell>
        </table:table-row>
        <table:table-row>
          <table:table-cell table:style-name="Table18.A5" office:value-type="string">
            <text:p text:style-name="P9">Description</text:p>
          </table:table-cell>
          <table:table-cell table:style-name="Table18.B5" office:value-type="string">
            <text:p text:style-name="P220">De <text:span text:style-name="T310">gebruiker, administrator of operator</text:span> <text:span text:style-name="T160">wil zijn/haar account verlaten.</text:span></text:p>
          </table:table-cell>
        </table:table-row>
        <table:table-row>
          <table:table-cell table:style-name="Table18.A5" office:value-type="string">
            <text:p text:style-name="P9">Actors</text:p>
          </table:table-cell>
          <table:table-cell table:style-name="Table18.B5" office:value-type="string">
            <text:p text:style-name="P209">Gebruiker, <text:span text:style-name="T276">Administrator, Operator</text:span></text:p>
          </table:table-cell>
        </table:table-row>
        <table:table-row>
          <table:table-cell table:style-name="Table18.A5" office:value-type="string">
            <text:p text:style-name="P9">Preconditions</text:p>
          </table:table-cell>
          <table:table-cell table:style-name="Table18.B5" office:value-type="string">
            <text:p text:style-name="P185">De <text:span text:style-name="T310">gebruiker, administrator of operator</text:span> heeft reeds een account <text:span text:style-name="T167">en moet aangemeld zijn</text:span>.</text:p>
          </table:table-cell>
        </table:table-row>
        <table:table-row>
          <table:table-cell table:style-name="Table18.A6" table:number-columns-spanned="2" office:value-type="string">
            <text:p text:style-name="P9">Main Success Scenario</text:p>
          </table:table-cell>
          <table:covered-table-cell/>
        </table:table-row>
        <table:table-row>
          <table:table-cell table:style-name="Table18.A7" table:number-columns-spanned="2" office:value-type="string">
            <text:list xml:id="list124804499947910" text:continue-list="list124804571133770" text:style-name="L1">
              <text:list-item text:start-value="1">
                <text:p text:style-name="P504">De <text:span text:style-name="T314">actor</text:span> selecteert "<text:span text:style-name="T168">Afmelden</text:span>".</text:p>
              </text:list-item>
              <text:list-item>
                <text:p text:style-name="P505">Het systeem geeft de pagina weer waar de <text:span text:style-name="T315">actor</text:span> zich kan aanmelden.</text:p>
              </text:list-item>
            </text:list>
          </table:table-cell>
          <table:covered-table-cell/>
        </table:table-row>
        <table:table-row>
          <table:table-cell table:style-name="Table18.A6" table:number-columns-spanned="2" office:value-type="string">
            <text:p text:style-name="P9">Post Conditions</text:p>
          </table:table-cell>
          <table:covered-table-cell/>
        </table:table-row>
        <table:table-row>
          <table:table-cell table:style-name="Table18.A9" table:number-columns-spanned="2" office:value-type="string">
            <text:list xml:id="list4177140947518603034" text:style-name="L46">
              <text:list-item>
                <text:p text:style-name="P501">De <text:span text:style-name="T310">gebruiker, administrator of operator</text:span> <text:span text:style-name="T161">is afgemeld</text:span>.</text:p>
              </text:list-item>
            </text:list>
          </table:table-cell>
          <table:covered-table-cell/>
        </table:table-row>
      </table:table>
      <text:p text:style-name="P270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table:number-columns-spanned="2" office:value-type="string">
            <text:p text:style-name="P26">Overview <text:span text:style-name="T169">Use Case #24</text:span></text:p>
          </table:table-cell>
          <table:covered-table-cell/>
        </table:table-row>
        <table:table-row>
          <table:table-cell table:style-name="Table15.A2" office:value-type="string">
            <text:p text:style-name="P26">Title</text:p>
          </table:table-cell>
          <table:table-cell table:style-name="Table15.B2" office:value-type="string">
            <text:p text:style-name="P199">Lijst van alle <text:span text:style-name="T277">administrators</text:span> weergeven</text:p>
          </table:table-cell>
        </table:table-row>
        <table:table-row>
          <table:table-cell table:style-name="Table15.A5" office:value-type="string">
            <text:p text:style-name="P26">Description</text:p>
          </table:table-cell>
          <table:table-cell table:style-name="Table15.B5" office:value-type="string">
            <text:p text:style-name="P202">Een <text:span text:style-name="T295">superadmin</text:span> bekijkt alle <text:span text:style-name="T278">administrators</text:span>.</text:p>
          </table:table-cell>
        </table:table-row>
        <table:table-row>
          <table:table-cell table:style-name="Table15.A5" office:value-type="string">
            <text:p text:style-name="P26">Actors</text:p>
          </table:table-cell>
          <table:table-cell table:style-name="Table15.B5" office:value-type="string">
            <text:p text:style-name="P217">Superadmin</text:p>
          </table:table-cell>
        </table:table-row>
        <table:table-row>
          <table:table-cell table:style-name="Table15.A5" office:value-type="string">
            <text:p text:style-name="P26">Preconditions</text:p>
          </table:table-cell>
          <table:table-cell table:style-name="Table15.B5" office:value-type="string">
            <text:p text:style-name="P206">De <text:span text:style-name="T295">superadmin</text:span> is <text:span text:style-name="T176">aangemeld</text:span>.</text:p>
          </table:table-cell>
        </table:table-row>
        <table:table-row>
          <table:table-cell table:style-name="Table15.A6" table:number-columns-spanned="2" office:value-type="string">
            <text:p text:style-name="P26">Main Success Scenario</text:p>
          </table:table-cell>
          <table:covered-table-cell/>
        </table:table-row>
        <table:table-row>
          <table:table-cell table:style-name="Table15.A7" table:number-columns-spanned="2" office:value-type="string">
            <text:list xml:id="list124804860279035" text:continue-list="list124804499947910" text:style-name="L1">
              <text:list-item text:start-value="1">
                <text:p text:style-name="P360"><text:span text:style-name="T296">De superadmin</text:span> selecteert "<text:span text:style-name="T279">Administrators</text:span>".</text:p>
              </text:list-item>
              <text:list-item>
                <text:p text:style-name="P363">Het systeem toont alle <text:span text:style-name="T280">administrators</text:span>.</text:p>
              </text:list-item>
            </text:list>
          </table:table-cell>
          <table:covered-table-cell/>
        </table:table-row>
        <table:table-row>
          <table:table-cell table:style-name="Table15.A6" table:number-columns-spanned="2" office:value-type="string">
            <text:p text:style-name="P26">Post Conditions</text:p>
          </table:table-cell>
          <table:covered-table-cell/>
        </table:table-row>
        <table:table-row>
          <table:table-cell table:style-name="Table15.A9" table:number-columns-spanned="2" office:value-type="string">
            <text:list xml:id="list2420774369442673976" text:style-name="L47">
              <text:list-item>
                <text:p text:style-name="P369">De <text:span text:style-name="T295">superadmin</text:span> ziet de lijst van alle <text:span text:style-name="T281">administrators</text:span> die hij/<text:span text:style-name="T174">zij</text:span> wou zien.</text:p>
              </text:list-item>
            </text:list>
          </table:table-cell>
          <table:covered-table-cell/>
        </table:table-row>
        <table:table-row>
          <table:table-cell table:style-name="Table15.A6" table:number-columns-spanned="2" office:value-type="string">
            <text:p text:style-name="P26"><text:span text:style-name="T60">Exceptional</text:span> Flows</text:p>
          </table:table-cell>
          <table:covered-table-cell/>
        </table:table-row>
        <table:table-row>
          <table:table-cell table:style-name="Table15.A11" table:number-columns-spanned="2" office:value-type="string">
            <text:list xml:id="list3100564402955610662" text:style-name="L48">
              <text:list-header>
                <text:p text:style-name="P376"><text:span text:style-name="T128">2. </text:span>[<text:span text:style-name="T202">&lt;</text:span>Er zijn geen <text:span text:style-name="T284">administrators</text:span>&gt;]</text:p>
                <text:list>
                  <text:list-header>
                    <text:p text:style-name="P384">2.1 Het systeem geeft aan dat er geen <text:span text:style-name="T285">administrators</text:span> zijn.</text:p>
                    <text:p text:style-name="P384">2.2 Het systeem geeft een lege lijst weer.</text:p>
                  </text:list-header>
                </text:list>
              </text:list-header>
            </text:list>
          </table:table-cell>
          <table:covered-table-cell/>
        </table:table-row>
      </table:table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table:number-columns-spanned="2" office:value-type="string">
            <text:p text:style-name="P27">Overview <text:span text:style-name="T169">Use Case #25</text:span></text:p>
          </table:table-cell>
          <table:covered-table-cell/>
        </table:table-row>
        <table:table-row>
          <table:table-cell table:style-name="Table21.A2" office:value-type="string">
            <text:p text:style-name="P27">Title</text:p>
          </table:table-cell>
          <table:table-cell table:style-name="Table21.B2" office:value-type="string">
            <text:p text:style-name="P131">Nieuwe <text:span text:style-name="T286">administrator</text:span> maken</text:p>
          </table:table-cell>
        </table:table-row>
        <table:table-row>
          <table:table-cell table:style-name="Table21.A5" office:value-type="string">
            <text:p text:style-name="P27">Description</text:p>
          </table:table-cell>
          <table:table-cell table:style-name="Table21.B5" office:value-type="string">
            <text:p text:style-name="P132">Maakt een nieuwe <text:span text:style-name="T286">administrator</text:span>.</text:p>
          </table:table-cell>
        </table:table-row>
        <table:table-row>
          <table:table-cell table:style-name="Table21.A5" office:value-type="string">
            <text:p text:style-name="P27">Actors</text:p>
          </table:table-cell>
          <table:table-cell table:style-name="Table21.B5" office:value-type="string">
            <text:p text:style-name="P225">Superadmin</text:p>
          </table:table-cell>
        </table:table-row>
        <table:table-row>
          <table:table-cell table:style-name="Table21.A5" office:value-type="string">
            <text:p text:style-name="P27">Preconditions</text:p>
          </table:table-cell>
          <table:table-cell table:style-name="Table21.B5" office:value-type="string">
            <text:p text:style-name="P136">De <text:span text:style-name="T295">superadmin</text:span> <text:span text:style-name="T183">is aangemeld. Bovendien wordt reeds een lijst van alle administrators weergegeven.</text:span></text:p>
          </table:table-cell>
        </table:table-row>
        <table:table-row>
          <table:table-cell table:style-name="Table21.A6" table:number-columns-spanned="2" office:value-type="string">
            <text:p text:style-name="P27">Main Success Scenario</text:p>
          </table:table-cell>
          <table:covered-table-cell/>
        </table:table-row>
        <table:table-row>
          <table:table-cell table:style-name="Table21.A7" table:number-columns-spanned="2" office:value-type="string">
            <text:list xml:id="list124804693007421" text:continue-list="list1543530580439143999" text:style-name="L34">
              <text:list-item>
                <text:p text:style-name="P546"><text:span text:style-name="T31">De </text:span><text:span text:style-name="T42">superadmin</text:span><text:span text:style-name="T31"> selecteert "</text:span><text:span text:style-name="T54">Toevoegen</text:span><text:span text:style-name="T31">".</text:span></text:p>
              </text:list-item>
              <text:list-item>
                <text:p text:style-name="P432">Het systeem toont een creatie scherm.</text:p>
              </text:list-item>
              <text:list-item>
                <text:p text:style-name="P433">De <text:span text:style-name="T295">superadmin</text:span> vult alle velden in.</text:p>
              </text:list-item>
              <text:list-item>
                <text:p text:style-name="P546"><text:span text:style-name="T31">De </text:span><text:span text:style-name="T42">superadmin</text:span><text:span text:style-name="T31"> selecteert "</text:span><text:span text:style-name="T32">Bevestigen</text:span><text:span text:style-name="T31">".</text:span></text:p>
              </text:list-item>
              <text:list-item>
                <text:p text:style-name="P434">Het systeem maakt de <text:span text:style-name="T286">administrator</text:span> aan en toont de lijst van alle <text:span text:style-name="T286">administrators</text:span>.</text:p>
              </text:list-item>
            </text:list>
          </table:table-cell>
          <table:covered-table-cell/>
        </table:table-row>
        <table:table-row>
          <table:table-cell table:style-name="Table21.A6" table:number-columns-spanned="2" office:value-type="string">
            <text:p text:style-name="P27">Post Conditions</text:p>
          </table:table-cell>
          <table:covered-table-cell/>
        </table:table-row>
        <table:table-row>
          <table:table-cell table:style-name="Table21.A9" table:number-columns-spanned="2" office:value-type="string">
            <text:list xml:id="list5182184721951983734" text:style-name="L49">
              <text:list-item>
                <text:p text:style-name="P450">De <text:span text:style-name="T286">administrator</text:span> is aangemaakt.</text:p>
              </text:list-item>
            </text:list>
          </table:table-cell>
          <table:covered-table-cell/>
        </table:table-row>
        <table:table-row>
          <table:table-cell table:style-name="Table21.A6" table:number-columns-spanned="2" office:value-type="string">
            <text:p text:style-name="P27">Alternative Flows</text:p>
          </table:table-cell>
          <table:covered-table-cell/>
        </table:table-row>
        <table:table-row>
          <table:table-cell table:style-name="Table21.A9" table:number-columns-spanned="2" office:value-type="string">
            <text:list xml:id="list7170452731373132763" text:style-name="L50">
              <text:list-header>
                <text:p text:style-name="P355"><text:span text:style-name="T102">4</text:span><text:span text:style-name="T70">. </text:span><text:span text:style-name="T71">[</text:span><text:span text:style-name="T70">&lt;</text:span><text:span text:style-name="T80">Een ongeldige waarde werd ingevuld bij één van de opties</text:span><text:span text:style-name="T70">&gt;]<text:line-break/> <text:s text:c="3"/></text:span><text:span text:style-name="T102">4</text:span><text:span text:style-name="T70">.1. </text:span><text:span text:style-name="T81">De </text:span><text:span text:style-name="T105">superadmin</text:span><text:span text:style-name="T81"> krijgt een passende foutmelding te zien.</text:span></text:p>
                <text:p text:style-name="P355"><text:span text:style-name="T74"><text:s text:c="4"/></text:span><text:span text:style-name="T102">4</text:span><text:span text:style-name="T70">.</text:span><text:span text:style-name="T75">2</text:span><text:span text:style-name="T70">. </text:span><text:span text:style-name="T75">De </text:span><text:span text:style-name="T105">superadmin</text:span><text:span text:style-name="T75"> selecteert "Opnieuw proberen"</text:span><text:span text:style-name="T74">.</text:span></text:p>
                <text:p text:style-name="P355"><text:span text:style-name="T74"><text:s text:c="4"/></text:span><text:span text:style-name="T102">4</text:span><text:span text:style-name="T70">.</text:span><text:span text:style-name="T76">3</text:span><text:span text:style-name="T70">. </text:span><text:span text:style-name="T76">De </text:span><text:span text:style-name="T105">superadmin</text:span><text:span text:style-name="T76"> kan zijn/</text:span><text:span text:style-name="T94">haar</text:span><text:span text:style-name="T76"> aanpassingen corrigeren.</text:span><text:span text:style-name="T74">.</text:span></text:p>
                <text:p text:style-name="P350"><text:span text:style-name="T63"><text:s text:c="4"/></text:span><text:span text:style-name="T67">4</text:span><text:span text:style-name="T64">.</text:span><text:span text:style-name="T65">4</text:span><text:span text:style-name="T64">. </text:span><text:span text:style-name="T61">Ga naar punt </text:span><text:span text:style-name="T66">6</text:span><text:span text:style-name="T61"> van Main Success Scenario.</text:span></text:p>
                <text:p text:style-name="P331"><text:span text:style-name="T248">4.</text:span> [&lt;<text:span text:style-name="T130">De superadmin selecteert "Nee"</text:span>&gt;]</text:p>
                <text:p text:style-name="P332"><text:span text:style-name="T130"><text:s text:c="6"/>4</text:span>.1. <text:span text:style-name="T137">Het systeem geeft aan dat de keuzes niet worden toegepast.</text:span></text:p>
                <text:p text:style-name="P515"><text:s text:c="6"/><text:span text:style-name="T248">4.2 De superadmin bevestigt dit.</text:span></text:p>
                <text:p text:style-name="P525"><text:s text:c="6"/><text:span text:style-name="T248">4</text:span>.3 Ga naar punt 2 van Main Success Scenario.</text:p>
              </text:list-header>
            </text:list>
          </table:table-cell>
          <table:covered-table-cell/>
        </table:table-row>
        <table:table-row>
          <table:table-cell table:style-name="Table21.A6" table:number-columns-spanned="2" office:value-type="string">
            <text:p text:style-name="P54">Exceptional Flows</text:p>
          </table:table-cell>
          <table:covered-table-cell/>
        </table:table-row>
        <table:table-row>
          <table:table-cell table:style-name="Table21.A9" table:number-columns-spanned="2" office:value-type="string">
            <text:p text:style-name="P252"><text:span text:style-name="T130"><text:s text:c="11"/>1</text:span>. [&lt;<text:span text:style-name="T130">De superadmin selecteert "Annuleren"</text:span>&gt;]</text:p>
            <text:p text:style-name="P103"><text:tab/> <text:s text:c="3"/><text:span text:style-name="T249">1</text:span>.1. <text:span text:style-name="T137">Het systeem geeft aan dat de keuzes niet worden toegepast.</text:span></text:p>
            <text:p text:style-name="P115"><text:s text:c="16"/><text:span text:style-name="T249">1.2 De superadmin bevestigt dit.</text:span></text:p>
            <text:p text:style-name="P115"><text:s text:c="16"/><text:span text:style-name="T249">1.3 De superadmin keert terug naar de startpagina.</text:span></text:p>
            <text:p text:style-name="P104"><text:s text:c="16"/><text:span text:style-name="T249">1.4 Er zijn geen administrators aangemaakt.</text:span></text:p>
          </table:table-cell>
          <table:covered-table-cell/>
        </table:table-row>
      </table:table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able:table table:name="Table22" table:style-name="Table22">
        <table:table-column table:style-name="Table22.A"/>
        <table:table-column table:style-name="Table22.B"/>
        <text:soft-page-break/>
        <table:table-row>
          <table:table-cell table:style-name="Table22.A1" table:number-columns-spanned="2" office:value-type="string">
            <text:p text:style-name="P28">Overview <text:span text:style-name="T169">Use Case #26</text:span></text:p>
          </table:table-cell>
          <table:covered-table-cell/>
        </table:table-row>
        <table:table-row>
          <table:table-cell table:style-name="Table22.A2" office:value-type="string">
            <text:p text:style-name="P28">Title</text:p>
          </table:table-cell>
          <table:table-cell table:style-name="Table22.B2" office:value-type="string">
            <text:p text:style-name="P133"><text:span text:style-name="T287">Administrator</text:span> <text:span text:style-name="T257">v</text:span>erwijder<text:span text:style-name="T257">en</text:span></text:p>
          </table:table-cell>
        </table:table-row>
        <table:table-row>
          <table:table-cell table:style-name="Table22.A5" office:value-type="string">
            <text:p text:style-name="P28">Description</text:p>
          </table:table-cell>
          <table:table-cell table:style-name="Table22.B5" office:value-type="string">
            <text:p text:style-name="P137">Een <text:span text:style-name="T295">superadmin</text:span> verwijdert <text:span text:style-name="T118">een</text:span> <text:span text:style-name="T286">administrator</text:span>.</text:p>
          </table:table-cell>
        </table:table-row>
        <table:table-row>
          <table:table-cell table:style-name="Table22.A5" office:value-type="string">
            <text:p text:style-name="P28">Actors</text:p>
          </table:table-cell>
          <table:table-cell table:style-name="Table22.B5" office:value-type="string">
            <text:p text:style-name="P226">Superadmin</text:p>
          </table:table-cell>
        </table:table-row>
        <table:table-row>
          <table:table-cell table:style-name="Table22.A5" office:value-type="string">
            <text:p text:style-name="P28">Preconditions</text:p>
          </table:table-cell>
          <table:table-cell table:style-name="Table22.B5" office:value-type="string">
            <text:p text:style-name="P138">De <text:span text:style-name="T295">superadmin</text:span> is <text:span text:style-name="T184">aangemeld. Bovendien wordt reeds een lijst van alle administrators weergegeven.</text:span></text:p>
          </table:table-cell>
        </table:table-row>
        <table:table-row>
          <table:table-cell table:style-name="Table22.A6" table:number-columns-spanned="2" office:value-type="string">
            <text:p text:style-name="P28">Main Success Scenario</text:p>
          </table:table-cell>
          <table:covered-table-cell/>
        </table:table-row>
        <table:table-row>
          <table:table-cell table:style-name="Table22.A7" table:number-columns-spanned="2" office:value-type="string">
            <text:list xml:id="list124804426940621" text:continue-list="list124804860279035" text:style-name="L1">
              <text:list-item text:start-value="1">
                <text:p text:style-name="P442">De <text:span text:style-name="T295">superadmin</text:span> selecteert "<text:span text:style-name="T197">Wijzigen</text:span>" bij de juiste <text:span text:style-name="T286">administrator</text:span>.</text:p>
              </text:list-item>
              <text:list-item>
                <text:p text:style-name="P443">Het systeem toont <text:span text:style-name="T119">de pagina om een administrator aan te passen.</text:span></text:p>
              </text:list-item>
              <text:list-item>
                <text:p text:style-name="P464">De <text:span text:style-name="T295">superadmin</text:span> selecteert "<text:span text:style-name="T198">Verwijderen</text:span>".</text:p>
              </text:list-item>
              <text:list-item>
                <text:p text:style-name="P465"><text:span text:style-name="T271">Het s</text:span>ysteem vraagt om bevestiging om de <text:span text:style-name="T286">administrator</text:span> te verwijderen.</text:p>
              </text:list-item>
              <text:list-item>
                <text:p text:style-name="P464">De <text:span text:style-name="T295">superadmin</text:span> selecteert "<text:span text:style-name="T199">Bevestigen</text:span>".</text:p>
              </text:list-item>
              <text:list-item>
                <text:p text:style-name="P466"><text:span text:style-name="T271">Het s</text:span>ysteem verwijdert de <text:span text:style-name="T286">administrator</text:span> en toont de lijst van <text:span text:style-name="T286">administrators</text:span>.</text:p>
              </text:list-item>
            </text:list>
          </table:table-cell>
          <table:covered-table-cell/>
        </table:table-row>
        <table:table-row>
          <table:table-cell table:style-name="Table22.A6" table:number-columns-spanned="2" office:value-type="string">
            <text:p text:style-name="P28">Post Conditions</text:p>
          </table:table-cell>
          <table:covered-table-cell/>
        </table:table-row>
        <table:table-row>
          <table:table-cell table:style-name="Table22.A9" table:number-columns-spanned="2" office:value-type="string">
            <text:list xml:id="list7877837887349373831" text:style-name="L51">
              <text:list-item>
                <text:p text:style-name="P477">De <text:span text:style-name="T286">administrator</text:span> is verwijderd.</text:p>
              </text:list-item>
            </text:list>
          </table:table-cell>
          <table:covered-table-cell/>
        </table:table-row>
        <table:table-row>
          <table:table-cell table:style-name="Table22.A6" table:number-columns-spanned="2" office:value-type="string">
            <text:p text:style-name="P28">Alternative Flows</text:p>
          </table:table-cell>
          <table:covered-table-cell/>
        </table:table-row>
        <table:table-row>
          <table:table-cell table:style-name="Table22.A11" table:number-columns-spanned="2" office:value-type="string">
            <text:list xml:id="list6494642200934651355" text:style-name="L52">
              <text:list-header>
                <text:p text:style-name="P333"><text:span text:style-name="T250">5.</text:span> [&lt;<text:span text:style-name="T130">De superadmin selecteert "Nee"</text:span>&gt;]</text:p>
                <text:p text:style-name="P334"><text:span text:style-name="T130"><text:s text:c="6"/>5</text:span>.1. <text:span text:style-name="T137">Het systeem geeft aan dat de keuzes niet worden toegepast.</text:span></text:p>
                <text:p text:style-name="P516"><text:s text:c="6"/><text:span text:style-name="T250">5.2 De superadmin bevestigt dit.</text:span></text:p>
                <text:p text:style-name="P526"><text:s text:c="6"/><text:span text:style-name="T250">5</text:span>.3 Ga naar punt 2 van Main Success Scenario.</text:p>
              </text:list-header>
            </text:list>
          </table:table-cell>
          <table:covered-table-cell/>
        </table:table-row>
        <table:table-row>
          <table:table-cell table:style-name="Table22.A6" table:number-columns-spanned="2" office:value-type="string">
            <text:p text:style-name="P55">Exceptional Flows</text:p>
          </table:table-cell>
          <table:covered-table-cell/>
        </table:table-row>
        <table:table-row>
          <table:table-cell table:style-name="Table22.A11" table:number-columns-spanned="2" office:value-type="string">
            <text:p text:style-name="P253"><text:span text:style-name="T130"><text:s text:c="10"/>1</text:span>. [&lt;<text:span text:style-name="T130">De superadmin selecteert "Annuleren"</text:span>&gt;]</text:p>
            <text:p text:style-name="P105"><text:tab/> <text:s text:c="3"/><text:span text:style-name="T251">1</text:span>.1. <text:span text:style-name="T137">Het systeem geeft aan dat de keuzes niet worden toegepast.</text:span></text:p>
            <text:p text:style-name="P116"><text:s text:c="16"/><text:span text:style-name="T251">1.2 De superadmin bevestigt dit.</text:span></text:p>
            <text:p text:style-name="P116"><text:s text:c="16"/><text:span text:style-name="T251">1.3 De superadmin keert terug naar de startpagina.</text:span></text:p>
            <text:p text:style-name="P106"><text:s text:c="16"/><text:span text:style-name="T251">1.4 <text:s/>Er zijn geen administrators verwijderd.</text:span></text:p>
          </table:table-cell>
          <table:covered-table-cell/>
        </table:table-row>
      </table:table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able:table table:name="Table23" table:style-name="Table23">
        <table:table-column table:style-name="Table23.A"/>
        <table:table-column table:style-name="Table23.B"/>
        <text:soft-page-break/>
        <table:table-row>
          <table:table-cell table:style-name="Table23.A1" table:number-columns-spanned="2" office:value-type="string">
            <text:p text:style-name="P29">Overview <text:span text:style-name="T169">Use Case #27</text:span></text:p>
          </table:table-cell>
          <table:covered-table-cell/>
        </table:table-row>
        <table:table-row>
          <table:table-cell table:style-name="Table23.A2" office:value-type="string">
            <text:p text:style-name="P29">Title</text:p>
          </table:table-cell>
          <table:table-cell table:style-name="Table23.B2" office:value-type="string">
            <text:p text:style-name="P146"><text:span text:style-name="T288">Administrator</text:span> <text:span text:style-name="T257">w</text:span>ijzig<text:span text:style-name="T257">en</text:span></text:p>
          </table:table-cell>
        </table:table-row>
        <table:table-row>
          <table:table-cell table:style-name="Table23.A5" office:value-type="string">
            <text:p text:style-name="P29">Description</text:p>
          </table:table-cell>
          <table:table-cell table:style-name="Table23.B5" office:value-type="string">
            <text:p text:style-name="P148">Een <text:span text:style-name="T295">superadmin</text:span> wijzigt een <text:span text:style-name="T286">administrator</text:span>.</text:p>
          </table:table-cell>
        </table:table-row>
        <table:table-row>
          <table:table-cell table:style-name="Table23.A5" office:value-type="string">
            <text:p text:style-name="P29">Actors</text:p>
          </table:table-cell>
          <table:table-cell table:style-name="Table23.B5" office:value-type="string">
            <text:p text:style-name="P227">Superadmin</text:p>
          </table:table-cell>
        </table:table-row>
        <table:table-row>
          <table:table-cell table:style-name="Table23.A5" office:value-type="string">
            <text:p text:style-name="P29">Preconditions</text:p>
          </table:table-cell>
          <table:table-cell table:style-name="Table23.B5" office:value-type="string">
            <text:p text:style-name="P149">De <text:span text:style-name="T295">superadmin</text:span> is <text:span text:style-name="T185">aangemeld. Bovendien wordt reeds een lijst van alle administrators weergegeven.</text:span></text:p>
          </table:table-cell>
        </table:table-row>
        <table:table-row>
          <table:table-cell table:style-name="Table23.A6" table:number-columns-spanned="2" office:value-type="string">
            <text:p text:style-name="P29">Main Success Scenario</text:p>
          </table:table-cell>
          <table:covered-table-cell/>
        </table:table-row>
        <table:table-row>
          <table:table-cell table:style-name="Table23.A7" table:number-columns-spanned="2" office:value-type="string">
            <text:list xml:id="list124804245187369" text:continue-list="list124804426940621" text:style-name="L1">
              <text:list-item text:start-value="1">
                <text:p text:style-name="P444">De <text:span text:style-name="T295">superadmin</text:span> selecteert "<text:span text:style-name="T200">Wijzigen</text:span>" bij de juiste <text:span text:style-name="T286">administrator</text:span>.</text:p>
              </text:list-item>
              <text:list-item>
                <text:p text:style-name="P445">Het systeem toont <text:span text:style-name="T119">de pagina om een administrator aan te passen.</text:span></text:p>
              </text:list-item>
              <text:list-item>
                <text:p text:style-name="P491">De <text:span text:style-name="T295">superadmin</text:span> vult de relevante velden in.</text:p>
              </text:list-item>
              <text:list-item>
                <text:p text:style-name="P467">De <text:span text:style-name="T295">superadmin</text:span> selecteert "<text:span text:style-name="T374">Opslaan".</text:span></text:p>
              </text:list-item>
              <text:list-item>
                <text:p text:style-name="P468"><text:span text:style-name="T272">Het s</text:span>ysteem vraagt om bevestiging om de <text:span text:style-name="T286">administrator</text:span> te <text:span text:style-name="T118">wijzigen.</text:span></text:p>
              </text:list-item>
              <text:list-item>
                <text:p text:style-name="P467">De <text:span text:style-name="T295">superadmin</text:span> selecteert "<text:span text:style-name="T201">Bevestigen</text:span>".</text:p>
              </text:list-item>
              <text:list-item>
                <text:p text:style-name="P468"><text:span text:style-name="T272">Het s</text:span>ysteem <text:span text:style-name="T118">wijzigt</text:span> de <text:span text:style-name="T286">administrator</text:span> en toont de lijst van <text:span text:style-name="T286">administrators</text:span>.</text:p>
              </text:list-item>
            </text:list>
          </table:table-cell>
          <table:covered-table-cell/>
        </table:table-row>
        <table:table-row>
          <table:table-cell table:style-name="Table23.A6" table:number-columns-spanned="2" office:value-type="string">
            <text:p text:style-name="P29">Post Conditions</text:p>
          </table:table-cell>
          <table:covered-table-cell/>
        </table:table-row>
        <table:table-row>
          <table:table-cell table:style-name="Table23.A9" table:number-columns-spanned="2" office:value-type="string">
            <text:list xml:id="list8868544662278805380" text:style-name="L53">
              <text:list-item>
                <text:p text:style-name="P494">De <text:span text:style-name="T286">administrator</text:span> is gewijzigd.</text:p>
              </text:list-item>
            </text:list>
          </table:table-cell>
          <table:covered-table-cell/>
        </table:table-row>
        <table:table-row>
          <table:table-cell table:style-name="Table23.A6" table:number-columns-spanned="2" office:value-type="string">
            <text:p text:style-name="P29">Alternative Flows</text:p>
          </table:table-cell>
          <table:covered-table-cell/>
        </table:table-row>
        <table:table-row>
          <table:table-cell table:style-name="Table23.A11" table:number-columns-spanned="2" office:value-type="string">
            <text:list xml:id="list6644949285513072157" text:style-name="L54">
              <text:list-header>
                <text:p text:style-name="P356"><text:span text:style-name="T103">4</text:span><text:span text:style-name="T70">. </text:span><text:span text:style-name="T71">[</text:span><text:span text:style-name="T70">&lt;</text:span><text:span text:style-name="T80">Een ongeldige waarde werd ingevuld bij één van de opties</text:span><text:span text:style-name="T70">&gt;]<text:line-break/> <text:s text:c="3"/></text:span><text:span text:style-name="T103">4</text:span><text:span text:style-name="T70">.1. </text:span><text:span text:style-name="T81">De </text:span><text:span text:style-name="T105">superadmin</text:span><text:span text:style-name="T81"> krijgt een passende foutmelding te zien.</text:span></text:p>
                <text:p text:style-name="P356"><text:span text:style-name="T74"><text:s text:c="4"/></text:span><text:span text:style-name="T103">4</text:span><text:span text:style-name="T70">.</text:span><text:span text:style-name="T75">2</text:span><text:span text:style-name="T70">. </text:span><text:span text:style-name="T75">De </text:span><text:span text:style-name="T105">superadmin</text:span><text:span text:style-name="T75"> selecteert "Opnieuw </text:span><text:span text:style-name="T112">P</text:span><text:span text:style-name="T75">roberen"</text:span><text:span text:style-name="T74">.</text:span></text:p>
                <text:p text:style-name="P356"><text:span text:style-name="T74"><text:s text:c="4"/></text:span><text:span text:style-name="T103">4</text:span><text:span text:style-name="T70">.</text:span><text:span text:style-name="T76">3</text:span><text:span text:style-name="T70">. </text:span><text:span text:style-name="T76">De </text:span><text:span text:style-name="T105">superadmin</text:span><text:span text:style-name="T76"> kan zijn/</text:span><text:span text:style-name="T94">haar</text:span><text:span text:style-name="T76"> aanpassingen corrigeren.</text:span><text:span text:style-name="T74">.</text:span></text:p>
                <text:p text:style-name="P351"><text:span text:style-name="T63"><text:s text:c="4"/></text:span><text:span text:style-name="T68">4</text:span><text:span text:style-name="T64">.</text:span><text:span text:style-name="T65">4</text:span><text:span text:style-name="T64">. </text:span><text:span text:style-name="T61">Ga naar punt </text:span><text:span text:style-name="T66">6</text:span><text:span text:style-name="T61"> van Main Success Scenario.</text:span></text:p>
                <text:p text:style-name="P335"><text:span text:style-name="T252">6.</text:span> [&lt;<text:span text:style-name="T130">De superadmin selecteert "Nee"</text:span>&gt;]</text:p>
                <text:p text:style-name="P336"><text:span text:style-name="T130"><text:s text:c="6"/>6</text:span>.1. <text:span text:style-name="T137">Het systeem geeft aan dat de keuzes niet worden toegepast.</text:span></text:p>
                <text:p text:style-name="P517"><text:s text:c="6"/><text:span text:style-name="T252">6.2 De superadmin bevestigt dit.</text:span></text:p>
                <text:p text:style-name="P527"><text:s text:c="6"/><text:span text:style-name="T252">6</text:span>.3 Ga naar punt 2 van Main Success Scenario.</text:p>
              </text:list-header>
            </text:list>
          </table:table-cell>
          <table:covered-table-cell/>
        </table:table-row>
        <table:table-row>
          <table:table-cell table:style-name="Table23.A6" table:number-columns-spanned="2" office:value-type="string">
            <text:p text:style-name="P56">Exceptional Flows</text:p>
          </table:table-cell>
          <table:covered-table-cell/>
        </table:table-row>
        <table:table-row>
          <table:table-cell table:style-name="Table23.A11" table:number-columns-spanned="2" office:value-type="string">
            <text:p text:style-name="P254"><text:span text:style-name="T130"><text:s text:c="12"/>1</text:span>. [&lt;<text:span text:style-name="T130">De superadmin selecteert "Annuleren"</text:span>&gt;]</text:p>
            <text:p text:style-name="P107"><text:tab/> <text:s text:c="3"/><text:span text:style-name="T253">1</text:span>.1. <text:span text:style-name="T137">Het systeem geeft aan dat de keuzes niet worden toegepast.</text:span></text:p>
            <text:p text:style-name="P117"><text:s text:c="16"/><text:span text:style-name="T253">1.2 De superadmin bevestigt dit.</text:span></text:p>
            <text:p text:style-name="P117"><text:s text:c="16"/><text:span text:style-name="T253">1.3 De superadmin keert terug naar de startpagina.</text:span></text:p>
            <text:p text:style-name="P108"><text:s text:c="16"/><text:span text:style-name="T253">1.4 Er zijn geen administrators gewijzigd.</text:span></text:p>
          </table:table-cell>
          <table:covered-table-cell/>
        </table:table-row>
      </table:table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able:table table:name="Table24" table:style-name="Table24">
        <table:table-column table:style-name="Table24.A"/>
        <table:table-column table:style-name="Table24.B"/>
        <text:soft-page-break/>
        <table:table-row>
          <table:table-cell table:style-name="Table24.A1" table:number-columns-spanned="2" office:value-type="string">
            <text:p text:style-name="P30">Overview <text:span text:style-name="T169">Use Case #28</text:span></text:p>
          </table:table-cell>
          <table:covered-table-cell/>
        </table:table-row>
        <table:table-row>
          <table:table-cell table:style-name="Table24.A2" office:value-type="string">
            <text:p text:style-name="P30">Title</text:p>
          </table:table-cell>
          <table:table-cell table:style-name="Table24.B2" office:value-type="string">
            <text:p text:style-name="P200">Lijst van alle <text:span text:style-name="T289">operators</text:span> weergeven</text:p>
          </table:table-cell>
        </table:table-row>
        <table:table-row>
          <table:table-cell table:style-name="Table24.A5" office:value-type="string">
            <text:p text:style-name="P30">Description</text:p>
          </table:table-cell>
          <table:table-cell table:style-name="Table24.B5" office:value-type="string">
            <text:p text:style-name="P203">Een <text:span text:style-name="T295">superadmin</text:span> bekijkt alle <text:span text:style-name="T289">operators</text:span>.</text:p>
          </table:table-cell>
        </table:table-row>
        <table:table-row>
          <table:table-cell table:style-name="Table24.A5" office:value-type="string">
            <text:p text:style-name="P30">Actors</text:p>
          </table:table-cell>
          <table:table-cell table:style-name="Table24.B5" office:value-type="string">
            <text:p text:style-name="P228">Superadmin</text:p>
          </table:table-cell>
        </table:table-row>
        <table:table-row>
          <table:table-cell table:style-name="Table24.A5" office:value-type="string">
            <text:p text:style-name="P30">Preconditions</text:p>
          </table:table-cell>
          <table:table-cell table:style-name="Table24.B5" office:value-type="string">
            <text:p text:style-name="P205">De <text:span text:style-name="T289">operator</text:span> is <text:span text:style-name="T176">aangemeld</text:span>.</text:p>
          </table:table-cell>
        </table:table-row>
        <table:table-row>
          <table:table-cell table:style-name="Table24.A6" table:number-columns-spanned="2" office:value-type="string">
            <text:p text:style-name="P30">Main Success Scenario</text:p>
          </table:table-cell>
          <table:covered-table-cell/>
        </table:table-row>
        <table:table-row>
          <table:table-cell table:style-name="Table24.A7" table:number-columns-spanned="2" office:value-type="string">
            <text:list xml:id="list124803076163703" text:continue-list="list124804245187369" text:style-name="L1">
              <text:list-item text:start-value="1">
                <text:p text:style-name="P361"><text:span text:style-name="T298">De superadmin</text:span> selecteert "<text:span text:style-name="T290">Operators</text:span>".</text:p>
              </text:list-item>
              <text:list-item>
                <text:p text:style-name="P364">Het systeem toont alle <text:span text:style-name="T289">operators</text:span>.</text:p>
              </text:list-item>
            </text:list>
          </table:table-cell>
          <table:covered-table-cell/>
        </table:table-row>
        <table:table-row>
          <table:table-cell table:style-name="Table24.A6" table:number-columns-spanned="2" office:value-type="string">
            <text:p text:style-name="P30">Post Conditions</text:p>
          </table:table-cell>
          <table:covered-table-cell/>
        </table:table-row>
        <table:table-row>
          <table:table-cell table:style-name="Table24.A9" table:number-columns-spanned="2" office:value-type="string">
            <text:list xml:id="list215039625262865118" text:style-name="L55">
              <text:list-item>
                <text:p text:style-name="P370">De <text:span text:style-name="T295">superadmin</text:span> ziet de lijst van alle <text:span text:style-name="T289">operators</text:span> die hij/<text:span text:style-name="T174">zij</text:span> wou zien.</text:p>
              </text:list-item>
            </text:list>
          </table:table-cell>
          <table:covered-table-cell/>
        </table:table-row>
        <table:table-row>
          <table:table-cell table:style-name="Table24.A6" table:number-columns-spanned="2" office:value-type="string">
            <text:p text:style-name="P30"><text:span text:style-name="T60">Exceptional</text:span> Flows</text:p>
          </table:table-cell>
          <table:covered-table-cell/>
        </table:table-row>
        <table:table-row>
          <table:table-cell table:style-name="Table24.A11" table:number-columns-spanned="2" office:value-type="string">
            <text:list xml:id="list1831932502530993381" text:style-name="L56">
              <text:list-header>
                <text:p text:style-name="P377"><text:span text:style-name="T128">2. </text:span>[<text:span text:style-name="T202">&lt;</text:span>Er zijn geen <text:span text:style-name="T289">operators</text:span>&gt;]</text:p>
                <text:list>
                  <text:list-header>
                    <text:p text:style-name="P385">2.1 Het systeem geeft aan dat er geen <text:span text:style-name="T289">operators</text:span> zijn.</text:p>
                    <text:p text:style-name="P386">2.2 Het systeem geeft een lege lijst weer.</text:p>
                  </text:list-header>
                </text:list>
              </text:list-header>
            </text:list>
          </table:table-cell>
          <table:covered-table-cell/>
        </table:table-row>
      </table:table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able:table table:name="Table25" table:style-name="Table25">
        <table:table-column table:style-name="Table25.A"/>
        <table:table-column table:style-name="Table25.B"/>
        <text:soft-page-break/>
        <table:table-row>
          <table:table-cell table:style-name="Table25.A1" table:number-columns-spanned="2" office:value-type="string">
            <text:p text:style-name="P31">Overview <text:span text:style-name="T169">Use Case #29</text:span></text:p>
          </table:table-cell>
          <table:covered-table-cell/>
        </table:table-row>
        <table:table-row>
          <table:table-cell table:style-name="Table25.A2" office:value-type="string">
            <text:p text:style-name="P31">Title</text:p>
          </table:table-cell>
          <table:table-cell table:style-name="Table25.B2" office:value-type="string">
            <text:p text:style-name="P134">Nieuwe <text:span text:style-name="T291">operator</text:span> maken</text:p>
          </table:table-cell>
        </table:table-row>
        <table:table-row>
          <table:table-cell table:style-name="Table25.A5" office:value-type="string">
            <text:p text:style-name="P31">Description</text:p>
          </table:table-cell>
          <table:table-cell table:style-name="Table25.B5" office:value-type="string">
            <text:p text:style-name="P134">Maakt een nieuwe <text:span text:style-name="T291">operator</text:span>.</text:p>
          </table:table-cell>
        </table:table-row>
        <table:table-row>
          <table:table-cell table:style-name="Table25.A5" office:value-type="string">
            <text:p text:style-name="P31">Actors</text:p>
          </table:table-cell>
          <table:table-cell table:style-name="Table25.B5" office:value-type="string">
            <text:p text:style-name="P229">Superadmin</text:p>
          </table:table-cell>
        </table:table-row>
        <table:table-row>
          <table:table-cell table:style-name="Table25.A5" office:value-type="string">
            <text:p text:style-name="P31">Preconditions</text:p>
          </table:table-cell>
          <table:table-cell table:style-name="Table25.B5" office:value-type="string">
            <text:p text:style-name="P139">De <text:span text:style-name="T295">superadmin</text:span> <text:span text:style-name="T183">is aangemeld. Bovendien wordt reeds een lijst van alle operators weergegeven.</text:span></text:p>
          </table:table-cell>
        </table:table-row>
        <table:table-row>
          <table:table-cell table:style-name="Table25.A6" table:number-columns-spanned="2" office:value-type="string">
            <text:p text:style-name="P31">Main Success Scenario</text:p>
          </table:table-cell>
          <table:covered-table-cell/>
        </table:table-row>
        <table:table-row>
          <table:table-cell table:style-name="Table25.A7" table:number-columns-spanned="2" office:value-type="string">
            <text:list xml:id="list124803334890770" text:continue-list="list124804693007421" text:style-name="L34">
              <text:list-item>
                <text:p text:style-name="P547"><text:span text:style-name="T31">De </text:span><text:span text:style-name="T42">superadmin</text:span><text:span text:style-name="T31"> selecteert "</text:span><text:span text:style-name="T53">Toevoegen</text:span><text:span text:style-name="T31">".</text:span></text:p>
              </text:list-item>
              <text:list-item>
                <text:p text:style-name="P435">Het systeem toont een creatie scherm.</text:p>
              </text:list-item>
              <text:list-item>
                <text:p text:style-name="P436">De <text:span text:style-name="T295">superadmin</text:span> vult alle velden in.</text:p>
              </text:list-item>
              <text:list-item>
                <text:p text:style-name="P547"><text:span text:style-name="T31">De </text:span><text:span text:style-name="T42">superadmin</text:span><text:span text:style-name="T31"> selecteert "</text:span><text:span text:style-name="T32">Bevestigen</text:span><text:span text:style-name="T31">".</text:span></text:p>
              </text:list-item>
              <text:list-item>
                <text:p text:style-name="P437">Het systeem maakt de <text:span text:style-name="T286">administrator</text:span> aan en toont de lijst van alle <text:span text:style-name="T291">operators</text:span>.</text:p>
              </text:list-item>
            </text:list>
          </table:table-cell>
          <table:covered-table-cell/>
        </table:table-row>
        <table:table-row>
          <table:table-cell table:style-name="Table25.A6" table:number-columns-spanned="2" office:value-type="string">
            <text:p text:style-name="P31">Post Conditions</text:p>
          </table:table-cell>
          <table:covered-table-cell/>
        </table:table-row>
        <table:table-row>
          <table:table-cell table:style-name="Table25.A9" table:number-columns-spanned="2" office:value-type="string">
            <text:list xml:id="list4539718308143962606" text:style-name="L57">
              <text:list-item>
                <text:p text:style-name="P451">De <text:span text:style-name="T291">operator</text:span> is aangemaakt.</text:p>
              </text:list-item>
            </text:list>
          </table:table-cell>
          <table:covered-table-cell/>
        </table:table-row>
        <table:table-row>
          <table:table-cell table:style-name="Table25.A6" table:number-columns-spanned="2" office:value-type="string">
            <text:p text:style-name="P31">Alternative Flows</text:p>
          </table:table-cell>
          <table:covered-table-cell/>
        </table:table-row>
        <table:table-row>
          <table:table-cell table:style-name="Table25.A9" table:number-columns-spanned="2" office:value-type="string">
            <text:list xml:id="list7784678318412597674" text:style-name="L58">
              <text:list-header>
                <text:p text:style-name="P357"><text:span text:style-name="T102">4</text:span><text:span text:style-name="T70">. </text:span><text:span text:style-name="T71">[</text:span><text:span text:style-name="T70">&lt;</text:span><text:span text:style-name="T80">Een ongeldige waarde werd ingevuld bij één van de opties</text:span><text:span text:style-name="T70">&gt;]<text:line-break/> <text:s text:c="3"/></text:span><text:span text:style-name="T102">4</text:span><text:span text:style-name="T70">.1. </text:span><text:span text:style-name="T81">De </text:span><text:span text:style-name="T105">superadmin</text:span><text:span text:style-name="T81"> krijgt een passende foutmelding te zien.</text:span></text:p>
                <text:p text:style-name="P357"><text:span text:style-name="T74"><text:s text:c="4"/></text:span><text:span text:style-name="T102">4</text:span><text:span text:style-name="T70">.</text:span><text:span text:style-name="T75">2</text:span><text:span text:style-name="T70">. </text:span><text:span text:style-name="T75">De </text:span><text:span text:style-name="T105">superadmin</text:span><text:span text:style-name="T75"> selecteert "Opnieuw </text:span><text:span text:style-name="T111">P</text:span><text:span text:style-name="T75">roberen"</text:span><text:span text:style-name="T74">.</text:span></text:p>
                <text:p text:style-name="P357"><text:span text:style-name="T74"><text:s text:c="4"/></text:span><text:span text:style-name="T102">4</text:span><text:span text:style-name="T70">.</text:span><text:span text:style-name="T76">3</text:span><text:span text:style-name="T70">. </text:span><text:span text:style-name="T76">De </text:span><text:span text:style-name="T105">superadmin</text:span><text:span text:style-name="T76"> kan zijn/</text:span><text:span text:style-name="T94">haar</text:span><text:span text:style-name="T76"> aanpassingen corrigeren.</text:span><text:span text:style-name="T74">.</text:span></text:p>
                <text:p text:style-name="P352"><text:span text:style-name="T63"><text:s text:c="4"/></text:span><text:span text:style-name="T67">4</text:span><text:span text:style-name="T64">.</text:span><text:span text:style-name="T65">4</text:span><text:span text:style-name="T64">. </text:span><text:span text:style-name="T61">Ga naar punt </text:span><text:span text:style-name="T66">6</text:span><text:span text:style-name="T61"> van Main Success Scenario.</text:span></text:p>
                <text:p text:style-name="P337"><text:span text:style-name="T248">4.</text:span> [&lt;<text:span text:style-name="T130">De superadmin selecteert "Nee"</text:span>&gt;]</text:p>
                <text:p text:style-name="P338"><text:span text:style-name="T130"><text:s text:c="6"/>4</text:span>.1. <text:span text:style-name="T137">Het systeem geeft aan dat de keuzes niet worden toegepast.</text:span></text:p>
                <text:p text:style-name="P518"><text:s text:c="6"/><text:span text:style-name="T248">4.2 De superadmin bevestigt dit.</text:span></text:p>
                <text:p text:style-name="P528"><text:s text:c="6"/><text:span text:style-name="T248">4</text:span>.3 Ga naar punt 2 van Main Success Scenario.</text:p>
              </text:list-header>
            </text:list>
          </table:table-cell>
          <table:covered-table-cell/>
        </table:table-row>
        <table:table-row>
          <table:table-cell table:style-name="Table25.A6" table:number-columns-spanned="2" office:value-type="string">
            <text:p text:style-name="P57">Exceptional Flows</text:p>
          </table:table-cell>
          <table:covered-table-cell/>
        </table:table-row>
        <table:table-row>
          <table:table-cell table:style-name="Table25.A9" table:number-columns-spanned="2" office:value-type="string">
            <text:p text:style-name="P255"><text:span text:style-name="T130"><text:s text:c="11"/>1</text:span>. [&lt;<text:span text:style-name="T130">De superadmin selecteert "Annuleren"</text:span>&gt;]</text:p>
            <text:p text:style-name="P109"><text:tab/> <text:s text:c="3"/><text:span text:style-name="T249">1</text:span>.1. <text:span text:style-name="T137">Het systeem geeft aan dat de keuzes niet worden toegepast.</text:span></text:p>
            <text:p text:style-name="P118"><text:s text:c="16"/><text:span text:style-name="T249">1.2 De superadmin bevestigt dit.</text:span></text:p>
            <text:p text:style-name="P118"><text:s text:c="16"/><text:span text:style-name="T249">1.3 De superadmin keert terug naar de startpagina.</text:span></text:p>
            <text:p text:style-name="P110"><text:s text:c="16"/><text:span text:style-name="T249">1.4 Er zijn geen operators aangemaakt.</text:span></text:p>
          </table:table-cell>
          <table:covered-table-cell/>
        </table:table-row>
      </table:table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able:table table:name="Table26" table:style-name="Table26">
        <table:table-column table:style-name="Table26.A"/>
        <table:table-column table:style-name="Table26.B"/>
        <text:soft-page-break/>
        <table:table-row>
          <table:table-cell table:style-name="Table26.A1" table:number-columns-spanned="2" office:value-type="string">
            <text:p text:style-name="P32">Overview <text:span text:style-name="T169">Use Case #30</text:span></text:p>
          </table:table-cell>
          <table:covered-table-cell/>
        </table:table-row>
        <table:table-row>
          <table:table-cell table:style-name="Table26.A2" office:value-type="string">
            <text:p text:style-name="P32">Title</text:p>
          </table:table-cell>
          <table:table-cell table:style-name="Table26.B2" office:value-type="string">
            <text:p text:style-name="P135"><text:span text:style-name="T292">Operator</text:span> <text:span text:style-name="T257">v</text:span>erwijder<text:span text:style-name="T257">en</text:span></text:p>
          </table:table-cell>
        </table:table-row>
        <table:table-row>
          <table:table-cell table:style-name="Table26.A5" office:value-type="string">
            <text:p text:style-name="P32">Description</text:p>
          </table:table-cell>
          <table:table-cell table:style-name="Table26.B5" office:value-type="string">
            <text:p text:style-name="P140">Een <text:span text:style-name="T106">superadmin</text:span> verwijdert <text:span text:style-name="T118">een</text:span> <text:span text:style-name="T291">operator</text:span>.</text:p>
          </table:table-cell>
        </table:table-row>
        <table:table-row>
          <table:table-cell table:style-name="Table26.A5" office:value-type="string">
            <text:p text:style-name="P32">Actors</text:p>
          </table:table-cell>
          <table:table-cell table:style-name="Table26.B5" office:value-type="string">
            <text:p text:style-name="P124">Superadmin</text:p>
          </table:table-cell>
        </table:table-row>
        <table:table-row>
          <table:table-cell table:style-name="Table26.A5" office:value-type="string">
            <text:p text:style-name="P32">Preconditions</text:p>
          </table:table-cell>
          <table:table-cell table:style-name="Table26.B5" office:value-type="string">
            <text:p text:style-name="P141">De <text:span text:style-name="T106">superadmin</text:span> is <text:span text:style-name="T184">aangemeld. Bovendien wordt reeds een lijst van alle operators weergegeven.</text:span></text:p>
          </table:table-cell>
        </table:table-row>
        <table:table-row>
          <table:table-cell table:style-name="Table26.A6" table:number-columns-spanned="2" office:value-type="string">
            <text:p text:style-name="P32">Main Success Scenario</text:p>
          </table:table-cell>
          <table:covered-table-cell/>
        </table:table-row>
        <table:table-row>
          <table:table-cell table:style-name="Table26.A7" table:number-columns-spanned="2" office:value-type="string">
            <text:list xml:id="list124803635742951" text:continue-list="list124803076163703" text:style-name="L1">
              <text:list-item text:start-value="1">
                <text:p text:style-name="P446">De <text:span text:style-name="T69">superadmin</text:span> selecteert "<text:span text:style-name="T197">Wijzigen</text:span>" bij de juiste <text:span text:style-name="T291">operator</text:span>.</text:p>
              </text:list-item>
              <text:list-item>
                <text:p text:style-name="P447">Het systeem toont <text:span text:style-name="T119">de pagina om een operator aan te passen.</text:span></text:p>
              </text:list-item>
              <text:list-item>
                <text:p text:style-name="P469">De <text:span text:style-name="T69">superadmin</text:span> selecteert "<text:span text:style-name="T198">Verwijderen</text:span>".</text:p>
              </text:list-item>
              <text:list-item>
                <text:p text:style-name="P470"><text:span text:style-name="T271">Het s</text:span>ysteem vraagt om bevestiging om de <text:span text:style-name="T291">operator</text:span> te verwijderen.</text:p>
              </text:list-item>
              <text:list-item>
                <text:p text:style-name="P471">De <text:span text:style-name="T69">superadmin</text:span> selecteert "<text:span text:style-name="T199">Bevestigen</text:span>".</text:p>
              </text:list-item>
              <text:list-item>
                <text:p text:style-name="P472"><text:span text:style-name="T271">Het s</text:span>ysteem verwijdert de <text:span text:style-name="T291">operator</text:span> en toont de lijst van <text:span text:style-name="T291">operators</text:span>.</text:p>
              </text:list-item>
            </text:list>
          </table:table-cell>
          <table:covered-table-cell/>
        </table:table-row>
        <table:table-row>
          <table:table-cell table:style-name="Table26.A6" table:number-columns-spanned="2" office:value-type="string">
            <text:p text:style-name="P32">Post Conditions</text:p>
          </table:table-cell>
          <table:covered-table-cell/>
        </table:table-row>
        <table:table-row>
          <table:table-cell table:style-name="Table26.A9" table:number-columns-spanned="2" office:value-type="string">
            <text:list xml:id="list7155732583279617323" text:style-name="L59">
              <text:list-item>
                <text:p text:style-name="P478">De <text:span text:style-name="T291">operator</text:span> is verwijderd.</text:p>
              </text:list-item>
            </text:list>
          </table:table-cell>
          <table:covered-table-cell/>
        </table:table-row>
        <table:table-row>
          <table:table-cell table:style-name="Table26.A6" table:number-columns-spanned="2" office:value-type="string">
            <text:p text:style-name="P32">Alternative Flows</text:p>
          </table:table-cell>
          <table:covered-table-cell/>
        </table:table-row>
        <table:table-row>
          <table:table-cell table:style-name="Table26.A11" table:number-columns-spanned="2" office:value-type="string">
            <text:list xml:id="list8371746231956051672" text:style-name="L60">
              <text:list-header>
                <text:p text:style-name="P339"><text:span text:style-name="T250">5.</text:span> [&lt;<text:span text:style-name="T130">De superadmin selecteert "Nee"</text:span>&gt;]</text:p>
                <text:p text:style-name="P340"><text:span text:style-name="T130"><text:s text:c="6"/>5</text:span>.1. <text:span text:style-name="T137">Het systeem geeft aan dat de keuzes niet worden toegepast.</text:span></text:p>
                <text:p text:style-name="P519"><text:s text:c="6"/><text:span text:style-name="T250">5.2 De superadmin bevestigt dit.</text:span></text:p>
                <text:p text:style-name="P529"><text:s text:c="6"/><text:span text:style-name="T250">5</text:span>.3 Ga naar punt 2 van Main Success Scenario.</text:p>
              </text:list-header>
            </text:list>
          </table:table-cell>
          <table:covered-table-cell/>
        </table:table-row>
        <table:table-row>
          <table:table-cell table:style-name="Table26.A6" table:number-columns-spanned="2" office:value-type="string">
            <text:p text:style-name="P58">Exceptional Flows</text:p>
          </table:table-cell>
          <table:covered-table-cell/>
        </table:table-row>
        <table:table-row>
          <table:table-cell table:style-name="Table26.A11" table:number-columns-spanned="2" office:value-type="string">
            <text:p text:style-name="P256"><text:span text:style-name="T130"><text:s text:c="10"/>1</text:span>. [&lt;<text:span text:style-name="T130">De superadmin selecteert "Annuleren"</text:span>&gt;]</text:p>
            <text:p text:style-name="P111"><text:tab/> <text:s text:c="3"/><text:span text:style-name="T251">1</text:span>.1. <text:span text:style-name="T137">Het systeem geeft aan dat de keuzes niet worden toegepast.</text:span></text:p>
            <text:p text:style-name="P119"><text:s text:c="16"/><text:span text:style-name="T251">1.2 De superadmin bevestigt dit.</text:span></text:p>
            <text:p text:style-name="P119"><text:s text:c="16"/><text:span text:style-name="T251">1.3 De superadmin keert terug naar de startpagina.</text:span></text:p>
            <text:p text:style-name="P112"><text:s text:c="16"/><text:span text:style-name="T251">1.4 <text:s/>Er zijn geen operators verwijderd.</text:span></text:p>
          </table:table-cell>
          <table:covered-table-cell/>
        </table:table-row>
      </table:table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able:table table:name="Table27" table:style-name="Table27">
        <table:table-column table:style-name="Table27.A"/>
        <table:table-column table:style-name="Table27.B"/>
        <text:soft-page-break/>
        <table:table-row>
          <table:table-cell table:style-name="Table27.A1" table:number-columns-spanned="2" office:value-type="string">
            <text:p text:style-name="P33">Overview <text:span text:style-name="T169">Use Case #31</text:span></text:p>
          </table:table-cell>
          <table:covered-table-cell/>
        </table:table-row>
        <table:table-row>
          <table:table-cell table:style-name="Table27.A2" office:value-type="string">
            <text:p text:style-name="P33">Title</text:p>
          </table:table-cell>
          <table:table-cell table:style-name="Table27.B2" office:value-type="string">
            <text:p text:style-name="P147"><text:span text:style-name="T293">Operator</text:span> <text:span text:style-name="T257">w</text:span>ijzig<text:span text:style-name="T257">en</text:span></text:p>
          </table:table-cell>
        </table:table-row>
        <table:table-row>
          <table:table-cell table:style-name="Table27.A5" office:value-type="string">
            <text:p text:style-name="P33">Description</text:p>
          </table:table-cell>
          <table:table-cell table:style-name="Table27.B5" office:value-type="string">
            <text:p text:style-name="P150">Een <text:span text:style-name="T106">superadmin</text:span> wijzigt een <text:span text:style-name="T291">operator</text:span>.</text:p>
          </table:table-cell>
        </table:table-row>
        <table:table-row>
          <table:table-cell table:style-name="Table27.A5" office:value-type="string">
            <text:p text:style-name="P33">Actors</text:p>
          </table:table-cell>
          <table:table-cell table:style-name="Table27.B5" office:value-type="string">
            <text:p text:style-name="P125">Superadmin</text:p>
          </table:table-cell>
        </table:table-row>
        <table:table-row>
          <table:table-cell table:style-name="Table27.A5" office:value-type="string">
            <text:p text:style-name="P33">Preconditions</text:p>
          </table:table-cell>
          <table:table-cell table:style-name="Table27.B5" office:value-type="string">
            <text:p text:style-name="P151">De <text:span text:style-name="T106">superadmin</text:span> is <text:span text:style-name="T185">aangemeld. Bovendien wordt reeds een lijst van alle operators weergegeven.</text:span></text:p>
          </table:table-cell>
        </table:table-row>
        <table:table-row>
          <table:table-cell table:style-name="Table27.A6" table:number-columns-spanned="2" office:value-type="string">
            <text:p text:style-name="P33">Main Success Scenario</text:p>
          </table:table-cell>
          <table:covered-table-cell/>
        </table:table-row>
        <table:table-row>
          <table:table-cell table:style-name="Table27.A7" table:number-columns-spanned="2" office:value-type="string">
            <text:list xml:id="list124804146336897" text:continue-list="list124803635742951" text:style-name="L1">
              <text:list-item text:start-value="1">
                <text:p text:style-name="P448">De <text:span text:style-name="T69">superadmin</text:span> selecteert "<text:span text:style-name="T200">Wijzigen</text:span>" bij de juiste <text:span text:style-name="T291">operator</text:span>.</text:p>
              </text:list-item>
              <text:list-item>
                <text:p text:style-name="P449">Het systeem toont <text:span text:style-name="T119">de pagina om een operator aan te passen.</text:span></text:p>
              </text:list-item>
              <text:list-item>
                <text:p text:style-name="P492">De <text:span text:style-name="T69">superadmin</text:span> vult de relevante velden in.</text:p>
              </text:list-item>
              <text:list-item>
                <text:p text:style-name="P473">De <text:span text:style-name="T69">superadmin</text:span> selecteert "<text:span text:style-name="T375">Opslaan".</text:span></text:p>
              </text:list-item>
              <text:list-item>
                <text:p text:style-name="P474"><text:span text:style-name="T272">Het s</text:span>ysteem vraagt om bevestiging om de <text:span text:style-name="T291">operator</text:span> te <text:span text:style-name="T118">wijzigen.</text:span></text:p>
              </text:list-item>
              <text:list-item>
                <text:p text:style-name="P473">De <text:span text:style-name="T69">superadmin</text:span> selecteert "<text:span text:style-name="T201">Bevestigen</text:span>".</text:p>
              </text:list-item>
              <text:list-item>
                <text:p text:style-name="P475"><text:span text:style-name="T272">Het s</text:span>ysteem <text:span text:style-name="T118">wijzigt</text:span> de <text:span text:style-name="T291">operator</text:span> en toont de lijst van <text:span text:style-name="T291">operators</text:span>.</text:p>
              </text:list-item>
            </text:list>
          </table:table-cell>
          <table:covered-table-cell/>
        </table:table-row>
        <table:table-row>
          <table:table-cell table:style-name="Table27.A6" table:number-columns-spanned="2" office:value-type="string">
            <text:p text:style-name="P33">Post Conditions</text:p>
          </table:table-cell>
          <table:covered-table-cell/>
        </table:table-row>
        <table:table-row>
          <table:table-cell table:style-name="Table27.A9" table:number-columns-spanned="2" office:value-type="string">
            <text:list xml:id="list1296585870401981370" text:style-name="L61">
              <text:list-item>
                <text:p text:style-name="P495">De <text:span text:style-name="T291">operator</text:span> is gewijzigd.</text:p>
              </text:list-item>
            </text:list>
          </table:table-cell>
          <table:covered-table-cell/>
        </table:table-row>
        <table:table-row>
          <table:table-cell table:style-name="Table27.A6" table:number-columns-spanned="2" office:value-type="string">
            <text:p text:style-name="P33">Alternative Flows</text:p>
          </table:table-cell>
          <table:covered-table-cell/>
        </table:table-row>
        <table:table-row>
          <table:table-cell table:style-name="Table27.A11" table:number-columns-spanned="2" office:value-type="string">
            <text:list xml:id="list6504927573875661776" text:style-name="L62">
              <text:list-header>
                <text:p text:style-name="P358"><text:span text:style-name="T103">4</text:span><text:span text:style-name="T70">. </text:span><text:span text:style-name="T71">[</text:span><text:span text:style-name="T70">&lt;</text:span><text:span text:style-name="T80">Een ongeldige waarde werd ingevuld bij één van de opties</text:span><text:span text:style-name="T70">&gt;]<text:line-break/> <text:s text:c="3"/></text:span><text:span text:style-name="T103">4</text:span><text:span text:style-name="T70">.1. </text:span><text:span text:style-name="T81">De </text:span><text:span text:style-name="T106">superadmin</text:span><text:span text:style-name="T81"> krijgt een passende foutmelding te zien.</text:span></text:p>
                <text:p text:style-name="P358"><text:span text:style-name="T74"><text:s text:c="4"/></text:span><text:span text:style-name="T103">4</text:span><text:span text:style-name="T70">.</text:span><text:span text:style-name="T75">2</text:span><text:span text:style-name="T70">. </text:span><text:span text:style-name="T75">De </text:span><text:span text:style-name="T106">superadmin</text:span><text:span text:style-name="T75"> selecteert "Opnieuw </text:span><text:span text:style-name="T110">P</text:span><text:span text:style-name="T75">roberen"</text:span><text:span text:style-name="T74">.</text:span></text:p>
                <text:p text:style-name="P358"><text:span text:style-name="T74"><text:s text:c="4"/></text:span><text:span text:style-name="T103">4</text:span><text:span text:style-name="T70">.</text:span><text:span text:style-name="T76">3</text:span><text:span text:style-name="T70">. </text:span><text:span text:style-name="T76">De </text:span><text:span text:style-name="T106">superadmin</text:span><text:span text:style-name="T76"> kan zijn/</text:span><text:span text:style-name="T94">haar</text:span><text:span text:style-name="T76"> aanpassingen corrigeren.</text:span><text:span text:style-name="T74">.</text:span></text:p>
                <text:p text:style-name="P353"><text:span text:style-name="T63"><text:s text:c="4"/></text:span><text:span text:style-name="T68">4</text:span><text:span text:style-name="T64">.</text:span><text:span text:style-name="T65">4</text:span><text:span text:style-name="T64">. </text:span><text:span text:style-name="T61">Ga naar punt </text:span><text:span text:style-name="T66">6</text:span><text:span text:style-name="T61"> van Main Success Scenario.</text:span></text:p>
                <text:p text:style-name="P341"><text:span text:style-name="T252">6.</text:span> [&lt;<text:span text:style-name="T130">De superadmin selecteert "Nee"</text:span>&gt;]</text:p>
                <text:p text:style-name="P342"><text:span text:style-name="T130"><text:s text:c="6"/>6</text:span>.1. <text:span text:style-name="T137">Het systeem geeft aan dat de keuzes niet worden toegepast.</text:span></text:p>
                <text:p text:style-name="P520"><text:s text:c="6"/><text:span text:style-name="T252">6.2 De superadmin bevestigt dit.</text:span></text:p>
                <text:p text:style-name="P530"><text:s text:c="6"/><text:span text:style-name="T252">6</text:span>.3 Ga naar punt 2 van Main Success Scenario.</text:p>
              </text:list-header>
            </text:list>
          </table:table-cell>
          <table:covered-table-cell/>
        </table:table-row>
        <table:table-row>
          <table:table-cell table:style-name="Table27.A6" table:number-columns-spanned="2" office:value-type="string">
            <text:p text:style-name="P59">Exceptional Flows</text:p>
          </table:table-cell>
          <table:covered-table-cell/>
        </table:table-row>
        <table:table-row>
          <table:table-cell table:style-name="Table27.A11" table:number-columns-spanned="2" office:value-type="string">
            <text:p text:style-name="P257"><text:span text:style-name="T130"><text:s text:c="12"/>1</text:span>. [&lt;<text:span text:style-name="T130">De superadmin selecteert "Annuleren"</text:span>&gt;]</text:p>
            <text:p text:style-name="P113"><text:tab/> <text:s text:c="3"/><text:span text:style-name="T253">1</text:span>.1. <text:span text:style-name="T137">Het systeem geeft aan dat de keuzes niet worden toegepast.</text:span></text:p>
            <text:p text:style-name="P120"><text:s text:c="16"/><text:span text:style-name="T253">1.2 De superadmin bevestigt dit.</text:span></text:p>
            <text:p text:style-name="P120"><text:s text:c="16"/><text:span text:style-name="T253">1.3 De superadmin keert terug naar de startpagina.</text:span></text:p>
            <text:p text:style-name="P114"><text:s text:c="16"/><text:span text:style-name="T253">1.4 Er zijn geen operators gewijzigd.</text:span></text:p>
          </table:table-cell>
          <table:covered-table-cell/>
        </table:table-row>
      </table:table>
      <text:p text:style-name="P3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ard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8:04:48.815652606</meta:creation-date>
    <dc:date>2016-03-07T12:48:02.224000000</dc:date>
    <meta:editing-duration>PT12H34M1S</meta:editing-duration>
    <meta:editing-cycles>994</meta:editing-cycles>
    <meta:generator>LibreOffice/5.1.0.3$Windows_x86 LibreOffice_project/5e3e00a007d9b3b6efb6797a8b8e57b51ab1f737</meta:generator>
    <meta:document-statistic meta:table-count="32" meta:image-count="0" meta:object-count="0" meta:page-count="34" meta:paragraph-count="848" meta:word-count="5354" meta:character-count="37018" meta:non-whitespace-character-count="31026"/>
  </office:meta>
</office:document-meta>
</file>